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/>
    <style:font-face style:name="Sogoe UI" svg:font-family="'Sogoe UI'"/>
  </office:font-face-decls>
  <office:automatic-styles>
    <style:style style:name="co1" style:family="table-column">
      <style:table-column-properties fo:break-before="auto" style:column-width="1.91cm"/>
    </style:style>
    <style:style style:name="co2" style:family="table-column">
      <style:table-column-properties fo:break-before="auto" style:column-width="5.271cm"/>
    </style:style>
    <style:style style:name="co3" style:family="table-column">
      <style:table-column-properties fo:break-before="auto" style:column-width="7.144cm"/>
    </style:style>
    <style:style style:name="co4" style:family="table-column">
      <style:table-column-properties fo:break-before="auto" style:column-width="7.366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Instruções_20_do_20_desafio">
      <style:table-properties table:display="true" style:writing-mode="lr-tb"/>
    </style:style>
    <style:style style:name="ta2" style:family="table" style:master-page-name="PageStyle_5f_Respostas">
      <style:table-properties table:display="true" style:writing-mode="lr-tb" table:tab-color="#92d050"/>
    </style:style>
    <style:style style:name="ta3" style:family="table" style:master-page-name="PageStyle_5f_Dados">
      <style:table-properties table:display="true" style:writing-mode="lr-tb" table:tab-color="#ffff00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Segoe UI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egoe UI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ogoe U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ogoe U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Sogoe U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fdea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font-size="12pt" style:font-size-asian="12pt" style:font-size-complex="12pt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" style:family="text">
      <style:text-properties fo:color="#000000" style:font-name="Sogoe UI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Sogoe UI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Sogoe U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weight-complex="normal" style:font-weight-asian="normal" fo:font-weight="normal"/>
    </style:style>
    <style:style style:name="T6" style:family="text">
      <style:text-properties style:font-weight-complex="bold" style:font-weight-asian="bold" fo:font-weight="bold"/>
    </style:style>
    <style:style style:name="T7" style:family="text">
      <style:text-properties fo:font-weight="normal" style:font-weight-complex="normal" style:font-weight-asian="normal"/>
    </style:style>
    <style:style style:name="T8" style:family="text">
      <style:text-properties style:font-weight-asian="bold" style:font-weight-complex="bold" fo:font-weight="bold"/>
    </style:style>
    <style:style style:name="T9" style:family="text">
      <style:text-properties style:font-weight-asian="bold" fo:font-weight="bold" style:font-weight-complex="bold"/>
    </style:style>
    <style:style style:name="T10" style:family="text">
      <style:text-properties fo:font-weight="bold" style:font-weight-complex="bold" style:font-weight-asian="bold"/>
    </style:style>
    <style:style style:name="T11" style:family="text">
      <style:text-properties style:font-weight-asian="normal" fo:font-weight="normal" style:font-weight-complex="normal"/>
    </style:style>
    <style:style style:name="T12" style:family="text">
      <style:text-properties style:font-weight-asian="normal" style:font-weight-complex="normal" fo:font-weight="normal"/>
    </style:style>
    <style:style style:name="T13" style:family="text">
      <style:text-properties style:font-weight-complex="normal" fo:font-weight="normal" style:font-weight-asian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complex="bold" fo:font-weight="bold" style:font-weight-asian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struções do desafio" table:style-name="ta1" table:protected="true">
        <loext:table-protection/>
        <office:forms form:automatic-focus="false" form:apply-design-mode="false"/>
        <table:table-column table:style-name="co1" table:default-cell-style-name="Default"/>
        <table:table-column table:style-name="co1" table:number-columns-repeated="11" table:default-cell-style-name="ce8"/>
        <table:table-column table:style-name="co1" table:default-cell-style-name="ce9"/>
        <table:table-column table:style-name="co1" table:number-columns-repeated="16371" table:default-cell-style-name="Default"/>
        <table:table-row table:style-name="ro1">
          <table:table-cell table:style-name="ce1" office:value-type="string" calcext:value-type="string" table:number-columns-spanned="13" table:number-rows-spanned="3">
            <text:p>Desafio estágio em Sales Operations</text:p>
          </table:table-cell>
          <table:covered-table-cell table:number-columns-repeated="12" table:style-name="ce2"/>
          <table:table-cell table:number-columns-repeated="16371"/>
        </table:table-row>
        <table:table-row table:style-name="ro1">
          <table:covered-table-cell table:number-columns-repeated="13" table:style-name="ce2"/>
          <table:table-cell table:number-columns-repeated="16371"/>
        </table:table-row>
        <table:table-row table:style-name="ro1">
          <table:covered-table-cell table:number-columns-repeated="13" table:style-name="ce2"/>
          <table:table-cell table:number-columns-repeated="16371"/>
        </table:table-row>
        <table:table-row table:style-name="ro1">
          <table:table-cell table:style-name="ce3"/>
          <table:table-cell table:style-name="ce5" office:value-type="string" calcext:value-type="string" table:number-columns-spanned="11" table:number-rows-spanned="14">
            <text:p>A planilha a seguir apresenta dados de oportunidades que o time de vendas da AEVO conduziu em 2023 e 2024.</text:p>
            <text:p/>
            <text:p>Imagine que você é o profissional responsável pela área de Sales Operations na AEVO e recebe um pedido de ajuda do gerente de vendas para planejar as metas e estratégias de 2025. O gerente precisa que você organize e analise os dados presentes na aba "Dados", sublinhada em amarelo, e responda as seguintes perguntas:</text:p>
            <text:p/>
            <text:p>1. Baseando-se no histórico de dados de 2023 e 2024, qual é o perfil de empresa no qual a AEVO deve focar seus esforços de vendas em 2025? Descreva o passo a passo de como chegou na sua resposta.</text:p>
            <text:p/>
            <text:p>2. Considerando os serviços oferecidos pela AEVO, como as empresas com o perfil descrito na pergunta anterior podem se beneficiar ao se tornarem parceiras da AEVO?</text:p>
          </table:table-cell>
          <table:covered-table-cell table:number-columns-repeated="10" table:style-name="ce6"/>
          <table:table-cell table:number-columns-repeated="16372"/>
        </table:table-row>
        <table:table-row table:style-name="ro1">
          <table:table-cell table:style-name="ce3"/>
          <table:covered-table-cell table:number-columns-repeated="11" table:style-name="ce6"/>
          <table:table-cell table:number-columns-repeated="16372"/>
        </table:table-row>
        <table:table-row table:style-name="ro1">
          <table:table-cell table:style-name="ce3"/>
          <table:covered-table-cell table:number-columns-repeated="11" table:style-name="ce6"/>
          <table:table-cell table:number-columns-repeated="16372"/>
        </table:table-row>
        <table:table-row table:style-name="ro1">
          <table:table-cell table:style-name="ce3"/>
          <table:covered-table-cell table:number-columns-repeated="11" table:style-name="ce6"/>
          <table:table-cell table:number-columns-repeated="16372"/>
        </table:table-row>
        <table:table-row table:style-name="ro1">
          <table:table-cell table:style-name="ce3"/>
          <table:covered-table-cell table:number-columns-repeated="11" table:style-name="ce6"/>
          <table:table-cell table:number-columns-repeated="16372"/>
        </table:table-row>
        <table:table-row table:style-name="ro1">
          <table:table-cell/>
          <table:covered-table-cell table:number-columns-repeated="11" table:style-name="ce6"/>
          <table:table-cell table:number-columns-repeated="16372"/>
        </table:table-row>
        <table:table-row table:style-name="ro1">
          <table:table-cell/>
          <table:covered-table-cell table:number-columns-repeated="11" table:style-name="ce6"/>
          <table:table-cell table:number-columns-repeated="16372"/>
        </table:table-row>
        <table:table-row table:style-name="ro1">
          <table:table-cell/>
          <table:covered-table-cell table:number-columns-repeated="11" table:style-name="ce6"/>
          <table:table-cell table:number-columns-repeated="16372"/>
        </table:table-row>
        <table:table-row table:style-name="ro1">
          <table:table-cell/>
          <table:covered-table-cell table:number-columns-repeated="11" table:style-name="ce6"/>
          <table:table-cell table:number-columns-repeated="16372"/>
        </table:table-row>
        <table:table-row table:style-name="ro1">
          <table:table-cell/>
          <table:covered-table-cell table:number-columns-repeated="11" table:style-name="ce6"/>
          <table:table-cell table:number-columns-repeated="16372"/>
        </table:table-row>
        <table:table-row table:style-name="ro1">
          <table:table-cell/>
          <table:covered-table-cell table:number-columns-repeated="11" table:style-name="ce6"/>
          <table:table-cell table:number-columns-repeated="16372"/>
        </table:table-row>
        <table:table-row table:style-name="ro1">
          <table:table-cell/>
          <table:covered-table-cell table:number-columns-repeated="11" table:style-name="ce6"/>
          <table:table-cell table:number-columns-repeated="16372"/>
        </table:table-row>
        <table:table-row table:style-name="ro1">
          <table:table-cell/>
          <table:covered-table-cell table:number-columns-repeated="11" table:style-name="ce6"/>
          <table:table-cell table:number-columns-repeated="16372"/>
        </table:table-row>
        <table:table-row table:style-name="ro1">
          <table:table-cell/>
          <table:covered-table-cell table:number-columns-repeated="11" table:style-name="ce6"/>
          <table:table-cell table:number-columns-repeated="16372"/>
        </table:table-row>
        <table:table-row table:style-name="ro1">
          <table:table-cell table:style-name="ce1" office:value-type="string" calcext:value-type="string" table:number-columns-spanned="13" table:number-rows-spanned="3">
            <text:p>Instruções gerais</text:p>
          </table:table-cell>
          <table:covered-table-cell table:number-columns-repeated="12" table:style-name="ce2"/>
          <table:table-cell table:number-columns-repeated="16371"/>
        </table:table-row>
        <table:table-row table:style-name="ro1">
          <table:covered-table-cell table:number-columns-repeated="13" table:style-name="ce2"/>
          <table:table-cell table:number-columns-repeated="16371"/>
        </table:table-row>
        <table:table-row table:style-name="ro1">
          <table:covered-table-cell table:number-columns-repeated="13" table:style-name="ce2"/>
          <table:table-cell table:number-columns-repeated="16371"/>
        </table:table-row>
        <table:table-row table:style-name="ro1">
          <table:table-cell table:style-name="ce4"/>
          <table:table-cell table:style-name="ce7" office:value-type="string" calcext:value-type="string" table:number-columns-spanned="11" table:number-rows-spanned="25">
            <text:p>1. Os dados apresentados nessa planilha não representam a realidade da operação da AEVO e foram criados apenas para realização desta tarefa;</text:p>
            <text:p/>
            <text:p>2. Responda as perguntas no espaço designado na aba "Respostas", sublinhada de verde;</text:p>
            <text:p/>
            <text:p>3. Organize os dados e planilhas da forma que achar melhor, você pode criar novas abas nesta planilha se isso auxiliar na sua análise;</text:p>
            <text:p/>
            <text:p>4. Para realizar o envio da sua tarefa, salve essa planilha com o nome "Seu_Nome_TarefaSalesOps";</text:p>
            <text:p/>
            <text:p>5. A tabela apresentada na aba "dados", sublinhada de amaralo, possui 6 colunas com informações além do nome, essas colunas mostram:</text:p>
            <text:p/>
            <text:p><text:span text:style-name="T1">Resultado da negociação: </text:span><text:span text:style-name="T2">resultado final da oportunidade de negócio, sendo "contrato fechado" oportunidades que viraram clientes da AEVO e "contrato perdido" oportunidades que não se tornaram clientes da AEVO;</text:span></text:p>
            <text:p><text:span text:style-name="T3"/></text:p>
            <text:p><text:span text:style-name="T1">Valor do contrato: </text:span><text:span text:style-name="T2">valor do contrato negociado na condução da oportunidade;</text:span></text:p>
            <text:p><text:span text:style-name="T1"/></text:p>
            <text:p><text:span text:style-name="T1">Tempo de negociação (dias): </text:span><text:span text:style-name="T2">tempo, em dias, que a oportunidade demorou para se tornar cliente ou para encerrar as conversas;</text:span></text:p>
            <text:p><text:span text:style-name="T1"/></text:p>
            <text:p><text:span text:style-name="T1">Setor: </text:span><text:span text:style-name="T2">setor em que a empresa atua;</text:span></text:p>
            <text:p><text:span text:style-name="T1"/></text:p>
            <text:p><text:span text:style-name="T1">Tamanho da empresa:</text:span><text:span text:style-name="T2"> número de colaboradores que a empresa possui;</text:span></text:p>
            <text:p><text:span text:style-name="T1"/></text:p>
            <text:p><text:span text:style-name="T1">Localidade da sede: </text:span><text:span text:style-name="T2">sigla do estado em que a sede da empresa se encontra;</text:span></text:p>
            <text:p><text:span text:style-name="T3"/></text:p>
            <text:p><text:span text:style-name="T3"/></text:p>
            <text:p><text:span text:style-name="T3"/></text:p>
          </table:table-cell>
          <table:covered-table-cell table:number-columns-repeated="10"/>
          <table:table-cell table:style-name="ce4"/>
          <table:table-cell table:number-columns-repeated="16371"/>
        </table:table-row>
        <table:table-row table:style-name="ro1">
          <table:table-cell table:style-name="ce4"/>
          <table:covered-table-cell table:number-columns-repeated="11"/>
          <table:table-cell table:style-name="ce4"/>
          <table:table-cell table:number-columns-repeated="16371"/>
        </table:table-row>
        <table:table-row table:style-name="ro1">
          <table:table-cell table:style-name="ce4"/>
          <table:covered-table-cell table:number-columns-repeated="11"/>
          <table:table-cell table:style-name="ce4"/>
          <table:table-cell table:number-columns-repeated="16371"/>
        </table:table-row>
        <table:table-row table:style-name="ro1">
          <table:table-cell table:style-name="ce4"/>
          <table:covered-table-cell table:number-columns-repeated="11"/>
          <table:table-cell table:style-name="ce4"/>
          <table:table-cell table:number-columns-repeated="16371"/>
        </table:table-row>
        <table:table-row table:style-name="ro1">
          <table:table-cell table:style-name="ce4"/>
          <table:covered-table-cell table:number-columns-repeated="11"/>
          <table:table-cell table:style-name="ce4"/>
          <table:table-cell table:number-columns-repeated="16371"/>
        </table:table-row>
        <table:table-row table:style-name="ro2">
          <table:table-cell table:style-name="ce4"/>
          <table:covered-table-cell table:number-columns-repeated="11"/>
          <table:table-cell table:style-name="ce4"/>
          <table:table-cell table:number-columns-repeated="16371"/>
        </table:table-row>
        <table:table-row table:style-name="ro2">
          <table:table-cell table:style-name="ce4"/>
          <table:covered-table-cell table:number-columns-repeated="11"/>
          <table:table-cell table:style-name="ce4"/>
          <table:table-cell table:number-columns-repeated="16371"/>
        </table:table-row>
        <table:table-row table:style-name="ro2">
          <table:table-cell table:style-name="ce4"/>
          <table:covered-table-cell table:number-columns-repeated="11"/>
          <table:table-cell table:style-name="ce4"/>
          <table:table-cell table:number-columns-repeated="16371"/>
        </table:table-row>
        <table:table-row table:style-name="ro2">
          <table:table-cell table:style-name="ce4"/>
          <table:covered-table-cell table:number-columns-repeated="11"/>
          <table:table-cell table:style-name="ce4"/>
          <table:table-cell table:number-columns-repeated="16371"/>
        </table:table-row>
        <table:table-row table:style-name="ro2">
          <table:table-cell table:style-name="ce4"/>
          <table:covered-table-cell table:number-columns-repeated="11"/>
          <table:table-cell table:style-name="ce4"/>
          <table:table-cell table:number-columns-repeated="16371"/>
        </table:table-row>
        <table:table-row table:style-name="ro2">
          <table:table-cell table:style-name="ce4"/>
          <table:covered-table-cell table:number-columns-repeated="11"/>
          <table:table-cell table:style-name="ce4"/>
          <table:table-cell table:number-columns-repeated="16371"/>
        </table:table-row>
        <table:table-row table:style-name="ro2">
          <table:table-cell table:style-name="ce4"/>
          <table:covered-table-cell table:number-columns-repeated="11"/>
          <table:table-cell table:style-name="ce4"/>
          <table:table-cell table:number-columns-repeated="16371"/>
        </table:table-row>
        <table:table-row table:style-name="ro2">
          <table:table-cell table:style-name="ce4"/>
          <table:covered-table-cell table:number-columns-repeated="11"/>
          <table:table-cell table:style-name="ce4"/>
          <table:table-cell table:number-columns-repeated="16371"/>
        </table:table-row>
        <table:table-row table:style-name="ro2">
          <table:table-cell/>
          <table:covered-table-cell table:number-columns-repeated="11"/>
          <table:table-cell table:style-name="Default"/>
          <table:table-cell table:number-columns-repeated="16371"/>
        </table:table-row>
        <table:table-row table:style-name="ro2">
          <table:table-cell/>
          <table:covered-table-cell table:number-columns-repeated="11"/>
          <table:table-cell table:style-name="Default"/>
          <table:table-cell table:number-columns-repeated="16371"/>
        </table:table-row>
        <table:table-row table:style-name="ro2">
          <table:table-cell/>
          <table:covered-table-cell table:number-columns-repeated="11"/>
          <table:table-cell table:style-name="Default"/>
          <table:table-cell table:number-columns-repeated="16371"/>
        </table:table-row>
        <table:table-row table:style-name="ro2">
          <table:table-cell/>
          <table:covered-table-cell table:number-columns-repeated="11"/>
          <table:table-cell table:style-name="Default"/>
          <table:table-cell table:number-columns-repeated="16371"/>
        </table:table-row>
        <table:table-row table:style-name="ro2">
          <table:table-cell/>
          <table:covered-table-cell table:number-columns-repeated="11"/>
          <table:table-cell table:style-name="Default"/>
          <table:table-cell table:number-columns-repeated="16371"/>
        </table:table-row>
        <table:table-row table:style-name="ro2">
          <table:table-cell/>
          <table:covered-table-cell table:number-columns-repeated="11"/>
          <table:table-cell table:style-name="Default"/>
          <table:table-cell table:number-columns-repeated="16371"/>
        </table:table-row>
        <table:table-row table:style-name="ro2">
          <table:table-cell/>
          <table:covered-table-cell table:number-columns-repeated="11"/>
          <table:table-cell table:style-name="Default"/>
          <table:table-cell table:number-columns-repeated="16371"/>
        </table:table-row>
        <table:table-row table:style-name="ro2">
          <table:table-cell/>
          <table:covered-table-cell table:number-columns-repeated="11"/>
          <table:table-cell table:style-name="Default"/>
          <table:table-cell table:number-columns-repeated="16371"/>
        </table:table-row>
        <table:table-row table:style-name="ro2">
          <table:table-cell/>
          <table:covered-table-cell table:number-columns-repeated="11"/>
          <table:table-cell table:style-name="Default"/>
          <table:table-cell table:number-columns-repeated="16371"/>
        </table:table-row>
        <table:table-row table:style-name="ro2">
          <table:table-cell/>
          <table:covered-table-cell table:number-columns-repeated="11"/>
          <table:table-cell table:style-name="Default"/>
          <table:table-cell table:number-columns-repeated="16371"/>
        </table:table-row>
        <table:table-row table:style-name="ro2">
          <table:table-cell/>
          <table:covered-table-cell table:number-columns-repeated="11"/>
          <table:table-cell table:style-name="Default"/>
          <table:table-cell table:number-columns-repeated="16371"/>
        </table:table-row>
        <table:table-row table:style-name="ro2">
          <table:table-cell/>
          <table:covered-table-cell table:number-columns-repeated="11"/>
          <table:table-cell table:style-name="Default"/>
          <table:table-cell table:number-columns-repeated="16371"/>
        </table:table-row>
      </table:table>
      <table:table table:name="Respostas" table:style-name="ta2">
        <office:forms form:automatic-focus="false" form:apply-design-mode="false"/>
        <table:table-column table:style-name="co2" table:number-columns-repeated="10" table:default-cell-style-name="ce12"/>
        <table:table-column table:style-name="co1" table:number-columns-repeated="16374" table:default-cell-style-name="Default"/>
        <table:table-row table:style-name="ro2">
          <table:table-cell table:style-name="ce10" office:value-type="string" calcext:value-type="string" table:number-columns-spanned="10" table:number-rows-spanned="2">
            <text:p>1. Baseando-se no histórico de dados de 2023 e 2024, qual é o perfil de empresa no qual a AEVO deve focar seus esforços de vendas em 2025? Descreva o passo a passo de como chegou na sua resposta.</text:p>
          </table:table-cell>
          <table:covered-table-cell table:number-columns-repeated="9" table:style-name="ce10"/>
          <table:table-cell table:number-columns-repeated="16374"/>
        </table:table-row>
        <table:table-row table:style-name="ro2">
          <table:covered-table-cell table:number-columns-repeated="10" table:style-name="ce10"/>
          <table:table-cell table:number-columns-repeated="16374"/>
        </table:table-row>
        <table:table-row table:style-name="ro2">
          <table:table-cell table:style-name="ce11" office:value-type="string" calcext:value-type="string" table:number-columns-spanned="10" table:number-rows-spanned="32">
            <text:p>Em 2025, a <text:span text:style-name="T4">AEVO </text:span><text:span text:style-name="T5">deve focar seus esforços de vendas em empresas da região </text:span><text:span text:style-name="T6">sudeste</text:span><text:span text:style-name="T7">, no setor de </text:span><text:span text:style-name="T8">indústrias</text:span><text:span text:style-name="T5">. Primeiramente, é válido comentar que a análise exploratória dos dados(</text:span><text:span text:style-name="T9">EDA</text:span><text:span text:style-name="T7">) foi realizada através da linguagem de programação </text:span><text:span text:style-name="T4">Python </text:span><text:span text:style-name="T7">e suas bibliotecas(</text:span><text:span text:style-name="T10">Pandas, Seaborn, Matplotlib</text:span><text:span text:style-name="T11">). Antes de iniciar a </text:span><text:span text:style-name="T10">EDA</text:span><text:span text:style-name="T7">, é necessário checar a integridade da base de dados, isso é, checar se há células vazias ou até mesmo valores negativos. Após isso, foi adicionado uma ‘feature’ ao dataset, chama ‘</text:span><text:span text:style-name="T10">região</text:span><text:span text:style-name="T12">’. Por quê? A estratégia utilizada foi a estratégia </text:span><text:span text:style-name="T9">divisão e conquista</text:span><text:span text:style-name="T5">, ou seja:  1. Realizar a divisão do problema em partes menores(</text:span><text:span text:style-name="T4">Analisar as regiões do Brasil</text:span><text:span text:style-name="T5">) 2. Resolver esses problemas menores 3. Encontrar a solução para nosso problema inicial(</text:span><text:span text:style-name="T6">qual é o perfil de empresa que a AEVO deve focar em 2025)</text:span><text:span text:style-name="T12">. Foi feito o cálculo da matriz de correlação das tabelas: Valor do contrato, Tempo de negociação e Tamanho da empresa, o que levou a conclusão de que quanto maior a empresa, maior o valor do contrato que está sendo negociado. Agora, iniciando a </text:span><text:span text:style-name="T4">EDA </text:span><text:span text:style-name="T13">de fato,foi feita a  análise da quantidade de contratos perdidos e fechados por </text:span><text:span text:style-name="T4">região </text:span><text:span text:style-name="T5">do Brasil, o que levou a conclusão que as duas regiões com mais contratos fechados e perdidos foram as regiões </text:span><text:span text:style-name="T6">centro-oeste </text:span><text:span text:style-name="T11">e </text:span><text:span text:style-name="T10">sudeste</text:span><text:span text:style-name="T12">, ou seja, são as duas regiões que a </text:span><text:span text:style-name="T10">AEVO </text:span><text:span text:style-name="T13">mais fez negociações de contratos nos anos de 2023 e 2024. O próximo passo foi realizar o cálculo do número de contratos fechados por </text:span><text:span text:style-name="T4">setor das empresas </text:span><text:span text:style-name="T7">em cada região do Brasil, o que levou a conclusão de que os dois setores que mais teve contratos </text:span><text:span text:style-name="T8">fechados e perdidos </text:span><text:span text:style-name="T13">foram os setores de </text:span><text:span text:style-name="T9">indústrias </text:span><text:span text:style-name="T11">e </text:span><text:span text:style-name="T10">financeiro. </text:span><text:span text:style-name="T14">Por fim, foi feito uma análise dos setores industriais e financeiros de cada região do Brasil, sendo feito os cálculos da soma dos valores dos contratos fechados, desvio padrão, valor mínimo, valor máximo e mediana de valores. Ao analisar todos esses resultados, chegou-se a conclusão que o setor </text:span><text:span text:style-name="T8">industrial</text:span><text:span text:style-name="T7"> deve ser o foco da </text:span><text:span text:style-name="T15">AEVO</text:span><text:span text:style-name="T14">, visto que foi o setor que teve contratos mais altos, com desvio padrão menor na maioria dos casos em relação ao setor financeiro de cada região. Por exemplo:  Tanto na região </text:span><text:span text:style-name="T6">centro-oeste </text:span><text:span text:style-name="T5">e </text:span><text:span text:style-name="T4">sudeste</text:span><text:span text:style-name="T14">, o valor total de contratos com empresas do ramo industrial foram maiores que o de contratos com empresas do ramo financeiro.  Detalhes de como a análise foi feita estão no seguinte link:  </text:span><text:span text:style-name="T14"><text:a xlink:href="https://github.com/anthonyamrm/companies_analysis/blob/main/analysis.ipynb" xlink:type="simple">https://github.com/anthonyamrm/companies_analysis/blob/main/analysis.ipynb</text:a></text:span></text:p>
          </table:table-cell>
          <table:covered-table-cell table:number-columns-repeated="9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table-cell table:style-name="ce10" office:value-type="string" calcext:value-type="string" table:number-columns-spanned="10" table:number-rows-spanned="2">
            <text:p>2. Considerando os serviços oferecidos pela AEVO, como as empresas com o perfil descrito na pergunta anterior podem se beneficiar ao se tornarem parceiras da AEVO?</text:p>
          </table:table-cell>
          <table:covered-table-cell table:number-columns-repeated="9" table:style-name="ce10"/>
          <table:table-cell table:number-columns-repeated="16374"/>
        </table:table-row>
        <table:table-row table:style-name="ro2">
          <table:covered-table-cell table:number-columns-repeated="10" table:style-name="ce10"/>
          <table:table-cell table:number-columns-repeated="16374"/>
        </table:table-row>
        <table:table-row table:style-name="ro2">
          <table:table-cell office:value-type="string" calcext:value-type="string" table:number-columns-spanned="10" table:number-rows-spanned="32">
            <text:p>A <text:span text:style-name="T4">AEVO</text:span><text:span text:style-name="T14">, ao oferecer uma plataforma completa de gestão de inovação e estratégia, oferece para as empresas do setor da </text:span><text:span text:style-name="T4">indústria </text:span><text:span text:style-name="T11">um pote cheio de oportunidades para inovar no sentido de melhorar o fluxo dos processos internos, como também expandir os horizontes dessas empresas. A </text:span><text:span text:style-name="T4">AEVO, </text:span><text:span text:style-name="T14">por ser uma empresa que utiliza da abordagem “data driven” como metodologia principal, é fato que, ao unir o setor industrial – que gera grande quantidade de dados – com essa abordagem, é garantido que será uma fusão de sucesso. Além disso, utilizar Proof Of Concept(POC) como modelo de negócio é uma abordagem certeira, devido ao fato que rodar uma POC em uma empresa do ramo industrial e mostrar o potencial que uma parceria pode gerar, a probabilidade de firmar um contrato e gerar vínculo é altíssima. </text:span></text:p>
          </table:table-cell>
          <table:covered-table-cell table:number-columns-repeated="9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  <table:table-row table:style-name="ro2">
          <table:covered-table-cell table:number-columns-repeated="10"/>
          <table:table-cell table:number-columns-repeated="16374"/>
        </table:table-row>
      </table:table>
      <table:table table:name="Dados" table:style-name="ta3">
        <table:table-column table:style-name="co3" table:default-cell-style-name="Default"/>
        <table:table-column table:style-name="co4" table:default-cell-style-name="Default"/>
        <table:table-column table:style-name="co4" table:default-cell-style-name="ce15"/>
        <table:table-column table:style-name="co4" table:number-columns-repeated="4" table:default-cell-style-name="Default"/>
        <table:table-column table:style-name="co1" table:number-columns-repeated="16377" table:default-cell-style-name="Default"/>
        <table:table-row table:style-name="ro2">
          <table:table-cell table:style-name="ce13" office:value-type="string" calcext:value-type="string">
            <text:p>Nome da empresa</text:p>
          </table:table-cell>
          <table:table-cell table:style-name="ce13" office:value-type="string" calcext:value-type="string">
            <text:p>Resultado da negociação</text:p>
          </table:table-cell>
          <table:table-cell table:style-name="ce14" office:value-type="string" office:string-value="Valor do contrato (R$)" calcext:value-type="string">
            <text:p><text:s/>Valor do contrato (R$) </text:p>
          </table:table-cell>
          <table:table-cell table:style-name="ce13" office:value-type="string" calcext:value-type="string">
            <text:p>Tempo de negociação (dias)</text:p>
          </table:table-cell>
          <table:table-cell table:style-name="ce13" office:value-type="string" calcext:value-type="string">
            <text:p>Setor</text:p>
          </table:table-cell>
          <table:table-cell table:style-name="ce13" office:value-type="string" calcext:value-type="string">
            <text:p>Tamanho da empresa (colaboradores)</text:p>
          </table:table-cell>
          <table:table-cell table:style-name="ce13" office:value-type="string" calcext:value-type="string">
            <text:p>Localidade da sed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rviços</text:p>
          </table:table-cell>
          <table:table-cell office:value-type="float" office:value="8357" calcext:value-type="float">
            <text:p>8357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inanceiro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</text:p>
          </table:table-cell>
          <table:table-cell office:value-type="string" calcext:value-type="string">
            <text:p>Contrato fechado</text:p>
          </table:table-cell>
          <table:table-cell office:value-type="float" office:value="10898.93" calcext:value-type="float">
            <text:p><text:s/>R$ 10.898,93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ndústrias</text:p>
          </table:table-cell>
          <table:table-cell office:value-type="float" office:value="40489" calcext:value-type="float">
            <text:p>40489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</text:p>
          </table:table-cell>
          <table:table-cell office:value-type="string" calcext:value-type="string">
            <text:p>Contrato perdido</text:p>
          </table:table-cell>
          <table:table-cell office:value-type="float" office:value="2168.93" calcext:value-type="float">
            <text:p><text:s/>R$ 2.168,93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úde</text:p>
          </table:table-cell>
          <table:table-cell office:value-type="float" office:value="4551" calcext:value-type="float">
            <text:p>4551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</text:p>
          </table:table-cell>
          <table:table-cell office:value-type="string" calcext:value-type="string">
            <text:p>Contrato perdido</text:p>
          </table:table-cell>
          <table:table-cell office:value-type="float" office:value="3237.79" calcext:value-type="float">
            <text:p><text:s/>R$ 3.237,79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úde</text:p>
          </table:table-cell>
          <table:table-cell office:value-type="float" office:value="6719" calcext:value-type="float">
            <text:p>6719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</text:p>
          </table:table-cell>
          <table:table-cell office:value-type="string" calcext:value-type="string">
            <text:p>Contrato perdido</text:p>
          </table:table-cell>
          <table:table-cell office:value-type="float" office:value="3778.33" calcext:value-type="float">
            <text:p><text:s/>R$ 3.778,33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erviços</text:p>
          </table:table-cell>
          <table:table-cell office:value-type="float" office:value="5159" calcext:value-type="float">
            <text:p>5159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</text:p>
          </table:table-cell>
          <table:table-cell office:value-type="string" calcext:value-type="string">
            <text:p>Contrato fechado</text:p>
          </table:table-cell>
          <table:table-cell office:value-type="float" office:value="11093.5" calcext:value-type="float">
            <text:p><text:s/>R$ 11.093,50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nanceiro</text:p>
          </table:table-cell>
          <table:table-cell office:value-type="float" office:value="39116" calcext:value-type="float">
            <text:p>39116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</text:p>
          </table:table-cell>
          <table:table-cell office:value-type="string" calcext:value-type="string">
            <text:p>Contrato perdido</text:p>
          </table:table-cell>
          <table:table-cell office:value-type="float" office:value="6178.7" calcext:value-type="float">
            <text:p><text:s/>R$ 6.178,70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ndústrias</text:p>
          </table:table-cell>
          <table:table-cell office:value-type="float" office:value="4225" calcext:value-type="float">
            <text:p>4225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</text:p>
          </table:table-cell>
          <table:table-cell office:value-type="string" calcext:value-type="string">
            <text:p>Contrato perdido</text:p>
          </table:table-cell>
          <table:table-cell office:value-type="float" office:value="4490.12" calcext:value-type="float">
            <text:p><text:s/>R$ 4.490,12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inanceiro</text:p>
          </table:table-cell>
          <table:table-cell office:value-type="float" office:value="2802" calcext:value-type="float">
            <text:p>2802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0</text:p>
          </table:table-cell>
          <table:table-cell office:value-type="string" calcext:value-type="string">
            <text:p>Contrato perdido</text:p>
          </table:table-cell>
          <table:table-cell office:value-type="float" office:value="4450.71" calcext:value-type="float">
            <text:p><text:s/>R$ 4.450,71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inanceiro</text:p>
          </table:table-cell>
          <table:table-cell office:value-type="float" office:value="7841" calcext:value-type="float">
            <text:p>7841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1</text:p>
          </table:table-cell>
          <table:table-cell office:value-type="string" calcext:value-type="string">
            <text:p>Contrato perdido</text:p>
          </table:table-cell>
          <table:table-cell office:value-type="float" office:value="4933.31" calcext:value-type="float">
            <text:p><text:s/>R$ 4.933,31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úde</text:p>
          </table:table-cell>
          <table:table-cell office:value-type="float" office:value="4773" calcext:value-type="float">
            <text:p>4773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2</text:p>
          </table:table-cell>
          <table:table-cell office:value-type="string" calcext:value-type="string">
            <text:p>Contrato perdido</text:p>
          </table:table-cell>
          <table:table-cell office:value-type="float" office:value="2291.75" calcext:value-type="float">
            <text:p><text:s/>R$ 2.291,75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aúde</text:p>
          </table:table-cell>
          <table:table-cell office:value-type="float" office:value="5443" calcext:value-type="float">
            <text:p>5443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3</text:p>
          </table:table-cell>
          <table:table-cell office:value-type="string" calcext:value-type="string">
            <text:p>Contrato perdido</text:p>
          </table:table-cell>
          <table:table-cell office:value-type="float" office:value="5558.67" calcext:value-type="float">
            <text:p><text:s/>R$ 5.558,67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inanceiro</text:p>
          </table:table-cell>
          <table:table-cell office:value-type="float" office:value="7469" calcext:value-type="float">
            <text:p>7469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4</text:p>
          </table:table-cell>
          <table:table-cell office:value-type="string" calcext:value-type="string">
            <text:p>Contrato perdido</text:p>
          </table:table-cell>
          <table:table-cell office:value-type="float" office:value="3886.35" calcext:value-type="float">
            <text:p><text:s/>R$ 3.886,35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cnologia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5</text:p>
          </table:table-cell>
          <table:table-cell office:value-type="string" calcext:value-type="string">
            <text:p>Contrato perdido</text:p>
          </table:table-cell>
          <table:table-cell office:value-type="float" office:value="5005.72" calcext:value-type="float">
            <text:p><text:s/>R$ 5.005,72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aúde</text:p>
          </table:table-cell>
          <table:table-cell office:value-type="float" office:value="6190" calcext:value-type="float">
            <text:p>6190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6</text:p>
          </table:table-cell>
          <table:table-cell office:value-type="string" calcext:value-type="string">
            <text:p>Contrato perdido</text:p>
          </table:table-cell>
          <table:table-cell office:value-type="float" office:value="2392.21" calcext:value-type="float">
            <text:p><text:s/>R$ 2.392,21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dústrias</text:p>
          </table:table-cell>
          <table:table-cell office:value-type="float" office:value="3820" calcext:value-type="float">
            <text:p>3820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7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ndústrias</text:p>
          </table:table-cell>
          <table:table-cell office:value-type="float" office:value="4735" calcext:value-type="float">
            <text:p>4735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8</text:p>
          </table:table-cell>
          <table:table-cell office:value-type="string" calcext:value-type="string">
            <text:p>Contrato perdido</text:p>
          </table:table-cell>
          <table:table-cell office:value-type="float" office:value="5226.83" calcext:value-type="float">
            <text:p><text:s/>R$ 5.226,83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dústrias</text:p>
          </table:table-cell>
          <table:table-cell office:value-type="float" office:value="5144" calcext:value-type="float">
            <text:p>5144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9</text:p>
          </table:table-cell>
          <table:table-cell office:value-type="string" calcext:value-type="string">
            <text:p>Contrato perdido</text:p>
          </table:table-cell>
          <table:table-cell office:value-type="float" office:value="4564.61" calcext:value-type="float">
            <text:p><text:s/>R$ 4.564,61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ndústria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0</text:p>
          </table:table-cell>
          <table:table-cell office:value-type="string" calcext:value-type="string">
            <text:p>Contrato perdido</text:p>
          </table:table-cell>
          <table:table-cell office:value-type="float" office:value="2646.92" calcext:value-type="float">
            <text:p><text:s/>R$ 2.646,92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ndústrias</text:p>
          </table:table-cell>
          <table:table-cell office:value-type="float" office:value="3442" calcext:value-type="float">
            <text:p>3442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1</text:p>
          </table:table-cell>
          <table:table-cell office:value-type="string" calcext:value-type="string">
            <text:p>Contrato fechado</text:p>
          </table:table-cell>
          <table:table-cell office:value-type="float" office:value="10260.67" calcext:value-type="float">
            <text:p><text:s/>R$ 10.260,67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ndústrias</text:p>
          </table:table-cell>
          <table:table-cell office:value-type="float" office:value="40808" calcext:value-type="float">
            <text:p>40808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2</text:p>
          </table:table-cell>
          <table:table-cell office:value-type="string" calcext:value-type="string">
            <text:p>Contrato perdido</text:p>
          </table:table-cell>
          <table:table-cell office:value-type="float" office:value="5688.15" calcext:value-type="float">
            <text:p><text:s/>R$ 5.688,15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inanceiro</text:p>
          </table:table-cell>
          <table:table-cell office:value-type="float" office:value="6772" calcext:value-type="float">
            <text:p>6772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3</text:p>
          </table:table-cell>
          <table:table-cell office:value-type="string" calcext:value-type="string">
            <text:p>Contrato perdido</text:p>
          </table:table-cell>
          <table:table-cell office:value-type="float" office:value="2215.88" calcext:value-type="float">
            <text:p><text:s/>R$ 2.215,88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ndústrias</text:p>
          </table:table-cell>
          <table:table-cell office:value-type="float" office:value="4874" calcext:value-type="float">
            <text:p>4874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4</text:p>
          </table:table-cell>
          <table:table-cell office:value-type="string" calcext:value-type="string">
            <text:p>Contrato perdido</text:p>
          </table:table-cell>
          <table:table-cell office:value-type="float" office:value="6464.01" calcext:value-type="float">
            <text:p><text:s/>R$ 6.464,01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gística</text:p>
          </table:table-cell>
          <table:table-cell office:value-type="float" office:value="5486" calcext:value-type="float">
            <text:p>5486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5</text:p>
          </table:table-cell>
          <table:table-cell office:value-type="string" calcext:value-type="string">
            <text:p>Contrato perdido</text:p>
          </table:table-cell>
          <table:table-cell office:value-type="float" office:value="2649.07" calcext:value-type="float">
            <text:p><text:s/>R$ 2.649,07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ndústrias</text:p>
          </table:table-cell>
          <table:table-cell office:value-type="float" office:value="4411" calcext:value-type="float">
            <text:p>4411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6</text:p>
          </table:table-cell>
          <table:table-cell office:value-type="string" calcext:value-type="string">
            <text:p>Contrato perdido</text:p>
          </table:table-cell>
          <table:table-cell office:value-type="float" office:value="4957.59" calcext:value-type="float">
            <text:p><text:s/>R$ 4.957,59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aúde</text:p>
          </table:table-cell>
          <table:table-cell office:value-type="float" office:value="7713" calcext:value-type="float">
            <text:p>7713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7</text:p>
          </table:table-cell>
          <table:table-cell office:value-type="string" calcext:value-type="string">
            <text:p>Contrato perdido</text:p>
          </table:table-cell>
          <table:table-cell office:value-type="float" office:value="3507.07" calcext:value-type="float">
            <text:p><text:s/>R$ 3.507,07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inanceiro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8</text:p>
          </table:table-cell>
          <table:table-cell office:value-type="string" calcext:value-type="string">
            <text:p>Contrato perdido</text:p>
          </table:table-cell>
          <table:table-cell office:value-type="float" office:value="4904.78" calcext:value-type="float">
            <text:p><text:s/>R$ 4.904,78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ecnologia</text:p>
          </table:table-cell>
          <table:table-cell office:value-type="float" office:value="5463" calcext:value-type="float">
            <text:p>5463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9</text:p>
          </table:table-cell>
          <table:table-cell office:value-type="string" calcext:value-type="string">
            <text:p>Contrato fechado</text:p>
          </table:table-cell>
          <table:table-cell office:value-type="float" office:value="10911.77" calcext:value-type="float">
            <text:p><text:s/>R$ 10.911,77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ústrias</text:p>
          </table:table-cell>
          <table:table-cell office:value-type="float" office:value="39168" calcext:value-type="float">
            <text:p>39168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0</text:p>
          </table:table-cell>
          <table:table-cell office:value-type="string" calcext:value-type="string">
            <text:p>Contrato perdido</text:p>
          </table:table-cell>
          <table:table-cell office:value-type="float" office:value="3755.81" calcext:value-type="float">
            <text:p><text:s/>R$ 3.755,81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inanceiro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1</text:p>
          </table:table-cell>
          <table:table-cell office:value-type="string" calcext:value-type="string">
            <text:p>Contrato perdido</text:p>
          </table:table-cell>
          <table:table-cell office:value-type="float" office:value="4061.38" calcext:value-type="float">
            <text:p><text:s/>R$ 4.061,38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cnologia</text:p>
          </table:table-cell>
          <table:table-cell office:value-type="float" office:value="8117" calcext:value-type="float">
            <text:p>8117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2</text:p>
          </table:table-cell>
          <table:table-cell office:value-type="string" calcext:value-type="string">
            <text:p>Contrato perdido</text:p>
          </table:table-cell>
          <table:table-cell office:value-type="float" office:value="2496.72" calcext:value-type="float">
            <text:p><text:s/>R$ 2.496,72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ogística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3</text:p>
          </table:table-cell>
          <table:table-cell office:value-type="string" calcext:value-type="string">
            <text:p>Contrato perdido</text:p>
          </table:table-cell>
          <table:table-cell office:value-type="float" office:value="5111.24" calcext:value-type="float">
            <text:p><text:s/>R$ 5.111,24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ogística</text:p>
          </table:table-cell>
          <table:table-cell office:value-type="float" office:value="8259" calcext:value-type="float">
            <text:p>8259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4</text:p>
          </table:table-cell>
          <table:table-cell office:value-type="string" calcext:value-type="string">
            <text:p>Contrato perdido</text:p>
          </table:table-cell>
          <table:table-cell office:value-type="float" office:value="3230.18" calcext:value-type="float">
            <text:p><text:s/>R$ 3.230,18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inanceiro</text:p>
          </table:table-cell>
          <table:table-cell office:value-type="float" office:value="4254" calcext:value-type="float">
            <text:p>4254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5</text:p>
          </table:table-cell>
          <table:table-cell office:value-type="string" calcext:value-type="string">
            <text:p>Contrato perdido</text:p>
          </table:table-cell>
          <table:table-cell office:value-type="float" office:value="3657.1" calcext:value-type="float">
            <text:p><text:s/>R$ 3.657,10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ndústrias</text:p>
          </table:table-cell>
          <table:table-cell office:value-type="float" office:value="4514" calcext:value-type="float">
            <text:p>4514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6</text:p>
          </table:table-cell>
          <table:table-cell office:value-type="string" calcext:value-type="string">
            <text:p>Contrato perdido</text:p>
          </table:table-cell>
          <table:table-cell office:value-type="float" office:value="2508.48" calcext:value-type="float">
            <text:p><text:s/>R$ 2.508,48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rviços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7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ecnologia</text:p>
          </table:table-cell>
          <table:table-cell office:value-type="float" office:value="4090" calcext:value-type="float">
            <text:p>4090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8</text:p>
          </table:table-cell>
          <table:table-cell office:value-type="string" calcext:value-type="string">
            <text:p>Contrato perdido</text:p>
          </table:table-cell>
          <table:table-cell office:value-type="float" office:value="3713.46" calcext:value-type="float">
            <text:p><text:s/>R$ 3.713,46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aúde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9</text:p>
          </table:table-cell>
          <table:table-cell office:value-type="string" calcext:value-type="string">
            <text:p>Contrato perdido</text:p>
          </table:table-cell>
          <table:table-cell office:value-type="float" office:value="7618.92" calcext:value-type="float">
            <text:p><text:s/>R$ 7.618,92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aúde</text:p>
          </table:table-cell>
          <table:table-cell office:value-type="float" office:value="3784" calcext:value-type="float">
            <text:p>3784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0</text:p>
          </table:table-cell>
          <table:table-cell office:value-type="string" calcext:value-type="string">
            <text:p>Contrato perdido</text:p>
          </table:table-cell>
          <table:table-cell office:value-type="float" office:value="5176.91" calcext:value-type="float">
            <text:p><text:s/>R$ 5.176,91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inanceiro</text:p>
          </table:table-cell>
          <table:table-cell office:value-type="float" office:value="4725" calcext:value-type="float">
            <text:p>4725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1</text:p>
          </table:table-cell>
          <table:table-cell office:value-type="string" calcext:value-type="string">
            <text:p>Contrato perdido</text:p>
          </table:table-cell>
          <table:table-cell office:value-type="float" office:value="3971.11" calcext:value-type="float">
            <text:p><text:s/>R$ 3.971,11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erviços</text:p>
          </table:table-cell>
          <table:table-cell office:value-type="float" office:value="6915" calcext:value-type="float">
            <text:p>6915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2</text:p>
          </table:table-cell>
          <table:table-cell office:value-type="string" calcext:value-type="string">
            <text:p>Contrato perdido</text:p>
          </table:table-cell>
          <table:table-cell office:value-type="float" office:value="3605.66" calcext:value-type="float">
            <text:p><text:s/>R$ 3.605,66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dústrias</text:p>
          </table:table-cell>
          <table:table-cell office:value-type="float" office:value="5415" calcext:value-type="float">
            <text:p>5415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3</text:p>
          </table:table-cell>
          <table:table-cell office:value-type="string" calcext:value-type="string">
            <text:p>Contrato fechado</text:p>
          </table:table-cell>
          <table:table-cell office:value-type="float" office:value="12044.93" calcext:value-type="float">
            <text:p><text:s/>R$ 12.044,93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inanceiro</text:p>
          </table:table-cell>
          <table:table-cell office:value-type="float" office:value="32461" calcext:value-type="float">
            <text:p>32461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4</text:p>
          </table:table-cell>
          <table:table-cell office:value-type="string" calcext:value-type="string">
            <text:p>Contrato perdido</text:p>
          </table:table-cell>
          <table:table-cell office:value-type="float" office:value="4820.68" calcext:value-type="float">
            <text:p><text:s/>R$ 4.820,68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inanceiro</text:p>
          </table:table-cell>
          <table:table-cell office:value-type="float" office:value="2808" calcext:value-type="float">
            <text:p>2808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5</text:p>
          </table:table-cell>
          <table:table-cell office:value-type="string" calcext:value-type="string">
            <text:p>Contrato perdido</text:p>
          </table:table-cell>
          <table:table-cell office:value-type="float" office:value="2228.78" calcext:value-type="float">
            <text:p><text:s/>R$ 2.228,78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aúde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6</text:p>
          </table:table-cell>
          <table:table-cell office:value-type="string" calcext:value-type="string">
            <text:p>Contrato fechado</text:p>
          </table:table-cell>
          <table:table-cell office:value-type="float" office:value="14228.64" calcext:value-type="float">
            <text:p><text:s/>R$ 14.228,64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ndústrias</text:p>
          </table:table-cell>
          <table:table-cell office:value-type="float" office:value="44389" calcext:value-type="float">
            <text:p>44389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7</text:p>
          </table:table-cell>
          <table:table-cell office:value-type="string" calcext:value-type="string">
            <text:p>Contrato perdido</text:p>
          </table:table-cell>
          <table:table-cell office:value-type="float" office:value="5073.07" calcext:value-type="float">
            <text:p><text:s/>R$ 5.073,07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dústrias</text:p>
          </table:table-cell>
          <table:table-cell office:value-type="float" office:value="3529" calcext:value-type="float">
            <text:p>3529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8</text:p>
          </table:table-cell>
          <table:table-cell office:value-type="string" calcext:value-type="string">
            <text:p>Contrato fechado</text:p>
          </table:table-cell>
          <table:table-cell office:value-type="float" office:value="13436.37" calcext:value-type="float">
            <text:p><text:s/>R$ 13.436,37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aúde</text:p>
          </table:table-cell>
          <table:table-cell office:value-type="float" office:value="43249" calcext:value-type="float">
            <text:p>43249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9</text:p>
          </table:table-cell>
          <table:table-cell office:value-type="string" calcext:value-type="string">
            <text:p>Contrato fechado</text:p>
          </table:table-cell>
          <table:table-cell office:value-type="float" office:value="12876.95" calcext:value-type="float">
            <text:p><text:s/>R$ 12.876,95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inanceiro</text:p>
          </table:table-cell>
          <table:table-cell office:value-type="float" office:value="28055" calcext:value-type="float">
            <text:p>28055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0</text:p>
          </table:table-cell>
          <table:table-cell office:value-type="string" calcext:value-type="string">
            <text:p>Contrato perdido</text:p>
          </table:table-cell>
          <table:table-cell office:value-type="float" office:value="4029.42" calcext:value-type="float">
            <text:p><text:s/>R$ 4.029,42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úde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1</text:p>
          </table:table-cell>
          <table:table-cell office:value-type="string" calcext:value-type="string">
            <text:p>Contrato perdido</text:p>
          </table:table-cell>
          <table:table-cell office:value-type="float" office:value="5009.29" calcext:value-type="float">
            <text:p><text:s/>R$ 5.009,29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ndústrias</text:p>
          </table:table-cell>
          <table:table-cell office:value-type="float" office:value="7140" calcext:value-type="float">
            <text:p>7140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2</text:p>
          </table:table-cell>
          <table:table-cell office:value-type="string" calcext:value-type="string">
            <text:p>Contrato perdido</text:p>
          </table:table-cell>
          <table:table-cell office:value-type="float" office:value="4887.72" calcext:value-type="float">
            <text:p><text:s/>R$ 4.887,72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inanceiro</text:p>
          </table:table-cell>
          <table:table-cell office:value-type="float" office:value="7543" calcext:value-type="float">
            <text:p>7543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3</text:p>
          </table:table-cell>
          <table:table-cell office:value-type="string" calcext:value-type="string">
            <text:p>Contrato perdido</text:p>
          </table:table-cell>
          <table:table-cell office:value-type="float" office:value="3468.94" calcext:value-type="float">
            <text:p><text:s/>R$ 3.468,94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aúde</text:p>
          </table:table-cell>
          <table:table-cell office:value-type="float" office:value="4778" calcext:value-type="float">
            <text:p>4778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4</text:p>
          </table:table-cell>
          <table:table-cell office:value-type="string" calcext:value-type="string">
            <text:p>Contrato perdido</text:p>
          </table:table-cell>
          <table:table-cell office:value-type="float" office:value="3139.6" calcext:value-type="float">
            <text:p><text:s/>R$ 3.139,60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ndústrias</text:p>
          </table:table-cell>
          <table:table-cell office:value-type="float" office:value="4223" calcext:value-type="float">
            <text:p>4223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5</text:p>
          </table:table-cell>
          <table:table-cell office:value-type="string" calcext:value-type="string">
            <text:p>Contrato perdido</text:p>
          </table:table-cell>
          <table:table-cell office:value-type="float" office:value="4152.78" calcext:value-type="float">
            <text:p><text:s/>R$ 4.152,78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inanceiro</text:p>
          </table:table-cell>
          <table:table-cell office:value-type="float" office:value="4888" calcext:value-type="float">
            <text:p>4888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6</text:p>
          </table:table-cell>
          <table:table-cell office:value-type="string" calcext:value-type="string">
            <text:p>Contrato perdido</text:p>
          </table:table-cell>
          <table:table-cell office:value-type="float" office:value="6323.53" calcext:value-type="float">
            <text:p><text:s/>R$ 6.323,53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dústrias</text:p>
          </table:table-cell>
          <table:table-cell office:value-type="float" office:value="5675" calcext:value-type="float">
            <text:p>5675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7</text:p>
          </table:table-cell>
          <table:table-cell office:value-type="string" calcext:value-type="string">
            <text:p>Contrato perdido</text:p>
          </table:table-cell>
          <table:table-cell office:value-type="float" office:value="2141.34" calcext:value-type="float">
            <text:p><text:s/>R$ 2.141,34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ndústrias</text:p>
          </table:table-cell>
          <table:table-cell office:value-type="float" office:value="6782" calcext:value-type="float">
            <text:p>6782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8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cnologia</text:p>
          </table:table-cell>
          <table:table-cell office:value-type="float" office:value="5008" calcext:value-type="float">
            <text:p>5008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9</text:p>
          </table:table-cell>
          <table:table-cell office:value-type="string" calcext:value-type="string">
            <text:p>Contrato perdido</text:p>
          </table:table-cell>
          <table:table-cell office:value-type="float" office:value="4247.14" calcext:value-type="float">
            <text:p><text:s/>R$ 4.247,14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nanceiro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0</text:p>
          </table:table-cell>
          <table:table-cell office:value-type="string" calcext:value-type="string">
            <text:p>Contrato perdido</text:p>
          </table:table-cell>
          <table:table-cell office:value-type="float" office:value="4076.33" calcext:value-type="float">
            <text:p><text:s/>R$ 4.076,33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Logística</text:p>
          </table:table-cell>
          <table:table-cell office:value-type="float" office:value="8276" calcext:value-type="float">
            <text:p>8276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1</text:p>
          </table:table-cell>
          <table:table-cell office:value-type="string" calcext:value-type="string">
            <text:p>Contrato perdido</text:p>
          </table:table-cell>
          <table:table-cell office:value-type="float" office:value="4260.01" calcext:value-type="float">
            <text:p><text:s/>R$ 4.260,01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inanceiro</text:p>
          </table:table-cell>
          <table:table-cell office:value-type="float" office:value="5762" calcext:value-type="float">
            <text:p>5762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2</text:p>
          </table:table-cell>
          <table:table-cell office:value-type="string" calcext:value-type="string">
            <text:p>Contrato perdido</text:p>
          </table:table-cell>
          <table:table-cell office:value-type="float" office:value="4365.93" calcext:value-type="float">
            <text:p><text:s/>R$ 4.365,93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erviços</text:p>
          </table:table-cell>
          <table:table-cell office:value-type="float" office:value="5623" calcext:value-type="float">
            <text:p>5623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3</text:p>
          </table:table-cell>
          <table:table-cell office:value-type="string" calcext:value-type="string">
            <text:p>Contrato perdido</text:p>
          </table:table-cell>
          <table:table-cell office:value-type="float" office:value="3665.2" calcext:value-type="float">
            <text:p><text:s/>R$ 3.665,20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erviços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4</text:p>
          </table:table-cell>
          <table:table-cell office:value-type="string" calcext:value-type="string">
            <text:p>Contrato fechado</text:p>
          </table:table-cell>
          <table:table-cell office:value-type="float" office:value="14979.73" calcext:value-type="float">
            <text:p><text:s/>R$ 14.979,73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úde</text:p>
          </table:table-cell>
          <table:table-cell office:value-type="float" office:value="8954" calcext:value-type="float">
            <text:p>8954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5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inanceiro</text:p>
          </table:table-cell>
          <table:table-cell office:value-type="float" office:value="5776" calcext:value-type="float">
            <text:p>5776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6</text:p>
          </table:table-cell>
          <table:table-cell office:value-type="string" calcext:value-type="string">
            <text:p>Contrato perdido</text:p>
          </table:table-cell>
          <table:table-cell office:value-type="float" office:value="2757.25" calcext:value-type="float">
            <text:p><text:s/>R$ 2.757,25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inanceiro</text:p>
          </table:table-cell>
          <table:table-cell office:value-type="float" office:value="4810" calcext:value-type="float">
            <text:p>4810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7</text:p>
          </table:table-cell>
          <table:table-cell office:value-type="string" calcext:value-type="string">
            <text:p>Contrato fechado</text:p>
          </table:table-cell>
          <table:table-cell office:value-type="float" office:value="11793.49" calcext:value-type="float">
            <text:p><text:s/>R$ 11.793,49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inanceiro</text:p>
          </table:table-cell>
          <table:table-cell office:value-type="float" office:value="25881" calcext:value-type="float">
            <text:p>25881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8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ecnologia</text:p>
          </table:table-cell>
          <table:table-cell office:value-type="float" office:value="5487" calcext:value-type="float">
            <text:p>5487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9</text:p>
          </table:table-cell>
          <table:table-cell office:value-type="string" calcext:value-type="string">
            <text:p>Contrato perdido</text:p>
          </table:table-cell>
          <table:table-cell office:value-type="float" office:value="3736.22" calcext:value-type="float">
            <text:p><text:s/>R$ 3.736,22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ogística</text:p>
          </table:table-cell>
          <table:table-cell office:value-type="float" office:value="4879" calcext:value-type="float">
            <text:p>4879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0</text:p>
          </table:table-cell>
          <table:table-cell office:value-type="string" calcext:value-type="string">
            <text:p>Contrato perdido</text:p>
          </table:table-cell>
          <table:table-cell office:value-type="float" office:value="6492.21" calcext:value-type="float">
            <text:p><text:s/>R$ 6.492,21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cnologia</text:p>
          </table:table-cell>
          <table:table-cell office:value-type="float" office:value="7255" calcext:value-type="float">
            <text:p>7255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1</text:p>
          </table:table-cell>
          <table:table-cell office:value-type="string" calcext:value-type="string">
            <text:p>Contrato perdido</text:p>
          </table:table-cell>
          <table:table-cell office:value-type="float" office:value="4031.33" calcext:value-type="float">
            <text:p><text:s/>R$ 4.031,33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dústrias</text:p>
          </table:table-cell>
          <table:table-cell office:value-type="float" office:value="5172" calcext:value-type="float">
            <text:p>5172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2</text:p>
          </table:table-cell>
          <table:table-cell office:value-type="string" calcext:value-type="string">
            <text:p>Contrato perdido</text:p>
          </table:table-cell>
          <table:table-cell office:value-type="float" office:value="4346.05" calcext:value-type="float">
            <text:p><text:s/>R$ 4.346,05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rviços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3</text:p>
          </table:table-cell>
          <table:table-cell office:value-type="string" calcext:value-type="string">
            <text:p>Contrato perdido</text:p>
          </table:table-cell>
          <table:table-cell office:value-type="float" office:value="2109.75" calcext:value-type="float">
            <text:p><text:s/>R$ 2.109,75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ecnologia</text:p>
          </table:table-cell>
          <table:table-cell office:value-type="float" office:value="6980" calcext:value-type="float">
            <text:p>6980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4</text:p>
          </table:table-cell>
          <table:table-cell office:value-type="string" calcext:value-type="string">
            <text:p>Contrato fechado</text:p>
          </table:table-cell>
          <table:table-cell office:value-type="float" office:value="10767.28" calcext:value-type="float">
            <text:p><text:s/>R$ 10.767,28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ústrias</text:p>
          </table:table-cell>
          <table:table-cell office:value-type="float" office:value="28262" calcext:value-type="float">
            <text:p>28262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5</text:p>
          </table:table-cell>
          <table:table-cell office:value-type="string" calcext:value-type="string">
            <text:p>Contrato perdido</text:p>
          </table:table-cell>
          <table:table-cell office:value-type="float" office:value="3437.21" calcext:value-type="float">
            <text:p><text:s/>R$ 3.437,21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ndústrias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6</text:p>
          </table:table-cell>
          <table:table-cell office:value-type="string" calcext:value-type="string">
            <text:p>Contrato perdido</text:p>
          </table:table-cell>
          <table:table-cell office:value-type="float" office:value="3523.43" calcext:value-type="float">
            <text:p><text:s/>R$ 3.523,43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rviços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7</text:p>
          </table:table-cell>
          <table:table-cell office:value-type="string" calcext:value-type="string">
            <text:p>Contrato perdido</text:p>
          </table:table-cell>
          <table:table-cell office:value-type="float" office:value="5922.47" calcext:value-type="float">
            <text:p><text:s/>R$ 5.922,47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úde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8</text:p>
          </table:table-cell>
          <table:table-cell office:value-type="string" calcext:value-type="string">
            <text:p>Contrato perdido</text:p>
          </table:table-cell>
          <table:table-cell office:value-type="float" office:value="4836.54" calcext:value-type="float">
            <text:p><text:s/>R$ 4.836,54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gística</text:p>
          </table:table-cell>
          <table:table-cell office:value-type="float" office:value="5168" calcext:value-type="float">
            <text:p>5168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9</text:p>
          </table:table-cell>
          <table:table-cell office:value-type="string" calcext:value-type="string">
            <text:p>Contrato perdido</text:p>
          </table:table-cell>
          <table:table-cell office:value-type="float" office:value="2332.81" calcext:value-type="float">
            <text:p><text:s/>R$ 2.332,81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Indústrias</text:p>
          </table:table-cell>
          <table:table-cell office:value-type="float" office:value="5025" calcext:value-type="float">
            <text:p>5025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0</text:p>
          </table:table-cell>
          <table:table-cell office:value-type="string" calcext:value-type="string">
            <text:p>Contrato perdido</text:p>
          </table:table-cell>
          <table:table-cell office:value-type="float" office:value="4369.76" calcext:value-type="float">
            <text:p><text:s/>R$ 4.369,76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erviços</text:p>
          </table:table-cell>
          <table:table-cell office:value-type="float" office:value="5959" calcext:value-type="float">
            <text:p>5959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1</text:p>
          </table:table-cell>
          <table:table-cell office:value-type="string" calcext:value-type="string">
            <text:p>Contrato perdido</text:p>
          </table:table-cell>
          <table:table-cell office:value-type="float" office:value="4747.33" calcext:value-type="float">
            <text:p><text:s/>R$ 4.747,33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ndústrias</text:p>
          </table:table-cell>
          <table:table-cell office:value-type="float" office:value="4462" calcext:value-type="float">
            <text:p>4462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2</text:p>
          </table:table-cell>
          <table:table-cell office:value-type="string" calcext:value-type="string">
            <text:p>Contrato perdido</text:p>
          </table:table-cell>
          <table:table-cell office:value-type="float" office:value="5710.22" calcext:value-type="float">
            <text:p><text:s/>R$ 5.710,22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dústrias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3</text:p>
          </table:table-cell>
          <table:table-cell office:value-type="string" calcext:value-type="string">
            <text:p>Contrato perdido</text:p>
          </table:table-cell>
          <table:table-cell office:value-type="float" office:value="6370.81" calcext:value-type="float">
            <text:p><text:s/>R$ 6.370,81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ndústrias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4</text:p>
          </table:table-cell>
          <table:table-cell office:value-type="string" calcext:value-type="string">
            <text:p>Contrato perdido</text:p>
          </table:table-cell>
          <table:table-cell office:value-type="float" office:value="2477.36" calcext:value-type="float">
            <text:p><text:s/>R$ 2.477,36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ogística</text:p>
          </table:table-cell>
          <table:table-cell office:value-type="float" office:value="6587" calcext:value-type="float">
            <text:p>6587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5</text:p>
          </table:table-cell>
          <table:table-cell office:value-type="string" calcext:value-type="string">
            <text:p>Contrato perdido</text:p>
          </table:table-cell>
          <table:table-cell office:value-type="float" office:value="2783.71" calcext:value-type="float">
            <text:p><text:s/>R$ 2.783,71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rviços</text:p>
          </table:table-cell>
          <table:table-cell office:value-type="float" office:value="4405" calcext:value-type="float">
            <text:p>4405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6</text:p>
          </table:table-cell>
          <table:table-cell office:value-type="string" calcext:value-type="string">
            <text:p>Contrato perdido</text:p>
          </table:table-cell>
          <table:table-cell office:value-type="float" office:value="2113.63" calcext:value-type="float">
            <text:p><text:s/>R$ 2.113,63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aúde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7</text:p>
          </table:table-cell>
          <table:table-cell office:value-type="string" calcext:value-type="string">
            <text:p>Contrato fechado</text:p>
          </table:table-cell>
          <table:table-cell office:value-type="float" office:value="11531.96" calcext:value-type="float">
            <text:p><text:s/>R$ 11.531,96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inanceiro</text:p>
          </table:table-cell>
          <table:table-cell office:value-type="float" office:value="37891" calcext:value-type="float">
            <text:p>37891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8</text:p>
          </table:table-cell>
          <table:table-cell office:value-type="string" calcext:value-type="string">
            <text:p>Contrato perdido</text:p>
          </table:table-cell>
          <table:table-cell office:value-type="float" office:value="4699.54" calcext:value-type="float">
            <text:p><text:s/>R$ 4.699,54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gística</text:p>
          </table:table-cell>
          <table:table-cell office:value-type="float" office:value="3576" calcext:value-type="float">
            <text:p>3576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9</text:p>
          </table:table-cell>
          <table:table-cell office:value-type="string" calcext:value-type="string">
            <text:p>Contrato perdido</text:p>
          </table:table-cell>
          <table:table-cell office:value-type="float" office:value="5481" calcext:value-type="float">
            <text:p><text:s/>R$ 5.481,00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inanceiro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0</text:p>
          </table:table-cell>
          <table:table-cell office:value-type="string" calcext:value-type="string">
            <text:p>Contrato perdido</text:p>
          </table:table-cell>
          <table:table-cell office:value-type="float" office:value="3886.07" calcext:value-type="float">
            <text:p><text:s/>R$ 3.886,07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ogística</text:p>
          </table:table-cell>
          <table:table-cell office:value-type="float" office:value="4678" calcext:value-type="float">
            <text:p>4678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1</text:p>
          </table:table-cell>
          <table:table-cell office:value-type="string" calcext:value-type="string">
            <text:p>Contrato perdido</text:p>
          </table:table-cell>
          <table:table-cell office:value-type="float" office:value="3520.23" calcext:value-type="float">
            <text:p><text:s/>R$ 3.520,23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inanceiro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2</text:p>
          </table:table-cell>
          <table:table-cell office:value-type="string" calcext:value-type="string">
            <text:p>Contrato perdido</text:p>
          </table:table-cell>
          <table:table-cell office:value-type="float" office:value="4227.64" calcext:value-type="float">
            <text:p><text:s/>R$ 4.227,64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inanceiro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3</text:p>
          </table:table-cell>
          <table:table-cell office:value-type="string" calcext:value-type="string">
            <text:p>Contrato perdido</text:p>
          </table:table-cell>
          <table:table-cell office:value-type="float" office:value="2747.29" calcext:value-type="float">
            <text:p><text:s/>R$ 2.747,29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inanceiro</text:p>
          </table:table-cell>
          <table:table-cell office:value-type="float" office:value="4649" calcext:value-type="float">
            <text:p>4649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4</text:p>
          </table:table-cell>
          <table:table-cell office:value-type="string" calcext:value-type="string">
            <text:p>Contrato perdido</text:p>
          </table:table-cell>
          <table:table-cell office:value-type="float" office:value="7134.31" calcext:value-type="float">
            <text:p><text:s/>R$ 7.134,31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inanceiro</text:p>
          </table:table-cell>
          <table:table-cell office:value-type="float" office:value="5983" calcext:value-type="float">
            <text:p>5983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5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erviços</text:p>
          </table:table-cell>
          <table:table-cell office:value-type="float" office:value="4981" calcext:value-type="float">
            <text:p>4981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6</text:p>
          </table:table-cell>
          <table:table-cell office:value-type="string" calcext:value-type="string">
            <text:p>Contrato fechado</text:p>
          </table:table-cell>
          <table:table-cell office:value-type="float" office:value="12369.48" calcext:value-type="float">
            <text:p><text:s/>R$ 12.369,48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aúde</text:p>
          </table:table-cell>
          <table:table-cell office:value-type="float" office:value="32455" calcext:value-type="float">
            <text:p>32455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7</text:p>
          </table:table-cell>
          <table:table-cell office:value-type="string" calcext:value-type="string">
            <text:p>Contrato perdido</text:p>
          </table:table-cell>
          <table:table-cell office:value-type="float" office:value="7035.41" calcext:value-type="float">
            <text:p><text:s/>R$ 7.035,41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ndústrias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8</text:p>
          </table:table-cell>
          <table:table-cell office:value-type="string" calcext:value-type="string">
            <text:p>Contrato perdido</text:p>
          </table:table-cell>
          <table:table-cell office:value-type="float" office:value="4010.2" calcext:value-type="float">
            <text:p><text:s/>R$ 4.010,20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ogística</text:p>
          </table:table-cell>
          <table:table-cell office:value-type="float" office:value="4314" calcext:value-type="float">
            <text:p>4314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9</text:p>
          </table:table-cell>
          <table:table-cell office:value-type="string" calcext:value-type="string">
            <text:p>Contrato fechado</text:p>
          </table:table-cell>
          <table:table-cell office:value-type="float" office:value="11619.92" calcext:value-type="float">
            <text:p><text:s/>R$ 11.619,92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inanceiro</text:p>
          </table:table-cell>
          <table:table-cell office:value-type="float" office:value="32226" calcext:value-type="float">
            <text:p>32226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00</text:p>
          </table:table-cell>
          <table:table-cell office:value-type="string" calcext:value-type="string">
            <text:p>Contrato perdido</text:p>
          </table:table-cell>
          <table:table-cell office:value-type="float" office:value="3463.83" calcext:value-type="float">
            <text:p><text:s/>R$ 3.463,83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aúde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01</text:p>
          </table:table-cell>
          <table:table-cell office:value-type="string" calcext:value-type="string">
            <text:p>Contrato perdido</text:p>
          </table:table-cell>
          <table:table-cell office:value-type="float" office:value="3729.41" calcext:value-type="float">
            <text:p><text:s/>R$ 3.729,41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ecnologia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02</text:p>
          </table:table-cell>
          <table:table-cell office:value-type="string" calcext:value-type="string">
            <text:p>Contrato perdido</text:p>
          </table:table-cell>
          <table:table-cell office:value-type="float" office:value="6059.27" calcext:value-type="float">
            <text:p><text:s/>R$ 6.059,27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úde</text:p>
          </table:table-cell>
          <table:table-cell office:value-type="float" office:value="3830" calcext:value-type="float">
            <text:p>3830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03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dústrias</text:p>
          </table:table-cell>
          <table:table-cell office:value-type="float" office:value="4042" calcext:value-type="float">
            <text:p>4042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04</text:p>
          </table:table-cell>
          <table:table-cell office:value-type="string" calcext:value-type="string">
            <text:p>Contrato perdido</text:p>
          </table:table-cell>
          <table:table-cell office:value-type="float" office:value="6300.15" calcext:value-type="float">
            <text:p><text:s/>R$ 6.300,15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ecnologia</text:p>
          </table:table-cell>
          <table:table-cell office:value-type="float" office:value="5718" calcext:value-type="float">
            <text:p>5718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05</text:p>
          </table:table-cell>
          <table:table-cell office:value-type="string" calcext:value-type="string">
            <text:p>Contrato fechado</text:p>
          </table:table-cell>
          <table:table-cell office:value-type="float" office:value="9152.09" calcext:value-type="float">
            <text:p><text:s/>R$ 9.152,09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aúde</text:p>
          </table:table-cell>
          <table:table-cell office:value-type="float" office:value="9698" calcext:value-type="float">
            <text:p>9698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06</text:p>
          </table:table-cell>
          <table:table-cell office:value-type="string" calcext:value-type="string">
            <text:p>Contrato perdido</text:p>
          </table:table-cell>
          <table:table-cell office:value-type="float" office:value="3600.02" calcext:value-type="float">
            <text:p><text:s/>R$ 3.600,02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nanceiro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07</text:p>
          </table:table-cell>
          <table:table-cell office:value-type="string" calcext:value-type="string">
            <text:p>Contrato perdido</text:p>
          </table:table-cell>
          <table:table-cell office:value-type="float" office:value="3356.13" calcext:value-type="float">
            <text:p><text:s/>R$ 3.356,13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ndústrias</text:p>
          </table:table-cell>
          <table:table-cell office:value-type="float" office:value="4166" calcext:value-type="float">
            <text:p>4166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08</text:p>
          </table:table-cell>
          <table:table-cell office:value-type="string" calcext:value-type="string">
            <text:p>Contrato perdido</text:p>
          </table:table-cell>
          <table:table-cell office:value-type="float" office:value="4882.83" calcext:value-type="float">
            <text:p><text:s/>R$ 4.882,83 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erviços</text:p>
          </table:table-cell>
          <table:table-cell office:value-type="float" office:value="4873" calcext:value-type="float">
            <text:p>4873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09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aúde</text:p>
          </table:table-cell>
          <table:table-cell office:value-type="float" office:value="5791" calcext:value-type="float">
            <text:p>5791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10</text:p>
          </table:table-cell>
          <table:table-cell office:value-type="string" calcext:value-type="string">
            <text:p>Contrato perdido</text:p>
          </table:table-cell>
          <table:table-cell office:value-type="float" office:value="4693.26" calcext:value-type="float">
            <text:p><text:s/>R$ 4.693,26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aúde</text:p>
          </table:table-cell>
          <table:table-cell office:value-type="float" office:value="5527" calcext:value-type="float">
            <text:p>5527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11</text:p>
          </table:table-cell>
          <table:table-cell office:value-type="string" calcext:value-type="string">
            <text:p>Contrato perdido</text:p>
          </table:table-cell>
          <table:table-cell office:value-type="float" office:value="7036.46" calcext:value-type="float">
            <text:p><text:s/>R$ 7.036,46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ogística</text:p>
          </table:table-cell>
          <table:table-cell office:value-type="float" office:value="7568" calcext:value-type="float">
            <text:p>7568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12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erviço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13</text:p>
          </table:table-cell>
          <table:table-cell office:value-type="string" calcext:value-type="string">
            <text:p>Contrato perdido</text:p>
          </table:table-cell>
          <table:table-cell office:value-type="float" office:value="4284.56" calcext:value-type="float">
            <text:p><text:s/>R$ 4.284,56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ndústria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14</text:p>
          </table:table-cell>
          <table:table-cell office:value-type="string" calcext:value-type="string">
            <text:p>Contrato perdido</text:p>
          </table:table-cell>
          <table:table-cell office:value-type="float" office:value="3007.03" calcext:value-type="float">
            <text:p><text:s/>R$ 3.007,03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inanceiro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15</text:p>
          </table:table-cell>
          <table:table-cell office:value-type="string" calcext:value-type="string">
            <text:p>Contrato fechado</text:p>
          </table:table-cell>
          <table:table-cell office:value-type="float" office:value="12851.77" calcext:value-type="float">
            <text:p><text:s/>R$ 12.851,77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ndústrias</text:p>
          </table:table-cell>
          <table:table-cell office:value-type="float" office:value="38778" calcext:value-type="float">
            <text:p>38778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16</text:p>
          </table:table-cell>
          <table:table-cell office:value-type="string" calcext:value-type="string">
            <text:p>Contrato perdido</text:p>
          </table:table-cell>
          <table:table-cell office:value-type="float" office:value="4028.72" calcext:value-type="float">
            <text:p><text:s/>R$ 4.028,72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erviços</text:p>
          </table:table-cell>
          <table:table-cell office:value-type="float" office:value="1868" calcext:value-type="float">
            <text:p>1868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17</text:p>
          </table:table-cell>
          <table:table-cell office:value-type="string" calcext:value-type="string">
            <text:p>Contrato fechado</text:p>
          </table:table-cell>
          <table:table-cell office:value-type="float" office:value="10717.03" calcext:value-type="float">
            <text:p><text:s/>R$ 10.717,03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ndústrias</text:p>
          </table:table-cell>
          <table:table-cell office:value-type="float" office:value="5938" calcext:value-type="float">
            <text:p>5938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18</text:p>
          </table:table-cell>
          <table:table-cell office:value-type="string" calcext:value-type="string">
            <text:p>Contrato perdido</text:p>
          </table:table-cell>
          <table:table-cell office:value-type="float" office:value="4731.81" calcext:value-type="float">
            <text:p><text:s/>R$ 4.731,81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aúde</text:p>
          </table:table-cell>
          <table:table-cell office:value-type="float" office:value="6142" calcext:value-type="float">
            <text:p>6142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19</text:p>
          </table:table-cell>
          <table:table-cell office:value-type="string" calcext:value-type="string">
            <text:p>Contrato perdido</text:p>
          </table:table-cell>
          <table:table-cell office:value-type="float" office:value="6706.52" calcext:value-type="float">
            <text:p><text:s/>R$ 6.706,52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rviços</text:p>
          </table:table-cell>
          <table:table-cell office:value-type="float" office:value="5487" calcext:value-type="float">
            <text:p>5487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20</text:p>
          </table:table-cell>
          <table:table-cell office:value-type="string" calcext:value-type="string">
            <text:p>Contrato perdido</text:p>
          </table:table-cell>
          <table:table-cell office:value-type="float" office:value="3713.64" calcext:value-type="float">
            <text:p><text:s/>R$ 3.713,64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ogística</text:p>
          </table:table-cell>
          <table:table-cell office:value-type="float" office:value="2819" calcext:value-type="float">
            <text:p>2819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21</text:p>
          </table:table-cell>
          <table:table-cell office:value-type="string" calcext:value-type="string">
            <text:p>Contrato perdido</text:p>
          </table:table-cell>
          <table:table-cell office:value-type="float" office:value="5079.64" calcext:value-type="float">
            <text:p><text:s/>R$ 5.079,64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inanceiro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22</text:p>
          </table:table-cell>
          <table:table-cell office:value-type="string" calcext:value-type="string">
            <text:p>Contrato perdido</text:p>
          </table:table-cell>
          <table:table-cell office:value-type="float" office:value="2060.09" calcext:value-type="float">
            <text:p><text:s/>R$ 2.060,09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ogística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23</text:p>
          </table:table-cell>
          <table:table-cell office:value-type="string" calcext:value-type="string">
            <text:p>Contrato perdido</text:p>
          </table:table-cell>
          <table:table-cell office:value-type="float" office:value="2565.35" calcext:value-type="float">
            <text:p><text:s/>R$ 2.565,35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ndústrias</text:p>
          </table:table-cell>
          <table:table-cell office:value-type="float" office:value="5221" calcext:value-type="float">
            <text:p>5221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24</text:p>
          </table:table-cell>
          <table:table-cell office:value-type="string" calcext:value-type="string">
            <text:p>Contrato perdido</text:p>
          </table:table-cell>
          <table:table-cell office:value-type="float" office:value="4708.61" calcext:value-type="float">
            <text:p><text:s/>R$ 4.708,61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gística</text:p>
          </table:table-cell>
          <table:table-cell office:value-type="float" office:value="3747" calcext:value-type="float">
            <text:p>3747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25</text:p>
          </table:table-cell>
          <table:table-cell office:value-type="string" calcext:value-type="string">
            <text:p>Contrato perdido</text:p>
          </table:table-cell>
          <table:table-cell office:value-type="float" office:value="6226.17" calcext:value-type="float">
            <text:p><text:s/>R$ 6.226,17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dústrias</text:p>
          </table:table-cell>
          <table:table-cell office:value-type="float" office:value="5988" calcext:value-type="float">
            <text:p>5988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26</text:p>
          </table:table-cell>
          <table:table-cell office:value-type="string" calcext:value-type="string">
            <text:p>Contrato perdido</text:p>
          </table:table-cell>
          <table:table-cell office:value-type="float" office:value="4533.42" calcext:value-type="float">
            <text:p><text:s/>R$ 4.533,42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inanceir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27</text:p>
          </table:table-cell>
          <table:table-cell office:value-type="string" calcext:value-type="string">
            <text:p>Contrato perdido</text:p>
          </table:table-cell>
          <table:table-cell office:value-type="float" office:value="3530.41" calcext:value-type="float">
            <text:p><text:s/>R$ 3.530,41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erviços</text:p>
          </table:table-cell>
          <table:table-cell office:value-type="float" office:value="3286" calcext:value-type="float">
            <text:p>3286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28</text:p>
          </table:table-cell>
          <table:table-cell office:value-type="string" calcext:value-type="string">
            <text:p>Contrato perdido</text:p>
          </table:table-cell>
          <table:table-cell office:value-type="float" office:value="3998.94" calcext:value-type="float">
            <text:p><text:s/>R$ 3.998,94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ndústrias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29</text:p>
          </table:table-cell>
          <table:table-cell office:value-type="string" calcext:value-type="string">
            <text:p>Contrato perdido</text:p>
          </table:table-cell>
          <table:table-cell office:value-type="float" office:value="2124.39" calcext:value-type="float">
            <text:p><text:s/>R$ 2.124,39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ndústrias</text:p>
          </table:table-cell>
          <table:table-cell office:value-type="float" office:value="4487" calcext:value-type="float">
            <text:p>4487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30</text:p>
          </table:table-cell>
          <table:table-cell office:value-type="string" calcext:value-type="string">
            <text:p>Contrato perdido</text:p>
          </table:table-cell>
          <table:table-cell office:value-type="float" office:value="4906.77" calcext:value-type="float">
            <text:p><text:s/>R$ 4.906,77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erviços</text:p>
          </table:table-cell>
          <table:table-cell office:value-type="float" office:value="3923" calcext:value-type="float">
            <text:p>3923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31</text:p>
          </table:table-cell>
          <table:table-cell office:value-type="string" calcext:value-type="string">
            <text:p>Contrato perdido</text:p>
          </table:table-cell>
          <table:table-cell office:value-type="float" office:value="5323.5" calcext:value-type="float">
            <text:p><text:s/>R$ 5.323,50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erviços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32</text:p>
          </table:table-cell>
          <table:table-cell office:value-type="string" calcext:value-type="string">
            <text:p>Contrato perdido</text:p>
          </table:table-cell>
          <table:table-cell office:value-type="float" office:value="3321.86" calcext:value-type="float">
            <text:p><text:s/>R$ 3.321,86 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aúde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33</text:p>
          </table:table-cell>
          <table:table-cell office:value-type="string" calcext:value-type="string">
            <text:p>Contrato fechado</text:p>
          </table:table-cell>
          <table:table-cell office:value-type="float" office:value="11059.92" calcext:value-type="float">
            <text:p><text:s/>R$ 11.059,92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viços</text:p>
          </table:table-cell>
          <table:table-cell office:value-type="float" office:value="30363" calcext:value-type="float">
            <text:p>30363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34</text:p>
          </table:table-cell>
          <table:table-cell office:value-type="string" calcext:value-type="string">
            <text:p>Contrato perdido</text:p>
          </table:table-cell>
          <table:table-cell office:value-type="float" office:value="4398.82" calcext:value-type="float">
            <text:p><text:s/>R$ 4.398,82 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aúde</text:p>
          </table:table-cell>
          <table:table-cell office:value-type="float" office:value="6116" calcext:value-type="float">
            <text:p>6116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35</text:p>
          </table:table-cell>
          <table:table-cell office:value-type="string" calcext:value-type="string">
            <text:p>Contrato perdido</text:p>
          </table:table-cell>
          <table:table-cell office:value-type="float" office:value="3344.92" calcext:value-type="float">
            <text:p><text:s/>R$ 3.344,92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inanceiro</text:p>
          </table:table-cell>
          <table:table-cell office:value-type="float" office:value="8713" calcext:value-type="float">
            <text:p>8713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36</text:p>
          </table:table-cell>
          <table:table-cell office:value-type="string" calcext:value-type="string">
            <text:p>Contrato perdido</text:p>
          </table:table-cell>
          <table:table-cell office:value-type="float" office:value="3900.8" calcext:value-type="float">
            <text:p><text:s/>R$ 3.900,80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inanceiro</text:p>
          </table:table-cell>
          <table:table-cell office:value-type="float" office:value="4036" calcext:value-type="float">
            <text:p>4036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37</text:p>
          </table:table-cell>
          <table:table-cell office:value-type="string" calcext:value-type="string">
            <text:p>Contrato perdido</text:p>
          </table:table-cell>
          <table:table-cell office:value-type="float" office:value="7149.58" calcext:value-type="float">
            <text:p><text:s/>R$ 7.149,58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ndústrias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38</text:p>
          </table:table-cell>
          <table:table-cell office:value-type="string" calcext:value-type="string">
            <text:p>Contrato perdido</text:p>
          </table:table-cell>
          <table:table-cell office:value-type="float" office:value="3629.46" calcext:value-type="float">
            <text:p><text:s/>R$ 3.629,46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ecnologia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39</text:p>
          </table:table-cell>
          <table:table-cell office:value-type="string" calcext:value-type="string">
            <text:p>Contrato perdido</text:p>
          </table:table-cell>
          <table:table-cell office:value-type="float" office:value="3462.49" calcext:value-type="float">
            <text:p><text:s/>R$ 3.462,49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aúde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40</text:p>
          </table:table-cell>
          <table:table-cell office:value-type="string" calcext:value-type="string">
            <text:p>Contrato perdido</text:p>
          </table:table-cell>
          <table:table-cell office:value-type="float" office:value="3028.69" calcext:value-type="float">
            <text:p><text:s/>R$ 3.028,69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inanceiro</text:p>
          </table:table-cell>
          <table:table-cell office:value-type="float" office:value="6689" calcext:value-type="float">
            <text:p>6689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41</text:p>
          </table:table-cell>
          <table:table-cell office:value-type="string" calcext:value-type="string">
            <text:p>Contrato fechado</text:p>
          </table:table-cell>
          <table:table-cell office:value-type="float" office:value="13488.38" calcext:value-type="float">
            <text:p><text:s/>R$ 13.488,38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inanceiro</text:p>
          </table:table-cell>
          <table:table-cell office:value-type="float" office:value="29955" calcext:value-type="float">
            <text:p>29955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42</text:p>
          </table:table-cell>
          <table:table-cell office:value-type="string" calcext:value-type="string">
            <text:p>Contrato perdido</text:p>
          </table:table-cell>
          <table:table-cell office:value-type="float" office:value="3728.16" calcext:value-type="float">
            <text:p><text:s/>R$ 3.728,16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cnologia</text:p>
          </table:table-cell>
          <table:table-cell office:value-type="float" office:value="7357" calcext:value-type="float">
            <text:p>7357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43</text:p>
          </table:table-cell>
          <table:table-cell office:value-type="string" calcext:value-type="string">
            <text:p>Contrato fechado</text:p>
          </table:table-cell>
          <table:table-cell office:value-type="float" office:value="10701.25" calcext:value-type="float">
            <text:p><text:s/>R$ 10.701,25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dústrias</text:p>
          </table:table-cell>
          <table:table-cell office:value-type="float" office:value="19012" calcext:value-type="float">
            <text:p>19012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44</text:p>
          </table:table-cell>
          <table:table-cell office:value-type="string" calcext:value-type="string">
            <text:p>Contrato perdido</text:p>
          </table:table-cell>
          <table:table-cell office:value-type="float" office:value="5981.96" calcext:value-type="float">
            <text:p><text:s/>R$ 5.981,96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aúde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45</text:p>
          </table:table-cell>
          <table:table-cell office:value-type="string" calcext:value-type="string">
            <text:p>Contrato perdido</text:p>
          </table:table-cell>
          <table:table-cell office:value-type="float" office:value="6129.4" calcext:value-type="float">
            <text:p><text:s/>R$ 6.129,40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aúde</text:p>
          </table:table-cell>
          <table:table-cell office:value-type="float" office:value="8737" calcext:value-type="float">
            <text:p>8737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46</text:p>
          </table:table-cell>
          <table:table-cell office:value-type="string" calcext:value-type="string">
            <text:p>Contrato perdido</text:p>
          </table:table-cell>
          <table:table-cell office:value-type="float" office:value="3099.36" calcext:value-type="float">
            <text:p><text:s/>R$ 3.099,36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aúde</text:p>
          </table:table-cell>
          <table:table-cell office:value-type="float" office:value="5839" calcext:value-type="float">
            <text:p>5839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47</text:p>
          </table:table-cell>
          <table:table-cell office:value-type="string" calcext:value-type="string">
            <text:p>Contrato fechado</text:p>
          </table:table-cell>
          <table:table-cell office:value-type="float" office:value="8266.92" calcext:value-type="float">
            <text:p><text:s/>R$ 8.266,92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ndústrias</text:p>
          </table:table-cell>
          <table:table-cell office:value-type="float" office:value="5553" calcext:value-type="float">
            <text:p>5553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48</text:p>
          </table:table-cell>
          <table:table-cell office:value-type="string" calcext:value-type="string">
            <text:p>Contrato perdido</text:p>
          </table:table-cell>
          <table:table-cell office:value-type="float" office:value="5511.27" calcext:value-type="float">
            <text:p><text:s/>R$ 5.511,27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ogística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49</text:p>
          </table:table-cell>
          <table:table-cell office:value-type="string" calcext:value-type="string">
            <text:p>Contrato perdido</text:p>
          </table:table-cell>
          <table:table-cell office:value-type="float" office:value="2973.06" calcext:value-type="float">
            <text:p><text:s/>R$ 2.973,06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cnologia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50</text:p>
          </table:table-cell>
          <table:table-cell office:value-type="string" calcext:value-type="string">
            <text:p>Contrato fechado</text:p>
          </table:table-cell>
          <table:table-cell office:value-type="float" office:value="13581.25" calcext:value-type="float">
            <text:p><text:s/>R$ 13.581,25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aúde</text:p>
          </table:table-cell>
          <table:table-cell office:value-type="float" office:value="40844" calcext:value-type="float">
            <text:p>40844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51</text:p>
          </table:table-cell>
          <table:table-cell office:value-type="string" calcext:value-type="string">
            <text:p>Contrato fechado</text:p>
          </table:table-cell>
          <table:table-cell office:value-type="float" office:value="8059.79" calcext:value-type="float">
            <text:p><text:s/>R$ 8.059,79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rviços</text:p>
          </table:table-cell>
          <table:table-cell office:value-type="float" office:value="3778" calcext:value-type="float">
            <text:p>3778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52</text:p>
          </table:table-cell>
          <table:table-cell office:value-type="string" calcext:value-type="string">
            <text:p>Contrato fechado</text:p>
          </table:table-cell>
          <table:table-cell office:value-type="float" office:value="13785.19" calcext:value-type="float">
            <text:p><text:s/>R$ 13.785,19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cnologia</text:p>
          </table:table-cell>
          <table:table-cell office:value-type="float" office:value="34035" calcext:value-type="float">
            <text:p>34035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53</text:p>
          </table:table-cell>
          <table:table-cell office:value-type="string" calcext:value-type="string">
            <text:p>Contrato perdido</text:p>
          </table:table-cell>
          <table:table-cell office:value-type="float" office:value="2183.24" calcext:value-type="float">
            <text:p><text:s/>R$ 2.183,24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erviços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54</text:p>
          </table:table-cell>
          <table:table-cell office:value-type="string" calcext:value-type="string">
            <text:p>Contrato perdido</text:p>
          </table:table-cell>
          <table:table-cell office:value-type="float" office:value="5096.15" calcext:value-type="float">
            <text:p><text:s/>R$ 5.096,15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ndústrias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55</text:p>
          </table:table-cell>
          <table:table-cell office:value-type="string" calcext:value-type="string">
            <text:p>Contrato perdido</text:p>
          </table:table-cell>
          <table:table-cell office:value-type="float" office:value="4021.41" calcext:value-type="float">
            <text:p><text:s/>R$ 4.021,41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aúde</text:p>
          </table:table-cell>
          <table:table-cell office:value-type="float" office:value="7870" calcext:value-type="float">
            <text:p>7870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56</text:p>
          </table:table-cell>
          <table:table-cell office:value-type="string" calcext:value-type="string">
            <text:p>Contrato perdido</text:p>
          </table:table-cell>
          <table:table-cell office:value-type="float" office:value="2569.09" calcext:value-type="float">
            <text:p><text:s/>R$ 2.569,09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aúde</text:p>
          </table:table-cell>
          <table:table-cell office:value-type="float" office:value="4305" calcext:value-type="float">
            <text:p>4305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57</text:p>
          </table:table-cell>
          <table:table-cell office:value-type="string" calcext:value-type="string">
            <text:p>Contrato perdido</text:p>
          </table:table-cell>
          <table:table-cell office:value-type="float" office:value="3389.45" calcext:value-type="float">
            <text:p><text:s/>R$ 3.389,45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inanceiro</text:p>
          </table:table-cell>
          <table:table-cell office:value-type="float" office:value="7906" calcext:value-type="float">
            <text:p>7906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58</text:p>
          </table:table-cell>
          <table:table-cell office:value-type="string" calcext:value-type="string">
            <text:p>Contrato perdido</text:p>
          </table:table-cell>
          <table:table-cell office:value-type="float" office:value="5029.48" calcext:value-type="float">
            <text:p><text:s/>R$ 5.029,48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erviços</text:p>
          </table:table-cell>
          <table:table-cell office:value-type="float" office:value="4843" calcext:value-type="float">
            <text:p>4843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59</text:p>
          </table:table-cell>
          <table:table-cell office:value-type="string" calcext:value-type="string">
            <text:p>Contrato perdido</text:p>
          </table:table-cell>
          <table:table-cell office:value-type="float" office:value="4158.84" calcext:value-type="float">
            <text:p><text:s/>R$ 4.158,84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cnologia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60</text:p>
          </table:table-cell>
          <table:table-cell office:value-type="string" calcext:value-type="string">
            <text:p>Contrato perdido</text:p>
          </table:table-cell>
          <table:table-cell office:value-type="float" office:value="4876.62" calcext:value-type="float">
            <text:p><text:s/>R$ 4.876,62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ecnologia</text:p>
          </table:table-cell>
          <table:table-cell office:value-type="float" office:value="6784" calcext:value-type="float">
            <text:p>6784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61</text:p>
          </table:table-cell>
          <table:table-cell office:value-type="string" calcext:value-type="string">
            <text:p>Contrato fechado</text:p>
          </table:table-cell>
          <table:table-cell office:value-type="float" office:value="15000" calcext:value-type="float">
            <text:p><text:s/>R$ 15.000,00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nanceiro</text:p>
          </table:table-cell>
          <table:table-cell office:value-type="float" office:value="25280" calcext:value-type="float">
            <text:p>25280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62</text:p>
          </table:table-cell>
          <table:table-cell office:value-type="string" calcext:value-type="string">
            <text:p>Contrato fechado</text:p>
          </table:table-cell>
          <table:table-cell office:value-type="float" office:value="8871.52" calcext:value-type="float">
            <text:p><text:s/>R$ 8.871,52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dústrias</text:p>
          </table:table-cell>
          <table:table-cell office:value-type="float" office:value="6397" calcext:value-type="float">
            <text:p>6397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63</text:p>
          </table:table-cell>
          <table:table-cell office:value-type="string" calcext:value-type="string">
            <text:p>Contrato perdido</text:p>
          </table:table-cell>
          <table:table-cell office:value-type="float" office:value="6425.82" calcext:value-type="float">
            <text:p><text:s/>R$ 6.425,82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cnologia</text:p>
          </table:table-cell>
          <table:table-cell office:value-type="float" office:value="5050" calcext:value-type="float">
            <text:p>5050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64</text:p>
          </table:table-cell>
          <table:table-cell office:value-type="string" calcext:value-type="string">
            <text:p>Contrato perdido</text:p>
          </table:table-cell>
          <table:table-cell office:value-type="float" office:value="4156.53" calcext:value-type="float">
            <text:p><text:s/>R$ 4.156,53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ogística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65</text:p>
          </table:table-cell>
          <table:table-cell office:value-type="string" calcext:value-type="string">
            <text:p>Contrato perdido</text:p>
          </table:table-cell>
          <table:table-cell office:value-type="float" office:value="2651.82" calcext:value-type="float">
            <text:p><text:s/>R$ 2.651,82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ndústrias</text:p>
          </table:table-cell>
          <table:table-cell office:value-type="float" office:value="5328" calcext:value-type="float">
            <text:p>5328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66</text:p>
          </table:table-cell>
          <table:table-cell office:value-type="string" calcext:value-type="string">
            <text:p>Contrato fechado</text:p>
          </table:table-cell>
          <table:table-cell office:value-type="float" office:value="9339.37" calcext:value-type="float">
            <text:p><text:s/>R$ 9.339,37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cnologia</text:p>
          </table:table-cell>
          <table:table-cell office:value-type="float" office:value="9392" calcext:value-type="float">
            <text:p>9392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67</text:p>
          </table:table-cell>
          <table:table-cell office:value-type="string" calcext:value-type="string">
            <text:p>Contrato perdido</text:p>
          </table:table-cell>
          <table:table-cell office:value-type="float" office:value="3716.32" calcext:value-type="float">
            <text:p><text:s/>R$ 3.716,32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ogística</text:p>
          </table:table-cell>
          <table:table-cell office:value-type="float" office:value="5985" calcext:value-type="float">
            <text:p>5985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68</text:p>
          </table:table-cell>
          <table:table-cell office:value-type="string" calcext:value-type="string">
            <text:p>Contrato perdido</text:p>
          </table:table-cell>
          <table:table-cell office:value-type="float" office:value="5382.48" calcext:value-type="float">
            <text:p><text:s/>R$ 5.382,48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aúde</text:p>
          </table:table-cell>
          <table:table-cell office:value-type="float" office:value="4884" calcext:value-type="float">
            <text:p>4884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69</text:p>
          </table:table-cell>
          <table:table-cell office:value-type="string" calcext:value-type="string">
            <text:p>Contrato perdido</text:p>
          </table:table-cell>
          <table:table-cell office:value-type="float" office:value="3808.68" calcext:value-type="float">
            <text:p><text:s/>R$ 3.808,68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aúde</text:p>
          </table:table-cell>
          <table:table-cell office:value-type="float" office:value="7150" calcext:value-type="float">
            <text:p>7150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70</text:p>
          </table:table-cell>
          <table:table-cell office:value-type="string" calcext:value-type="string">
            <text:p>Contrato perdido</text:p>
          </table:table-cell>
          <table:table-cell office:value-type="float" office:value="6266.73" calcext:value-type="float">
            <text:p><text:s/>R$ 6.266,73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inanceiro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71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dústrias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72</text:p>
          </table:table-cell>
          <table:table-cell office:value-type="string" calcext:value-type="string">
            <text:p>Contrato perdido</text:p>
          </table:table-cell>
          <table:table-cell office:value-type="float" office:value="3981.87" calcext:value-type="float">
            <text:p><text:s/>R$ 3.981,87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inanceiro</text:p>
          </table:table-cell>
          <table:table-cell office:value-type="float" office:value="2816" calcext:value-type="float">
            <text:p>2816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73</text:p>
          </table:table-cell>
          <table:table-cell office:value-type="string" calcext:value-type="string">
            <text:p>Contrato perdido</text:p>
          </table:table-cell>
          <table:table-cell office:value-type="float" office:value="2121.41" calcext:value-type="float">
            <text:p><text:s/>R$ 2.121,41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ogística</text:p>
          </table:table-cell>
          <table:table-cell office:value-type="float" office:value="5467" calcext:value-type="float">
            <text:p>5467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74</text:p>
          </table:table-cell>
          <table:table-cell office:value-type="string" calcext:value-type="string">
            <text:p>Contrato fechado</text:p>
          </table:table-cell>
          <table:table-cell office:value-type="float" office:value="12727.26" calcext:value-type="float">
            <text:p><text:s/>R$ 12.727,26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dústrias</text:p>
          </table:table-cell>
          <table:table-cell office:value-type="float" office:value="38283" calcext:value-type="float">
            <text:p>38283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75</text:p>
          </table:table-cell>
          <table:table-cell office:value-type="string" calcext:value-type="string">
            <text:p>Contrato perdido</text:p>
          </table:table-cell>
          <table:table-cell office:value-type="float" office:value="5330.33" calcext:value-type="float">
            <text:p><text:s/>R$ 5.330,33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inanceiro</text:p>
          </table:table-cell>
          <table:table-cell office:value-type="float" office:value="3327" calcext:value-type="float">
            <text:p>3327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76</text:p>
          </table:table-cell>
          <table:table-cell office:value-type="string" calcext:value-type="string">
            <text:p>Contrato perdido</text:p>
          </table:table-cell>
          <table:table-cell office:value-type="float" office:value="3368.86" calcext:value-type="float">
            <text:p><text:s/>R$ 3.368,86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inanceiro</text:p>
          </table:table-cell>
          <table:table-cell office:value-type="float" office:value="7848" calcext:value-type="float">
            <text:p>7848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77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úde</text:p>
          </table:table-cell>
          <table:table-cell office:value-type="float" office:value="4816" calcext:value-type="float">
            <text:p>4816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78</text:p>
          </table:table-cell>
          <table:table-cell office:value-type="string" calcext:value-type="string">
            <text:p>Contrato perdido</text:p>
          </table:table-cell>
          <table:table-cell office:value-type="float" office:value="4298.42" calcext:value-type="float">
            <text:p><text:s/>R$ 4.298,42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ecnologia</text:p>
          </table:table-cell>
          <table:table-cell office:value-type="float" office:value="3224" calcext:value-type="float">
            <text:p>3224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79</text:p>
          </table:table-cell>
          <table:table-cell office:value-type="string" calcext:value-type="string">
            <text:p>Contrato fechado</text:p>
          </table:table-cell>
          <table:table-cell office:value-type="float" office:value="12873.48" calcext:value-type="float">
            <text:p><text:s/>R$ 12.873,48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inanceiro</text:p>
          </table:table-cell>
          <table:table-cell office:value-type="float" office:value="37981" calcext:value-type="float">
            <text:p>37981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80</text:p>
          </table:table-cell>
          <table:table-cell office:value-type="string" calcext:value-type="string">
            <text:p>Contrato perdido</text:p>
          </table:table-cell>
          <table:table-cell office:value-type="float" office:value="4606.44" calcext:value-type="float">
            <text:p><text:s/>R$ 4.606,44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inanceiro</text:p>
          </table:table-cell>
          <table:table-cell office:value-type="float" office:value="4426" calcext:value-type="float">
            <text:p>4426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81</text:p>
          </table:table-cell>
          <table:table-cell office:value-type="string" calcext:value-type="string">
            <text:p>Contrato perdido</text:p>
          </table:table-cell>
          <table:table-cell office:value-type="float" office:value="5853.67" calcext:value-type="float">
            <text:p><text:s/>R$ 5.853,67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erviços</text:p>
          </table:table-cell>
          <table:table-cell office:value-type="float" office:value="6519" calcext:value-type="float">
            <text:p>6519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82</text:p>
          </table:table-cell>
          <table:table-cell office:value-type="string" calcext:value-type="string">
            <text:p>Contrato perdido</text:p>
          </table:table-cell>
          <table:table-cell office:value-type="float" office:value="2393.42" calcext:value-type="float">
            <text:p><text:s/>R$ 2.393,42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inanceiro</text:p>
          </table:table-cell>
          <table:table-cell office:value-type="float" office:value="4416" calcext:value-type="float">
            <text:p>4416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83</text:p>
          </table:table-cell>
          <table:table-cell office:value-type="string" calcext:value-type="string">
            <text:p>Contrato perdido</text:p>
          </table:table-cell>
          <table:table-cell office:value-type="float" office:value="5020.32" calcext:value-type="float">
            <text:p><text:s/>R$ 5.020,32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dústrias</text:p>
          </table:table-cell>
          <table:table-cell office:value-type="float" office:value="4880" calcext:value-type="float">
            <text:p>4880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84</text:p>
          </table:table-cell>
          <table:table-cell office:value-type="string" calcext:value-type="string">
            <text:p>Contrato perdido</text:p>
          </table:table-cell>
          <table:table-cell office:value-type="float" office:value="5788.76" calcext:value-type="float">
            <text:p><text:s/>R$ 5.788,76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inanceiro</text:p>
          </table:table-cell>
          <table:table-cell office:value-type="float" office:value="5987" calcext:value-type="float">
            <text:p>5987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85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ndústrias</text:p>
          </table:table-cell>
          <table:table-cell office:value-type="float" office:value="5581" calcext:value-type="float">
            <text:p>5581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86</text:p>
          </table:table-cell>
          <table:table-cell office:value-type="string" calcext:value-type="string">
            <text:p>Contrato perdido</text:p>
          </table:table-cell>
          <table:table-cell office:value-type="float" office:value="4479.48" calcext:value-type="float">
            <text:p><text:s/>R$ 4.479,48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dústria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87</text:p>
          </table:table-cell>
          <table:table-cell office:value-type="string" calcext:value-type="string">
            <text:p>Contrato perdido</text:p>
          </table:table-cell>
          <table:table-cell office:value-type="float" office:value="3243.73" calcext:value-type="float">
            <text:p><text:s/>R$ 3.243,73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inanceiro</text:p>
          </table:table-cell>
          <table:table-cell office:value-type="float" office:value="2757" calcext:value-type="float">
            <text:p>2757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88</text:p>
          </table:table-cell>
          <table:table-cell office:value-type="string" calcext:value-type="string">
            <text:p>Contrato perdido</text:p>
          </table:table-cell>
          <table:table-cell office:value-type="float" office:value="3877.72" calcext:value-type="float">
            <text:p><text:s/>R$ 3.877,72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nanceiro</text:p>
          </table:table-cell>
          <table:table-cell office:value-type="float" office:value="6858" calcext:value-type="float">
            <text:p>6858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89</text:p>
          </table:table-cell>
          <table:table-cell office:value-type="string" calcext:value-type="string">
            <text:p>Contrato perdido</text:p>
          </table:table-cell>
          <table:table-cell office:value-type="float" office:value="4521.51" calcext:value-type="float">
            <text:p><text:s/>R$ 4.521,51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cnologia</text:p>
          </table:table-cell>
          <table:table-cell office:value-type="float" office:value="4735" calcext:value-type="float">
            <text:p>4735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90</text:p>
          </table:table-cell>
          <table:table-cell office:value-type="string" calcext:value-type="string">
            <text:p>Contrato perdido</text:p>
          </table:table-cell>
          <table:table-cell office:value-type="float" office:value="3269.16" calcext:value-type="float">
            <text:p><text:s/>R$ 3.269,16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inanceiro</text:p>
          </table:table-cell>
          <table:table-cell office:value-type="float" office:value="3952" calcext:value-type="float">
            <text:p>3952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91</text:p>
          </table:table-cell>
          <table:table-cell office:value-type="string" calcext:value-type="string">
            <text:p>Contrato perdido</text:p>
          </table:table-cell>
          <table:table-cell office:value-type="float" office:value="2986.44" calcext:value-type="float">
            <text:p><text:s/>R$ 2.986,44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aúde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92</text:p>
          </table:table-cell>
          <table:table-cell office:value-type="string" calcext:value-type="string">
            <text:p>Contrato perdido</text:p>
          </table:table-cell>
          <table:table-cell office:value-type="float" office:value="4051.23" calcext:value-type="float">
            <text:p><text:s/>R$ 4.051,23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aúde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93</text:p>
          </table:table-cell>
          <table:table-cell office:value-type="string" calcext:value-type="string">
            <text:p>Contrato perdido</text:p>
          </table:table-cell>
          <table:table-cell office:value-type="float" office:value="2369.13" calcext:value-type="float">
            <text:p><text:s/>R$ 2.369,13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ndústria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94</text:p>
          </table:table-cell>
          <table:table-cell office:value-type="string" calcext:value-type="string">
            <text:p>Contrato perdido</text:p>
          </table:table-cell>
          <table:table-cell office:value-type="float" office:value="2371.26" calcext:value-type="float">
            <text:p><text:s/>R$ 2.371,26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erviços</text:p>
          </table:table-cell>
          <table:table-cell office:value-type="float" office:value="4797" calcext:value-type="float">
            <text:p>4797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95</text:p>
          </table:table-cell>
          <table:table-cell office:value-type="string" calcext:value-type="string">
            <text:p>Contrato perdido</text:p>
          </table:table-cell>
          <table:table-cell office:value-type="float" office:value="5019.06" calcext:value-type="float">
            <text:p><text:s/>R$ 5.019,06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ndústrias</text:p>
          </table:table-cell>
          <table:table-cell office:value-type="float" office:value="3803" calcext:value-type="float">
            <text:p>3803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96</text:p>
          </table:table-cell>
          <table:table-cell office:value-type="string" calcext:value-type="string">
            <text:p>Contrato perdido</text:p>
          </table:table-cell>
          <table:table-cell office:value-type="float" office:value="2276.81" calcext:value-type="float">
            <text:p><text:s/>R$ 2.276,81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ecnologia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97</text:p>
          </table:table-cell>
          <table:table-cell office:value-type="string" calcext:value-type="string">
            <text:p>Contrato perdido</text:p>
          </table:table-cell>
          <table:table-cell office:value-type="float" office:value="4999.47" calcext:value-type="float">
            <text:p><text:s/>R$ 4.999,47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dústrias</text:p>
          </table:table-cell>
          <table:table-cell office:value-type="float" office:value="4863" calcext:value-type="float">
            <text:p>4863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98</text:p>
          </table:table-cell>
          <table:table-cell office:value-type="string" calcext:value-type="string">
            <text:p>Contrato perdido</text:p>
          </table:table-cell>
          <table:table-cell office:value-type="float" office:value="4693.89" calcext:value-type="float">
            <text:p><text:s/>R$ 4.693,89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inanceiro</text:p>
          </table:table-cell>
          <table:table-cell office:value-type="float" office:value="5727" calcext:value-type="float">
            <text:p>5727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99</text:p>
          </table:table-cell>
          <table:table-cell office:value-type="string" calcext:value-type="string">
            <text:p>Contrato fechado</text:p>
          </table:table-cell>
          <table:table-cell office:value-type="float" office:value="8548.39" calcext:value-type="float">
            <text:p><text:s/>R$ 8.548,39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dústrias</text:p>
          </table:table-cell>
          <table:table-cell office:value-type="float" office:value="9186" calcext:value-type="float">
            <text:p>9186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00</text:p>
          </table:table-cell>
          <table:table-cell office:value-type="string" calcext:value-type="string">
            <text:p>Contrato perdido</text:p>
          </table:table-cell>
          <table:table-cell office:value-type="float" office:value="2983.65" calcext:value-type="float">
            <text:p><text:s/>R$ 2.983,65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cnologia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01</text:p>
          </table:table-cell>
          <table:table-cell office:value-type="string" calcext:value-type="string">
            <text:p>Contrato perdido</text:p>
          </table:table-cell>
          <table:table-cell office:value-type="float" office:value="5791.16" calcext:value-type="float">
            <text:p><text:s/>R$ 5.791,16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aúde</text:p>
          </table:table-cell>
          <table:table-cell office:value-type="float" office:value="7318" calcext:value-type="float">
            <text:p>7318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02</text:p>
          </table:table-cell>
          <table:table-cell office:value-type="string" calcext:value-type="string">
            <text:p>Contrato perdido</text:p>
          </table:table-cell>
          <table:table-cell office:value-type="float" office:value="2528.25" calcext:value-type="float">
            <text:p><text:s/>R$ 2.528,25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aúde</text:p>
          </table:table-cell>
          <table:table-cell office:value-type="float" office:value="6946" calcext:value-type="float">
            <text:p>6946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03</text:p>
          </table:table-cell>
          <table:table-cell office:value-type="string" calcext:value-type="string">
            <text:p>Contrato perdido</text:p>
          </table:table-cell>
          <table:table-cell office:value-type="float" office:value="3303.39" calcext:value-type="float">
            <text:p><text:s/>R$ 3.303,39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ndústrias</text:p>
          </table:table-cell>
          <table:table-cell office:value-type="float" office:value="3441" calcext:value-type="float">
            <text:p>3441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04</text:p>
          </table:table-cell>
          <table:table-cell office:value-type="string" calcext:value-type="string">
            <text:p>Contrato perdido</text:p>
          </table:table-cell>
          <table:table-cell office:value-type="float" office:value="4693.09" calcext:value-type="float">
            <text:p><text:s/>R$ 4.693,09 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erviços</text:p>
          </table:table-cell>
          <table:table-cell office:value-type="float" office:value="5406" calcext:value-type="float">
            <text:p>5406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05</text:p>
          </table:table-cell>
          <table:table-cell office:value-type="string" calcext:value-type="string">
            <text:p>Contrato perdido</text:p>
          </table:table-cell>
          <table:table-cell office:value-type="float" office:value="5175.09" calcext:value-type="float">
            <text:p><text:s/>R$ 5.175,09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dústrias</text:p>
          </table:table-cell>
          <table:table-cell office:value-type="float" office:value="4084" calcext:value-type="float">
            <text:p>4084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06</text:p>
          </table:table-cell>
          <table:table-cell office:value-type="string" calcext:value-type="string">
            <text:p>Contrato perdido</text:p>
          </table:table-cell>
          <table:table-cell office:value-type="float" office:value="3622.69" calcext:value-type="float">
            <text:p><text:s/>R$ 3.622,69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ogística</text:p>
          </table:table-cell>
          <table:table-cell office:value-type="float" office:value="5371" calcext:value-type="float">
            <text:p>5371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07</text:p>
          </table:table-cell>
          <table:table-cell office:value-type="string" calcext:value-type="string">
            <text:p>Contrato perdido</text:p>
          </table:table-cell>
          <table:table-cell office:value-type="float" office:value="3103.73" calcext:value-type="float">
            <text:p><text:s/>R$ 3.103,73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Indústrias</text:p>
          </table:table-cell>
          <table:table-cell office:value-type="float" office:value="8018" calcext:value-type="float">
            <text:p>8018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08</text:p>
          </table:table-cell>
          <table:table-cell office:value-type="string" calcext:value-type="string">
            <text:p>Contrato perdido</text:p>
          </table:table-cell>
          <table:table-cell office:value-type="float" office:value="6133.55" calcext:value-type="float">
            <text:p><text:s/>R$ 6.133,55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ndústrias</text:p>
          </table:table-cell>
          <table:table-cell office:value-type="float" office:value="6211" calcext:value-type="float">
            <text:p>6211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09</text:p>
          </table:table-cell>
          <table:table-cell office:value-type="string" calcext:value-type="string">
            <text:p>Contrato perdido</text:p>
          </table:table-cell>
          <table:table-cell office:value-type="float" office:value="6608.35" calcext:value-type="float">
            <text:p><text:s/>R$ 6.608,35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ndústrias</text:p>
          </table:table-cell>
          <table:table-cell office:value-type="float" office:value="6017" calcext:value-type="float">
            <text:p>6017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10</text:p>
          </table:table-cell>
          <table:table-cell office:value-type="string" calcext:value-type="string">
            <text:p>Contrato perdido</text:p>
          </table:table-cell>
          <table:table-cell office:value-type="float" office:value="5468.29" calcext:value-type="float">
            <text:p><text:s/>R$ 5.468,2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iro</text:p>
          </table:table-cell>
          <table:table-cell office:value-type="float" office:value="4139" calcext:value-type="float">
            <text:p>4139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11</text:p>
          </table:table-cell>
          <table:table-cell office:value-type="string" calcext:value-type="string">
            <text:p>Contrato perdido</text:p>
          </table:table-cell>
          <table:table-cell office:value-type="float" office:value="4127.98" calcext:value-type="float">
            <text:p><text:s/>R$ 4.127,98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aúde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12</text:p>
          </table:table-cell>
          <table:table-cell office:value-type="string" calcext:value-type="string">
            <text:p>Contrato perdido</text:p>
          </table:table-cell>
          <table:table-cell office:value-type="float" office:value="2787.6" calcext:value-type="float">
            <text:p><text:s/>R$ 2.787,60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ndústrias</text:p>
          </table:table-cell>
          <table:table-cell office:value-type="float" office:value="4583" calcext:value-type="float">
            <text:p>4583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13</text:p>
          </table:table-cell>
          <table:table-cell office:value-type="string" calcext:value-type="string">
            <text:p>Contrato perdido</text:p>
          </table:table-cell>
          <table:table-cell office:value-type="float" office:value="2754.33" calcext:value-type="float">
            <text:p><text:s/>R$ 2.754,33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erviços</text:p>
          </table:table-cell>
          <table:table-cell office:value-type="float" office:value="7413" calcext:value-type="float">
            <text:p>7413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14</text:p>
          </table:table-cell>
          <table:table-cell office:value-type="string" calcext:value-type="string">
            <text:p>Contrato perdido</text:p>
          </table:table-cell>
          <table:table-cell office:value-type="float" office:value="4783.77" calcext:value-type="float">
            <text:p><text:s/>R$ 4.783,77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inanceiro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15</text:p>
          </table:table-cell>
          <table:table-cell office:value-type="string" calcext:value-type="string">
            <text:p>Contrato perdido</text:p>
          </table:table-cell>
          <table:table-cell office:value-type="float" office:value="4627.6" calcext:value-type="float">
            <text:p><text:s/>R$ 4.627,60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aúde</text:p>
          </table:table-cell>
          <table:table-cell office:value-type="float" office:value="2889" calcext:value-type="float">
            <text:p>2889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16</text:p>
          </table:table-cell>
          <table:table-cell office:value-type="string" calcext:value-type="string">
            <text:p>Contrato perdido</text:p>
          </table:table-cell>
          <table:table-cell office:value-type="float" office:value="6102.4" calcext:value-type="float">
            <text:p><text:s/>R$ 6.102,40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inanceiro</text:p>
          </table:table-cell>
          <table:table-cell office:value-type="float" office:value="5252" calcext:value-type="float">
            <text:p>5252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17</text:p>
          </table:table-cell>
          <table:table-cell office:value-type="string" calcext:value-type="string">
            <text:p>Contrato perdido</text:p>
          </table:table-cell>
          <table:table-cell office:value-type="float" office:value="4975.68" calcext:value-type="float">
            <text:p><text:s/>R$ 4.975,68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inanceiro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18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aúde</text:p>
          </table:table-cell>
          <table:table-cell office:value-type="float" office:value="3414" calcext:value-type="float">
            <text:p>3414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19</text:p>
          </table:table-cell>
          <table:table-cell office:value-type="string" calcext:value-type="string">
            <text:p>Contrato fechado</text:p>
          </table:table-cell>
          <table:table-cell office:value-type="float" office:value="14103.9" calcext:value-type="float">
            <text:p><text:s/>R$ 14.103,90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dústrias</text:p>
          </table:table-cell>
          <table:table-cell office:value-type="float" office:value="26611" calcext:value-type="float">
            <text:p>26611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20</text:p>
          </table:table-cell>
          <table:table-cell office:value-type="string" calcext:value-type="string">
            <text:p>Contrato fechado</text:p>
          </table:table-cell>
          <table:table-cell office:value-type="float" office:value="10003.88" calcext:value-type="float">
            <text:p><text:s/>R$ 10.003,88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ndústrias</text:p>
          </table:table-cell>
          <table:table-cell office:value-type="float" office:value="19075" calcext:value-type="float">
            <text:p>19075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21</text:p>
          </table:table-cell>
          <table:table-cell office:value-type="string" calcext:value-type="string">
            <text:p>Contrato perdido</text:p>
          </table:table-cell>
          <table:table-cell office:value-type="float" office:value="3424.04" calcext:value-type="float">
            <text:p><text:s/>R$ 3.424,04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ogística</text:p>
          </table:table-cell>
          <table:table-cell office:value-type="float" office:value="3051" calcext:value-type="float">
            <text:p>3051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22</text:p>
          </table:table-cell>
          <table:table-cell office:value-type="string" calcext:value-type="string">
            <text:p>Contrato perdido</text:p>
          </table:table-cell>
          <table:table-cell office:value-type="float" office:value="4375.3" calcext:value-type="float">
            <text:p><text:s/>R$ 4.375,30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cnologia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23</text:p>
          </table:table-cell>
          <table:table-cell office:value-type="string" calcext:value-type="string">
            <text:p>Contrato perdido</text:p>
          </table:table-cell>
          <table:table-cell office:value-type="float" office:value="6993.5" calcext:value-type="float">
            <text:p><text:s/>R$ 6.993,50 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inanceiro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24</text:p>
          </table:table-cell>
          <table:table-cell office:value-type="string" calcext:value-type="string">
            <text:p>Contrato perdido</text:p>
          </table:table-cell>
          <table:table-cell office:value-type="float" office:value="8664.88" calcext:value-type="float">
            <text:p><text:s/>R$ 8.664,88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inanceiro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25</text:p>
          </table:table-cell>
          <table:table-cell office:value-type="string" calcext:value-type="string">
            <text:p>Contrato perdido</text:p>
          </table:table-cell>
          <table:table-cell office:value-type="float" office:value="4910.08" calcext:value-type="float">
            <text:p><text:s/>R$ 4.910,08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aúde</text:p>
          </table:table-cell>
          <table:table-cell office:value-type="float" office:value="3739" calcext:value-type="float">
            <text:p>3739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26</text:p>
          </table:table-cell>
          <table:table-cell office:value-type="string" calcext:value-type="string">
            <text:p>Contrato perdido</text:p>
          </table:table-cell>
          <table:table-cell office:value-type="float" office:value="3725.21" calcext:value-type="float">
            <text:p><text:s/>R$ 3.725,21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inanceiro</text:p>
          </table:table-cell>
          <table:table-cell office:value-type="float" office:value="6463" calcext:value-type="float">
            <text:p>6463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27</text:p>
          </table:table-cell>
          <table:table-cell office:value-type="string" calcext:value-type="string">
            <text:p>Contrato perdido</text:p>
          </table:table-cell>
          <table:table-cell office:value-type="float" office:value="4801.76" calcext:value-type="float">
            <text:p><text:s/>R$ 4.801,76 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Indústrias</text:p>
          </table:table-cell>
          <table:table-cell office:value-type="float" office:value="4606" calcext:value-type="float">
            <text:p>4606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28</text:p>
          </table:table-cell>
          <table:table-cell office:value-type="string" calcext:value-type="string">
            <text:p>Contrato perdido</text:p>
          </table:table-cell>
          <table:table-cell office:value-type="float" office:value="5331.48" calcext:value-type="float">
            <text:p><text:s/>R$ 5.331,48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dústrias</text:p>
          </table:table-cell>
          <table:table-cell office:value-type="float" office:value="4070" calcext:value-type="float">
            <text:p>4070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29</text:p>
          </table:table-cell>
          <table:table-cell office:value-type="string" calcext:value-type="string">
            <text:p>Contrato perdido</text:p>
          </table:table-cell>
          <table:table-cell office:value-type="float" office:value="3519" calcext:value-type="float">
            <text:p><text:s/>R$ 3.519,00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erviços</text:p>
          </table:table-cell>
          <table:table-cell office:value-type="float" office:value="5088" calcext:value-type="float">
            <text:p>5088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30</text:p>
          </table:table-cell>
          <table:table-cell office:value-type="string" calcext:value-type="string">
            <text:p>Contrato perdido</text:p>
          </table:table-cell>
          <table:table-cell office:value-type="float" office:value="6692.82" calcext:value-type="float">
            <text:p><text:s/>R$ 6.692,82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erviços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31</text:p>
          </table:table-cell>
          <table:table-cell office:value-type="string" calcext:value-type="string">
            <text:p>Contrato perdido</text:p>
          </table:table-cell>
          <table:table-cell office:value-type="float" office:value="4345.11" calcext:value-type="float">
            <text:p><text:s/>R$ 4.345,11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dústrias</text:p>
          </table:table-cell>
          <table:table-cell office:value-type="float" office:value="5989" calcext:value-type="float">
            <text:p>5989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32</text:p>
          </table:table-cell>
          <table:table-cell office:value-type="string" calcext:value-type="string">
            <text:p>Contrato perdido</text:p>
          </table:table-cell>
          <table:table-cell office:value-type="float" office:value="4746.61" calcext:value-type="float">
            <text:p><text:s/>R$ 4.746,61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dústrias</text:p>
          </table:table-cell>
          <table:table-cell office:value-type="float" office:value="5766" calcext:value-type="float">
            <text:p>5766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33</text:p>
          </table:table-cell>
          <table:table-cell office:value-type="string" calcext:value-type="string">
            <text:p>Contrato perdido</text:p>
          </table:table-cell>
          <table:table-cell office:value-type="float" office:value="4998.89" calcext:value-type="float">
            <text:p><text:s/>R$ 4.998,89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dústrias</text:p>
          </table:table-cell>
          <table:table-cell office:value-type="float" office:value="4181" calcext:value-type="float">
            <text:p>4181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34</text:p>
          </table:table-cell>
          <table:table-cell office:value-type="string" calcext:value-type="string">
            <text:p>Contrato perdido</text:p>
          </table:table-cell>
          <table:table-cell office:value-type="float" office:value="4632.38" calcext:value-type="float">
            <text:p><text:s/>R$ 4.632,38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erviços</text:p>
          </table:table-cell>
          <table:table-cell office:value-type="float" office:value="7011" calcext:value-type="float">
            <text:p>7011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35</text:p>
          </table:table-cell>
          <table:table-cell office:value-type="string" calcext:value-type="string">
            <text:p>Contrato perdido</text:p>
          </table:table-cell>
          <table:table-cell office:value-type="float" office:value="5258.41" calcext:value-type="float">
            <text:p><text:s/>R$ 5.258,41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ndústrias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36</text:p>
          </table:table-cell>
          <table:table-cell office:value-type="string" calcext:value-type="string">
            <text:p>Contrato perdido</text:p>
          </table:table-cell>
          <table:table-cell office:value-type="float" office:value="3074.12" calcext:value-type="float">
            <text:p><text:s/>R$ 3.074,12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dústrias</text:p>
          </table:table-cell>
          <table:table-cell office:value-type="float" office:value="7255" calcext:value-type="float">
            <text:p>7255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37</text:p>
          </table:table-cell>
          <table:table-cell office:value-type="string" calcext:value-type="string">
            <text:p>Contrato perdido</text:p>
          </table:table-cell>
          <table:table-cell office:value-type="float" office:value="3162.55" calcext:value-type="float">
            <text:p><text:s/>R$ 3.162,55 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erviços</text:p>
          </table:table-cell>
          <table:table-cell office:value-type="float" office:value="5308" calcext:value-type="float">
            <text:p>5308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38</text:p>
          </table:table-cell>
          <table:table-cell office:value-type="string" calcext:value-type="string">
            <text:p>Contrato perdido</text:p>
          </table:table-cell>
          <table:table-cell office:value-type="float" office:value="2349.77" calcext:value-type="float">
            <text:p><text:s/>R$ 2.349,77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dústrias</text:p>
          </table:table-cell>
          <table:table-cell office:value-type="float" office:value="4326" calcext:value-type="float">
            <text:p>4326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39</text:p>
          </table:table-cell>
          <table:table-cell office:value-type="string" calcext:value-type="string">
            <text:p>Contrato fechado</text:p>
          </table:table-cell>
          <table:table-cell office:value-type="float" office:value="12879" calcext:value-type="float">
            <text:p><text:s/>R$ 12.879,00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iços</text:p>
          </table:table-cell>
          <table:table-cell office:value-type="float" office:value="29841" calcext:value-type="float">
            <text:p>29841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40</text:p>
          </table:table-cell>
          <table:table-cell office:value-type="string" calcext:value-type="string">
            <text:p>Contrato perdido</text:p>
          </table:table-cell>
          <table:table-cell office:value-type="float" office:value="5168.4" calcext:value-type="float">
            <text:p><text:s/>R$ 5.168,40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ndústrias</text:p>
          </table:table-cell>
          <table:table-cell office:value-type="float" office:value="4785" calcext:value-type="float">
            <text:p>4785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41</text:p>
          </table:table-cell>
          <table:table-cell office:value-type="string" calcext:value-type="string">
            <text:p>Contrato perdido</text:p>
          </table:table-cell>
          <table:table-cell office:value-type="float" office:value="4686.66" calcext:value-type="float">
            <text:p><text:s/>R$ 4.686,66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Indústrias</text:p>
          </table:table-cell>
          <table:table-cell office:value-type="float" office:value="7440" calcext:value-type="float">
            <text:p>7440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42</text:p>
          </table:table-cell>
          <table:table-cell office:value-type="string" calcext:value-type="string">
            <text:p>Contrato perdido</text:p>
          </table:table-cell>
          <table:table-cell office:value-type="float" office:value="6511.74" calcext:value-type="float">
            <text:p><text:s/>R$ 6.511,74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ndústrias</text:p>
          </table:table-cell>
          <table:table-cell office:value-type="float" office:value="2846" calcext:value-type="float">
            <text:p>2846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43</text:p>
          </table:table-cell>
          <table:table-cell office:value-type="string" calcext:value-type="string">
            <text:p>Contrato perdido</text:p>
          </table:table-cell>
          <table:table-cell office:value-type="float" office:value="3991.61" calcext:value-type="float">
            <text:p><text:s/>R$ 3.991,61 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erviços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44</text:p>
          </table:table-cell>
          <table:table-cell office:value-type="string" calcext:value-type="string">
            <text:p>Contrato perdido</text:p>
          </table:table-cell>
          <table:table-cell office:value-type="float" office:value="5003.11" calcext:value-type="float">
            <text:p><text:s/>R$ 5.003,11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ogística</text:p>
          </table:table-cell>
          <table:table-cell office:value-type="float" office:value="7072" calcext:value-type="float">
            <text:p>7072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45</text:p>
          </table:table-cell>
          <table:table-cell office:value-type="string" calcext:value-type="string">
            <text:p>Contrato perdido</text:p>
          </table:table-cell>
          <table:table-cell office:value-type="float" office:value="2362.45" calcext:value-type="float">
            <text:p><text:s/>R$ 2.362,45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ogística</text:p>
          </table:table-cell>
          <table:table-cell office:value-type="float" office:value="3808" calcext:value-type="float">
            <text:p>3808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46</text:p>
          </table:table-cell>
          <table:table-cell office:value-type="string" calcext:value-type="string">
            <text:p>Contrato perdido</text:p>
          </table:table-cell>
          <table:table-cell office:value-type="float" office:value="3419.35" calcext:value-type="float">
            <text:p><text:s/>R$ 3.419,35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inanceiro</text:p>
          </table:table-cell>
          <table:table-cell office:value-type="float" office:value="6801" calcext:value-type="float">
            <text:p>6801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47</text:p>
          </table:table-cell>
          <table:table-cell office:value-type="string" calcext:value-type="string">
            <text:p>Contrato perdido</text:p>
          </table:table-cell>
          <table:table-cell office:value-type="float" office:value="5043.31" calcext:value-type="float">
            <text:p><text:s/>R$ 5.043,31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erviços</text:p>
          </table:table-cell>
          <table:table-cell office:value-type="float" office:value="8398" calcext:value-type="float">
            <text:p>8398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48</text:p>
          </table:table-cell>
          <table:table-cell office:value-type="string" calcext:value-type="string">
            <text:p>Contrato perdido</text:p>
          </table:table-cell>
          <table:table-cell office:value-type="float" office:value="5273.65" calcext:value-type="float">
            <text:p><text:s/>R$ 5.273,65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ndústrias</text:p>
          </table:table-cell>
          <table:table-cell office:value-type="float" office:value="4196" calcext:value-type="float">
            <text:p>4196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49</text:p>
          </table:table-cell>
          <table:table-cell office:value-type="string" calcext:value-type="string">
            <text:p>Contrato perdido</text:p>
          </table:table-cell>
          <table:table-cell office:value-type="float" office:value="3559.05" calcext:value-type="float">
            <text:p><text:s/>R$ 3.559,05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inanceiro</text:p>
          </table:table-cell>
          <table:table-cell office:value-type="float" office:value="6362" calcext:value-type="float">
            <text:p>6362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50</text:p>
          </table:table-cell>
          <table:table-cell office:value-type="string" calcext:value-type="string">
            <text:p>Contrato perdido</text:p>
          </table:table-cell>
          <table:table-cell office:value-type="float" office:value="3892.6" calcext:value-type="float">
            <text:p><text:s/>R$ 3.892,60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gística</text:p>
          </table:table-cell>
          <table:table-cell office:value-type="float" office:value="2692" calcext:value-type="float">
            <text:p>2692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51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ndústrias</text:p>
          </table:table-cell>
          <table:table-cell office:value-type="float" office:value="6509" calcext:value-type="float">
            <text:p>6509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52</text:p>
          </table:table-cell>
          <table:table-cell office:value-type="string" calcext:value-type="string">
            <text:p>Contrato perdido</text:p>
          </table:table-cell>
          <table:table-cell office:value-type="float" office:value="3464.46" calcext:value-type="float">
            <text:p><text:s/>R$ 3.464,46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dústrias</text:p>
          </table:table-cell>
          <table:table-cell office:value-type="float" office:value="5398" calcext:value-type="float">
            <text:p>5398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53</text:p>
          </table:table-cell>
          <table:table-cell office:value-type="string" calcext:value-type="string">
            <text:p>Contrato perdido</text:p>
          </table:table-cell>
          <table:table-cell office:value-type="float" office:value="5335.57" calcext:value-type="float">
            <text:p><text:s/>R$ 5.335,57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ndústrias</text:p>
          </table:table-cell>
          <table:table-cell office:value-type="float" office:value="5946" calcext:value-type="float">
            <text:p>5946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54</text:p>
          </table:table-cell>
          <table:table-cell office:value-type="string" calcext:value-type="string">
            <text:p>Contrato fechado</text:p>
          </table:table-cell>
          <table:table-cell office:value-type="float" office:value="13150.41" calcext:value-type="float">
            <text:p><text:s/>R$ 13.150,41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ústrias</text:p>
          </table:table-cell>
          <table:table-cell office:value-type="float" office:value="24835" calcext:value-type="float">
            <text:p>24835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55</text:p>
          </table:table-cell>
          <table:table-cell office:value-type="string" calcext:value-type="string">
            <text:p>Contrato perdido</text:p>
          </table:table-cell>
          <table:table-cell office:value-type="float" office:value="4751" calcext:value-type="float">
            <text:p><text:s/>R$ 4.751,00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ndústrias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56</text:p>
          </table:table-cell>
          <table:table-cell office:value-type="string" calcext:value-type="string">
            <text:p>Contrato fechado</text:p>
          </table:table-cell>
          <table:table-cell office:value-type="float" office:value="12099.55" calcext:value-type="float">
            <text:p><text:s/>R$ 12.099,55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aúde</text:p>
          </table:table-cell>
          <table:table-cell office:value-type="float" office:value="34026" calcext:value-type="float">
            <text:p>34026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57</text:p>
          </table:table-cell>
          <table:table-cell office:value-type="string" calcext:value-type="string">
            <text:p>Contrato perdido</text:p>
          </table:table-cell>
          <table:table-cell office:value-type="float" office:value="4010.59" calcext:value-type="float">
            <text:p><text:s/>R$ 4.010,59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inanceiro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58</text:p>
          </table:table-cell>
          <table:table-cell office:value-type="string" calcext:value-type="string">
            <text:p>Contrato perdido</text:p>
          </table:table-cell>
          <table:table-cell office:value-type="float" office:value="3009.52" calcext:value-type="float">
            <text:p><text:s/>R$ 3.009,52 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Logística</text:p>
          </table:table-cell>
          <table:table-cell office:value-type="float" office:value="4365" calcext:value-type="float">
            <text:p>4365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59</text:p>
          </table:table-cell>
          <table:table-cell office:value-type="string" calcext:value-type="string">
            <text:p>Contrato perdido</text:p>
          </table:table-cell>
          <table:table-cell office:value-type="float" office:value="5048.24" calcext:value-type="float">
            <text:p><text:s/>R$ 5.048,24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ogística</text:p>
          </table:table-cell>
          <table:table-cell office:value-type="float" office:value="6882" calcext:value-type="float">
            <text:p>6882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60</text:p>
          </table:table-cell>
          <table:table-cell office:value-type="string" calcext:value-type="string">
            <text:p>Contrato perdido</text:p>
          </table:table-cell>
          <table:table-cell office:value-type="float" office:value="4631.46" calcext:value-type="float">
            <text:p><text:s/>R$ 4.631,46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inanceiro</text:p>
          </table:table-cell>
          <table:table-cell office:value-type="float" office:value="5383" calcext:value-type="float">
            <text:p>5383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61</text:p>
          </table:table-cell>
          <table:table-cell office:value-type="string" calcext:value-type="string">
            <text:p>Contrato perdido</text:p>
          </table:table-cell>
          <table:table-cell office:value-type="float" office:value="4738.03" calcext:value-type="float">
            <text:p><text:s/>R$ 4.738,03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inanceiro</text:p>
          </table:table-cell>
          <table:table-cell office:value-type="float" office:value="8896" calcext:value-type="float">
            <text:p>8896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62</text:p>
          </table:table-cell>
          <table:table-cell office:value-type="string" calcext:value-type="string">
            <text:p>Contrato fechado</text:p>
          </table:table-cell>
          <table:table-cell office:value-type="float" office:value="10947.93" calcext:value-type="float">
            <text:p><text:s/>R$ 10.947,93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inanceiro</text:p>
          </table:table-cell>
          <table:table-cell office:value-type="float" office:value="38200" calcext:value-type="float">
            <text:p>38200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63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aúde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64</text:p>
          </table:table-cell>
          <table:table-cell office:value-type="string" calcext:value-type="string">
            <text:p>Contrato perdido</text:p>
          </table:table-cell>
          <table:table-cell office:value-type="float" office:value="5645.73" calcext:value-type="float">
            <text:p><text:s/>R$ 5.645,73 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inanceiro</text:p>
          </table:table-cell>
          <table:table-cell office:value-type="float" office:value="5054" calcext:value-type="float">
            <text:p>5054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65</text:p>
          </table:table-cell>
          <table:table-cell office:value-type="string" calcext:value-type="string">
            <text:p>Contrato perdido</text:p>
          </table:table-cell>
          <table:table-cell office:value-type="float" office:value="3281.74" calcext:value-type="float">
            <text:p><text:s/>R$ 3.281,74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aúde</text:p>
          </table:table-cell>
          <table:table-cell office:value-type="float" office:value="4905" calcext:value-type="float">
            <text:p>4905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66</text:p>
          </table:table-cell>
          <table:table-cell office:value-type="string" calcext:value-type="string">
            <text:p>Contrato perdido</text:p>
          </table:table-cell>
          <table:table-cell office:value-type="float" office:value="2705.84" calcext:value-type="float">
            <text:p><text:s/>R$ 2.705,84 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inanceiro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67</text:p>
          </table:table-cell>
          <table:table-cell office:value-type="string" calcext:value-type="string">
            <text:p>Contrato perdido</text:p>
          </table:table-cell>
          <table:table-cell office:value-type="float" office:value="5040.22" calcext:value-type="float">
            <text:p><text:s/>R$ 5.040,22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úde</text:p>
          </table:table-cell>
          <table:table-cell office:value-type="float" office:value="3119" calcext:value-type="float">
            <text:p>3119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68</text:p>
          </table:table-cell>
          <table:table-cell office:value-type="string" calcext:value-type="string">
            <text:p>Contrato perdido</text:p>
          </table:table-cell>
          <table:table-cell office:value-type="float" office:value="3411.98" calcext:value-type="float">
            <text:p><text:s/>R$ 3.411,98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inanceiro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69</text:p>
          </table:table-cell>
          <table:table-cell office:value-type="string" calcext:value-type="string">
            <text:p>Contrato perdido</text:p>
          </table:table-cell>
          <table:table-cell office:value-type="float" office:value="5589.9" calcext:value-type="float">
            <text:p><text:s/>R$ 5.589,90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inanceiro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70</text:p>
          </table:table-cell>
          <table:table-cell office:value-type="string" calcext:value-type="string">
            <text:p>Contrato perdido</text:p>
          </table:table-cell>
          <table:table-cell office:value-type="float" office:value="4925.51" calcext:value-type="float">
            <text:p><text:s/>R$ 4.925,51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cnologia</text:p>
          </table:table-cell>
          <table:table-cell office:value-type="float" office:value="5094" calcext:value-type="float">
            <text:p>5094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71</text:p>
          </table:table-cell>
          <table:table-cell office:value-type="string" calcext:value-type="string">
            <text:p>Contrato perdido</text:p>
          </table:table-cell>
          <table:table-cell office:value-type="float" office:value="5025.35" calcext:value-type="float">
            <text:p><text:s/>R$ 5.025,35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erviços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72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dústrias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73</text:p>
          </table:table-cell>
          <table:table-cell office:value-type="string" calcext:value-type="string">
            <text:p>Contrato perdido</text:p>
          </table:table-cell>
          <table:table-cell office:value-type="float" office:value="5817.92" calcext:value-type="float">
            <text:p><text:s/>R$ 5.817,92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ogística</text:p>
          </table:table-cell>
          <table:table-cell office:value-type="float" office:value="5808" calcext:value-type="float">
            <text:p>5808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74</text:p>
          </table:table-cell>
          <table:table-cell office:value-type="string" calcext:value-type="string">
            <text:p>Contrato fechado</text:p>
          </table:table-cell>
          <table:table-cell office:value-type="float" office:value="12522.5" calcext:value-type="float">
            <text:p><text:s/>R$ 12.522,50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inanceiro</text:p>
          </table:table-cell>
          <table:table-cell office:value-type="float" office:value="35726" calcext:value-type="float">
            <text:p>35726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75</text:p>
          </table:table-cell>
          <table:table-cell office:value-type="string" calcext:value-type="string">
            <text:p>Contrato perdido</text:p>
          </table:table-cell>
          <table:table-cell office:value-type="float" office:value="3446.08" calcext:value-type="float">
            <text:p><text:s/>R$ 3.446,08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ogística</text:p>
          </table:table-cell>
          <table:table-cell office:value-type="float" office:value="5454" calcext:value-type="float">
            <text:p>5454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76</text:p>
          </table:table-cell>
          <table:table-cell office:value-type="string" calcext:value-type="string">
            <text:p>Contrato perdido</text:p>
          </table:table-cell>
          <table:table-cell office:value-type="float" office:value="4215.08" calcext:value-type="float">
            <text:p><text:s/>R$ 4.215,08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rviços</text:p>
          </table:table-cell>
          <table:table-cell office:value-type="float" office:value="4351" calcext:value-type="float">
            <text:p>4351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77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inanceiro</text:p>
          </table:table-cell>
          <table:table-cell office:value-type="float" office:value="6182" calcext:value-type="float">
            <text:p>6182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78</text:p>
          </table:table-cell>
          <table:table-cell office:value-type="string" calcext:value-type="string">
            <text:p>Contrato fechado</text:p>
          </table:table-cell>
          <table:table-cell office:value-type="float" office:value="12817.31" calcext:value-type="float">
            <text:p><text:s/>R$ 12.817,31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dústrias</text:p>
          </table:table-cell>
          <table:table-cell office:value-type="float" office:value="35441" calcext:value-type="float">
            <text:p>35441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79</text:p>
          </table:table-cell>
          <table:table-cell office:value-type="string" calcext:value-type="string">
            <text:p>Contrato perdido</text:p>
          </table:table-cell>
          <table:table-cell office:value-type="float" office:value="2455.94" calcext:value-type="float">
            <text:p><text:s/>R$ 2.455,94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inanceiro</text:p>
          </table:table-cell>
          <table:table-cell office:value-type="float" office:value="5614" calcext:value-type="float">
            <text:p>5614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80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úde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81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aúde</text:p>
          </table:table-cell>
          <table:table-cell office:value-type="float" office:value="5553" calcext:value-type="float">
            <text:p>5553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82</text:p>
          </table:table-cell>
          <table:table-cell office:value-type="string" calcext:value-type="string">
            <text:p>Contrato fechado</text:p>
          </table:table-cell>
          <table:table-cell office:value-type="float" office:value="14225.38" calcext:value-type="float">
            <text:p><text:s/>R$ 14.225,38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nanceiro</text:p>
          </table:table-cell>
          <table:table-cell office:value-type="float" office:value="39563" calcext:value-type="float">
            <text:p>39563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83</text:p>
          </table:table-cell>
          <table:table-cell office:value-type="string" calcext:value-type="string">
            <text:p>Contrato perdido</text:p>
          </table:table-cell>
          <table:table-cell office:value-type="float" office:value="3056.1" calcext:value-type="float">
            <text:p><text:s/>R$ 3.056,10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ndústrias</text:p>
          </table:table-cell>
          <table:table-cell office:value-type="float" office:value="3806" calcext:value-type="float">
            <text:p>3806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84</text:p>
          </table:table-cell>
          <table:table-cell office:value-type="string" calcext:value-type="string">
            <text:p>Contrato perdido</text:p>
          </table:table-cell>
          <table:table-cell office:value-type="float" office:value="6300.59" calcext:value-type="float">
            <text:p><text:s/>R$ 6.300,59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ogística</text:p>
          </table:table-cell>
          <table:table-cell office:value-type="float" office:value="9195" calcext:value-type="float">
            <text:p>9195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85</text:p>
          </table:table-cell>
          <table:table-cell office:value-type="string" calcext:value-type="string">
            <text:p>Contrato perdido</text:p>
          </table:table-cell>
          <table:table-cell office:value-type="float" office:value="3196.3" calcext:value-type="float">
            <text:p><text:s/>R$ 3.196,30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ecnologia</text:p>
          </table:table-cell>
          <table:table-cell office:value-type="float" office:value="3948" calcext:value-type="float">
            <text:p>3948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86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úde</text:p>
          </table:table-cell>
          <table:table-cell office:value-type="float" office:value="5064" calcext:value-type="float">
            <text:p>5064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87</text:p>
          </table:table-cell>
          <table:table-cell office:value-type="string" calcext:value-type="string">
            <text:p>Contrato perdido</text:p>
          </table:table-cell>
          <table:table-cell office:value-type="float" office:value="2325.21" calcext:value-type="float">
            <text:p><text:s/>R$ 2.325,21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ndústrias</text:p>
          </table:table-cell>
          <table:table-cell office:value-type="float" office:value="3655" calcext:value-type="float">
            <text:p>3655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88</text:p>
          </table:table-cell>
          <table:table-cell office:value-type="string" calcext:value-type="string">
            <text:p>Contrato perdido</text:p>
          </table:table-cell>
          <table:table-cell office:value-type="float" office:value="5853.72" calcext:value-type="float">
            <text:p><text:s/>R$ 5.853,72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inanceiro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89</text:p>
          </table:table-cell>
          <table:table-cell office:value-type="string" calcext:value-type="string">
            <text:p>Contrato perdido</text:p>
          </table:table-cell>
          <table:table-cell office:value-type="float" office:value="3766.15" calcext:value-type="float">
            <text:p><text:s/>R$ 3.766,15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ndústrias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90</text:p>
          </table:table-cell>
          <table:table-cell office:value-type="string" calcext:value-type="string">
            <text:p>Contrato perdido</text:p>
          </table:table-cell>
          <table:table-cell office:value-type="float" office:value="3177.57" calcext:value-type="float">
            <text:p><text:s/>R$ 3.177,57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cnologia</text:p>
          </table:table-cell>
          <table:table-cell office:value-type="float" office:value="3907" calcext:value-type="float">
            <text:p>3907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91</text:p>
          </table:table-cell>
          <table:table-cell office:value-type="string" calcext:value-type="string">
            <text:p>Contrato perdido</text:p>
          </table:table-cell>
          <table:table-cell office:value-type="float" office:value="4240.03" calcext:value-type="float">
            <text:p><text:s/>R$ 4.240,03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ústrias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92</text:p>
          </table:table-cell>
          <table:table-cell office:value-type="string" calcext:value-type="string">
            <text:p>Contrato fechado</text:p>
          </table:table-cell>
          <table:table-cell office:value-type="float" office:value="13003.57" calcext:value-type="float">
            <text:p><text:s/>R$ 13.003,57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aúde</text:p>
          </table:table-cell>
          <table:table-cell office:value-type="float" office:value="31082" calcext:value-type="float">
            <text:p>31082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93</text:p>
          </table:table-cell>
          <table:table-cell office:value-type="string" calcext:value-type="string">
            <text:p>Contrato fechado</text:p>
          </table:table-cell>
          <table:table-cell office:value-type="float" office:value="14234.8" calcext:value-type="float">
            <text:p><text:s/>R$ 14.234,80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nanceiro</text:p>
          </table:table-cell>
          <table:table-cell office:value-type="float" office:value="37955" calcext:value-type="float">
            <text:p>37955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94</text:p>
          </table:table-cell>
          <table:table-cell office:value-type="string" calcext:value-type="string">
            <text:p>Contrato perdido</text:p>
          </table:table-cell>
          <table:table-cell office:value-type="float" office:value="6172.75" calcext:value-type="float">
            <text:p><text:s/>R$ 6.172,75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aúde</text:p>
          </table:table-cell>
          <table:table-cell office:value-type="float" office:value="6292" calcext:value-type="float">
            <text:p>6292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95</text:p>
          </table:table-cell>
          <table:table-cell office:value-type="string" calcext:value-type="string">
            <text:p>Contrato perdido</text:p>
          </table:table-cell>
          <table:table-cell office:value-type="float" office:value="3460.35" calcext:value-type="float">
            <text:p><text:s/>R$ 3.460,35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rviço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96</text:p>
          </table:table-cell>
          <table:table-cell office:value-type="string" calcext:value-type="string">
            <text:p>Contrato perdido</text:p>
          </table:table-cell>
          <table:table-cell office:value-type="float" office:value="2010.93" calcext:value-type="float">
            <text:p><text:s/>R$ 2.010,93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gística</text:p>
          </table:table-cell>
          <table:table-cell office:value-type="float" office:value="9084" calcext:value-type="float">
            <text:p>9084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97</text:p>
          </table:table-cell>
          <table:table-cell office:value-type="string" calcext:value-type="string">
            <text:p>Contrato perdido</text:p>
          </table:table-cell>
          <table:table-cell office:value-type="float" office:value="3379.8" calcext:value-type="float">
            <text:p><text:s/>R$ 3.379,80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ndústrias</text:p>
          </table:table-cell>
          <table:table-cell office:value-type="float" office:value="5590" calcext:value-type="float">
            <text:p>5590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98</text:p>
          </table:table-cell>
          <table:table-cell office:value-type="string" calcext:value-type="string">
            <text:p>Contrato perdido</text:p>
          </table:table-cell>
          <table:table-cell office:value-type="float" office:value="4390.42" calcext:value-type="float">
            <text:p><text:s/>R$ 4.390,42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ndústrias</text:p>
          </table:table-cell>
          <table:table-cell office:value-type="float" office:value="3447" calcext:value-type="float">
            <text:p>3447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299</text:p>
          </table:table-cell>
          <table:table-cell office:value-type="string" calcext:value-type="string">
            <text:p>Contrato perdido</text:p>
          </table:table-cell>
          <table:table-cell office:value-type="float" office:value="2554.36" calcext:value-type="float">
            <text:p><text:s/>R$ 2.554,36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dústrias</text:p>
          </table:table-cell>
          <table:table-cell office:value-type="float" office:value="5314" calcext:value-type="float">
            <text:p>5314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00</text:p>
          </table:table-cell>
          <table:table-cell office:value-type="string" calcext:value-type="string">
            <text:p>Contrato perdido</text:p>
          </table:table-cell>
          <table:table-cell office:value-type="float" office:value="2564.27" calcext:value-type="float">
            <text:p><text:s/>R$ 2.564,27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Tecnologia</text:p>
          </table:table-cell>
          <table:table-cell office:value-type="float" office:value="5352" calcext:value-type="float">
            <text:p>5352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01</text:p>
          </table:table-cell>
          <table:table-cell office:value-type="string" calcext:value-type="string">
            <text:p>Contrato perdido</text:p>
          </table:table-cell>
          <table:table-cell office:value-type="float" office:value="4515.68" calcext:value-type="float">
            <text:p><text:s/>R$ 4.515,68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ogística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02</text:p>
          </table:table-cell>
          <table:table-cell office:value-type="string" calcext:value-type="string">
            <text:p>Contrato perdido</text:p>
          </table:table-cell>
          <table:table-cell office:value-type="float" office:value="3927.02" calcext:value-type="float">
            <text:p><text:s/>R$ 3.927,02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aúde</text:p>
          </table:table-cell>
          <table:table-cell office:value-type="float" office:value="5395" calcext:value-type="float">
            <text:p>5395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03</text:p>
          </table:table-cell>
          <table:table-cell office:value-type="string" calcext:value-type="string">
            <text:p>Contrato fechado</text:p>
          </table:table-cell>
          <table:table-cell office:value-type="float" office:value="12065.59" calcext:value-type="float">
            <text:p><text:s/>R$ 12.065,59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aúde</text:p>
          </table:table-cell>
          <table:table-cell office:value-type="float" office:value="25140" calcext:value-type="float">
            <text:p>25140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04</text:p>
          </table:table-cell>
          <table:table-cell office:value-type="string" calcext:value-type="string">
            <text:p>Contrato perdido</text:p>
          </table:table-cell>
          <table:table-cell office:value-type="float" office:value="2862.26" calcext:value-type="float">
            <text:p><text:s/>R$ 2.862,26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erviços</text:p>
          </table:table-cell>
          <table:table-cell office:value-type="float" office:value="4191" calcext:value-type="float">
            <text:p>4191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05</text:p>
          </table:table-cell>
          <table:table-cell office:value-type="string" calcext:value-type="string">
            <text:p>Contrato perdido</text:p>
          </table:table-cell>
          <table:table-cell office:value-type="float" office:value="3654.4" calcext:value-type="float">
            <text:p><text:s/>R$ 3.654,40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dústrias</text:p>
          </table:table-cell>
          <table:table-cell office:value-type="float" office:value="3627" calcext:value-type="float">
            <text:p>3627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06</text:p>
          </table:table-cell>
          <table:table-cell office:value-type="string" calcext:value-type="string">
            <text:p>Contrato perdido</text:p>
          </table:table-cell>
          <table:table-cell office:value-type="float" office:value="2613.65" calcext:value-type="float">
            <text:p><text:s/>R$ 2.613,65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ecnologia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07</text:p>
          </table:table-cell>
          <table:table-cell office:value-type="string" calcext:value-type="string">
            <text:p>Contrato perdido</text:p>
          </table:table-cell>
          <table:table-cell office:value-type="float" office:value="5335.3" calcext:value-type="float">
            <text:p><text:s/>R$ 5.335,30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nanceiro</text:p>
          </table:table-cell>
          <table:table-cell office:value-type="float" office:value="5291" calcext:value-type="float">
            <text:p>5291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08</text:p>
          </table:table-cell>
          <table:table-cell office:value-type="string" calcext:value-type="string">
            <text:p>Contrato perdido</text:p>
          </table:table-cell>
          <table:table-cell office:value-type="float" office:value="5552.87" calcext:value-type="float">
            <text:p><text:s/>R$ 5.552,87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inanceiro</text:p>
          </table:table-cell>
          <table:table-cell office:value-type="float" office:value="6170" calcext:value-type="float">
            <text:p>6170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09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aúde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10</text:p>
          </table:table-cell>
          <table:table-cell office:value-type="string" calcext:value-type="string">
            <text:p>Contrato perdido</text:p>
          </table:table-cell>
          <table:table-cell office:value-type="float" office:value="2605.73" calcext:value-type="float">
            <text:p><text:s/>R$ 2.605,73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dústrias</text:p>
          </table:table-cell>
          <table:table-cell office:value-type="float" office:value="6639" calcext:value-type="float">
            <text:p>6639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11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ndústrias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12</text:p>
          </table:table-cell>
          <table:table-cell office:value-type="string" calcext:value-type="string">
            <text:p>Contrato perdido</text:p>
          </table:table-cell>
          <table:table-cell office:value-type="float" office:value="3024.96" calcext:value-type="float">
            <text:p><text:s/>R$ 3.024,96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rviços</text:p>
          </table:table-cell>
          <table:table-cell office:value-type="float" office:value="3934" calcext:value-type="float">
            <text:p>3934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13</text:p>
          </table:table-cell>
          <table:table-cell office:value-type="string" calcext:value-type="string">
            <text:p>Contrato fechado</text:p>
          </table:table-cell>
          <table:table-cell office:value-type="float" office:value="11833.12" calcext:value-type="float">
            <text:p><text:s/>R$ 11.833,12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ndústrias</text:p>
          </table:table-cell>
          <table:table-cell office:value-type="float" office:value="36717" calcext:value-type="float">
            <text:p>36717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14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aúde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15</text:p>
          </table:table-cell>
          <table:table-cell office:value-type="string" calcext:value-type="string">
            <text:p>Contrato perdido</text:p>
          </table:table-cell>
          <table:table-cell office:value-type="float" office:value="2617.21" calcext:value-type="float">
            <text:p><text:s/>R$ 2.617,21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ndústrias</text:p>
          </table:table-cell>
          <table:table-cell office:value-type="float" office:value="3198" calcext:value-type="float">
            <text:p>3198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16</text:p>
          </table:table-cell>
          <table:table-cell office:value-type="string" calcext:value-type="string">
            <text:p>Contrato perdido</text:p>
          </table:table-cell>
          <table:table-cell office:value-type="float" office:value="2494.06" calcext:value-type="float">
            <text:p><text:s/>R$ 2.494,06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inanceiro</text:p>
          </table:table-cell>
          <table:table-cell office:value-type="float" office:value="3071" calcext:value-type="float">
            <text:p>3071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17</text:p>
          </table:table-cell>
          <table:table-cell office:value-type="string" calcext:value-type="string">
            <text:p>Contrato perdido</text:p>
          </table:table-cell>
          <table:table-cell office:value-type="float" office:value="4310.9" calcext:value-type="float">
            <text:p><text:s/>R$ 4.310,90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inanceiro</text:p>
          </table:table-cell>
          <table:table-cell office:value-type="float" office:value="7160" calcext:value-type="float">
            <text:p>7160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18</text:p>
          </table:table-cell>
          <table:table-cell office:value-type="string" calcext:value-type="string">
            <text:p>Contrato perdido</text:p>
          </table:table-cell>
          <table:table-cell office:value-type="float" office:value="4104.02" calcext:value-type="float">
            <text:p><text:s/>R$ 4.104,02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inanceiro</text:p>
          </table:table-cell>
          <table:table-cell office:value-type="float" office:value="6885" calcext:value-type="float">
            <text:p>6885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19</text:p>
          </table:table-cell>
          <table:table-cell office:value-type="string" calcext:value-type="string">
            <text:p>Contrato perdido</text:p>
          </table:table-cell>
          <table:table-cell office:value-type="float" office:value="2917.39" calcext:value-type="float">
            <text:p><text:s/>R$ 2.917,39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erviços</text:p>
          </table:table-cell>
          <table:table-cell office:value-type="float" office:value="5974" calcext:value-type="float">
            <text:p>5974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20</text:p>
          </table:table-cell>
          <table:table-cell office:value-type="string" calcext:value-type="string">
            <text:p>Contrato perdido</text:p>
          </table:table-cell>
          <table:table-cell office:value-type="float" office:value="4265.23" calcext:value-type="float">
            <text:p><text:s/>R$ 4.265,23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inanceiro</text:p>
          </table:table-cell>
          <table:table-cell office:value-type="float" office:value="7143" calcext:value-type="float">
            <text:p>7143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21</text:p>
          </table:table-cell>
          <table:table-cell office:value-type="string" calcext:value-type="string">
            <text:p>Contrato perdido</text:p>
          </table:table-cell>
          <table:table-cell office:value-type="float" office:value="3179.98" calcext:value-type="float">
            <text:p><text:s/>R$ 3.179,98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úde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22</text:p>
          </table:table-cell>
          <table:table-cell office:value-type="string" calcext:value-type="string">
            <text:p>Contrato fechado</text:p>
          </table:table-cell>
          <table:table-cell office:value-type="float" office:value="11456.69" calcext:value-type="float">
            <text:p><text:s/>R$ 11.456,69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inanceiro</text:p>
          </table:table-cell>
          <table:table-cell office:value-type="float" office:value="32788" calcext:value-type="float">
            <text:p>32788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23</text:p>
          </table:table-cell>
          <table:table-cell office:value-type="string" calcext:value-type="string">
            <text:p>Contrato fechado</text:p>
          </table:table-cell>
          <table:table-cell office:value-type="float" office:value="15000" calcext:value-type="float">
            <text:p><text:s/>R$ 15.000,00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iços</text:p>
          </table:table-cell>
          <table:table-cell office:value-type="float" office:value="28998" calcext:value-type="float">
            <text:p>28998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24</text:p>
          </table:table-cell>
          <table:table-cell office:value-type="string" calcext:value-type="string">
            <text:p>Contrato perdido</text:p>
          </table:table-cell>
          <table:table-cell office:value-type="float" office:value="6010.69" calcext:value-type="float">
            <text:p><text:s/>R$ 6.010,69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ecnologia</text:p>
          </table:table-cell>
          <table:table-cell office:value-type="float" office:value="6693" calcext:value-type="float">
            <text:p>6693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25</text:p>
          </table:table-cell>
          <table:table-cell office:value-type="string" calcext:value-type="string">
            <text:p>Contrato perdido</text:p>
          </table:table-cell>
          <table:table-cell office:value-type="float" office:value="2050.63" calcext:value-type="float">
            <text:p><text:s/>R$ 2.050,63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rviços</text:p>
          </table:table-cell>
          <table:table-cell office:value-type="float" office:value="4769" calcext:value-type="float">
            <text:p>4769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26</text:p>
          </table:table-cell>
          <table:table-cell office:value-type="string" calcext:value-type="string">
            <text:p>Contrato perdido</text:p>
          </table:table-cell>
          <table:table-cell office:value-type="float" office:value="5244.6" calcext:value-type="float">
            <text:p><text:s/>R$ 5.244,60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ndústrias</text:p>
          </table:table-cell>
          <table:table-cell office:value-type="float" office:value="4230" calcext:value-type="float">
            <text:p>4230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27</text:p>
          </table:table-cell>
          <table:table-cell office:value-type="string" calcext:value-type="string">
            <text:p>Contrato perdido</text:p>
          </table:table-cell>
          <table:table-cell office:value-type="float" office:value="5217.09" calcext:value-type="float">
            <text:p><text:s/>R$ 5.217,09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ndústrias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28</text:p>
          </table:table-cell>
          <table:table-cell office:value-type="string" calcext:value-type="string">
            <text:p>Contrato perdido</text:p>
          </table:table-cell>
          <table:table-cell office:value-type="float" office:value="2277.61" calcext:value-type="float">
            <text:p><text:s/>R$ 2.277,61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inanceiro</text:p>
          </table:table-cell>
          <table:table-cell office:value-type="float" office:value="6752" calcext:value-type="float">
            <text:p>6752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29</text:p>
          </table:table-cell>
          <table:table-cell office:value-type="string" calcext:value-type="string">
            <text:p>Contrato perdido</text:p>
          </table:table-cell>
          <table:table-cell office:value-type="float" office:value="5228.17" calcext:value-type="float">
            <text:p><text:s/>R$ 5.228,17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úde</text:p>
          </table:table-cell>
          <table:table-cell office:value-type="float" office:value="3663" calcext:value-type="float">
            <text:p>3663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30</text:p>
          </table:table-cell>
          <table:table-cell office:value-type="string" calcext:value-type="string">
            <text:p>Contrato perdido</text:p>
          </table:table-cell>
          <table:table-cell office:value-type="float" office:value="6306.9" calcext:value-type="float">
            <text:p><text:s/>R$ 6.306,90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dústrias</text:p>
          </table:table-cell>
          <table:table-cell office:value-type="float" office:value="4877" calcext:value-type="float">
            <text:p>4877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31</text:p>
          </table:table-cell>
          <table:table-cell office:value-type="string" calcext:value-type="string">
            <text:p>Contrato perdido</text:p>
          </table:table-cell>
          <table:table-cell office:value-type="float" office:value="2316.18" calcext:value-type="float">
            <text:p><text:s/>R$ 2.316,18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inanceiro</text:p>
          </table:table-cell>
          <table:table-cell office:value-type="float" office:value="2883" calcext:value-type="float">
            <text:p>2883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32</text:p>
          </table:table-cell>
          <table:table-cell office:value-type="string" calcext:value-type="string">
            <text:p>Contrato perdido</text:p>
          </table:table-cell>
          <table:table-cell office:value-type="float" office:value="2623.75" calcext:value-type="float">
            <text:p><text:s/>R$ 2.623,75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úd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33</text:p>
          </table:table-cell>
          <table:table-cell office:value-type="string" calcext:value-type="string">
            <text:p>Contrato perdido</text:p>
          </table:table-cell>
          <table:table-cell office:value-type="float" office:value="5526.49" calcext:value-type="float">
            <text:p><text:s/>R$ 5.526,49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inanceiro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34</text:p>
          </table:table-cell>
          <table:table-cell office:value-type="string" calcext:value-type="string">
            <text:p>Contrato perdido</text:p>
          </table:table-cell>
          <table:table-cell office:value-type="float" office:value="4407.24" calcext:value-type="float">
            <text:p><text:s/>R$ 4.407,24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erviços</text:p>
          </table:table-cell>
          <table:table-cell office:value-type="float" office:value="6217" calcext:value-type="float">
            <text:p>6217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35</text:p>
          </table:table-cell>
          <table:table-cell office:value-type="string" calcext:value-type="string">
            <text:p>Contrato perdido</text:p>
          </table:table-cell>
          <table:table-cell office:value-type="float" office:value="4827.21" calcext:value-type="float">
            <text:p><text:s/>R$ 4.827,21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ndústrias</text:p>
          </table:table-cell>
          <table:table-cell office:value-type="float" office:value="5524" calcext:value-type="float">
            <text:p>5524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36</text:p>
          </table:table-cell>
          <table:table-cell office:value-type="string" calcext:value-type="string">
            <text:p>Contrato perdido</text:p>
          </table:table-cell>
          <table:table-cell office:value-type="float" office:value="4510.88" calcext:value-type="float">
            <text:p><text:s/>R$ 4.510,88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ndústria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37</text:p>
          </table:table-cell>
          <table:table-cell office:value-type="string" calcext:value-type="string">
            <text:p>Contrato perdido</text:p>
          </table:table-cell>
          <table:table-cell office:value-type="float" office:value="4586.04" calcext:value-type="float">
            <text:p><text:s/>R$ 4.586,04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erviços</text:p>
          </table:table-cell>
          <table:table-cell office:value-type="float" office:value="4298" calcext:value-type="float">
            <text:p>4298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38</text:p>
          </table:table-cell>
          <table:table-cell office:value-type="string" calcext:value-type="string">
            <text:p>Contrato fechado</text:p>
          </table:table-cell>
          <table:table-cell office:value-type="float" office:value="9347.06" calcext:value-type="float">
            <text:p><text:s/>R$ 9.347,06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inanceiro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39</text:p>
          </table:table-cell>
          <table:table-cell office:value-type="string" calcext:value-type="string">
            <text:p>Contrato perdido</text:p>
          </table:table-cell>
          <table:table-cell office:value-type="float" office:value="5570.98" calcext:value-type="float">
            <text:p><text:s/>R$ 5.570,98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erviços</text:p>
          </table:table-cell>
          <table:table-cell office:value-type="float" office:value="7739" calcext:value-type="float">
            <text:p>7739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40</text:p>
          </table:table-cell>
          <table:table-cell office:value-type="string" calcext:value-type="string">
            <text:p>Contrato perdido</text:p>
          </table:table-cell>
          <table:table-cell office:value-type="float" office:value="5754.38" calcext:value-type="float">
            <text:p><text:s/>R$ 5.754,38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inanceiro</text:p>
          </table:table-cell>
          <table:table-cell office:value-type="float" office:value="2827" calcext:value-type="float">
            <text:p>2827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41</text:p>
          </table:table-cell>
          <table:table-cell office:value-type="string" calcext:value-type="string">
            <text:p>Contrato perdido</text:p>
          </table:table-cell>
          <table:table-cell office:value-type="float" office:value="3655.91" calcext:value-type="float">
            <text:p><text:s/>R$ 3.655,91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ndústrias</text:p>
          </table:table-cell>
          <table:table-cell office:value-type="float" office:value="7510" calcext:value-type="float">
            <text:p>7510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42</text:p>
          </table:table-cell>
          <table:table-cell office:value-type="string" calcext:value-type="string">
            <text:p>Contrato perdido</text:p>
          </table:table-cell>
          <table:table-cell office:value-type="float" office:value="3934.78" calcext:value-type="float">
            <text:p><text:s/>R$ 3.934,78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ogística</text:p>
          </table:table-cell>
          <table:table-cell office:value-type="float" office:value="6891" calcext:value-type="float">
            <text:p>6891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43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erviços</text:p>
          </table:table-cell>
          <table:table-cell office:value-type="float" office:value="3198" calcext:value-type="float">
            <text:p>3198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44</text:p>
          </table:table-cell>
          <table:table-cell office:value-type="string" calcext:value-type="string">
            <text:p>Contrato perdido</text:p>
          </table:table-cell>
          <table:table-cell office:value-type="float" office:value="4771.38" calcext:value-type="float">
            <text:p><text:s/>R$ 4.771,38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erviços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45</text:p>
          </table:table-cell>
          <table:table-cell office:value-type="string" calcext:value-type="string">
            <text:p>Contrato perdido</text:p>
          </table:table-cell>
          <table:table-cell office:value-type="float" office:value="4858.09" calcext:value-type="float">
            <text:p><text:s/>R$ 4.858,09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inanceiro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46</text:p>
          </table:table-cell>
          <table:table-cell office:value-type="string" calcext:value-type="string">
            <text:p>Contrato perdido</text:p>
          </table:table-cell>
          <table:table-cell office:value-type="float" office:value="3906.71" calcext:value-type="float">
            <text:p><text:s/>R$ 3.906,71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aúde</text:p>
          </table:table-cell>
          <table:table-cell office:value-type="float" office:value="3311" calcext:value-type="float">
            <text:p>3311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47</text:p>
          </table:table-cell>
          <table:table-cell office:value-type="string" calcext:value-type="string">
            <text:p>Contrato perdido</text:p>
          </table:table-cell>
          <table:table-cell office:value-type="float" office:value="5686.53" calcext:value-type="float">
            <text:p><text:s/>R$ 5.686,53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inanceiro</text:p>
          </table:table-cell>
          <table:table-cell office:value-type="float" office:value="5204" calcext:value-type="float">
            <text:p>5204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48</text:p>
          </table:table-cell>
          <table:table-cell office:value-type="string" calcext:value-type="string">
            <text:p>Contrato perdido</text:p>
          </table:table-cell>
          <table:table-cell office:value-type="float" office:value="3498.88" calcext:value-type="float">
            <text:p><text:s/>R$ 3.498,88 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ndústrias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49</text:p>
          </table:table-cell>
          <table:table-cell office:value-type="string" calcext:value-type="string">
            <text:p>Contrato perdido</text:p>
          </table:table-cell>
          <table:table-cell office:value-type="float" office:value="4846.91" calcext:value-type="float">
            <text:p><text:s/>R$ 4.846,91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ecnologia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50</text:p>
          </table:table-cell>
          <table:table-cell office:value-type="string" calcext:value-type="string">
            <text:p>Contrato fechado</text:p>
          </table:table-cell>
          <table:table-cell office:value-type="float" office:value="9960.67" calcext:value-type="float">
            <text:p><text:s/>R$ 9.960,67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Indústria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51</text:p>
          </table:table-cell>
          <table:table-cell office:value-type="string" calcext:value-type="string">
            <text:p>Contrato perdido</text:p>
          </table:table-cell>
          <table:table-cell office:value-type="float" office:value="3964.67" calcext:value-type="float">
            <text:p><text:s/>R$ 3.964,67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ecnologia</text:p>
          </table:table-cell>
          <table:table-cell office:value-type="float" office:value="5453" calcext:value-type="float">
            <text:p>5453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52</text:p>
          </table:table-cell>
          <table:table-cell office:value-type="string" calcext:value-type="string">
            <text:p>Contrato perdido</text:p>
          </table:table-cell>
          <table:table-cell office:value-type="float" office:value="3738.47" calcext:value-type="float">
            <text:p><text:s/>R$ 3.738,47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inanceiro</text:p>
          </table:table-cell>
          <table:table-cell office:value-type="float" office:value="3876" calcext:value-type="float">
            <text:p>3876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53</text:p>
          </table:table-cell>
          <table:table-cell office:value-type="string" calcext:value-type="string">
            <text:p>Contrato perdido</text:p>
          </table:table-cell>
          <table:table-cell office:value-type="float" office:value="4337.96" calcext:value-type="float">
            <text:p><text:s/>R$ 4.337,96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dústrias</text:p>
          </table:table-cell>
          <table:table-cell office:value-type="float" office:value="3893" calcext:value-type="float">
            <text:p>3893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54</text:p>
          </table:table-cell>
          <table:table-cell office:value-type="string" calcext:value-type="string">
            <text:p>Contrato perdido</text:p>
          </table:table-cell>
          <table:table-cell office:value-type="float" office:value="3445.71" calcext:value-type="float">
            <text:p><text:s/>R$ 3.445,71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aúde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55</text:p>
          </table:table-cell>
          <table:table-cell office:value-type="string" calcext:value-type="string">
            <text:p>Contrato perdido</text:p>
          </table:table-cell>
          <table:table-cell office:value-type="float" office:value="3802.79" calcext:value-type="float">
            <text:p><text:s/>R$ 3.802,79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ogística</text:p>
          </table:table-cell>
          <table:table-cell office:value-type="float" office:value="7346" calcext:value-type="float">
            <text:p>7346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56</text:p>
          </table:table-cell>
          <table:table-cell office:value-type="string" calcext:value-type="string">
            <text:p>Contrato perdido</text:p>
          </table:table-cell>
          <table:table-cell office:value-type="float" office:value="5239.07" calcext:value-type="float">
            <text:p><text:s/>R$ 5.239,07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erviços</text:p>
          </table:table-cell>
          <table:table-cell office:value-type="float" office:value="4454" calcext:value-type="float">
            <text:p>4454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57</text:p>
          </table:table-cell>
          <table:table-cell office:value-type="string" calcext:value-type="string">
            <text:p>Contrato perdido</text:p>
          </table:table-cell>
          <table:table-cell office:value-type="float" office:value="3344.85" calcext:value-type="float">
            <text:p><text:s/>R$ 3.344,85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ogística</text:p>
          </table:table-cell>
          <table:table-cell office:value-type="float" office:value="4318" calcext:value-type="float">
            <text:p>4318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58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erviços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59</text:p>
          </table:table-cell>
          <table:table-cell office:value-type="string" calcext:value-type="string">
            <text:p>Contrato perdido</text:p>
          </table:table-cell>
          <table:table-cell office:value-type="float" office:value="6624.38" calcext:value-type="float">
            <text:p><text:s/>R$ 6.624,38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rviços</text:p>
          </table:table-cell>
          <table:table-cell office:value-type="float" office:value="2286" calcext:value-type="float">
            <text:p>2286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60</text:p>
          </table:table-cell>
          <table:table-cell office:value-type="string" calcext:value-type="string">
            <text:p>Contrato perdido</text:p>
          </table:table-cell>
          <table:table-cell office:value-type="float" office:value="6072.18" calcext:value-type="float">
            <text:p><text:s/>R$ 6.072,18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ogística</text:p>
          </table:table-cell>
          <table:table-cell office:value-type="float" office:value="5446" calcext:value-type="float">
            <text:p>5446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61</text:p>
          </table:table-cell>
          <table:table-cell office:value-type="string" calcext:value-type="string">
            <text:p>Contrato fechado</text:p>
          </table:table-cell>
          <table:table-cell office:value-type="float" office:value="9415.47" calcext:value-type="float">
            <text:p><text:s/>R$ 9.415,47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ndústrias</text:p>
          </table:table-cell>
          <table:table-cell office:value-type="float" office:value="6103" calcext:value-type="float">
            <text:p>6103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62</text:p>
          </table:table-cell>
          <table:table-cell office:value-type="string" calcext:value-type="string">
            <text:p>Contrato perdido</text:p>
          </table:table-cell>
          <table:table-cell office:value-type="float" office:value="5034.56" calcext:value-type="float">
            <text:p><text:s/>R$ 5.034,56 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inanceiro</text:p>
          </table:table-cell>
          <table:table-cell office:value-type="float" office:value="6360" calcext:value-type="float">
            <text:p>6360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63</text:p>
          </table:table-cell>
          <table:table-cell office:value-type="string" calcext:value-type="string">
            <text:p>Contrato fechado</text:p>
          </table:table-cell>
          <table:table-cell office:value-type="float" office:value="10994.05" calcext:value-type="float">
            <text:p><text:s/>R$ 10.994,05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ndústrias</text:p>
          </table:table-cell>
          <table:table-cell office:value-type="float" office:value="14505" calcext:value-type="float">
            <text:p>14505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64</text:p>
          </table:table-cell>
          <table:table-cell office:value-type="string" calcext:value-type="string">
            <text:p>Contrato perdido</text:p>
          </table:table-cell>
          <table:table-cell office:value-type="float" office:value="4395.23" calcext:value-type="float">
            <text:p><text:s/>R$ 4.395,23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ecnologia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65</text:p>
          </table:table-cell>
          <table:table-cell office:value-type="string" calcext:value-type="string">
            <text:p>Contrato perdido</text:p>
          </table:table-cell>
          <table:table-cell office:value-type="float" office:value="4441.34" calcext:value-type="float">
            <text:p><text:s/>R$ 4.441,34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cnologia</text:p>
          </table:table-cell>
          <table:table-cell office:value-type="float" office:value="3243" calcext:value-type="float">
            <text:p>3243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66</text:p>
          </table:table-cell>
          <table:table-cell office:value-type="string" calcext:value-type="string">
            <text:p>Contrato fechado</text:p>
          </table:table-cell>
          <table:table-cell office:value-type="float" office:value="11531.18" calcext:value-type="float">
            <text:p><text:s/>R$ 11.531,18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dústrias</text:p>
          </table:table-cell>
          <table:table-cell office:value-type="float" office:value="30799" calcext:value-type="float">
            <text:p>30799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67</text:p>
          </table:table-cell>
          <table:table-cell office:value-type="string" calcext:value-type="string">
            <text:p>Contrato perdido</text:p>
          </table:table-cell>
          <table:table-cell office:value-type="float" office:value="2824.35" calcext:value-type="float">
            <text:p><text:s/>R$ 2.824,35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rviços</text:p>
          </table:table-cell>
          <table:table-cell office:value-type="float" office:value="5961" calcext:value-type="float">
            <text:p>5961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68</text:p>
          </table:table-cell>
          <table:table-cell office:value-type="string" calcext:value-type="string">
            <text:p>Contrato perdido</text:p>
          </table:table-cell>
          <table:table-cell office:value-type="float" office:value="2964.19" calcext:value-type="float">
            <text:p><text:s/>R$ 2.964,19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cnologia</text:p>
          </table:table-cell>
          <table:table-cell office:value-type="float" office:value="7993" calcext:value-type="float">
            <text:p>7993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69</text:p>
          </table:table-cell>
          <table:table-cell office:value-type="string" calcext:value-type="string">
            <text:p>Contrato perdido</text:p>
          </table:table-cell>
          <table:table-cell office:value-type="float" office:value="2625.71" calcext:value-type="float">
            <text:p><text:s/>R$ 2.625,71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ndústrias</text:p>
          </table:table-cell>
          <table:table-cell office:value-type="float" office:value="4010" calcext:value-type="float">
            <text:p>4010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70</text:p>
          </table:table-cell>
          <table:table-cell office:value-type="string" calcext:value-type="string">
            <text:p>Contrato perdido</text:p>
          </table:table-cell>
          <table:table-cell office:value-type="float" office:value="2752.27" calcext:value-type="float">
            <text:p><text:s/>R$ 2.752,27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aúde</text:p>
          </table:table-cell>
          <table:table-cell office:value-type="float" office:value="4004" calcext:value-type="float">
            <text:p>4004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71</text:p>
          </table:table-cell>
          <table:table-cell office:value-type="string" calcext:value-type="string">
            <text:p>Contrato fechado</text:p>
          </table:table-cell>
          <table:table-cell office:value-type="float" office:value="11865.64" calcext:value-type="float">
            <text:p><text:s/>R$ 11.865,64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ecnologia</text:p>
          </table:table-cell>
          <table:table-cell office:value-type="float" office:value="39197" calcext:value-type="float">
            <text:p>39197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72</text:p>
          </table:table-cell>
          <table:table-cell office:value-type="string" calcext:value-type="string">
            <text:p>Contrato perdido</text:p>
          </table:table-cell>
          <table:table-cell office:value-type="float" office:value="2926.36" calcext:value-type="float">
            <text:p><text:s/>R$ 2.926,36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ndústrias</text:p>
          </table:table-cell>
          <table:table-cell office:value-type="float" office:value="5593" calcext:value-type="float">
            <text:p>5593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73</text:p>
          </table:table-cell>
          <table:table-cell office:value-type="string" calcext:value-type="string">
            <text:p>Contrato perdido</text:p>
          </table:table-cell>
          <table:table-cell office:value-type="float" office:value="5023.08" calcext:value-type="float">
            <text:p><text:s/>R$ 5.023,08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iços</text:p>
          </table:table-cell>
          <table:table-cell office:value-type="float" office:value="7535" calcext:value-type="float">
            <text:p>7535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74</text:p>
          </table:table-cell>
          <table:table-cell office:value-type="string" calcext:value-type="string">
            <text:p>Contrato perdido</text:p>
          </table:table-cell>
          <table:table-cell office:value-type="float" office:value="6230.87" calcext:value-type="float">
            <text:p><text:s/>R$ 6.230,87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inanceiro</text:p>
          </table:table-cell>
          <table:table-cell office:value-type="float" office:value="5577" calcext:value-type="float">
            <text:p>5577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75</text:p>
          </table:table-cell>
          <table:table-cell office:value-type="string" calcext:value-type="string">
            <text:p>Contrato perdido</text:p>
          </table:table-cell>
          <table:table-cell office:value-type="float" office:value="3129.92" calcext:value-type="float">
            <text:p><text:s/>R$ 3.129,92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Tecnologia</text:p>
          </table:table-cell>
          <table:table-cell office:value-type="float" office:value="2685" calcext:value-type="float">
            <text:p>2685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76</text:p>
          </table:table-cell>
          <table:table-cell office:value-type="string" calcext:value-type="string">
            <text:p>Contrato perdido</text:p>
          </table:table-cell>
          <table:table-cell office:value-type="float" office:value="4359.11" calcext:value-type="float">
            <text:p><text:s/>R$ 4.359,11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cnologia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77</text:p>
          </table:table-cell>
          <table:table-cell office:value-type="string" calcext:value-type="string">
            <text:p>Contrato perdido</text:p>
          </table:table-cell>
          <table:table-cell office:value-type="float" office:value="4749.53" calcext:value-type="float">
            <text:p><text:s/>R$ 4.749,53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cnologia</text:p>
          </table:table-cell>
          <table:table-cell office:value-type="float" office:value="1896" calcext:value-type="float">
            <text:p>1896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78</text:p>
          </table:table-cell>
          <table:table-cell office:value-type="string" calcext:value-type="string">
            <text:p>Contrato perdido</text:p>
          </table:table-cell>
          <table:table-cell office:value-type="float" office:value="4708" calcext:value-type="float">
            <text:p><text:s/>R$ 4.708,00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inanceiro</text:p>
          </table:table-cell>
          <table:table-cell office:value-type="float" office:value="6324" calcext:value-type="float">
            <text:p>6324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79</text:p>
          </table:table-cell>
          <table:table-cell office:value-type="string" calcext:value-type="string">
            <text:p>Contrato perdido</text:p>
          </table:table-cell>
          <table:table-cell office:value-type="float" office:value="4113.93" calcext:value-type="float">
            <text:p><text:s/>R$ 4.113,93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ogística</text:p>
          </table:table-cell>
          <table:table-cell office:value-type="float" office:value="7377" calcext:value-type="float">
            <text:p>7377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80</text:p>
          </table:table-cell>
          <table:table-cell office:value-type="string" calcext:value-type="string">
            <text:p>Contrato perdido</text:p>
          </table:table-cell>
          <table:table-cell office:value-type="float" office:value="5114.02" calcext:value-type="float">
            <text:p><text:s/>R$ 5.114,02 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ogística</text:p>
          </table:table-cell>
          <table:table-cell office:value-type="float" office:value="8698" calcext:value-type="float">
            <text:p>8698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81</text:p>
          </table:table-cell>
          <table:table-cell office:value-type="string" calcext:value-type="string">
            <text:p>Contrato perdido</text:p>
          </table:table-cell>
          <table:table-cell office:value-type="float" office:value="4723.37" calcext:value-type="float">
            <text:p><text:s/>R$ 4.723,37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inanceiro</text:p>
          </table:table-cell>
          <table:table-cell office:value-type="float" office:value="6686" calcext:value-type="float">
            <text:p>6686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82</text:p>
          </table:table-cell>
          <table:table-cell office:value-type="string" calcext:value-type="string">
            <text:p>Contrato perdido</text:p>
          </table:table-cell>
          <table:table-cell office:value-type="float" office:value="2143.51" calcext:value-type="float">
            <text:p><text:s/>R$ 2.143,51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ogística</text:p>
          </table:table-cell>
          <table:table-cell office:value-type="float" office:value="7325" calcext:value-type="float">
            <text:p>7325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83</text:p>
          </table:table-cell>
          <table:table-cell office:value-type="string" calcext:value-type="string">
            <text:p>Contrato fechado</text:p>
          </table:table-cell>
          <table:table-cell office:value-type="float" office:value="13738.31" calcext:value-type="float">
            <text:p><text:s/>R$ 13.738,31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ndústrias</text:p>
          </table:table-cell>
          <table:table-cell office:value-type="float" office:value="25359" calcext:value-type="float">
            <text:p>25359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84</text:p>
          </table:table-cell>
          <table:table-cell office:value-type="string" calcext:value-type="string">
            <text:p>Contrato perdido</text:p>
          </table:table-cell>
          <table:table-cell office:value-type="float" office:value="5330.94" calcext:value-type="float">
            <text:p><text:s/>R$ 5.330,94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aúde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85</text:p>
          </table:table-cell>
          <table:table-cell office:value-type="string" calcext:value-type="string">
            <text:p>Contrato perdido</text:p>
          </table:table-cell>
          <table:table-cell office:value-type="float" office:value="2855.07" calcext:value-type="float">
            <text:p><text:s/>R$ 2.855,07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dústrias</text:p>
          </table:table-cell>
          <table:table-cell office:value-type="float" office:value="6700" calcext:value-type="float">
            <text:p>6700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86</text:p>
          </table:table-cell>
          <table:table-cell office:value-type="string" calcext:value-type="string">
            <text:p>Contrato perdido</text:p>
          </table:table-cell>
          <table:table-cell office:value-type="float" office:value="4056.91" calcext:value-type="float">
            <text:p><text:s/>R$ 4.056,91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ndústrias</text:p>
          </table:table-cell>
          <table:table-cell office:value-type="float" office:value="5835" calcext:value-type="float">
            <text:p>5835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87</text:p>
          </table:table-cell>
          <table:table-cell office:value-type="string" calcext:value-type="string">
            <text:p>Contrato perdido</text:p>
          </table:table-cell>
          <table:table-cell office:value-type="float" office:value="5024.99" calcext:value-type="float">
            <text:p><text:s/>R$ 5.024,99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ndústrias</text:p>
          </table:table-cell>
          <table:table-cell office:value-type="float" office:value="5214" calcext:value-type="float">
            <text:p>5214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88</text:p>
          </table:table-cell>
          <table:table-cell office:value-type="string" calcext:value-type="string">
            <text:p>Contrato perdido</text:p>
          </table:table-cell>
          <table:table-cell office:value-type="float" office:value="3686.03" calcext:value-type="float">
            <text:p><text:s/>R$ 3.686,03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erviços</text:p>
          </table:table-cell>
          <table:table-cell office:value-type="float" office:value="5774" calcext:value-type="float">
            <text:p>5774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89</text:p>
          </table:table-cell>
          <table:table-cell office:value-type="string" calcext:value-type="string">
            <text:p>Contrato fechado</text:p>
          </table:table-cell>
          <table:table-cell office:value-type="float" office:value="14145.96" calcext:value-type="float">
            <text:p><text:s/>R$ 14.145,96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inanceiro</text:p>
          </table:table-cell>
          <table:table-cell office:value-type="float" office:value="32585" calcext:value-type="float">
            <text:p>32585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90</text:p>
          </table:table-cell>
          <table:table-cell office:value-type="string" calcext:value-type="string">
            <text:p>Contrato perdido</text:p>
          </table:table-cell>
          <table:table-cell office:value-type="float" office:value="7545.81" calcext:value-type="float">
            <text:p><text:s/>R$ 7.545,81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rviços</text:p>
          </table:table-cell>
          <table:table-cell office:value-type="float" office:value="7567" calcext:value-type="float">
            <text:p>7567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91</text:p>
          </table:table-cell>
          <table:table-cell office:value-type="string" calcext:value-type="string">
            <text:p>Contrato perdido</text:p>
          </table:table-cell>
          <table:table-cell office:value-type="float" office:value="2821.02" calcext:value-type="float">
            <text:p><text:s/>R$ 2.821,02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dústrias</text:p>
          </table:table-cell>
          <table:table-cell office:value-type="float" office:value="7589" calcext:value-type="float">
            <text:p>7589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92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inanceiro</text:p>
          </table:table-cell>
          <table:table-cell office:value-type="float" office:value="6088" calcext:value-type="float">
            <text:p>6088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93</text:p>
          </table:table-cell>
          <table:table-cell office:value-type="string" calcext:value-type="string">
            <text:p>Contrato perdido</text:p>
          </table:table-cell>
          <table:table-cell office:value-type="float" office:value="4455.73" calcext:value-type="float">
            <text:p><text:s/>R$ 4.455,73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aúde</text:p>
          </table:table-cell>
          <table:table-cell office:value-type="float" office:value="6691" calcext:value-type="float">
            <text:p>6691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94</text:p>
          </table:table-cell>
          <table:table-cell office:value-type="string" calcext:value-type="string">
            <text:p>Contrato perdido</text:p>
          </table:table-cell>
          <table:table-cell office:value-type="float" office:value="5082.34" calcext:value-type="float">
            <text:p><text:s/>R$ 5.082,34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erviços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95</text:p>
          </table:table-cell>
          <table:table-cell office:value-type="string" calcext:value-type="string">
            <text:p>Contrato perdido</text:p>
          </table:table-cell>
          <table:table-cell office:value-type="float" office:value="3653.7" calcext:value-type="float">
            <text:p><text:s/>R$ 3.653,70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inanceiro</text:p>
          </table:table-cell>
          <table:table-cell office:value-type="float" office:value="4077" calcext:value-type="float">
            <text:p>4077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96</text:p>
          </table:table-cell>
          <table:table-cell office:value-type="string" calcext:value-type="string">
            <text:p>Contrato perdido</text:p>
          </table:table-cell>
          <table:table-cell office:value-type="float" office:value="6179.89" calcext:value-type="float">
            <text:p><text:s/>R$ 6.179,89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aúde</text:p>
          </table:table-cell>
          <table:table-cell office:value-type="float" office:value="6513" calcext:value-type="float">
            <text:p>6513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97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ogística</text:p>
          </table:table-cell>
          <table:table-cell office:value-type="float" office:value="2211" calcext:value-type="float">
            <text:p>2211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98</text:p>
          </table:table-cell>
          <table:table-cell office:value-type="string" calcext:value-type="string">
            <text:p>Contrato perdido</text:p>
          </table:table-cell>
          <table:table-cell office:value-type="float" office:value="5039.38" calcext:value-type="float">
            <text:p><text:s/>R$ 5.039,38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aúde</text:p>
          </table:table-cell>
          <table:table-cell office:value-type="float" office:value="7107" calcext:value-type="float">
            <text:p>7107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399</text:p>
          </table:table-cell>
          <table:table-cell office:value-type="string" calcext:value-type="string">
            <text:p>Contrato fechado</text:p>
          </table:table-cell>
          <table:table-cell office:value-type="float" office:value="10788.28" calcext:value-type="float">
            <text:p><text:s/>R$ 10.788,28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ndústrias</text:p>
          </table:table-cell>
          <table:table-cell office:value-type="float" office:value="20443" calcext:value-type="float">
            <text:p>20443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00</text:p>
          </table:table-cell>
          <table:table-cell office:value-type="string" calcext:value-type="string">
            <text:p>Contrato perdido</text:p>
          </table:table-cell>
          <table:table-cell office:value-type="float" office:value="6579.07" calcext:value-type="float">
            <text:p><text:s/>R$ 6.579,07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ndústrias</text:p>
          </table:table-cell>
          <table:table-cell office:value-type="float" office:value="5571" calcext:value-type="float">
            <text:p>5571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01</text:p>
          </table:table-cell>
          <table:table-cell office:value-type="string" calcext:value-type="string">
            <text:p>Contrato perdido</text:p>
          </table:table-cell>
          <table:table-cell office:value-type="float" office:value="6988.77" calcext:value-type="float">
            <text:p><text:s/>R$ 6.988,77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ogística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02</text:p>
          </table:table-cell>
          <table:table-cell office:value-type="string" calcext:value-type="string">
            <text:p>Contrato fechado</text:p>
          </table:table-cell>
          <table:table-cell office:value-type="float" office:value="10466.69" calcext:value-type="float">
            <text:p><text:s/>R$ 10.466,69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ndústrias</text:p>
          </table:table-cell>
          <table:table-cell office:value-type="float" office:value="34427" calcext:value-type="float">
            <text:p>34427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03</text:p>
          </table:table-cell>
          <table:table-cell office:value-type="string" calcext:value-type="string">
            <text:p>Contrato perdido</text:p>
          </table:table-cell>
          <table:table-cell office:value-type="float" office:value="3175.66" calcext:value-type="float">
            <text:p><text:s/>R$ 3.175,66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ogística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04</text:p>
          </table:table-cell>
          <table:table-cell office:value-type="string" calcext:value-type="string">
            <text:p>Contrato perdido</text:p>
          </table:table-cell>
          <table:table-cell office:value-type="float" office:value="5289.38" calcext:value-type="float">
            <text:p><text:s/>R$ 5.289,38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aúde</text:p>
          </table:table-cell>
          <table:table-cell office:value-type="float" office:value="1810" calcext:value-type="float">
            <text:p>1810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05</text:p>
          </table:table-cell>
          <table:table-cell office:value-type="string" calcext:value-type="string">
            <text:p>Contrato perdido</text:p>
          </table:table-cell>
          <table:table-cell office:value-type="float" office:value="3419.3" calcext:value-type="float">
            <text:p><text:s/>R$ 3.419,30 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ecnologia</text:p>
          </table:table-cell>
          <table:table-cell office:value-type="float" office:value="5841" calcext:value-type="float">
            <text:p>5841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06</text:p>
          </table:table-cell>
          <table:table-cell office:value-type="string" calcext:value-type="string">
            <text:p>Contrato perdido</text:p>
          </table:table-cell>
          <table:table-cell office:value-type="float" office:value="3931.88" calcext:value-type="float">
            <text:p><text:s/>R$ 3.931,88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rviços</text:p>
          </table:table-cell>
          <table:table-cell office:value-type="float" office:value="3844" calcext:value-type="float">
            <text:p>3844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07</text:p>
          </table:table-cell>
          <table:table-cell office:value-type="string" calcext:value-type="string">
            <text:p>Contrato perdido</text:p>
          </table:table-cell>
          <table:table-cell office:value-type="float" office:value="4038.08" calcext:value-type="float">
            <text:p><text:s/>R$ 4.038,08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cnologia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08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inanceiro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09</text:p>
          </table:table-cell>
          <table:table-cell office:value-type="string" calcext:value-type="string">
            <text:p>Contrato perdido</text:p>
          </table:table-cell>
          <table:table-cell office:value-type="float" office:value="3979.24" calcext:value-type="float">
            <text:p><text:s/>R$ 3.979,24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erviços</text:p>
          </table:table-cell>
          <table:table-cell office:value-type="float" office:value="5790" calcext:value-type="float">
            <text:p>5790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10</text:p>
          </table:table-cell>
          <table:table-cell office:value-type="string" calcext:value-type="string">
            <text:p>Contrato perdido</text:p>
          </table:table-cell>
          <table:table-cell office:value-type="float" office:value="2965.41" calcext:value-type="float">
            <text:p><text:s/>R$ 2.965,41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inanceiro</text:p>
          </table:table-cell>
          <table:table-cell office:value-type="float" office:value="3084" calcext:value-type="float">
            <text:p>3084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11</text:p>
          </table:table-cell>
          <table:table-cell office:value-type="string" calcext:value-type="string">
            <text:p>Contrato perdido</text:p>
          </table:table-cell>
          <table:table-cell office:value-type="float" office:value="3260.32" calcext:value-type="float">
            <text:p><text:s/>R$ 3.260,32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inanceiro</text:p>
          </table:table-cell>
          <table:table-cell office:value-type="float" office:value="3821" calcext:value-type="float">
            <text:p>3821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12</text:p>
          </table:table-cell>
          <table:table-cell office:value-type="string" calcext:value-type="string">
            <text:p>Contrato perdido</text:p>
          </table:table-cell>
          <table:table-cell office:value-type="float" office:value="6165.45" calcext:value-type="float">
            <text:p><text:s/>R$ 6.165,45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aúde</text:p>
          </table:table-cell>
          <table:table-cell office:value-type="float" office:value="4082" calcext:value-type="float">
            <text:p>4082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13</text:p>
          </table:table-cell>
          <table:table-cell office:value-type="string" calcext:value-type="string">
            <text:p>Contrato perdido</text:p>
          </table:table-cell>
          <table:table-cell office:value-type="float" office:value="2115.24" calcext:value-type="float">
            <text:p><text:s/>R$ 2.115,24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ogística</text:p>
          </table:table-cell>
          <table:table-cell office:value-type="float" office:value="6713" calcext:value-type="float">
            <text:p>6713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14</text:p>
          </table:table-cell>
          <table:table-cell office:value-type="string" calcext:value-type="string">
            <text:p>Contrato perdido</text:p>
          </table:table-cell>
          <table:table-cell office:value-type="float" office:value="5219.81" calcext:value-type="float">
            <text:p><text:s/>R$ 5.219,81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ecnologia</text:p>
          </table:table-cell>
          <table:table-cell office:value-type="float" office:value="8354" calcext:value-type="float">
            <text:p>8354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15</text:p>
          </table:table-cell>
          <table:table-cell office:value-type="string" calcext:value-type="string">
            <text:p>Contrato perdido</text:p>
          </table:table-cell>
          <table:table-cell office:value-type="float" office:value="3581.56" calcext:value-type="float">
            <text:p><text:s/>R$ 3.581,56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erviços</text:p>
          </table:table-cell>
          <table:table-cell office:value-type="float" office:value="3389" calcext:value-type="float">
            <text:p>3389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16</text:p>
          </table:table-cell>
          <table:table-cell office:value-type="string" calcext:value-type="string">
            <text:p>Contrato perdido</text:p>
          </table:table-cell>
          <table:table-cell office:value-type="float" office:value="3580.36" calcext:value-type="float">
            <text:p><text:s/>R$ 3.580,36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inanceiro</text:p>
          </table:table-cell>
          <table:table-cell office:value-type="float" office:value="7153" calcext:value-type="float">
            <text:p>7153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17</text:p>
          </table:table-cell>
          <table:table-cell office:value-type="string" calcext:value-type="string">
            <text:p>Contrato fechado</text:p>
          </table:table-cell>
          <table:table-cell office:value-type="float" office:value="13580.74" calcext:value-type="float">
            <text:p><text:s/>R$ 13.580,74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inanceiro</text:p>
          </table:table-cell>
          <table:table-cell office:value-type="float" office:value="12642" calcext:value-type="float">
            <text:p>12642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18</text:p>
          </table:table-cell>
          <table:table-cell office:value-type="string" calcext:value-type="string">
            <text:p>Contrato perdido</text:p>
          </table:table-cell>
          <table:table-cell office:value-type="float" office:value="4510.08" calcext:value-type="float">
            <text:p><text:s/>R$ 4.510,08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erviços</text:p>
          </table:table-cell>
          <table:table-cell office:value-type="float" office:value="2611" calcext:value-type="float">
            <text:p>2611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19</text:p>
          </table:table-cell>
          <table:table-cell office:value-type="string" calcext:value-type="string">
            <text:p>Contrato perdido</text:p>
          </table:table-cell>
          <table:table-cell office:value-type="float" office:value="4855.92" calcext:value-type="float">
            <text:p><text:s/>R$ 4.855,92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ndústrias</text:p>
          </table:table-cell>
          <table:table-cell office:value-type="float" office:value="3082" calcext:value-type="float">
            <text:p>3082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20</text:p>
          </table:table-cell>
          <table:table-cell office:value-type="string" calcext:value-type="string">
            <text:p>Contrato perdido</text:p>
          </table:table-cell>
          <table:table-cell office:value-type="float" office:value="5452.28" calcext:value-type="float">
            <text:p><text:s/>R$ 5.452,28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Indústrias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21</text:p>
          </table:table-cell>
          <table:table-cell office:value-type="string" calcext:value-type="string">
            <text:p>Contrato fechado</text:p>
          </table:table-cell>
          <table:table-cell office:value-type="float" office:value="11337.38" calcext:value-type="float">
            <text:p><text:s/>R$ 11.337,38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nanceiro</text:p>
          </table:table-cell>
          <table:table-cell office:value-type="float" office:value="17331" calcext:value-type="float">
            <text:p>17331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22</text:p>
          </table:table-cell>
          <table:table-cell office:value-type="string" calcext:value-type="string">
            <text:p>Contrato perdido</text:p>
          </table:table-cell>
          <table:table-cell office:value-type="float" office:value="3081.64" calcext:value-type="float">
            <text:p><text:s/>R$ 3.081,64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inanceiro</text:p>
          </table:table-cell>
          <table:table-cell office:value-type="float" office:value="5825" calcext:value-type="float">
            <text:p>5825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23</text:p>
          </table:table-cell>
          <table:table-cell office:value-type="string" calcext:value-type="string">
            <text:p>Contrato perdido</text:p>
          </table:table-cell>
          <table:table-cell office:value-type="float" office:value="2372.27" calcext:value-type="float">
            <text:p><text:s/>R$ 2.372,27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inanceiro</text:p>
          </table:table-cell>
          <table:table-cell office:value-type="float" office:value="4571" calcext:value-type="float">
            <text:p>4571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24</text:p>
          </table:table-cell>
          <table:table-cell office:value-type="string" calcext:value-type="string">
            <text:p>Contrato perdido</text:p>
          </table:table-cell>
          <table:table-cell office:value-type="float" office:value="2761.88" calcext:value-type="float">
            <text:p><text:s/>R$ 2.761,88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dústrias</text:p>
          </table:table-cell>
          <table:table-cell office:value-type="float" office:value="5758" calcext:value-type="float">
            <text:p>5758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25</text:p>
          </table:table-cell>
          <table:table-cell office:value-type="string" calcext:value-type="string">
            <text:p>Contrato perdido</text:p>
          </table:table-cell>
          <table:table-cell office:value-type="float" office:value="8423.64" calcext:value-type="float">
            <text:p><text:s/>R$ 8.423,64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ndústrias</text:p>
          </table:table-cell>
          <table:table-cell office:value-type="float" office:value="6380" calcext:value-type="float">
            <text:p>6380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26</text:p>
          </table:table-cell>
          <table:table-cell office:value-type="string" calcext:value-type="string">
            <text:p>Contrato perdido</text:p>
          </table:table-cell>
          <table:table-cell office:value-type="float" office:value="5867.02" calcext:value-type="float">
            <text:p><text:s/>R$ 5.867,02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ndústrias</text:p>
          </table:table-cell>
          <table:table-cell office:value-type="float" office:value="5531" calcext:value-type="float">
            <text:p>5531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27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ecnologia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28</text:p>
          </table:table-cell>
          <table:table-cell office:value-type="string" calcext:value-type="string">
            <text:p>Contrato perdido</text:p>
          </table:table-cell>
          <table:table-cell office:value-type="float" office:value="2016.31" calcext:value-type="float">
            <text:p><text:s/>R$ 2.016,31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inanceiro</text:p>
          </table:table-cell>
          <table:table-cell office:value-type="float" office:value="4860" calcext:value-type="float">
            <text:p>4860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29</text:p>
          </table:table-cell>
          <table:table-cell office:value-type="string" calcext:value-type="string">
            <text:p>Contrato perdido</text:p>
          </table:table-cell>
          <table:table-cell office:value-type="float" office:value="4722.8" calcext:value-type="float">
            <text:p><text:s/>R$ 4.722,80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inanceiro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30</text:p>
          </table:table-cell>
          <table:table-cell office:value-type="string" calcext:value-type="string">
            <text:p>Contrato perdido</text:p>
          </table:table-cell>
          <table:table-cell office:value-type="float" office:value="4820.9" calcext:value-type="float">
            <text:p><text:s/>R$ 4.820,90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erviços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31</text:p>
          </table:table-cell>
          <table:table-cell office:value-type="string" calcext:value-type="string">
            <text:p>Contrato perdido</text:p>
          </table:table-cell>
          <table:table-cell office:value-type="float" office:value="4823.33" calcext:value-type="float">
            <text:p><text:s/>R$ 4.823,33 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Indústrias</text:p>
          </table:table-cell>
          <table:table-cell office:value-type="float" office:value="3821" calcext:value-type="float">
            <text:p>3821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32</text:p>
          </table:table-cell>
          <table:table-cell office:value-type="string" calcext:value-type="string">
            <text:p>Contrato perdido</text:p>
          </table:table-cell>
          <table:table-cell office:value-type="float" office:value="3617.57" calcext:value-type="float">
            <text:p><text:s/>R$ 3.617,57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cnologia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33</text:p>
          </table:table-cell>
          <table:table-cell office:value-type="string" calcext:value-type="string">
            <text:p>Contrato fechado</text:p>
          </table:table-cell>
          <table:table-cell office:value-type="float" office:value="11749.09" calcext:value-type="float">
            <text:p><text:s/>R$ 11.749,09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iços</text:p>
          </table:table-cell>
          <table:table-cell office:value-type="float" office:value="28576" calcext:value-type="float">
            <text:p>28576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34</text:p>
          </table:table-cell>
          <table:table-cell office:value-type="string" calcext:value-type="string">
            <text:p>Contrato fechado</text:p>
          </table:table-cell>
          <table:table-cell office:value-type="float" office:value="12655.76" calcext:value-type="float">
            <text:p><text:s/>R$ 12.655,76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dústrias</text:p>
          </table:table-cell>
          <table:table-cell office:value-type="float" office:value="22697" calcext:value-type="float">
            <text:p>22697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35</text:p>
          </table:table-cell>
          <table:table-cell office:value-type="string" calcext:value-type="string">
            <text:p>Contrato perdido</text:p>
          </table:table-cell>
          <table:table-cell office:value-type="float" office:value="4128.84" calcext:value-type="float">
            <text:p><text:s/>R$ 4.128,84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inanceiro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36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ogística</text:p>
          </table:table-cell>
          <table:table-cell office:value-type="float" office:value="5688" calcext:value-type="float">
            <text:p>5688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37</text:p>
          </table:table-cell>
          <table:table-cell office:value-type="string" calcext:value-type="string">
            <text:p>Contrato perdido</text:p>
          </table:table-cell>
          <table:table-cell office:value-type="float" office:value="3655.3" calcext:value-type="float">
            <text:p><text:s/>R$ 3.655,30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ecnologia</text:p>
          </table:table-cell>
          <table:table-cell office:value-type="float" office:value="5696" calcext:value-type="float">
            <text:p>5696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38</text:p>
          </table:table-cell>
          <table:table-cell office:value-type="string" calcext:value-type="string">
            <text:p>Contrato perdido</text:p>
          </table:table-cell>
          <table:table-cell office:value-type="float" office:value="2722.89" calcext:value-type="float">
            <text:p><text:s/>R$ 2.722,89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inanceiro</text:p>
          </table:table-cell>
          <table:table-cell office:value-type="float" office:value="3204" calcext:value-type="float">
            <text:p>3204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39</text:p>
          </table:table-cell>
          <table:table-cell office:value-type="string" calcext:value-type="string">
            <text:p>Contrato perdido</text:p>
          </table:table-cell>
          <table:table-cell office:value-type="float" office:value="4262.82" calcext:value-type="float">
            <text:p><text:s/>R$ 4.262,82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aúde</text:p>
          </table:table-cell>
          <table:table-cell office:value-type="float" office:value="4024" calcext:value-type="float">
            <text:p>4024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40</text:p>
          </table:table-cell>
          <table:table-cell office:value-type="string" calcext:value-type="string">
            <text:p>Contrato perdido</text:p>
          </table:table-cell>
          <table:table-cell office:value-type="float" office:value="8477.89" calcext:value-type="float">
            <text:p><text:s/>R$ 8.477,8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ndústrias</text:p>
          </table:table-cell>
          <table:table-cell office:value-type="float" office:value="7148" calcext:value-type="float">
            <text:p>7148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41</text:p>
          </table:table-cell>
          <table:table-cell office:value-type="string" calcext:value-type="string">
            <text:p>Contrato perdido</text:p>
          </table:table-cell>
          <table:table-cell office:value-type="float" office:value="4551.22" calcext:value-type="float">
            <text:p><text:s/>R$ 4.551,22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cnologia</text:p>
          </table:table-cell>
          <table:table-cell office:value-type="float" office:value="5992" calcext:value-type="float">
            <text:p>5992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42</text:p>
          </table:table-cell>
          <table:table-cell office:value-type="string" calcext:value-type="string">
            <text:p>Contrato perdido</text:p>
          </table:table-cell>
          <table:table-cell office:value-type="float" office:value="3529.71" calcext:value-type="float">
            <text:p><text:s/>R$ 3.529,71 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ndústrias</text:p>
          </table:table-cell>
          <table:table-cell office:value-type="float" office:value="9150" calcext:value-type="float">
            <text:p>9150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43</text:p>
          </table:table-cell>
          <table:table-cell office:value-type="string" calcext:value-type="string">
            <text:p>Contrato perdido</text:p>
          </table:table-cell>
          <table:table-cell office:value-type="float" office:value="5382.7" calcext:value-type="float">
            <text:p><text:s/>R$ 5.382,70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ecnologia</text:p>
          </table:table-cell>
          <table:table-cell office:value-type="float" office:value="7360" calcext:value-type="float">
            <text:p>7360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44</text:p>
          </table:table-cell>
          <table:table-cell office:value-type="string" calcext:value-type="string">
            <text:p>Contrato perdido</text:p>
          </table:table-cell>
          <table:table-cell office:value-type="float" office:value="4724.03" calcext:value-type="float">
            <text:p><text:s/>R$ 4.724,03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aúde</text:p>
          </table:table-cell>
          <table:table-cell office:value-type="float" office:value="7288" calcext:value-type="float">
            <text:p>7288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45</text:p>
          </table:table-cell>
          <table:table-cell office:value-type="string" calcext:value-type="string">
            <text:p>Contrato perdido</text:p>
          </table:table-cell>
          <table:table-cell office:value-type="float" office:value="4630.14" calcext:value-type="float">
            <text:p><text:s/>R$ 4.630,14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aúde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46</text:p>
          </table:table-cell>
          <table:table-cell office:value-type="string" calcext:value-type="string">
            <text:p>Contrato perdido</text:p>
          </table:table-cell>
          <table:table-cell office:value-type="float" office:value="4910.28" calcext:value-type="float">
            <text:p><text:s/>R$ 4.910,28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aúde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47</text:p>
          </table:table-cell>
          <table:table-cell office:value-type="string" calcext:value-type="string">
            <text:p>Contrato perdido</text:p>
          </table:table-cell>
          <table:table-cell office:value-type="float" office:value="7084.82" calcext:value-type="float">
            <text:p><text:s/>R$ 7.084,82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dústrias</text:p>
          </table:table-cell>
          <table:table-cell office:value-type="float" office:value="4893" calcext:value-type="float">
            <text:p>4893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48</text:p>
          </table:table-cell>
          <table:table-cell office:value-type="string" calcext:value-type="string">
            <text:p>Contrato perdido</text:p>
          </table:table-cell>
          <table:table-cell office:value-type="float" office:value="2303.67" calcext:value-type="float">
            <text:p><text:s/>R$ 2.303,67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ndústrias</text:p>
          </table:table-cell>
          <table:table-cell office:value-type="float" office:value="3898" calcext:value-type="float">
            <text:p>3898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49</text:p>
          </table:table-cell>
          <table:table-cell office:value-type="string" calcext:value-type="string">
            <text:p>Contrato perdido</text:p>
          </table:table-cell>
          <table:table-cell office:value-type="float" office:value="4710.45" calcext:value-type="float">
            <text:p><text:s/>R$ 4.710,45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ústrias</text:p>
          </table:table-cell>
          <table:table-cell office:value-type="float" office:value="5336" calcext:value-type="float">
            <text:p>5336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50</text:p>
          </table:table-cell>
          <table:table-cell office:value-type="string" calcext:value-type="string">
            <text:p>Contrato perdido</text:p>
          </table:table-cell>
          <table:table-cell office:value-type="float" office:value="2610.43" calcext:value-type="float">
            <text:p><text:s/>R$ 2.610,43 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Indústrias</text:p>
          </table:table-cell>
          <table:table-cell office:value-type="float" office:value="6890" calcext:value-type="float">
            <text:p>6890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51</text:p>
          </table:table-cell>
          <table:table-cell office:value-type="string" calcext:value-type="string">
            <text:p>Contrato perdido</text:p>
          </table:table-cell>
          <table:table-cell office:value-type="float" office:value="4833.27" calcext:value-type="float">
            <text:p><text:s/>R$ 4.833,27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erviços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52</text:p>
          </table:table-cell>
          <table:table-cell office:value-type="string" calcext:value-type="string">
            <text:p>Contrato perdido</text:p>
          </table:table-cell>
          <table:table-cell office:value-type="float" office:value="2621.97" calcext:value-type="float">
            <text:p><text:s/>R$ 2.621,97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inanceiro</text:p>
          </table:table-cell>
          <table:table-cell office:value-type="float" office:value="3243" calcext:value-type="float">
            <text:p>3243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53</text:p>
          </table:table-cell>
          <table:table-cell office:value-type="string" calcext:value-type="string">
            <text:p>Contrato perdido</text:p>
          </table:table-cell>
          <table:table-cell office:value-type="float" office:value="3373.95" calcext:value-type="float">
            <text:p><text:s/>R$ 3.373,95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dústrias</text:p>
          </table:table-cell>
          <table:table-cell office:value-type="float" office:value="6484" calcext:value-type="float">
            <text:p>6484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54</text:p>
          </table:table-cell>
          <table:table-cell office:value-type="string" calcext:value-type="string">
            <text:p>Contrato perdido</text:p>
          </table:table-cell>
          <table:table-cell office:value-type="float" office:value="3557.37" calcext:value-type="float">
            <text:p><text:s/>R$ 3.557,37 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cnologia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55</text:p>
          </table:table-cell>
          <table:table-cell office:value-type="string" calcext:value-type="string">
            <text:p>Contrato perdido</text:p>
          </table:table-cell>
          <table:table-cell office:value-type="float" office:value="5463.73" calcext:value-type="float">
            <text:p><text:s/>R$ 5.463,73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gística</text:p>
          </table:table-cell>
          <table:table-cell office:value-type="float" office:value="5433" calcext:value-type="float">
            <text:p>5433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56</text:p>
          </table:table-cell>
          <table:table-cell office:value-type="string" calcext:value-type="string">
            <text:p>Contrato perdido</text:p>
          </table:table-cell>
          <table:table-cell office:value-type="float" office:value="5377.68" calcext:value-type="float">
            <text:p><text:s/>R$ 5.377,68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cnologia</text:p>
          </table:table-cell>
          <table:table-cell office:value-type="float" office:value="4393" calcext:value-type="float">
            <text:p>4393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57</text:p>
          </table:table-cell>
          <table:table-cell office:value-type="string" calcext:value-type="string">
            <text:p>Contrato perdido</text:p>
          </table:table-cell>
          <table:table-cell office:value-type="float" office:value="2131.42" calcext:value-type="float">
            <text:p><text:s/>R$ 2.131,42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ecnologia</text:p>
          </table:table-cell>
          <table:table-cell office:value-type="float" office:value="4562" calcext:value-type="float">
            <text:p>4562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58</text:p>
          </table:table-cell>
          <table:table-cell office:value-type="string" calcext:value-type="string">
            <text:p>Contrato perdido</text:p>
          </table:table-cell>
          <table:table-cell office:value-type="float" office:value="4082.4" calcext:value-type="float">
            <text:p><text:s/>R$ 4.082,40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ndústrias</text:p>
          </table:table-cell>
          <table:table-cell office:value-type="float" office:value="6532" calcext:value-type="float">
            <text:p>6532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59</text:p>
          </table:table-cell>
          <table:table-cell office:value-type="string" calcext:value-type="string">
            <text:p>Contrato perdido</text:p>
          </table:table-cell>
          <table:table-cell office:value-type="float" office:value="2935.63" calcext:value-type="float">
            <text:p><text:s/>R$ 2.935,63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inanceiro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60</text:p>
          </table:table-cell>
          <table:table-cell office:value-type="string" calcext:value-type="string">
            <text:p>Contrato perdido</text:p>
          </table:table-cell>
          <table:table-cell office:value-type="float" office:value="2112.24" calcext:value-type="float">
            <text:p><text:s/>R$ 2.112,24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erviços</text:p>
          </table:table-cell>
          <table:table-cell office:value-type="float" office:value="8890" calcext:value-type="float">
            <text:p>8890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61</text:p>
          </table:table-cell>
          <table:table-cell office:value-type="string" calcext:value-type="string">
            <text:p>Contrato perdido</text:p>
          </table:table-cell>
          <table:table-cell office:value-type="float" office:value="3674.47" calcext:value-type="float">
            <text:p><text:s/>R$ 3.674,47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erviços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62</text:p>
          </table:table-cell>
          <table:table-cell office:value-type="string" calcext:value-type="string">
            <text:p>Contrato perdido</text:p>
          </table:table-cell>
          <table:table-cell office:value-type="float" office:value="3537.28" calcext:value-type="float">
            <text:p><text:s/>R$ 3.537,28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ndústrias</text:p>
          </table:table-cell>
          <table:table-cell office:value-type="float" office:value="3804" calcext:value-type="float">
            <text:p>3804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63</text:p>
          </table:table-cell>
          <table:table-cell office:value-type="string" calcext:value-type="string">
            <text:p>Contrato perdido</text:p>
          </table:table-cell>
          <table:table-cell office:value-type="float" office:value="7640.07" calcext:value-type="float">
            <text:p><text:s/>R$ 7.640,07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ogística</text:p>
          </table:table-cell>
          <table:table-cell office:value-type="float" office:value="5740" calcext:value-type="float">
            <text:p>5740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64</text:p>
          </table:table-cell>
          <table:table-cell office:value-type="string" calcext:value-type="string">
            <text:p>Contrato perdido</text:p>
          </table:table-cell>
          <table:table-cell office:value-type="float" office:value="4649.44" calcext:value-type="float">
            <text:p><text:s/>R$ 4.649,44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ndústrias</text:p>
          </table:table-cell>
          <table:table-cell office:value-type="float" office:value="6168" calcext:value-type="float">
            <text:p>6168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65</text:p>
          </table:table-cell>
          <table:table-cell office:value-type="string" calcext:value-type="string">
            <text:p>Contrato fechado</text:p>
          </table:table-cell>
          <table:table-cell office:value-type="float" office:value="9244.76" calcext:value-type="float">
            <text:p><text:s/>R$ 9.244,76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ndústrias</text:p>
          </table:table-cell>
          <table:table-cell office:value-type="float" office:value="4799" calcext:value-type="float">
            <text:p>4799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66</text:p>
          </table:table-cell>
          <table:table-cell office:value-type="string" calcext:value-type="string">
            <text:p>Contrato perdido</text:p>
          </table:table-cell>
          <table:table-cell office:value-type="float" office:value="3152.84" calcext:value-type="float">
            <text:p><text:s/>R$ 3.152,84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aúde</text:p>
          </table:table-cell>
          <table:table-cell office:value-type="float" office:value="4885" calcext:value-type="float">
            <text:p>4885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67</text:p>
          </table:table-cell>
          <table:table-cell office:value-type="string" calcext:value-type="string">
            <text:p>Contrato perdido</text:p>
          </table:table-cell>
          <table:table-cell office:value-type="float" office:value="5532.07" calcext:value-type="float">
            <text:p><text:s/>R$ 5.532,07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aúde</text:p>
          </table:table-cell>
          <table:table-cell office:value-type="float" office:value="5821" calcext:value-type="float">
            <text:p>5821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68</text:p>
          </table:table-cell>
          <table:table-cell office:value-type="string" calcext:value-type="string">
            <text:p>Contrato perdido</text:p>
          </table:table-cell>
          <table:table-cell office:value-type="float" office:value="7132.66" calcext:value-type="float">
            <text:p><text:s/>R$ 7.132,66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úde</text:p>
          </table:table-cell>
          <table:table-cell office:value-type="float" office:value="4537" calcext:value-type="float">
            <text:p>4537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69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ndústrias</text:p>
          </table:table-cell>
          <table:table-cell office:value-type="float" office:value="7786" calcext:value-type="float">
            <text:p>7786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70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Logística</text:p>
          </table:table-cell>
          <table:table-cell office:value-type="float" office:value="6678" calcext:value-type="float">
            <text:p>6678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71</text:p>
          </table:table-cell>
          <table:table-cell office:value-type="string" calcext:value-type="string">
            <text:p>Contrato fechado</text:p>
          </table:table-cell>
          <table:table-cell office:value-type="float" office:value="15000" calcext:value-type="float">
            <text:p><text:s/>R$ 15.000,00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inanceiro</text:p>
          </table:table-cell>
          <table:table-cell office:value-type="float" office:value="36982" calcext:value-type="float">
            <text:p>36982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72</text:p>
          </table:table-cell>
          <table:table-cell office:value-type="string" calcext:value-type="string">
            <text:p>Contrato perdido</text:p>
          </table:table-cell>
          <table:table-cell office:value-type="float" office:value="4584.42" calcext:value-type="float">
            <text:p><text:s/>R$ 4.584,42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dústrias</text:p>
          </table:table-cell>
          <table:table-cell office:value-type="float" office:value="3067" calcext:value-type="float">
            <text:p>3067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73</text:p>
          </table:table-cell>
          <table:table-cell office:value-type="string" calcext:value-type="string">
            <text:p>Contrato perdido</text:p>
          </table:table-cell>
          <table:table-cell office:value-type="float" office:value="2697.56" calcext:value-type="float">
            <text:p><text:s/>R$ 2.697,56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Logística</text:p>
          </table:table-cell>
          <table:table-cell office:value-type="float" office:value="4841" calcext:value-type="float">
            <text:p>4841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74</text:p>
          </table:table-cell>
          <table:table-cell office:value-type="string" calcext:value-type="string">
            <text:p>Contrato perdido</text:p>
          </table:table-cell>
          <table:table-cell office:value-type="float" office:value="4801.94" calcext:value-type="float">
            <text:p><text:s/>R$ 4.801,94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ecnologia</text:p>
          </table:table-cell>
          <table:table-cell office:value-type="float" office:value="4399" calcext:value-type="float">
            <text:p>4399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75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gística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76</text:p>
          </table:table-cell>
          <table:table-cell office:value-type="string" calcext:value-type="string">
            <text:p>Contrato perdido</text:p>
          </table:table-cell>
          <table:table-cell office:value-type="float" office:value="4005.06" calcext:value-type="float">
            <text:p><text:s/>R$ 4.005,06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gística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77</text:p>
          </table:table-cell>
          <table:table-cell office:value-type="string" calcext:value-type="string">
            <text:p>Contrato perdido</text:p>
          </table:table-cell>
          <table:table-cell office:value-type="float" office:value="4491.73" calcext:value-type="float">
            <text:p><text:s/>R$ 4.491,73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erviços</text:p>
          </table:table-cell>
          <table:table-cell office:value-type="float" office:value="3924" calcext:value-type="float">
            <text:p>3924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78</text:p>
          </table:table-cell>
          <table:table-cell office:value-type="string" calcext:value-type="string">
            <text:p>Contrato perdido</text:p>
          </table:table-cell>
          <table:table-cell office:value-type="float" office:value="5386.41" calcext:value-type="float">
            <text:p><text:s/>R$ 5.386,41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aúde</text:p>
          </table:table-cell>
          <table:table-cell office:value-type="float" office:value="6310" calcext:value-type="float">
            <text:p>6310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79</text:p>
          </table:table-cell>
          <table:table-cell office:value-type="string" calcext:value-type="string">
            <text:p>Contrato perdido</text:p>
          </table:table-cell>
          <table:table-cell office:value-type="float" office:value="2479.16" calcext:value-type="float">
            <text:p><text:s/>R$ 2.479,16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ndústrias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80</text:p>
          </table:table-cell>
          <table:table-cell office:value-type="string" calcext:value-type="string">
            <text:p>Contrato fechado</text:p>
          </table:table-cell>
          <table:table-cell office:value-type="float" office:value="12171.37" calcext:value-type="float">
            <text:p><text:s/>R$ 12.171,37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inanceiro</text:p>
          </table:table-cell>
          <table:table-cell office:value-type="float" office:value="43752" calcext:value-type="float">
            <text:p>43752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81</text:p>
          </table:table-cell>
          <table:table-cell office:value-type="string" calcext:value-type="string">
            <text:p>Contrato perdido</text:p>
          </table:table-cell>
          <table:table-cell office:value-type="float" office:value="2611.86" calcext:value-type="float">
            <text:p><text:s/>R$ 2.611,86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inanceiro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82</text:p>
          </table:table-cell>
          <table:table-cell office:value-type="string" calcext:value-type="string">
            <text:p>Contrato perdido</text:p>
          </table:table-cell>
          <table:table-cell office:value-type="float" office:value="4383.08" calcext:value-type="float">
            <text:p><text:s/>R$ 4.383,08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inanceiro</text:p>
          </table:table-cell>
          <table:table-cell office:value-type="float" office:value="5438" calcext:value-type="float">
            <text:p>5438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83</text:p>
          </table:table-cell>
          <table:table-cell office:value-type="string" calcext:value-type="string">
            <text:p>Contrato perdido</text:p>
          </table:table-cell>
          <table:table-cell office:value-type="float" office:value="2656.98" calcext:value-type="float">
            <text:p><text:s/>R$ 2.656,98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erviços</text:p>
          </table:table-cell>
          <table:table-cell office:value-type="float" office:value="6583" calcext:value-type="float">
            <text:p>6583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84</text:p>
          </table:table-cell>
          <table:table-cell office:value-type="string" calcext:value-type="string">
            <text:p>Contrato fechado</text:p>
          </table:table-cell>
          <table:table-cell office:value-type="float" office:value="11183.8" calcext:value-type="float">
            <text:p><text:s/>R$ 11.183,80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inanceiro</text:p>
          </table:table-cell>
          <table:table-cell office:value-type="float" office:value="25434" calcext:value-type="float">
            <text:p>25434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85</text:p>
          </table:table-cell>
          <table:table-cell office:value-type="string" calcext:value-type="string">
            <text:p>Contrato perdido</text:p>
          </table:table-cell>
          <table:table-cell office:value-type="float" office:value="2506.28" calcext:value-type="float">
            <text:p><text:s/>R$ 2.506,28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ndústrias</text:p>
          </table:table-cell>
          <table:table-cell office:value-type="float" office:value="6704" calcext:value-type="float">
            <text:p>6704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86</text:p>
          </table:table-cell>
          <table:table-cell office:value-type="string" calcext:value-type="string">
            <text:p>Contrato perdido</text:p>
          </table:table-cell>
          <table:table-cell office:value-type="float" office:value="4976.7" calcext:value-type="float">
            <text:p><text:s/>R$ 4.976,70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ndústrias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87</text:p>
          </table:table-cell>
          <table:table-cell office:value-type="string" calcext:value-type="string">
            <text:p>Contrato perdido</text:p>
          </table:table-cell>
          <table:table-cell office:value-type="float" office:value="5287.68" calcext:value-type="float">
            <text:p><text:s/>R$ 5.287,68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rviços</text:p>
          </table:table-cell>
          <table:table-cell office:value-type="float" office:value="7904" calcext:value-type="float">
            <text:p>7904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88</text:p>
          </table:table-cell>
          <table:table-cell office:value-type="string" calcext:value-type="string">
            <text:p>Contrato perdido</text:p>
          </table:table-cell>
          <table:table-cell office:value-type="float" office:value="3648.07" calcext:value-type="float">
            <text:p><text:s/>R$ 3.648,07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ndústrias</text:p>
          </table:table-cell>
          <table:table-cell office:value-type="float" office:value="5028" calcext:value-type="float">
            <text:p>5028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89</text:p>
          </table:table-cell>
          <table:table-cell office:value-type="string" calcext:value-type="string">
            <text:p>Contrato perdido</text:p>
          </table:table-cell>
          <table:table-cell office:value-type="float" office:value="4057.36" calcext:value-type="float">
            <text:p><text:s/>R$ 4.057,36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ogística</text:p>
          </table:table-cell>
          <table:table-cell office:value-type="float" office:value="3807" calcext:value-type="float">
            <text:p>3807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90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Financeiro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91</text:p>
          </table:table-cell>
          <table:table-cell office:value-type="string" calcext:value-type="string">
            <text:p>Contrato perdido</text:p>
          </table:table-cell>
          <table:table-cell office:value-type="float" office:value="3550.49" calcext:value-type="float">
            <text:p><text:s/>R$ 3.550,49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inanceiro</text:p>
          </table:table-cell>
          <table:table-cell office:value-type="float" office:value="6617" calcext:value-type="float">
            <text:p>6617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92</text:p>
          </table:table-cell>
          <table:table-cell office:value-type="string" calcext:value-type="string">
            <text:p>Contrato perdido</text:p>
          </table:table-cell>
          <table:table-cell office:value-type="float" office:value="3924.69" calcext:value-type="float">
            <text:p><text:s/>R$ 3.924,69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úde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93</text:p>
          </table:table-cell>
          <table:table-cell office:value-type="string" calcext:value-type="string">
            <text:p>Contrato perdido</text:p>
          </table:table-cell>
          <table:table-cell office:value-type="float" office:value="7931.19" calcext:value-type="float">
            <text:p><text:s/>R$ 7.931,19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ogística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94</text:p>
          </table:table-cell>
          <table:table-cell office:value-type="string" calcext:value-type="string">
            <text:p>Contrato perdido</text:p>
          </table:table-cell>
          <table:table-cell office:value-type="float" office:value="2332.05" calcext:value-type="float">
            <text:p><text:s/>R$ 2.332,05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inanceiro</text:p>
          </table:table-cell>
          <table:table-cell office:value-type="float" office:value="4556" calcext:value-type="float">
            <text:p>4556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95</text:p>
          </table:table-cell>
          <table:table-cell office:value-type="string" calcext:value-type="string">
            <text:p>Contrato perdido</text:p>
          </table:table-cell>
          <table:table-cell office:value-type="float" office:value="6196.27" calcext:value-type="float">
            <text:p><text:s/>R$ 6.196,27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erviços</text:p>
          </table:table-cell>
          <table:table-cell office:value-type="float" office:value="2646" calcext:value-type="float">
            <text:p>2646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96</text:p>
          </table:table-cell>
          <table:table-cell office:value-type="string" calcext:value-type="string">
            <text:p>Contrato perdido</text:p>
          </table:table-cell>
          <table:table-cell office:value-type="float" office:value="5495.29" calcext:value-type="float">
            <text:p><text:s/>R$ 5.495,29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úde</text:p>
          </table:table-cell>
          <table:table-cell office:value-type="float" office:value="8641" calcext:value-type="float">
            <text:p>8641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97</text:p>
          </table:table-cell>
          <table:table-cell office:value-type="string" calcext:value-type="string">
            <text:p>Contrato perdido</text:p>
          </table:table-cell>
          <table:table-cell office:value-type="float" office:value="4420.95" calcext:value-type="float">
            <text:p><text:s/>R$ 4.420,95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inanceiro</text:p>
          </table:table-cell>
          <table:table-cell office:value-type="float" office:value="3867" calcext:value-type="float">
            <text:p>3867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98</text:p>
          </table:table-cell>
          <table:table-cell office:value-type="string" calcext:value-type="string">
            <text:p>Contrato perdido</text:p>
          </table:table-cell>
          <table:table-cell office:value-type="float" office:value="6637.93" calcext:value-type="float">
            <text:p><text:s/>R$ 6.637,93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ogística</text:p>
          </table:table-cell>
          <table:table-cell office:value-type="float" office:value="6663" calcext:value-type="float">
            <text:p>6663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499</text:p>
          </table:table-cell>
          <table:table-cell office:value-type="string" calcext:value-type="string">
            <text:p>Contrato perdido</text:p>
          </table:table-cell>
          <table:table-cell office:value-type="float" office:value="4558.16" calcext:value-type="float">
            <text:p><text:s/>R$ 4.558,16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erviços</text:p>
          </table:table-cell>
          <table:table-cell office:value-type="float" office:value="5418" calcext:value-type="float">
            <text:p>5418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00</text:p>
          </table:table-cell>
          <table:table-cell office:value-type="string" calcext:value-type="string">
            <text:p>Contrato perdido</text:p>
          </table:table-cell>
          <table:table-cell office:value-type="float" office:value="4583.74" calcext:value-type="float">
            <text:p><text:s/>R$ 4.583,74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erviços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01</text:p>
          </table:table-cell>
          <table:table-cell office:value-type="string" calcext:value-type="string">
            <text:p>Contrato perdido</text:p>
          </table:table-cell>
          <table:table-cell office:value-type="float" office:value="3920.32" calcext:value-type="float">
            <text:p><text:s/>R$ 3.920,32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Logística</text:p>
          </table:table-cell>
          <table:table-cell office:value-type="float" office:value="4988" calcext:value-type="float">
            <text:p>4988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02</text:p>
          </table:table-cell>
          <table:table-cell office:value-type="string" calcext:value-type="string">
            <text:p>Contrato perdido</text:p>
          </table:table-cell>
          <table:table-cell office:value-type="float" office:value="5835.35" calcext:value-type="float">
            <text:p><text:s/>R$ 5.835,35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ogística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03</text:p>
          </table:table-cell>
          <table:table-cell office:value-type="string" calcext:value-type="string">
            <text:p>Contrato perdido</text:p>
          </table:table-cell>
          <table:table-cell office:value-type="float" office:value="5644.7" calcext:value-type="float">
            <text:p><text:s/>R$ 5.644,70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rviços</text:p>
          </table:table-cell>
          <table:table-cell office:value-type="float" office:value="4623" calcext:value-type="float">
            <text:p>4623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04</text:p>
          </table:table-cell>
          <table:table-cell office:value-type="string" calcext:value-type="string">
            <text:p>Contrato perdido</text:p>
          </table:table-cell>
          <table:table-cell office:value-type="float" office:value="3061.48" calcext:value-type="float">
            <text:p><text:s/>R$ 3.061,48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ogística</text:p>
          </table:table-cell>
          <table:table-cell office:value-type="float" office:value="7386" calcext:value-type="float">
            <text:p>7386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05</text:p>
          </table:table-cell>
          <table:table-cell office:value-type="string" calcext:value-type="string">
            <text:p>Contrato perdido</text:p>
          </table:table-cell>
          <table:table-cell office:value-type="float" office:value="2021.13" calcext:value-type="float">
            <text:p><text:s/>R$ 2.021,13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erviços</text:p>
          </table:table-cell>
          <table:table-cell office:value-type="float" office:value="7043" calcext:value-type="float">
            <text:p>7043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06</text:p>
          </table:table-cell>
          <table:table-cell office:value-type="string" calcext:value-type="string">
            <text:p>Contrato perdido</text:p>
          </table:table-cell>
          <table:table-cell office:value-type="float" office:value="3695.53" calcext:value-type="float">
            <text:p><text:s/>R$ 3.695,53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erviços</text:p>
          </table:table-cell>
          <table:table-cell office:value-type="float" office:value="6837" calcext:value-type="float">
            <text:p>6837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07</text:p>
          </table:table-cell>
          <table:table-cell office:value-type="string" calcext:value-type="string">
            <text:p>Contrato perdido</text:p>
          </table:table-cell>
          <table:table-cell office:value-type="float" office:value="2799.94" calcext:value-type="float">
            <text:p><text:s/>R$ 2.799,94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aúde</text:p>
          </table:table-cell>
          <table:table-cell office:value-type="float" office:value="4080" calcext:value-type="float">
            <text:p>4080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08</text:p>
          </table:table-cell>
          <table:table-cell office:value-type="string" calcext:value-type="string">
            <text:p>Contrato perdido</text:p>
          </table:table-cell>
          <table:table-cell office:value-type="float" office:value="3904.71" calcext:value-type="float">
            <text:p><text:s/>R$ 3.904,71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rviços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09</text:p>
          </table:table-cell>
          <table:table-cell office:value-type="string" calcext:value-type="string">
            <text:p>Contrato fechado</text:p>
          </table:table-cell>
          <table:table-cell office:value-type="float" office:value="14474.88" calcext:value-type="float">
            <text:p><text:s/>R$ 14.474,88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dústrias</text:p>
          </table:table-cell>
          <table:table-cell office:value-type="float" office:value="25091" calcext:value-type="float">
            <text:p>25091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10</text:p>
          </table:table-cell>
          <table:table-cell office:value-type="string" calcext:value-type="string">
            <text:p>Contrato perdido</text:p>
          </table:table-cell>
          <table:table-cell office:value-type="float" office:value="3314.05" calcext:value-type="float">
            <text:p><text:s/>R$ 3.314,05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ogística</text:p>
          </table:table-cell>
          <table:table-cell office:value-type="float" office:value="5392" calcext:value-type="float">
            <text:p>5392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11</text:p>
          </table:table-cell>
          <table:table-cell office:value-type="string" calcext:value-type="string">
            <text:p>Contrato perdido</text:p>
          </table:table-cell>
          <table:table-cell office:value-type="float" office:value="3935.76" calcext:value-type="float">
            <text:p><text:s/>R$ 3.935,76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ogística</text:p>
          </table:table-cell>
          <table:table-cell office:value-type="float" office:value="6091" calcext:value-type="float">
            <text:p>6091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12</text:p>
          </table:table-cell>
          <table:table-cell office:value-type="string" calcext:value-type="string">
            <text:p>Contrato perdido</text:p>
          </table:table-cell>
          <table:table-cell office:value-type="float" office:value="4087.03" calcext:value-type="float">
            <text:p><text:s/>R$ 4.087,03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dústria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13</text:p>
          </table:table-cell>
          <table:table-cell office:value-type="string" calcext:value-type="string">
            <text:p>Contrato perdido</text:p>
          </table:table-cell>
          <table:table-cell office:value-type="float" office:value="5272.65" calcext:value-type="float">
            <text:p><text:s/>R$ 5.272,65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ogística</text:p>
          </table:table-cell>
          <table:table-cell office:value-type="float" office:value="4983" calcext:value-type="float">
            <text:p>4983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14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Indústrias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15</text:p>
          </table:table-cell>
          <table:table-cell office:value-type="string" calcext:value-type="string">
            <text:p>Contrato perdido</text:p>
          </table:table-cell>
          <table:table-cell office:value-type="float" office:value="3089.95" calcext:value-type="float">
            <text:p><text:s/>R$ 3.089,95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inanceiro</text:p>
          </table:table-cell>
          <table:table-cell office:value-type="float" office:value="4444" calcext:value-type="float">
            <text:p>4444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16</text:p>
          </table:table-cell>
          <table:table-cell office:value-type="string" calcext:value-type="string">
            <text:p>Contrato perdido</text:p>
          </table:table-cell>
          <table:table-cell office:value-type="float" office:value="4316.93" calcext:value-type="float">
            <text:p><text:s/>R$ 4.316,93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erviços</text:p>
          </table:table-cell>
          <table:table-cell office:value-type="float" office:value="7582" calcext:value-type="float">
            <text:p>7582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17</text:p>
          </table:table-cell>
          <table:table-cell office:value-type="string" calcext:value-type="string">
            <text:p>Contrato perdido</text:p>
          </table:table-cell>
          <table:table-cell office:value-type="float" office:value="5800.12" calcext:value-type="float">
            <text:p><text:s/>R$ 5.800,12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ndústrias</text:p>
          </table:table-cell>
          <table:table-cell office:value-type="float" office:value="5843" calcext:value-type="float">
            <text:p>5843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18</text:p>
          </table:table-cell>
          <table:table-cell office:value-type="string" calcext:value-type="string">
            <text:p>Contrato perdido</text:p>
          </table:table-cell>
          <table:table-cell office:value-type="float" office:value="3262.15" calcext:value-type="float">
            <text:p><text:s/>R$ 3.262,15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ogística</text:p>
          </table:table-cell>
          <table:table-cell office:value-type="float" office:value="7620" calcext:value-type="float">
            <text:p>7620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19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ogística</text:p>
          </table:table-cell>
          <table:table-cell office:value-type="float" office:value="4568" calcext:value-type="float">
            <text:p>4568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20</text:p>
          </table:table-cell>
          <table:table-cell office:value-type="string" calcext:value-type="string">
            <text:p>Contrato perdido</text:p>
          </table:table-cell>
          <table:table-cell office:value-type="float" office:value="4929.57" calcext:value-type="float">
            <text:p><text:s/>R$ 4.929,57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aúde</text:p>
          </table:table-cell>
          <table:table-cell office:value-type="float" office:value="6874" calcext:value-type="float">
            <text:p>6874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21</text:p>
          </table:table-cell>
          <table:table-cell office:value-type="string" calcext:value-type="string">
            <text:p>Contrato perdido</text:p>
          </table:table-cell>
          <table:table-cell office:value-type="float" office:value="3046.96" calcext:value-type="float">
            <text:p><text:s/>R$ 3.046,96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dústrias</text:p>
          </table:table-cell>
          <table:table-cell office:value-type="float" office:value="8270" calcext:value-type="float">
            <text:p>8270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22</text:p>
          </table:table-cell>
          <table:table-cell office:value-type="string" calcext:value-type="string">
            <text:p>Contrato perdido</text:p>
          </table:table-cell>
          <table:table-cell office:value-type="float" office:value="2215.5" calcext:value-type="float">
            <text:p><text:s/>R$ 2.215,50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nanceiro</text:p>
          </table:table-cell>
          <table:table-cell office:value-type="float" office:value="7623" calcext:value-type="float">
            <text:p>7623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23</text:p>
          </table:table-cell>
          <table:table-cell office:value-type="string" calcext:value-type="string">
            <text:p>Contrato perdido</text:p>
          </table:table-cell>
          <table:table-cell office:value-type="float" office:value="3063.48" calcext:value-type="float">
            <text:p><text:s/>R$ 3.063,48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aúde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24</text:p>
          </table:table-cell>
          <table:table-cell office:value-type="string" calcext:value-type="string">
            <text:p>Contrato perdido</text:p>
          </table:table-cell>
          <table:table-cell office:value-type="float" office:value="3723.21" calcext:value-type="float">
            <text:p><text:s/>R$ 3.723,21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cnologia</text:p>
          </table:table-cell>
          <table:table-cell office:value-type="float" office:value="4492" calcext:value-type="float">
            <text:p>4492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25</text:p>
          </table:table-cell>
          <table:table-cell office:value-type="string" calcext:value-type="string">
            <text:p>Contrato perdido</text:p>
          </table:table-cell>
          <table:table-cell office:value-type="float" office:value="3092.88" calcext:value-type="float">
            <text:p><text:s/>R$ 3.092,88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úde</text:p>
          </table:table-cell>
          <table:table-cell office:value-type="float" office:value="4309" calcext:value-type="float">
            <text:p>4309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26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inanceiro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27</text:p>
          </table:table-cell>
          <table:table-cell office:value-type="string" calcext:value-type="string">
            <text:p>Contrato perdido</text:p>
          </table:table-cell>
          <table:table-cell office:value-type="float" office:value="5345.6" calcext:value-type="float">
            <text:p><text:s/>R$ 5.345,60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aúde</text:p>
          </table:table-cell>
          <table:table-cell office:value-type="float" office:value="6372" calcext:value-type="float">
            <text:p>6372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28</text:p>
          </table:table-cell>
          <table:table-cell office:value-type="string" calcext:value-type="string">
            <text:p>Contrato perdido</text:p>
          </table:table-cell>
          <table:table-cell office:value-type="float" office:value="5912.31" calcext:value-type="float">
            <text:p><text:s/>R$ 5.912,31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aúde</text:p>
          </table:table-cell>
          <table:table-cell office:value-type="float" office:value="3322" calcext:value-type="float">
            <text:p>3322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29</text:p>
          </table:table-cell>
          <table:table-cell office:value-type="string" calcext:value-type="string">
            <text:p>Contrato perdido</text:p>
          </table:table-cell>
          <table:table-cell office:value-type="float" office:value="4977.28" calcext:value-type="float">
            <text:p><text:s/>R$ 4.977,28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rviços</text:p>
          </table:table-cell>
          <table:table-cell office:value-type="float" office:value="5135" calcext:value-type="float">
            <text:p>5135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30</text:p>
          </table:table-cell>
          <table:table-cell office:value-type="string" calcext:value-type="string">
            <text:p>Contrato perdido</text:p>
          </table:table-cell>
          <table:table-cell office:value-type="float" office:value="2293.47" calcext:value-type="float">
            <text:p><text:s/>R$ 2.293,47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ndústria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31</text:p>
          </table:table-cell>
          <table:table-cell office:value-type="string" calcext:value-type="string">
            <text:p>Contrato perdido</text:p>
          </table:table-cell>
          <table:table-cell office:value-type="float" office:value="3697.76" calcext:value-type="float">
            <text:p><text:s/>R$ 3.697,76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erviços</text:p>
          </table:table-cell>
          <table:table-cell office:value-type="float" office:value="7883" calcext:value-type="float">
            <text:p>7883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32</text:p>
          </table:table-cell>
          <table:table-cell office:value-type="string" calcext:value-type="string">
            <text:p>Contrato perdido</text:p>
          </table:table-cell>
          <table:table-cell office:value-type="float" office:value="3990.22" calcext:value-type="float">
            <text:p><text:s/>R$ 3.990,22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aúde</text:p>
          </table:table-cell>
          <table:table-cell office:value-type="float" office:value="3975" calcext:value-type="float">
            <text:p>3975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33</text:p>
          </table:table-cell>
          <table:table-cell office:value-type="string" calcext:value-type="string">
            <text:p>Contrato perdido</text:p>
          </table:table-cell>
          <table:table-cell office:value-type="float" office:value="4898.19" calcext:value-type="float">
            <text:p><text:s/>R$ 4.898,19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cnologia</text:p>
          </table:table-cell>
          <table:table-cell office:value-type="float" office:value="5111" calcext:value-type="float">
            <text:p>5111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34</text:p>
          </table:table-cell>
          <table:table-cell office:value-type="string" calcext:value-type="string">
            <text:p>Contrato perdido</text:p>
          </table:table-cell>
          <table:table-cell office:value-type="float" office:value="5002.51" calcext:value-type="float">
            <text:p><text:s/>R$ 5.002,51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Financeiro</text:p>
          </table:table-cell>
          <table:table-cell office:value-type="float" office:value="4380" calcext:value-type="float">
            <text:p>4380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35</text:p>
          </table:table-cell>
          <table:table-cell office:value-type="string" calcext:value-type="string">
            <text:p>Contrato fechado</text:p>
          </table:table-cell>
          <table:table-cell office:value-type="float" office:value="10531.65" calcext:value-type="float">
            <text:p><text:s/>R$ 10.531,65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úde</text:p>
          </table:table-cell>
          <table:table-cell office:value-type="float" office:value="39168" calcext:value-type="float">
            <text:p>39168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36</text:p>
          </table:table-cell>
          <table:table-cell office:value-type="string" calcext:value-type="string">
            <text:p>Contrato perdido</text:p>
          </table:table-cell>
          <table:table-cell office:value-type="float" office:value="4122.99" calcext:value-type="float">
            <text:p><text:s/>R$ 4.122,99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Tecnologi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37</text:p>
          </table:table-cell>
          <table:table-cell office:value-type="string" calcext:value-type="string">
            <text:p>Contrato perdido</text:p>
          </table:table-cell>
          <table:table-cell office:value-type="float" office:value="4685.92" calcext:value-type="float">
            <text:p><text:s/>R$ 4.685,92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ndústrias</text:p>
          </table:table-cell>
          <table:table-cell office:value-type="float" office:value="4966" calcext:value-type="float">
            <text:p>4966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38</text:p>
          </table:table-cell>
          <table:table-cell office:value-type="string" calcext:value-type="string">
            <text:p>Contrato perdido</text:p>
          </table:table-cell>
          <table:table-cell office:value-type="float" office:value="6183.73" calcext:value-type="float">
            <text:p><text:s/>R$ 6.183,73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ecnologia</text:p>
          </table:table-cell>
          <table:table-cell office:value-type="float" office:value="4788" calcext:value-type="float">
            <text:p>4788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39</text:p>
          </table:table-cell>
          <table:table-cell office:value-type="string" calcext:value-type="string">
            <text:p>Contrato perdido</text:p>
          </table:table-cell>
          <table:table-cell office:value-type="float" office:value="5056.76" calcext:value-type="float">
            <text:p><text:s/>R$ 5.056,76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rviços</text:p>
          </table:table-cell>
          <table:table-cell office:value-type="float" office:value="4092" calcext:value-type="float">
            <text:p>4092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40</text:p>
          </table:table-cell>
          <table:table-cell office:value-type="string" calcext:value-type="string">
            <text:p>Contrato perdido</text:p>
          </table:table-cell>
          <table:table-cell office:value-type="float" office:value="5183.59" calcext:value-type="float">
            <text:p><text:s/>R$ 5.183,59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ndústrias</text:p>
          </table:table-cell>
          <table:table-cell office:value-type="float" office:value="8452" calcext:value-type="float">
            <text:p>8452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41</text:p>
          </table:table-cell>
          <table:table-cell office:value-type="string" calcext:value-type="string">
            <text:p>Contrato perdido</text:p>
          </table:table-cell>
          <table:table-cell office:value-type="float" office:value="4125.74" calcext:value-type="float">
            <text:p><text:s/>R$ 4.125,74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nanceiro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42</text:p>
          </table:table-cell>
          <table:table-cell office:value-type="string" calcext:value-type="string">
            <text:p>Contrato perdido</text:p>
          </table:table-cell>
          <table:table-cell office:value-type="float" office:value="6115.69" calcext:value-type="float">
            <text:p><text:s/>R$ 6.115,69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rviços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43</text:p>
          </table:table-cell>
          <table:table-cell office:value-type="string" calcext:value-type="string">
            <text:p>Contrato perdido</text:p>
          </table:table-cell>
          <table:table-cell office:value-type="float" office:value="4614.64" calcext:value-type="float">
            <text:p><text:s/>R$ 4.614,64 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Indústrias</text:p>
          </table:table-cell>
          <table:table-cell office:value-type="float" office:value="5712" calcext:value-type="float">
            <text:p>5712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44</text:p>
          </table:table-cell>
          <table:table-cell office:value-type="string" calcext:value-type="string">
            <text:p>Contrato perdido</text:p>
          </table:table-cell>
          <table:table-cell office:value-type="float" office:value="2708.37" calcext:value-type="float">
            <text:p><text:s/>R$ 2.708,37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aúde</text:p>
          </table:table-cell>
          <table:table-cell office:value-type="float" office:value="7523" calcext:value-type="float">
            <text:p>7523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45</text:p>
          </table:table-cell>
          <table:table-cell office:value-type="string" calcext:value-type="string">
            <text:p>Contrato perdido</text:p>
          </table:table-cell>
          <table:table-cell office:value-type="float" office:value="6105.05" calcext:value-type="float">
            <text:p><text:s/>R$ 6.105,05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inanceiro</text:p>
          </table:table-cell>
          <table:table-cell office:value-type="float" office:value="3665" calcext:value-type="float">
            <text:p>3665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46</text:p>
          </table:table-cell>
          <table:table-cell office:value-type="string" calcext:value-type="string">
            <text:p>Contrato perdido</text:p>
          </table:table-cell>
          <table:table-cell office:value-type="float" office:value="5046.85" calcext:value-type="float">
            <text:p><text:s/>R$ 5.046,85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aúde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47</text:p>
          </table:table-cell>
          <table:table-cell office:value-type="string" calcext:value-type="string">
            <text:p>Contrato fechado</text:p>
          </table:table-cell>
          <table:table-cell office:value-type="float" office:value="11113.91" calcext:value-type="float">
            <text:p><text:s/>R$ 11.113,91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ústrias</text:p>
          </table:table-cell>
          <table:table-cell office:value-type="float" office:value="38768" calcext:value-type="float">
            <text:p>38768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48</text:p>
          </table:table-cell>
          <table:table-cell office:value-type="string" calcext:value-type="string">
            <text:p>Contrato perdido</text:p>
          </table:table-cell>
          <table:table-cell office:value-type="float" office:value="3280.76" calcext:value-type="float">
            <text:p><text:s/>R$ 3.280,76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ogística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49</text:p>
          </table:table-cell>
          <table:table-cell office:value-type="string" calcext:value-type="string">
            <text:p>Contrato perdido</text:p>
          </table:table-cell>
          <table:table-cell office:value-type="float" office:value="4444.86" calcext:value-type="float">
            <text:p><text:s/>R$ 4.444,86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ecnologia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50</text:p>
          </table:table-cell>
          <table:table-cell office:value-type="string" calcext:value-type="string">
            <text:p>Contrato perdido</text:p>
          </table:table-cell>
          <table:table-cell office:value-type="float" office:value="4694.78" calcext:value-type="float">
            <text:p><text:s/>R$ 4.694,78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ecnologia</text:p>
          </table:table-cell>
          <table:table-cell office:value-type="float" office:value="3921" calcext:value-type="float">
            <text:p>3921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51</text:p>
          </table:table-cell>
          <table:table-cell office:value-type="string" calcext:value-type="string">
            <text:p>Contrato perdido</text:p>
          </table:table-cell>
          <table:table-cell office:value-type="float" office:value="4295.94" calcext:value-type="float">
            <text:p><text:s/>R$ 4.295,94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rviços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52</text:p>
          </table:table-cell>
          <table:table-cell office:value-type="string" calcext:value-type="string">
            <text:p>Contrato perdido</text:p>
          </table:table-cell>
          <table:table-cell office:value-type="float" office:value="4466.96" calcext:value-type="float">
            <text:p><text:s/>R$ 4.466,96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ndústrias</text:p>
          </table:table-cell>
          <table:table-cell office:value-type="float" office:value="6675" calcext:value-type="float">
            <text:p>6675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53</text:p>
          </table:table-cell>
          <table:table-cell office:value-type="string" calcext:value-type="string">
            <text:p>Contrato perdido</text:p>
          </table:table-cell>
          <table:table-cell office:value-type="float" office:value="6549.94" calcext:value-type="float">
            <text:p><text:s/>R$ 6.549,94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erviços</text:p>
          </table:table-cell>
          <table:table-cell office:value-type="float" office:value="3641" calcext:value-type="float">
            <text:p>3641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54</text:p>
          </table:table-cell>
          <table:table-cell office:value-type="string" calcext:value-type="string">
            <text:p>Contrato fechado</text:p>
          </table:table-cell>
          <table:table-cell office:value-type="float" office:value="14143.09" calcext:value-type="float">
            <text:p><text:s/>R$ 14.143,09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dústrias</text:p>
          </table:table-cell>
          <table:table-cell office:value-type="float" office:value="6685" calcext:value-type="float">
            <text:p>6685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55</text:p>
          </table:table-cell>
          <table:table-cell office:value-type="string" calcext:value-type="string">
            <text:p>Contrato perdido</text:p>
          </table:table-cell>
          <table:table-cell office:value-type="float" office:value="4285.95" calcext:value-type="float">
            <text:p><text:s/>R$ 4.285,95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dústrias</text:p>
          </table:table-cell>
          <table:table-cell office:value-type="float" office:value="6046" calcext:value-type="float">
            <text:p>6046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56</text:p>
          </table:table-cell>
          <table:table-cell office:value-type="string" calcext:value-type="string">
            <text:p>Contrato fechado</text:p>
          </table:table-cell>
          <table:table-cell office:value-type="float" office:value="13882.62" calcext:value-type="float">
            <text:p><text:s/>R$ 13.882,62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inanceiro</text:p>
          </table:table-cell>
          <table:table-cell office:value-type="float" office:value="20237" calcext:value-type="float">
            <text:p>20237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57</text:p>
          </table:table-cell>
          <table:table-cell office:value-type="string" calcext:value-type="string">
            <text:p>Contrato perdido</text:p>
          </table:table-cell>
          <table:table-cell office:value-type="float" office:value="2451.21" calcext:value-type="float">
            <text:p><text:s/>R$ 2.451,21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inanceiro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58</text:p>
          </table:table-cell>
          <table:table-cell office:value-type="string" calcext:value-type="string">
            <text:p>Contrato perdido</text:p>
          </table:table-cell>
          <table:table-cell office:value-type="float" office:value="4596.89" calcext:value-type="float">
            <text:p><text:s/>R$ 4.596,89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erviço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59</text:p>
          </table:table-cell>
          <table:table-cell office:value-type="string" calcext:value-type="string">
            <text:p>Contrato perdido</text:p>
          </table:table-cell>
          <table:table-cell office:value-type="float" office:value="6713.96" calcext:value-type="float">
            <text:p><text:s/>R$ 6.713,96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rviços</text:p>
          </table:table-cell>
          <table:table-cell office:value-type="float" office:value="6627" calcext:value-type="float">
            <text:p>6627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60</text:p>
          </table:table-cell>
          <table:table-cell office:value-type="string" calcext:value-type="string">
            <text:p>Contrato perdido</text:p>
          </table:table-cell>
          <table:table-cell office:value-type="float" office:value="3672.93" calcext:value-type="float">
            <text:p><text:s/>R$ 3.672,93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inanceiro</text:p>
          </table:table-cell>
          <table:table-cell office:value-type="float" office:value="5257" calcext:value-type="float">
            <text:p>5257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61</text:p>
          </table:table-cell>
          <table:table-cell office:value-type="string" calcext:value-type="string">
            <text:p>Contrato perdido</text:p>
          </table:table-cell>
          <table:table-cell office:value-type="float" office:value="2728.55" calcext:value-type="float">
            <text:p><text:s/>R$ 2.728,55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inanceiro</text:p>
          </table:table-cell>
          <table:table-cell office:value-type="float" office:value="4548" calcext:value-type="float">
            <text:p>4548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62</text:p>
          </table:table-cell>
          <table:table-cell office:value-type="string" calcext:value-type="string">
            <text:p>Contrato perdido</text:p>
          </table:table-cell>
          <table:table-cell office:value-type="float" office:value="3021.87" calcext:value-type="float">
            <text:p><text:s/>R$ 3.021,87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ecnologia</text:p>
          </table:table-cell>
          <table:table-cell office:value-type="float" office:value="7778" calcext:value-type="float">
            <text:p>7778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63</text:p>
          </table:table-cell>
          <table:table-cell office:value-type="string" calcext:value-type="string">
            <text:p>Contrato perdido</text:p>
          </table:table-cell>
          <table:table-cell office:value-type="float" office:value="2365.55" calcext:value-type="float">
            <text:p><text:s/>R$ 2.365,55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inanceiro</text:p>
          </table:table-cell>
          <table:table-cell office:value-type="float" office:value="6274" calcext:value-type="float">
            <text:p>6274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64</text:p>
          </table:table-cell>
          <table:table-cell office:value-type="string" calcext:value-type="string">
            <text:p>Contrato perdido</text:p>
          </table:table-cell>
          <table:table-cell office:value-type="float" office:value="2822.86" calcext:value-type="float">
            <text:p><text:s/>R$ 2.822,86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inanceiro</text:p>
          </table:table-cell>
          <table:table-cell office:value-type="float" office:value="8232" calcext:value-type="float">
            <text:p>8232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65</text:p>
          </table:table-cell>
          <table:table-cell office:value-type="string" calcext:value-type="string">
            <text:p>Contrato fechado</text:p>
          </table:table-cell>
          <table:table-cell office:value-type="float" office:value="11258.98" calcext:value-type="float">
            <text:p><text:s/>R$ 11.258,98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dústrias</text:p>
          </table:table-cell>
          <table:table-cell office:value-type="float" office:value="18858" calcext:value-type="float">
            <text:p>18858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66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rviços</text:p>
          </table:table-cell>
          <table:table-cell office:value-type="float" office:value="4930" calcext:value-type="float">
            <text:p>4930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67</text:p>
          </table:table-cell>
          <table:table-cell office:value-type="string" calcext:value-type="string">
            <text:p>Contrato perdido</text:p>
          </table:table-cell>
          <table:table-cell office:value-type="float" office:value="4023.43" calcext:value-type="float">
            <text:p><text:s/>R$ 4.023,43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erviços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68</text:p>
          </table:table-cell>
          <table:table-cell office:value-type="string" calcext:value-type="string">
            <text:p>Contrato perdido</text:p>
          </table:table-cell>
          <table:table-cell office:value-type="float" office:value="5353.42" calcext:value-type="float">
            <text:p><text:s/>R$ 5.353,42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dústrias</text:p>
          </table:table-cell>
          <table:table-cell office:value-type="float" office:value="4541" calcext:value-type="float">
            <text:p>4541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69</text:p>
          </table:table-cell>
          <table:table-cell office:value-type="string" calcext:value-type="string">
            <text:p>Contrato perdido</text:p>
          </table:table-cell>
          <table:table-cell office:value-type="float" office:value="2638.37" calcext:value-type="float">
            <text:p><text:s/>R$ 2.638,37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ndústrias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70</text:p>
          </table:table-cell>
          <table:table-cell office:value-type="string" calcext:value-type="string">
            <text:p>Contrato perdido</text:p>
          </table:table-cell>
          <table:table-cell office:value-type="float" office:value="6278.93" calcext:value-type="float">
            <text:p><text:s/>R$ 6.278,93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erviços</text:p>
          </table:table-cell>
          <table:table-cell office:value-type="float" office:value="6253" calcext:value-type="float">
            <text:p>6253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71</text:p>
          </table:table-cell>
          <table:table-cell office:value-type="string" calcext:value-type="string">
            <text:p>Contrato perdido</text:p>
          </table:table-cell>
          <table:table-cell office:value-type="float" office:value="4766.19" calcext:value-type="float">
            <text:p><text:s/>R$ 4.766,19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erviços</text:p>
          </table:table-cell>
          <table:table-cell office:value-type="float" office:value="5091" calcext:value-type="float">
            <text:p>5091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72</text:p>
          </table:table-cell>
          <table:table-cell office:value-type="string" calcext:value-type="string">
            <text:p>Contrato fechado</text:p>
          </table:table-cell>
          <table:table-cell office:value-type="float" office:value="14061.16" calcext:value-type="float">
            <text:p><text:s/>R$ 14.061,16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inanceiro</text:p>
          </table:table-cell>
          <table:table-cell office:value-type="float" office:value="34987" calcext:value-type="float">
            <text:p>34987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73</text:p>
          </table:table-cell>
          <table:table-cell office:value-type="string" calcext:value-type="string">
            <text:p>Contrato perdido</text:p>
          </table:table-cell>
          <table:table-cell office:value-type="float" office:value="3013.25" calcext:value-type="float">
            <text:p><text:s/>R$ 3.013,25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ecnologia</text:p>
          </table:table-cell>
          <table:table-cell office:value-type="float" office:value="6406" calcext:value-type="float">
            <text:p>6406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74</text:p>
          </table:table-cell>
          <table:table-cell office:value-type="string" calcext:value-type="string">
            <text:p>Contrato perdido</text:p>
          </table:table-cell>
          <table:table-cell office:value-type="float" office:value="5281.79" calcext:value-type="float">
            <text:p><text:s/>R$ 5.281,79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ndústrias</text:p>
          </table:table-cell>
          <table:table-cell office:value-type="float" office:value="9309" calcext:value-type="float">
            <text:p>9309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75</text:p>
          </table:table-cell>
          <table:table-cell office:value-type="string" calcext:value-type="string">
            <text:p>Contrato fechado</text:p>
          </table:table-cell>
          <table:table-cell office:value-type="float" office:value="9816.13" calcext:value-type="float">
            <text:p><text:s/>R$ 9.816,13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inanceiro</text:p>
          </table:table-cell>
          <table:table-cell office:value-type="float" office:value="4369" calcext:value-type="float">
            <text:p>4369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76</text:p>
          </table:table-cell>
          <table:table-cell office:value-type="string" calcext:value-type="string">
            <text:p>Contrato perdido</text:p>
          </table:table-cell>
          <table:table-cell office:value-type="float" office:value="5335.37" calcext:value-type="float">
            <text:p><text:s/>R$ 5.335,37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ecnologia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77</text:p>
          </table:table-cell>
          <table:table-cell office:value-type="string" calcext:value-type="string">
            <text:p>Contrato fechado</text:p>
          </table:table-cell>
          <table:table-cell office:value-type="float" office:value="12343.68" calcext:value-type="float">
            <text:p><text:s/>R$ 12.343,68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inanceiro</text:p>
          </table:table-cell>
          <table:table-cell office:value-type="float" office:value="31968" calcext:value-type="float">
            <text:p>31968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78</text:p>
          </table:table-cell>
          <table:table-cell office:value-type="string" calcext:value-type="string">
            <text:p>Contrato perdido</text:p>
          </table:table-cell>
          <table:table-cell office:value-type="float" office:value="4829.88" calcext:value-type="float">
            <text:p><text:s/>R$ 4.829,88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aúde</text:p>
          </table:table-cell>
          <table:table-cell office:value-type="float" office:value="3395" calcext:value-type="float">
            <text:p>3395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79</text:p>
          </table:table-cell>
          <table:table-cell office:value-type="string" calcext:value-type="string">
            <text:p>Contrato perdido</text:p>
          </table:table-cell>
          <table:table-cell office:value-type="float" office:value="2236.61" calcext:value-type="float">
            <text:p><text:s/>R$ 2.236,61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inanceiro</text:p>
          </table:table-cell>
          <table:table-cell office:value-type="float" office:value="7963" calcext:value-type="float">
            <text:p>7963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80</text:p>
          </table:table-cell>
          <table:table-cell office:value-type="string" calcext:value-type="string">
            <text:p>Contrato perdido</text:p>
          </table:table-cell>
          <table:table-cell office:value-type="float" office:value="2657.4" calcext:value-type="float">
            <text:p><text:s/>R$ 2.657,40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inanceiro</text:p>
          </table:table-cell>
          <table:table-cell office:value-type="float" office:value="4433" calcext:value-type="float">
            <text:p>4433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81</text:p>
          </table:table-cell>
          <table:table-cell office:value-type="string" calcext:value-type="string">
            <text:p>Contrato perdido</text:p>
          </table:table-cell>
          <table:table-cell office:value-type="float" office:value="4895.84" calcext:value-type="float">
            <text:p><text:s/>R$ 4.895,84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ecnologia</text:p>
          </table:table-cell>
          <table:table-cell office:value-type="float" office:value="3868" calcext:value-type="float">
            <text:p>3868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82</text:p>
          </table:table-cell>
          <table:table-cell office:value-type="string" calcext:value-type="string">
            <text:p>Contrato perdido</text:p>
          </table:table-cell>
          <table:table-cell office:value-type="float" office:value="2577.48" calcext:value-type="float">
            <text:p><text:s/>R$ 2.577,48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inanceiro</text:p>
          </table:table-cell>
          <table:table-cell office:value-type="float" office:value="4057" calcext:value-type="float">
            <text:p>4057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83</text:p>
          </table:table-cell>
          <table:table-cell office:value-type="string" calcext:value-type="string">
            <text:p>Contrato perdido</text:p>
          </table:table-cell>
          <table:table-cell office:value-type="float" office:value="4694.81" calcext:value-type="float">
            <text:p><text:s/>R$ 4.694,81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ogística</text:p>
          </table:table-cell>
          <table:table-cell office:value-type="float" office:value="6436" calcext:value-type="float">
            <text:p>6436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84</text:p>
          </table:table-cell>
          <table:table-cell office:value-type="string" calcext:value-type="string">
            <text:p>Contrato fechado</text:p>
          </table:table-cell>
          <table:table-cell office:value-type="float" office:value="9265.72" calcext:value-type="float">
            <text:p><text:s/>R$ 9.265,72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ústrias</text:p>
          </table:table-cell>
          <table:table-cell office:value-type="float" office:value="4684" calcext:value-type="float">
            <text:p>4684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85</text:p>
          </table:table-cell>
          <table:table-cell office:value-type="string" calcext:value-type="string">
            <text:p>Contrato perdido</text:p>
          </table:table-cell>
          <table:table-cell office:value-type="float" office:value="5272.26" calcext:value-type="float">
            <text:p><text:s/>R$ 5.272,26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Indústrias</text:p>
          </table:table-cell>
          <table:table-cell office:value-type="float" office:value="3716" calcext:value-type="float">
            <text:p>3716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86</text:p>
          </table:table-cell>
          <table:table-cell office:value-type="string" calcext:value-type="string">
            <text:p>Contrato perdido</text:p>
          </table:table-cell>
          <table:table-cell office:value-type="float" office:value="2151.22" calcext:value-type="float">
            <text:p><text:s/>R$ 2.151,22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dústrias</text:p>
          </table:table-cell>
          <table:table-cell office:value-type="float" office:value="8330" calcext:value-type="float">
            <text:p>8330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87</text:p>
          </table:table-cell>
          <table:table-cell office:value-type="string" calcext:value-type="string">
            <text:p>Contrato perdido</text:p>
          </table:table-cell>
          <table:table-cell office:value-type="float" office:value="4828.45" calcext:value-type="float">
            <text:p><text:s/>R$ 4.828,45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erviços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88</text:p>
          </table:table-cell>
          <table:table-cell office:value-type="string" calcext:value-type="string">
            <text:p>Contrato perdido</text:p>
          </table:table-cell>
          <table:table-cell office:value-type="float" office:value="4938.45" calcext:value-type="float">
            <text:p><text:s/>R$ 4.938,45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inanceiro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89</text:p>
          </table:table-cell>
          <table:table-cell office:value-type="string" calcext:value-type="string">
            <text:p>Contrato perdido</text:p>
          </table:table-cell>
          <table:table-cell office:value-type="float" office:value="2954.84" calcext:value-type="float">
            <text:p><text:s/>R$ 2.954,84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ogística</text:p>
          </table:table-cell>
          <table:table-cell office:value-type="float" office:value="6304" calcext:value-type="float">
            <text:p>6304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90</text:p>
          </table:table-cell>
          <table:table-cell office:value-type="string" calcext:value-type="string">
            <text:p>Contrato perdido</text:p>
          </table:table-cell>
          <table:table-cell office:value-type="float" office:value="4873.04" calcext:value-type="float">
            <text:p><text:s/>R$ 4.873,04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nanceiro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91</text:p>
          </table:table-cell>
          <table:table-cell office:value-type="string" calcext:value-type="string">
            <text:p>Contrato perdido</text:p>
          </table:table-cell>
          <table:table-cell office:value-type="float" office:value="4390.66" calcext:value-type="float">
            <text:p><text:s/>R$ 4.390,66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ecnologia</text:p>
          </table:table-cell>
          <table:table-cell office:value-type="float" office:value="5960" calcext:value-type="float">
            <text:p>5960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92</text:p>
          </table:table-cell>
          <table:table-cell office:value-type="string" calcext:value-type="string">
            <text:p>Contrato perdido</text:p>
          </table:table-cell>
          <table:table-cell office:value-type="float" office:value="3191.74" calcext:value-type="float">
            <text:p><text:s/>R$ 3.191,74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ndústrias</text:p>
          </table:table-cell>
          <table:table-cell office:value-type="float" office:value="2889" calcext:value-type="float">
            <text:p>2889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93</text:p>
          </table:table-cell>
          <table:table-cell office:value-type="string" calcext:value-type="string">
            <text:p>Contrato perdido</text:p>
          </table:table-cell>
          <table:table-cell office:value-type="float" office:value="2487.17" calcext:value-type="float">
            <text:p><text:s/>R$ 2.487,17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ogística</text:p>
          </table:table-cell>
          <table:table-cell office:value-type="float" office:value="6645" calcext:value-type="float">
            <text:p>6645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94</text:p>
          </table:table-cell>
          <table:table-cell office:value-type="string" calcext:value-type="string">
            <text:p>Contrato fechado</text:p>
          </table:table-cell>
          <table:table-cell office:value-type="float" office:value="8074.75" calcext:value-type="float">
            <text:p><text:s/>R$ 8.074,75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rviços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95</text:p>
          </table:table-cell>
          <table:table-cell office:value-type="string" calcext:value-type="string">
            <text:p>Contrato perdido</text:p>
          </table:table-cell>
          <table:table-cell office:value-type="float" office:value="4524.48" calcext:value-type="float">
            <text:p><text:s/>R$ 4.524,48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rviços</text:p>
          </table:table-cell>
          <table:table-cell office:value-type="float" office:value="6385" calcext:value-type="float">
            <text:p>6385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96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gística</text:p>
          </table:table-cell>
          <table:table-cell office:value-type="float" office:value="7211" calcext:value-type="float">
            <text:p>7211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97</text:p>
          </table:table-cell>
          <table:table-cell office:value-type="string" calcext:value-type="string">
            <text:p>Contrato perdido</text:p>
          </table:table-cell>
          <table:table-cell office:value-type="float" office:value="4143.02" calcext:value-type="float">
            <text:p><text:s/>R$ 4.143,02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erviços</text:p>
          </table:table-cell>
          <table:table-cell office:value-type="float" office:value="6722" calcext:value-type="float">
            <text:p>6722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98</text:p>
          </table:table-cell>
          <table:table-cell office:value-type="string" calcext:value-type="string">
            <text:p>Contrato perdido</text:p>
          </table:table-cell>
          <table:table-cell office:value-type="float" office:value="3604.83" calcext:value-type="float">
            <text:p><text:s/>R$ 3.604,83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úde</text:p>
          </table:table-cell>
          <table:table-cell office:value-type="float" office:value="5502" calcext:value-type="float">
            <text:p>5502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599</text:p>
          </table:table-cell>
          <table:table-cell office:value-type="string" calcext:value-type="string">
            <text:p>Contrato fechado</text:p>
          </table:table-cell>
          <table:table-cell office:value-type="float" office:value="13358.29" calcext:value-type="float">
            <text:p><text:s/>R$ 13.358,29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dústrias</text:p>
          </table:table-cell>
          <table:table-cell office:value-type="float" office:value="28149" calcext:value-type="float">
            <text:p>28149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00</text:p>
          </table:table-cell>
          <table:table-cell office:value-type="string" calcext:value-type="string">
            <text:p>Contrato perdido</text:p>
          </table:table-cell>
          <table:table-cell office:value-type="float" office:value="3546.93" calcext:value-type="float">
            <text:p><text:s/>R$ 3.546,93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dústrias</text:p>
          </table:table-cell>
          <table:table-cell office:value-type="float" office:value="3847" calcext:value-type="float">
            <text:p>3847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01</text:p>
          </table:table-cell>
          <table:table-cell office:value-type="string" calcext:value-type="string">
            <text:p>Contrato perdido</text:p>
          </table:table-cell>
          <table:table-cell office:value-type="float" office:value="3505.83" calcext:value-type="float">
            <text:p><text:s/>R$ 3.505,83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ecnologia</text:p>
          </table:table-cell>
          <table:table-cell office:value-type="float" office:value="7942" calcext:value-type="float">
            <text:p>7942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02</text:p>
          </table:table-cell>
          <table:table-cell office:value-type="string" calcext:value-type="string">
            <text:p>Contrato perdido</text:p>
          </table:table-cell>
          <table:table-cell office:value-type="float" office:value="5097.81" calcext:value-type="float">
            <text:p><text:s/>R$ 5.097,81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úde</text:p>
          </table:table-cell>
          <table:table-cell office:value-type="float" office:value="3601" calcext:value-type="float">
            <text:p>3601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03</text:p>
          </table:table-cell>
          <table:table-cell office:value-type="string" calcext:value-type="string">
            <text:p>Contrato perdido</text:p>
          </table:table-cell>
          <table:table-cell office:value-type="float" office:value="4502.59" calcext:value-type="float">
            <text:p><text:s/>R$ 4.502,59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erviços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04</text:p>
          </table:table-cell>
          <table:table-cell office:value-type="string" calcext:value-type="string">
            <text:p>Contrato perdido</text:p>
          </table:table-cell>
          <table:table-cell office:value-type="float" office:value="4474.23" calcext:value-type="float">
            <text:p><text:s/>R$ 4.474,23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inanceiro</text:p>
          </table:table-cell>
          <table:table-cell office:value-type="float" office:value="6330" calcext:value-type="float">
            <text:p>6330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05</text:p>
          </table:table-cell>
          <table:table-cell office:value-type="string" calcext:value-type="string">
            <text:p>Contrato perdido</text:p>
          </table:table-cell>
          <table:table-cell office:value-type="float" office:value="4703.9" calcext:value-type="float">
            <text:p><text:s/>R$ 4.703,90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dústrias</text:p>
          </table:table-cell>
          <table:table-cell office:value-type="float" office:value="3407" calcext:value-type="float">
            <text:p>3407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06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ndústrias</text:p>
          </table:table-cell>
          <table:table-cell office:value-type="float" office:value="3099" calcext:value-type="float">
            <text:p>3099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07</text:p>
          </table:table-cell>
          <table:table-cell office:value-type="string" calcext:value-type="string">
            <text:p>Contrato perdido</text:p>
          </table:table-cell>
          <table:table-cell office:value-type="float" office:value="5135.18" calcext:value-type="float">
            <text:p><text:s/>R$ 5.135,18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erviços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08</text:p>
          </table:table-cell>
          <table:table-cell office:value-type="string" calcext:value-type="string">
            <text:p>Contrato perdido</text:p>
          </table:table-cell>
          <table:table-cell office:value-type="float" office:value="4918.7" calcext:value-type="float">
            <text:p><text:s/>R$ 4.918,70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inanceiro</text:p>
          </table:table-cell>
          <table:table-cell office:value-type="float" office:value="4034" calcext:value-type="float">
            <text:p>4034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09</text:p>
          </table:table-cell>
          <table:table-cell office:value-type="string" calcext:value-type="string">
            <text:p>Contrato perdido</text:p>
          </table:table-cell>
          <table:table-cell office:value-type="float" office:value="2474.98" calcext:value-type="float">
            <text:p><text:s/>R$ 2.474,98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ndústrias</text:p>
          </table:table-cell>
          <table:table-cell office:value-type="float" office:value="4834" calcext:value-type="float">
            <text:p>4834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10</text:p>
          </table:table-cell>
          <table:table-cell office:value-type="string" calcext:value-type="string">
            <text:p>Contrato perdido</text:p>
          </table:table-cell>
          <table:table-cell office:value-type="float" office:value="3633.88" calcext:value-type="float">
            <text:p><text:s/>R$ 3.633,88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nanceiro</text:p>
          </table:table-cell>
          <table:table-cell office:value-type="float" office:value="5486" calcext:value-type="float">
            <text:p>5486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11</text:p>
          </table:table-cell>
          <table:table-cell office:value-type="string" calcext:value-type="string">
            <text:p>Contrato perdido</text:p>
          </table:table-cell>
          <table:table-cell office:value-type="float" office:value="3941.04" calcext:value-type="float">
            <text:p><text:s/>R$ 3.941,04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ndústrias</text:p>
          </table:table-cell>
          <table:table-cell office:value-type="float" office:value="6902" calcext:value-type="float">
            <text:p>6902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12</text:p>
          </table:table-cell>
          <table:table-cell office:value-type="string" calcext:value-type="string">
            <text:p>Contrato perdido</text:p>
          </table:table-cell>
          <table:table-cell office:value-type="float" office:value="3798.25" calcext:value-type="float">
            <text:p><text:s/>R$ 3.798,25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aúde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13</text:p>
          </table:table-cell>
          <table:table-cell office:value-type="string" calcext:value-type="string">
            <text:p>Contrato perdido</text:p>
          </table:table-cell>
          <table:table-cell office:value-type="float" office:value="4500.79" calcext:value-type="float">
            <text:p><text:s/>R$ 4.500,79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nanceiro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14</text:p>
          </table:table-cell>
          <table:table-cell office:value-type="string" calcext:value-type="string">
            <text:p>Contrato perdido</text:p>
          </table:table-cell>
          <table:table-cell office:value-type="float" office:value="6147.05" calcext:value-type="float">
            <text:p><text:s/>R$ 6.147,05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erviços</text:p>
          </table:table-cell>
          <table:table-cell office:value-type="float" office:value="4603" calcext:value-type="float">
            <text:p>4603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15</text:p>
          </table:table-cell>
          <table:table-cell office:value-type="string" calcext:value-type="string">
            <text:p>Contrato perdido</text:p>
          </table:table-cell>
          <table:table-cell office:value-type="float" office:value="5622.65" calcext:value-type="float">
            <text:p><text:s/>R$ 5.622,65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inanceiro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16</text:p>
          </table:table-cell>
          <table:table-cell office:value-type="string" calcext:value-type="string">
            <text:p>Contrato perdido</text:p>
          </table:table-cell>
          <table:table-cell office:value-type="float" office:value="2031.67" calcext:value-type="float">
            <text:p><text:s/>R$ 2.031,67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inanceiro</text:p>
          </table:table-cell>
          <table:table-cell office:value-type="float" office:value="7545" calcext:value-type="float">
            <text:p>7545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17</text:p>
          </table:table-cell>
          <table:table-cell office:value-type="string" calcext:value-type="string">
            <text:p>Contrato perdido</text:p>
          </table:table-cell>
          <table:table-cell office:value-type="float" office:value="4933.1" calcext:value-type="float">
            <text:p><text:s/>R$ 4.933,10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ndústrias</text:p>
          </table:table-cell>
          <table:table-cell office:value-type="float" office:value="5252" calcext:value-type="float">
            <text:p>5252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18</text:p>
          </table:table-cell>
          <table:table-cell office:value-type="string" calcext:value-type="string">
            <text:p>Contrato perdido</text:p>
          </table:table-cell>
          <table:table-cell office:value-type="float" office:value="5993.4" calcext:value-type="float">
            <text:p><text:s/>R$ 5.993,40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ndústrias</text:p>
          </table:table-cell>
          <table:table-cell office:value-type="float" office:value="4061" calcext:value-type="float">
            <text:p>4061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19</text:p>
          </table:table-cell>
          <table:table-cell office:value-type="string" calcext:value-type="string">
            <text:p>Contrato perdido</text:p>
          </table:table-cell>
          <table:table-cell office:value-type="float" office:value="4580.21" calcext:value-type="float">
            <text:p><text:s/>R$ 4.580,21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inanceiro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20</text:p>
          </table:table-cell>
          <table:table-cell office:value-type="string" calcext:value-type="string">
            <text:p>Contrato perdido</text:p>
          </table:table-cell>
          <table:table-cell office:value-type="float" office:value="5636.47" calcext:value-type="float">
            <text:p><text:s/>R$ 5.636,47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inanceiro</text:p>
          </table:table-cell>
          <table:table-cell office:value-type="float" office:value="2109" calcext:value-type="float">
            <text:p>2109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21</text:p>
          </table:table-cell>
          <table:table-cell office:value-type="string" calcext:value-type="string">
            <text:p>Contrato perdido</text:p>
          </table:table-cell>
          <table:table-cell office:value-type="float" office:value="7018.41" calcext:value-type="float">
            <text:p><text:s/>R$ 7.018,41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aúde</text:p>
          </table:table-cell>
          <table:table-cell office:value-type="float" office:value="6332" calcext:value-type="float">
            <text:p>6332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22</text:p>
          </table:table-cell>
          <table:table-cell office:value-type="string" calcext:value-type="string">
            <text:p>Contrato perdido</text:p>
          </table:table-cell>
          <table:table-cell office:value-type="float" office:value="5535.56" calcext:value-type="float">
            <text:p><text:s/>R$ 5.535,56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inanceiro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23</text:p>
          </table:table-cell>
          <table:table-cell office:value-type="string" calcext:value-type="string">
            <text:p>Contrato perdido</text:p>
          </table:table-cell>
          <table:table-cell office:value-type="float" office:value="4373.96" calcext:value-type="float">
            <text:p><text:s/>R$ 4.373,96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erviços</text:p>
          </table:table-cell>
          <table:table-cell office:value-type="float" office:value="6154" calcext:value-type="float">
            <text:p>6154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24</text:p>
          </table:table-cell>
          <table:table-cell office:value-type="string" calcext:value-type="string">
            <text:p>Contrato perdido</text:p>
          </table:table-cell>
          <table:table-cell office:value-type="float" office:value="5567.63" calcext:value-type="float">
            <text:p><text:s/>R$ 5.567,63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gística</text:p>
          </table:table-cell>
          <table:table-cell office:value-type="float" office:value="4742" calcext:value-type="float">
            <text:p>4742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25</text:p>
          </table:table-cell>
          <table:table-cell office:value-type="string" calcext:value-type="string">
            <text:p>Contrato perdido</text:p>
          </table:table-cell>
          <table:table-cell office:value-type="float" office:value="4217.33" calcext:value-type="float">
            <text:p><text:s/>R$ 4.217,33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erviços</text:p>
          </table:table-cell>
          <table:table-cell office:value-type="float" office:value="7813" calcext:value-type="float">
            <text:p>7813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26</text:p>
          </table:table-cell>
          <table:table-cell office:value-type="string" calcext:value-type="string">
            <text:p>Contrato perdido</text:p>
          </table:table-cell>
          <table:table-cell office:value-type="float" office:value="4035.85" calcext:value-type="float">
            <text:p><text:s/>R$ 4.035,85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ndústrias</text:p>
          </table:table-cell>
          <table:table-cell office:value-type="float" office:value="4031" calcext:value-type="float">
            <text:p>4031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27</text:p>
          </table:table-cell>
          <table:table-cell office:value-type="string" calcext:value-type="string">
            <text:p>Contrato perdido</text:p>
          </table:table-cell>
          <table:table-cell office:value-type="float" office:value="3472.88" calcext:value-type="float">
            <text:p><text:s/>R$ 3.472,88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inanceiro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28</text:p>
          </table:table-cell>
          <table:table-cell office:value-type="string" calcext:value-type="string">
            <text:p>Contrato perdido</text:p>
          </table:table-cell>
          <table:table-cell office:value-type="float" office:value="6345.12" calcext:value-type="float">
            <text:p><text:s/>R$ 6.345,12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Indústrias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29</text:p>
          </table:table-cell>
          <table:table-cell office:value-type="string" calcext:value-type="string">
            <text:p>Contrato perdido</text:p>
          </table:table-cell>
          <table:table-cell office:value-type="float" office:value="2772.36" calcext:value-type="float">
            <text:p><text:s/>R$ 2.772,36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dústrias</text:p>
          </table:table-cell>
          <table:table-cell office:value-type="float" office:value="3783" calcext:value-type="float">
            <text:p>3783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30</text:p>
          </table:table-cell>
          <table:table-cell office:value-type="string" calcext:value-type="string">
            <text:p>Contrato perdido</text:p>
          </table:table-cell>
          <table:table-cell office:value-type="float" office:value="6298.55" calcext:value-type="float">
            <text:p><text:s/>R$ 6.298,55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ecnologia</text:p>
          </table:table-cell>
          <table:table-cell office:value-type="float" office:value="6185" calcext:value-type="float">
            <text:p>6185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31</text:p>
          </table:table-cell>
          <table:table-cell office:value-type="string" calcext:value-type="string">
            <text:p>Contrato perdido</text:p>
          </table:table-cell>
          <table:table-cell office:value-type="float" office:value="4749.8" calcext:value-type="float">
            <text:p><text:s/>R$ 4.749,80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ndústrias</text:p>
          </table:table-cell>
          <table:table-cell office:value-type="float" office:value="5819" calcext:value-type="float">
            <text:p>5819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32</text:p>
          </table:table-cell>
          <table:table-cell office:value-type="string" calcext:value-type="string">
            <text:p>Contrato fechado</text:p>
          </table:table-cell>
          <table:table-cell office:value-type="float" office:value="9201.39" calcext:value-type="float">
            <text:p><text:s/>R$ 9.201,39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nanceiro</text:p>
          </table:table-cell>
          <table:table-cell office:value-type="float" office:value="5713" calcext:value-type="float">
            <text:p>5713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33</text:p>
          </table:table-cell>
          <table:table-cell office:value-type="string" calcext:value-type="string">
            <text:p>Contrato perdido</text:p>
          </table:table-cell>
          <table:table-cell office:value-type="float" office:value="4551.47" calcext:value-type="float">
            <text:p><text:s/>R$ 4.551,47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aúde</text:p>
          </table:table-cell>
          <table:table-cell office:value-type="float" office:value="5162" calcext:value-type="float">
            <text:p>5162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34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erviços</text:p>
          </table:table-cell>
          <table:table-cell office:value-type="float" office:value="4924" calcext:value-type="float">
            <text:p>4924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35</text:p>
          </table:table-cell>
          <table:table-cell office:value-type="string" calcext:value-type="string">
            <text:p>Contrato perdido</text:p>
          </table:table-cell>
          <table:table-cell office:value-type="float" office:value="4938.26" calcext:value-type="float">
            <text:p><text:s/>R$ 4.938,26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aúde</text:p>
          </table:table-cell>
          <table:table-cell office:value-type="float" office:value="9776" calcext:value-type="float">
            <text:p>9776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36</text:p>
          </table:table-cell>
          <table:table-cell office:value-type="string" calcext:value-type="string">
            <text:p>Contrato fechado</text:p>
          </table:table-cell>
          <table:table-cell office:value-type="float" office:value="13770.46" calcext:value-type="float">
            <text:p><text:s/>R$ 13.770,46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dústrias</text:p>
          </table:table-cell>
          <table:table-cell office:value-type="float" office:value="39474" calcext:value-type="float">
            <text:p>39474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37</text:p>
          </table:table-cell>
          <table:table-cell office:value-type="string" calcext:value-type="string">
            <text:p>Contrato fechado</text:p>
          </table:table-cell>
          <table:table-cell office:value-type="float" office:value="10815.29" calcext:value-type="float">
            <text:p><text:s/>R$ 10.815,29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inanceiro</text:p>
          </table:table-cell>
          <table:table-cell office:value-type="float" office:value="35782" calcext:value-type="float">
            <text:p>35782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38</text:p>
          </table:table-cell>
          <table:table-cell office:value-type="string" calcext:value-type="string">
            <text:p>Contrato perdido</text:p>
          </table:table-cell>
          <table:table-cell office:value-type="float" office:value="4185.32" calcext:value-type="float">
            <text:p><text:s/>R$ 4.185,32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aúde</text:p>
          </table:table-cell>
          <table:table-cell office:value-type="float" office:value="5223" calcext:value-type="float">
            <text:p>5223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39</text:p>
          </table:table-cell>
          <table:table-cell office:value-type="string" calcext:value-type="string">
            <text:p>Contrato perdido</text:p>
          </table:table-cell>
          <table:table-cell office:value-type="float" office:value="6931.24" calcext:value-type="float">
            <text:p><text:s/>R$ 6.931,24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ndústrias</text:p>
          </table:table-cell>
          <table:table-cell office:value-type="float" office:value="7014" calcext:value-type="float">
            <text:p>7014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40</text:p>
          </table:table-cell>
          <table:table-cell office:value-type="string" calcext:value-type="string">
            <text:p>Contrato perdido</text:p>
          </table:table-cell>
          <table:table-cell office:value-type="float" office:value="3241.38" calcext:value-type="float">
            <text:p><text:s/>R$ 3.241,38 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Financeiro</text:p>
          </table:table-cell>
          <table:table-cell office:value-type="float" office:value="6035" calcext:value-type="float">
            <text:p>6035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41</text:p>
          </table:table-cell>
          <table:table-cell office:value-type="string" calcext:value-type="string">
            <text:p>Contrato perdido</text:p>
          </table:table-cell>
          <table:table-cell office:value-type="float" office:value="2411.64" calcext:value-type="float">
            <text:p><text:s/>R$ 2.411,64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ndústrias</text:p>
          </table:table-cell>
          <table:table-cell office:value-type="float" office:value="5052" calcext:value-type="float">
            <text:p>5052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42</text:p>
          </table:table-cell>
          <table:table-cell office:value-type="string" calcext:value-type="string">
            <text:p>Contrato fechado</text:p>
          </table:table-cell>
          <table:table-cell office:value-type="float" office:value="14963.33" calcext:value-type="float">
            <text:p><text:s/>R$ 14.963,33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ústrias</text:p>
          </table:table-cell>
          <table:table-cell office:value-type="float" office:value="27571" calcext:value-type="float">
            <text:p>27571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43</text:p>
          </table:table-cell>
          <table:table-cell office:value-type="string" calcext:value-type="string">
            <text:p>Contrato perdido</text:p>
          </table:table-cell>
          <table:table-cell office:value-type="float" office:value="6943.88" calcext:value-type="float">
            <text:p><text:s/>R$ 6.943,88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inanceiro</text:p>
          </table:table-cell>
          <table:table-cell office:value-type="float" office:value="4838" calcext:value-type="float">
            <text:p>4838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44</text:p>
          </table:table-cell>
          <table:table-cell office:value-type="string" calcext:value-type="string">
            <text:p>Contrato perdido</text:p>
          </table:table-cell>
          <table:table-cell office:value-type="float" office:value="4005.54" calcext:value-type="float">
            <text:p><text:s/>R$ 4.005,54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dústri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45</text:p>
          </table:table-cell>
          <table:table-cell office:value-type="string" calcext:value-type="string">
            <text:p>Contrato perdido</text:p>
          </table:table-cell>
          <table:table-cell office:value-type="float" office:value="5517.19" calcext:value-type="float">
            <text:p><text:s/>R$ 5.517,19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aúde</text:p>
          </table:table-cell>
          <table:table-cell office:value-type="float" office:value="5421" calcext:value-type="float">
            <text:p>5421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46</text:p>
          </table:table-cell>
          <table:table-cell office:value-type="string" calcext:value-type="string">
            <text:p>Contrato perdido</text:p>
          </table:table-cell>
          <table:table-cell office:value-type="float" office:value="6012.21" calcext:value-type="float">
            <text:p><text:s/>R$ 6.012,21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erviços</text:p>
          </table:table-cell>
          <table:table-cell office:value-type="float" office:value="4023" calcext:value-type="float">
            <text:p>4023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47</text:p>
          </table:table-cell>
          <table:table-cell office:value-type="string" calcext:value-type="string">
            <text:p>Contrato fechado</text:p>
          </table:table-cell>
          <table:table-cell office:value-type="float" office:value="10515.03" calcext:value-type="float">
            <text:p><text:s/>R$ 10.515,03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ogística</text:p>
          </table:table-cell>
          <table:table-cell office:value-type="float" office:value="42741" calcext:value-type="float">
            <text:p>42741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48</text:p>
          </table:table-cell>
          <table:table-cell office:value-type="string" calcext:value-type="string">
            <text:p>Contrato fechado</text:p>
          </table:table-cell>
          <table:table-cell office:value-type="float" office:value="11029.39" calcext:value-type="float">
            <text:p><text:s/>R$ 11.029,39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ústrias</text:p>
          </table:table-cell>
          <table:table-cell office:value-type="float" office:value="30154" calcext:value-type="float">
            <text:p>30154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49</text:p>
          </table:table-cell>
          <table:table-cell office:value-type="string" calcext:value-type="string">
            <text:p>Contrato perdido</text:p>
          </table:table-cell>
          <table:table-cell office:value-type="float" office:value="5846.31" calcext:value-type="float">
            <text:p><text:s/>R$ 5.846,31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Indústrias</text:p>
          </table:table-cell>
          <table:table-cell office:value-type="float" office:value="2622" calcext:value-type="float">
            <text:p>2622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50</text:p>
          </table:table-cell>
          <table:table-cell office:value-type="string" calcext:value-type="string">
            <text:p>Contrato fechado</text:p>
          </table:table-cell>
          <table:table-cell office:value-type="float" office:value="15000" calcext:value-type="float">
            <text:p><text:s/>R$ 15.000,00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dústrias</text:p>
          </table:table-cell>
          <table:table-cell office:value-type="float" office:value="29600" calcext:value-type="float">
            <text:p>29600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51</text:p>
          </table:table-cell>
          <table:table-cell office:value-type="string" calcext:value-type="string">
            <text:p>Contrato perdido</text:p>
          </table:table-cell>
          <table:table-cell office:value-type="float" office:value="4844.32" calcext:value-type="float">
            <text:p><text:s/>R$ 4.844,32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aúde</text:p>
          </table:table-cell>
          <table:table-cell office:value-type="float" office:value="2907" calcext:value-type="float">
            <text:p>2907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52</text:p>
          </table:table-cell>
          <table:table-cell office:value-type="string" calcext:value-type="string">
            <text:p>Contrato perdido</text:p>
          </table:table-cell>
          <table:table-cell office:value-type="float" office:value="2680.28" calcext:value-type="float">
            <text:p><text:s/>R$ 2.680,28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rviços</text:p>
          </table:table-cell>
          <table:table-cell office:value-type="float" office:value="5946" calcext:value-type="float">
            <text:p>5946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53</text:p>
          </table:table-cell>
          <table:table-cell office:value-type="string" calcext:value-type="string">
            <text:p>Contrato perdido</text:p>
          </table:table-cell>
          <table:table-cell office:value-type="float" office:value="6980.59" calcext:value-type="float">
            <text:p><text:s/>R$ 6.980,59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ndústrias</text:p>
          </table:table-cell>
          <table:table-cell office:value-type="float" office:value="5581" calcext:value-type="float">
            <text:p>5581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54</text:p>
          </table:table-cell>
          <table:table-cell office:value-type="string" calcext:value-type="string">
            <text:p>Contrato perdido</text:p>
          </table:table-cell>
          <table:table-cell office:value-type="float" office:value="3203.54" calcext:value-type="float">
            <text:p><text:s/>R$ 3.203,54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cnologia</text:p>
          </table:table-cell>
          <table:table-cell office:value-type="float" office:value="6915" calcext:value-type="float">
            <text:p>6915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55</text:p>
          </table:table-cell>
          <table:table-cell office:value-type="string" calcext:value-type="string">
            <text:p>Contrato perdido</text:p>
          </table:table-cell>
          <table:table-cell office:value-type="float" office:value="3497.29" calcext:value-type="float">
            <text:p><text:s/>R$ 3.497,29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ndústrias</text:p>
          </table:table-cell>
          <table:table-cell office:value-type="float" office:value="3418" calcext:value-type="float">
            <text:p>3418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56</text:p>
          </table:table-cell>
          <table:table-cell office:value-type="string" calcext:value-type="string">
            <text:p>Contrato perdido</text:p>
          </table:table-cell>
          <table:table-cell office:value-type="float" office:value="4513.51" calcext:value-type="float">
            <text:p><text:s/>R$ 4.513,51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aúde</text:p>
          </table:table-cell>
          <table:table-cell office:value-type="float" office:value="5068" calcext:value-type="float">
            <text:p>5068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57</text:p>
          </table:table-cell>
          <table:table-cell office:value-type="string" calcext:value-type="string">
            <text:p>Contrato perdido</text:p>
          </table:table-cell>
          <table:table-cell office:value-type="float" office:value="6331.24" calcext:value-type="float">
            <text:p><text:s/>R$ 6.331,24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rviços</text:p>
          </table:table-cell>
          <table:table-cell office:value-type="float" office:value="2269" calcext:value-type="float">
            <text:p>2269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58</text:p>
          </table:table-cell>
          <table:table-cell office:value-type="string" calcext:value-type="string">
            <text:p>Contrato perdido</text:p>
          </table:table-cell>
          <table:table-cell office:value-type="float" office:value="5280.96" calcext:value-type="float">
            <text:p><text:s/>R$ 5.280,96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gística</text:p>
          </table:table-cell>
          <table:table-cell office:value-type="float" office:value="6402" calcext:value-type="float">
            <text:p>6402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59</text:p>
          </table:table-cell>
          <table:table-cell office:value-type="string" calcext:value-type="string">
            <text:p>Contrato perdido</text:p>
          </table:table-cell>
          <table:table-cell office:value-type="float" office:value="4622.3" calcext:value-type="float">
            <text:p><text:s/>R$ 4.622,30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rviços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60</text:p>
          </table:table-cell>
          <table:table-cell office:value-type="string" calcext:value-type="string">
            <text:p>Contrato perdido</text:p>
          </table:table-cell>
          <table:table-cell office:value-type="float" office:value="4694.93" calcext:value-type="float">
            <text:p><text:s/>R$ 4.694,93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ogística</text:p>
          </table:table-cell>
          <table:table-cell office:value-type="float" office:value="5991" calcext:value-type="float">
            <text:p>5991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61</text:p>
          </table:table-cell>
          <table:table-cell office:value-type="string" calcext:value-type="string">
            <text:p>Contrato fechado</text:p>
          </table:table-cell>
          <table:table-cell office:value-type="float" office:value="12087.03" calcext:value-type="float">
            <text:p><text:s/>R$ 12.087,03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inanceiro</text:p>
          </table:table-cell>
          <table:table-cell office:value-type="float" office:value="30012" calcext:value-type="float">
            <text:p>30012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62</text:p>
          </table:table-cell>
          <table:table-cell office:value-type="string" calcext:value-type="string">
            <text:p>Contrato perdido</text:p>
          </table:table-cell>
          <table:table-cell office:value-type="float" office:value="4837.21" calcext:value-type="float">
            <text:p><text:s/>R$ 4.837,21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ogística</text:p>
          </table:table-cell>
          <table:table-cell office:value-type="float" office:value="5829" calcext:value-type="float">
            <text:p>5829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63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dústrias</text:p>
          </table:table-cell>
          <table:table-cell office:value-type="float" office:value="8208" calcext:value-type="float">
            <text:p>8208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64</text:p>
          </table:table-cell>
          <table:table-cell office:value-type="string" calcext:value-type="string">
            <text:p>Contrato perdido</text:p>
          </table:table-cell>
          <table:table-cell office:value-type="float" office:value="3555.09" calcext:value-type="float">
            <text:p><text:s/>R$ 3.555,09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ogística</text:p>
          </table:table-cell>
          <table:table-cell office:value-type="float" office:value="4429" calcext:value-type="float">
            <text:p>4429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65</text:p>
          </table:table-cell>
          <table:table-cell office:value-type="string" calcext:value-type="string">
            <text:p>Contrato perdido</text:p>
          </table:table-cell>
          <table:table-cell office:value-type="float" office:value="4361.98" calcext:value-type="float">
            <text:p><text:s/>R$ 4.361,98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aúde</text:p>
          </table:table-cell>
          <table:table-cell office:value-type="float" office:value="5277" calcext:value-type="float">
            <text:p>5277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66</text:p>
          </table:table-cell>
          <table:table-cell office:value-type="string" calcext:value-type="string">
            <text:p>Contrato perdido</text:p>
          </table:table-cell>
          <table:table-cell office:value-type="float" office:value="2273.48" calcext:value-type="float">
            <text:p><text:s/>R$ 2.273,48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ogística</text:p>
          </table:table-cell>
          <table:table-cell office:value-type="float" office:value="2827" calcext:value-type="float">
            <text:p>2827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67</text:p>
          </table:table-cell>
          <table:table-cell office:value-type="string" calcext:value-type="string">
            <text:p>Contrato perdido</text:p>
          </table:table-cell>
          <table:table-cell office:value-type="float" office:value="4579.48" calcext:value-type="float">
            <text:p><text:s/>R$ 4.579,48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nceiro</text:p>
          </table:table-cell>
          <table:table-cell office:value-type="float" office:value="3263" calcext:value-type="float">
            <text:p>3263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68</text:p>
          </table:table-cell>
          <table:table-cell office:value-type="string" calcext:value-type="string">
            <text:p>Contrato perdido</text:p>
          </table:table-cell>
          <table:table-cell office:value-type="float" office:value="3693.29" calcext:value-type="float">
            <text:p><text:s/>R$ 3.693,29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úde</text:p>
          </table:table-cell>
          <table:table-cell office:value-type="float" office:value="5195" calcext:value-type="float">
            <text:p>5195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69</text:p>
          </table:table-cell>
          <table:table-cell office:value-type="string" calcext:value-type="string">
            <text:p>Contrato perdido</text:p>
          </table:table-cell>
          <table:table-cell office:value-type="float" office:value="6633.21" calcext:value-type="float">
            <text:p><text:s/>R$ 6.633,21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aúde</text:p>
          </table:table-cell>
          <table:table-cell office:value-type="float" office:value="7207" calcext:value-type="float">
            <text:p>7207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70</text:p>
          </table:table-cell>
          <table:table-cell office:value-type="string" calcext:value-type="string">
            <text:p>Contrato perdido</text:p>
          </table:table-cell>
          <table:table-cell office:value-type="float" office:value="6359.53" calcext:value-type="float">
            <text:p><text:s/>R$ 6.359,53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rviços</text:p>
          </table:table-cell>
          <table:table-cell office:value-type="float" office:value="4487" calcext:value-type="float">
            <text:p>4487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71</text:p>
          </table:table-cell>
          <table:table-cell office:value-type="string" calcext:value-type="string">
            <text:p>Contrato perdido</text:p>
          </table:table-cell>
          <table:table-cell office:value-type="float" office:value="3301.29" calcext:value-type="float">
            <text:p><text:s/>R$ 3.301,29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ndústrias</text:p>
          </table:table-cell>
          <table:table-cell office:value-type="float" office:value="4528" calcext:value-type="float">
            <text:p>4528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72</text:p>
          </table:table-cell>
          <table:table-cell office:value-type="string" calcext:value-type="string">
            <text:p>Contrato perdido</text:p>
          </table:table-cell>
          <table:table-cell office:value-type="float" office:value="3773.74" calcext:value-type="float">
            <text:p><text:s/>R$ 3.773,74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ndústrias</text:p>
          </table:table-cell>
          <table:table-cell office:value-type="float" office:value="4186" calcext:value-type="float">
            <text:p>4186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73</text:p>
          </table:table-cell>
          <table:table-cell office:value-type="string" calcext:value-type="string">
            <text:p>Contrato perdido</text:p>
          </table:table-cell>
          <table:table-cell office:value-type="float" office:value="3889.08" calcext:value-type="float">
            <text:p><text:s/>R$ 3.889,08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dústrias</text:p>
          </table:table-cell>
          <table:table-cell office:value-type="float" office:value="3930" calcext:value-type="float">
            <text:p>3930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74</text:p>
          </table:table-cell>
          <table:table-cell office:value-type="string" calcext:value-type="string">
            <text:p>Contrato perdido</text:p>
          </table:table-cell>
          <table:table-cell office:value-type="float" office:value="3322.51" calcext:value-type="float">
            <text:p><text:s/>R$ 3.322,51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dústrias</text:p>
          </table:table-cell>
          <table:table-cell office:value-type="float" office:value="5589" calcext:value-type="float">
            <text:p>5589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75</text:p>
          </table:table-cell>
          <table:table-cell office:value-type="string" calcext:value-type="string">
            <text:p>Contrato perdido</text:p>
          </table:table-cell>
          <table:table-cell office:value-type="float" office:value="4292.54" calcext:value-type="float">
            <text:p><text:s/>R$ 4.292,54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gístic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76</text:p>
          </table:table-cell>
          <table:table-cell office:value-type="string" calcext:value-type="string">
            <text:p>Contrato perdido</text:p>
          </table:table-cell>
          <table:table-cell office:value-type="float" office:value="2862.58" calcext:value-type="float">
            <text:p><text:s/>R$ 2.862,58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dústrias</text:p>
          </table:table-cell>
          <table:table-cell office:value-type="float" office:value="7561" calcext:value-type="float">
            <text:p>7561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77</text:p>
          </table:table-cell>
          <table:table-cell office:value-type="string" calcext:value-type="string">
            <text:p>Contrato perdido</text:p>
          </table:table-cell>
          <table:table-cell office:value-type="float" office:value="2304.08" calcext:value-type="float">
            <text:p><text:s/>R$ 2.304,08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ecnologia</text:p>
          </table:table-cell>
          <table:table-cell office:value-type="float" office:value="3669" calcext:value-type="float">
            <text:p>3669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78</text:p>
          </table:table-cell>
          <table:table-cell office:value-type="string" calcext:value-type="string">
            <text:p>Contrato perdido</text:p>
          </table:table-cell>
          <table:table-cell office:value-type="float" office:value="4934.07" calcext:value-type="float">
            <text:p><text:s/>R$ 4.934,07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nanceiro</text:p>
          </table:table-cell>
          <table:table-cell office:value-type="float" office:value="6443" calcext:value-type="float">
            <text:p>6443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79</text:p>
          </table:table-cell>
          <table:table-cell office:value-type="string" calcext:value-type="string">
            <text:p>Contrato perdido</text:p>
          </table:table-cell>
          <table:table-cell office:value-type="float" office:value="4944.29" calcext:value-type="float">
            <text:p><text:s/>R$ 4.944,29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ndústrias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80</text:p>
          </table:table-cell>
          <table:table-cell office:value-type="string" calcext:value-type="string">
            <text:p>Contrato fechado</text:p>
          </table:table-cell>
          <table:table-cell office:value-type="float" office:value="10391.37" calcext:value-type="float">
            <text:p><text:s/>R$ 10.391,37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iços</text:p>
          </table:table-cell>
          <table:table-cell office:value-type="float" office:value="35350" calcext:value-type="float">
            <text:p>35350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81</text:p>
          </table:table-cell>
          <table:table-cell office:value-type="string" calcext:value-type="string">
            <text:p>Contrato perdido</text:p>
          </table:table-cell>
          <table:table-cell office:value-type="float" office:value="5343.03" calcext:value-type="float">
            <text:p><text:s/>R$ 5.343,03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erviços</text:p>
          </table:table-cell>
          <table:table-cell office:value-type="float" office:value="6343" calcext:value-type="float">
            <text:p>6343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82</text:p>
          </table:table-cell>
          <table:table-cell office:value-type="string" calcext:value-type="string">
            <text:p>Contrato fechado</text:p>
          </table:table-cell>
          <table:table-cell office:value-type="float" office:value="10736.84" calcext:value-type="float">
            <text:p><text:s/>R$ 10.736,84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inanceiro</text:p>
          </table:table-cell>
          <table:table-cell office:value-type="float" office:value="33073" calcext:value-type="float">
            <text:p>33073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83</text:p>
          </table:table-cell>
          <table:table-cell office:value-type="string" calcext:value-type="string">
            <text:p>Contrato perdido</text:p>
          </table:table-cell>
          <table:table-cell office:value-type="float" office:value="4379.75" calcext:value-type="float">
            <text:p><text:s/>R$ 4.379,75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úde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84</text:p>
          </table:table-cell>
          <table:table-cell office:value-type="string" calcext:value-type="string">
            <text:p>Contrato fechado</text:p>
          </table:table-cell>
          <table:table-cell office:value-type="float" office:value="13640.69" calcext:value-type="float">
            <text:p><text:s/>R$ 13.640,69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erviços</text:p>
          </table:table-cell>
          <table:table-cell office:value-type="float" office:value="31996" calcext:value-type="float">
            <text:p>31996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85</text:p>
          </table:table-cell>
          <table:table-cell office:value-type="string" calcext:value-type="string">
            <text:p>Contrato perdido</text:p>
          </table:table-cell>
          <table:table-cell office:value-type="float" office:value="3949.58" calcext:value-type="float">
            <text:p><text:s/>R$ 3.949,58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dústrias</text:p>
          </table:table-cell>
          <table:table-cell office:value-type="float" office:value="2633" calcext:value-type="float">
            <text:p>2633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86</text:p>
          </table:table-cell>
          <table:table-cell office:value-type="string" calcext:value-type="string">
            <text:p>Contrato perdido</text:p>
          </table:table-cell>
          <table:table-cell office:value-type="float" office:value="4682.11" calcext:value-type="float">
            <text:p><text:s/>R$ 4.682,11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Tecnologia</text:p>
          </table:table-cell>
          <table:table-cell office:value-type="float" office:value="4494" calcext:value-type="float">
            <text:p>4494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87</text:p>
          </table:table-cell>
          <table:table-cell office:value-type="string" calcext:value-type="string">
            <text:p>Contrato perdido</text:p>
          </table:table-cell>
          <table:table-cell office:value-type="float" office:value="3225.36" calcext:value-type="float">
            <text:p><text:s/>R$ 3.225,36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cnologia</text:p>
          </table:table-cell>
          <table:table-cell office:value-type="float" office:value="7058" calcext:value-type="float">
            <text:p>7058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88</text:p>
          </table:table-cell>
          <table:table-cell office:value-type="string" calcext:value-type="string">
            <text:p>Contrato perdido</text:p>
          </table:table-cell>
          <table:table-cell office:value-type="float" office:value="3705.3" calcext:value-type="float">
            <text:p><text:s/>R$ 3.705,30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erviços</text:p>
          </table:table-cell>
          <table:table-cell office:value-type="float" office:value="6593" calcext:value-type="float">
            <text:p>6593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89</text:p>
          </table:table-cell>
          <table:table-cell office:value-type="string" calcext:value-type="string">
            <text:p>Contrato perdido</text:p>
          </table:table-cell>
          <table:table-cell office:value-type="float" office:value="3691.21" calcext:value-type="float">
            <text:p><text:s/>R$ 3.691,21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ndústrias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90</text:p>
          </table:table-cell>
          <table:table-cell office:value-type="string" calcext:value-type="string">
            <text:p>Contrato perdido</text:p>
          </table:table-cell>
          <table:table-cell office:value-type="float" office:value="2880.13" calcext:value-type="float">
            <text:p><text:s/>R$ 2.880,13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erviços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91</text:p>
          </table:table-cell>
          <table:table-cell office:value-type="string" calcext:value-type="string">
            <text:p>Contrato fechado</text:p>
          </table:table-cell>
          <table:table-cell office:value-type="float" office:value="11646.45" calcext:value-type="float">
            <text:p><text:s/>R$ 11.646,45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dústrias</text:p>
          </table:table-cell>
          <table:table-cell office:value-type="float" office:value="35164" calcext:value-type="float">
            <text:p>35164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92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ndústrias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93</text:p>
          </table:table-cell>
          <table:table-cell office:value-type="string" calcext:value-type="string">
            <text:p>Contrato perdido</text:p>
          </table:table-cell>
          <table:table-cell office:value-type="float" office:value="3263.27" calcext:value-type="float">
            <text:p><text:s/>R$ 3.263,27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inanceiro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94</text:p>
          </table:table-cell>
          <table:table-cell office:value-type="string" calcext:value-type="string">
            <text:p>Contrato fechado</text:p>
          </table:table-cell>
          <table:table-cell office:value-type="float" office:value="11430.25" calcext:value-type="float">
            <text:p><text:s/>R$ 11.430,25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inanceiro</text:p>
          </table:table-cell>
          <table:table-cell office:value-type="float" office:value="36261" calcext:value-type="float">
            <text:p>36261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95</text:p>
          </table:table-cell>
          <table:table-cell office:value-type="string" calcext:value-type="string">
            <text:p>Contrato perdido</text:p>
          </table:table-cell>
          <table:table-cell office:value-type="float" office:value="3615.73" calcext:value-type="float">
            <text:p><text:s/>R$ 3.615,73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ogística</text:p>
          </table:table-cell>
          <table:table-cell office:value-type="float" office:value="4951" calcext:value-type="float">
            <text:p>4951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96</text:p>
          </table:table-cell>
          <table:table-cell office:value-type="string" calcext:value-type="string">
            <text:p>Contrato perdido</text:p>
          </table:table-cell>
          <table:table-cell office:value-type="float" office:value="3637.75" calcext:value-type="float">
            <text:p><text:s/>R$ 3.637,75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erviços</text:p>
          </table:table-cell>
          <table:table-cell office:value-type="float" office:value="7404" calcext:value-type="float">
            <text:p>7404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97</text:p>
          </table:table-cell>
          <table:table-cell office:value-type="string" calcext:value-type="string">
            <text:p>Contrato perdido</text:p>
          </table:table-cell>
          <table:table-cell office:value-type="float" office:value="3907.35" calcext:value-type="float">
            <text:p><text:s/>R$ 3.907,35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erviços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98</text:p>
          </table:table-cell>
          <table:table-cell office:value-type="string" calcext:value-type="string">
            <text:p>Contrato perdido</text:p>
          </table:table-cell>
          <table:table-cell office:value-type="float" office:value="4719.16" calcext:value-type="float">
            <text:p><text:s/>R$ 4.719,16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inanceiro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699</text:p>
          </table:table-cell>
          <table:table-cell office:value-type="string" calcext:value-type="string">
            <text:p>Contrato perdido</text:p>
          </table:table-cell>
          <table:table-cell office:value-type="float" office:value="5311.78" calcext:value-type="float">
            <text:p><text:s/>R$ 5.311,78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inanceiro</text:p>
          </table:table-cell>
          <table:table-cell office:value-type="float" office:value="5558" calcext:value-type="float">
            <text:p>5558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00</text:p>
          </table:table-cell>
          <table:table-cell office:value-type="string" calcext:value-type="string">
            <text:p>Contrato perdido</text:p>
          </table:table-cell>
          <table:table-cell office:value-type="float" office:value="3025.35" calcext:value-type="float">
            <text:p><text:s/>R$ 3.025,35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inanceiro</text:p>
          </table:table-cell>
          <table:table-cell office:value-type="float" office:value="5583" calcext:value-type="float">
            <text:p>5583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01</text:p>
          </table:table-cell>
          <table:table-cell office:value-type="string" calcext:value-type="string">
            <text:p>Contrato perdido</text:p>
          </table:table-cell>
          <table:table-cell office:value-type="float" office:value="2195.2" calcext:value-type="float">
            <text:p><text:s/>R$ 2.195,20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ecnologia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02</text:p>
          </table:table-cell>
          <table:table-cell office:value-type="string" calcext:value-type="string">
            <text:p>Contrato fechado</text:p>
          </table:table-cell>
          <table:table-cell office:value-type="float" office:value="9915.91" calcext:value-type="float">
            <text:p><text:s/>R$ 9.915,91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ndústrias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03</text:p>
          </table:table-cell>
          <table:table-cell office:value-type="string" calcext:value-type="string">
            <text:p>Contrato perdido</text:p>
          </table:table-cell>
          <table:table-cell office:value-type="float" office:value="3269.2" calcext:value-type="float">
            <text:p><text:s/>R$ 3.269,20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ogística</text:p>
          </table:table-cell>
          <table:table-cell office:value-type="float" office:value="10510" calcext:value-type="float">
            <text:p>10510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04</text:p>
          </table:table-cell>
          <table:table-cell office:value-type="string" calcext:value-type="string">
            <text:p>Contrato perdido</text:p>
          </table:table-cell>
          <table:table-cell office:value-type="float" office:value="3472.12" calcext:value-type="float">
            <text:p><text:s/>R$ 3.472,12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aúde</text:p>
          </table:table-cell>
          <table:table-cell office:value-type="float" office:value="4388" calcext:value-type="float">
            <text:p>4388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05</text:p>
          </table:table-cell>
          <table:table-cell office:value-type="string" calcext:value-type="string">
            <text:p>Contrato perdido</text:p>
          </table:table-cell>
          <table:table-cell office:value-type="float" office:value="2845.01" calcext:value-type="float">
            <text:p><text:s/>R$ 2.845,01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inanceiro</text:p>
          </table:table-cell>
          <table:table-cell office:value-type="float" office:value="6461" calcext:value-type="float">
            <text:p>6461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06</text:p>
          </table:table-cell>
          <table:table-cell office:value-type="string" calcext:value-type="string">
            <text:p>Contrato perdido</text:p>
          </table:table-cell>
          <table:table-cell office:value-type="float" office:value="2055.83" calcext:value-type="float">
            <text:p><text:s/>R$ 2.055,83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erviços</text:p>
          </table:table-cell>
          <table:table-cell office:value-type="float" office:value="3698" calcext:value-type="float">
            <text:p>3698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07</text:p>
          </table:table-cell>
          <table:table-cell office:value-type="string" calcext:value-type="string">
            <text:p>Contrato perdido</text:p>
          </table:table-cell>
          <table:table-cell office:value-type="float" office:value="3315.82" calcext:value-type="float">
            <text:p><text:s/>R$ 3.315,82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inanceiro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08</text:p>
          </table:table-cell>
          <table:table-cell office:value-type="string" calcext:value-type="string">
            <text:p>Contrato perdido</text:p>
          </table:table-cell>
          <table:table-cell office:value-type="float" office:value="4272.14" calcext:value-type="float">
            <text:p><text:s/>R$ 4.272,14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ogística</text:p>
          </table:table-cell>
          <table:table-cell office:value-type="float" office:value="4659" calcext:value-type="float">
            <text:p>4659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09</text:p>
          </table:table-cell>
          <table:table-cell office:value-type="string" calcext:value-type="string">
            <text:p>Contrato perdido</text:p>
          </table:table-cell>
          <table:table-cell office:value-type="float" office:value="4892.54" calcext:value-type="float">
            <text:p><text:s/>R$ 4.892,54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ecnologia</text:p>
          </table:table-cell>
          <table:table-cell office:value-type="float" office:value="4468" calcext:value-type="float">
            <text:p>4468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10</text:p>
          </table:table-cell>
          <table:table-cell office:value-type="string" calcext:value-type="string">
            <text:p>Contrato fechado</text:p>
          </table:table-cell>
          <table:table-cell office:value-type="float" office:value="10885.15" calcext:value-type="float">
            <text:p><text:s/>R$ 10.885,15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inanceiro</text:p>
          </table:table-cell>
          <table:table-cell office:value-type="float" office:value="26800" calcext:value-type="float">
            <text:p>26800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11</text:p>
          </table:table-cell>
          <table:table-cell office:value-type="string" calcext:value-type="string">
            <text:p>Contrato perdido</text:p>
          </table:table-cell>
          <table:table-cell office:value-type="float" office:value="3380.5" calcext:value-type="float">
            <text:p><text:s/>R$ 3.380,50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inanceiro</text:p>
          </table:table-cell>
          <table:table-cell office:value-type="float" office:value="4770" calcext:value-type="float">
            <text:p>4770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12</text:p>
          </table:table-cell>
          <table:table-cell office:value-type="string" calcext:value-type="string">
            <text:p>Contrato perdido</text:p>
          </table:table-cell>
          <table:table-cell office:value-type="float" office:value="2609.95" calcext:value-type="float">
            <text:p><text:s/>R$ 2.609,95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aúde</text:p>
          </table:table-cell>
          <table:table-cell office:value-type="float" office:value="5528" calcext:value-type="float">
            <text:p>5528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13</text:p>
          </table:table-cell>
          <table:table-cell office:value-type="string" calcext:value-type="string">
            <text:p>Contrato fechado</text:p>
          </table:table-cell>
          <table:table-cell office:value-type="float" office:value="11937.12" calcext:value-type="float">
            <text:p><text:s/>R$ 11.937,12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ecnologia</text:p>
          </table:table-cell>
          <table:table-cell office:value-type="float" office:value="28799" calcext:value-type="float">
            <text:p>28799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14</text:p>
          </table:table-cell>
          <table:table-cell office:value-type="string" calcext:value-type="string">
            <text:p>Contrato perdido</text:p>
          </table:table-cell>
          <table:table-cell office:value-type="float" office:value="2727.36" calcext:value-type="float">
            <text:p><text:s/>R$ 2.727,36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dústrias</text:p>
          </table:table-cell>
          <table:table-cell office:value-type="float" office:value="2471" calcext:value-type="float">
            <text:p>2471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15</text:p>
          </table:table-cell>
          <table:table-cell office:value-type="string" calcext:value-type="string">
            <text:p>Contrato perdido</text:p>
          </table:table-cell>
          <table:table-cell office:value-type="float" office:value="4859.69" calcext:value-type="float">
            <text:p><text:s/>R$ 4.859,69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aúde</text:p>
          </table:table-cell>
          <table:table-cell office:value-type="float" office:value="5972" calcext:value-type="float">
            <text:p>5972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16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úde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17</text:p>
          </table:table-cell>
          <table:table-cell office:value-type="string" calcext:value-type="string">
            <text:p>Contrato perdido</text:p>
          </table:table-cell>
          <table:table-cell office:value-type="float" office:value="3460.56" calcext:value-type="float">
            <text:p><text:s/>R$ 3.460,56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erviço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18</text:p>
          </table:table-cell>
          <table:table-cell office:value-type="string" calcext:value-type="string">
            <text:p>Contrato fechado</text:p>
          </table:table-cell>
          <table:table-cell office:value-type="float" office:value="12602.21" calcext:value-type="float">
            <text:p><text:s/>R$ 12.602,21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dústrias</text:p>
          </table:table-cell>
          <table:table-cell office:value-type="float" office:value="35913" calcext:value-type="float">
            <text:p>35913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19</text:p>
          </table:table-cell>
          <table:table-cell office:value-type="string" calcext:value-type="string">
            <text:p>Contrato perdido</text:p>
          </table:table-cell>
          <table:table-cell office:value-type="float" office:value="4275.75" calcext:value-type="float">
            <text:p><text:s/>R$ 4.275,75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rviços</text:p>
          </table:table-cell>
          <table:table-cell office:value-type="float" office:value="6014" calcext:value-type="float">
            <text:p>6014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20</text:p>
          </table:table-cell>
          <table:table-cell office:value-type="string" calcext:value-type="string">
            <text:p>Contrato perdido</text:p>
          </table:table-cell>
          <table:table-cell office:value-type="float" office:value="8039.55" calcext:value-type="float">
            <text:p><text:s/>R$ 8.039,55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ecnologia</text:p>
          </table:table-cell>
          <table:table-cell office:value-type="float" office:value="4885" calcext:value-type="float">
            <text:p>4885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21</text:p>
          </table:table-cell>
          <table:table-cell office:value-type="string" calcext:value-type="string">
            <text:p>Contrato perdido</text:p>
          </table:table-cell>
          <table:table-cell office:value-type="float" office:value="4524.7" calcext:value-type="float">
            <text:p><text:s/>R$ 4.524,70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dústrias</text:p>
          </table:table-cell>
          <table:table-cell office:value-type="float" office:value="2209" calcext:value-type="float">
            <text:p>2209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22</text:p>
          </table:table-cell>
          <table:table-cell office:value-type="string" calcext:value-type="string">
            <text:p>Contrato perdido</text:p>
          </table:table-cell>
          <table:table-cell office:value-type="float" office:value="2493.92" calcext:value-type="float">
            <text:p><text:s/>R$ 2.493,92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ndústrias</text:p>
          </table:table-cell>
          <table:table-cell office:value-type="float" office:value="3584" calcext:value-type="float">
            <text:p>3584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23</text:p>
          </table:table-cell>
          <table:table-cell office:value-type="string" calcext:value-type="string">
            <text:p>Contrato perdido</text:p>
          </table:table-cell>
          <table:table-cell office:value-type="float" office:value="3856.8" calcext:value-type="float">
            <text:p><text:s/>R$ 3.856,80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ecnologia</text:p>
          </table:table-cell>
          <table:table-cell office:value-type="float" office:value="4474" calcext:value-type="float">
            <text:p>4474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24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ndústrias</text:p>
          </table:table-cell>
          <table:table-cell office:value-type="float" office:value="1808" calcext:value-type="float">
            <text:p>1808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25</text:p>
          </table:table-cell>
          <table:table-cell office:value-type="string" calcext:value-type="string">
            <text:p>Contrato perdido</text:p>
          </table:table-cell>
          <table:table-cell office:value-type="float" office:value="3879.1" calcext:value-type="float">
            <text:p><text:s/>R$ 3.879,10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Logística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26</text:p>
          </table:table-cell>
          <table:table-cell office:value-type="string" calcext:value-type="string">
            <text:p>Contrato perdido</text:p>
          </table:table-cell>
          <table:table-cell office:value-type="float" office:value="2750.42" calcext:value-type="float">
            <text:p><text:s/>R$ 2.750,42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nanceiro</text:p>
          </table:table-cell>
          <table:table-cell office:value-type="float" office:value="6304" calcext:value-type="float">
            <text:p>6304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27</text:p>
          </table:table-cell>
          <table:table-cell office:value-type="string" calcext:value-type="string">
            <text:p>Contrato perdido</text:p>
          </table:table-cell>
          <table:table-cell office:value-type="float" office:value="5373.09" calcext:value-type="float">
            <text:p><text:s/>R$ 5.373,09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dústrias</text:p>
          </table:table-cell>
          <table:table-cell office:value-type="float" office:value="7854" calcext:value-type="float">
            <text:p>7854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28</text:p>
          </table:table-cell>
          <table:table-cell office:value-type="string" calcext:value-type="string">
            <text:p>Contrato perdido</text:p>
          </table:table-cell>
          <table:table-cell office:value-type="float" office:value="3175.69" calcext:value-type="float">
            <text:p><text:s/>R$ 3.175,69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ogística</text:p>
          </table:table-cell>
          <table:table-cell office:value-type="float" office:value="4161" calcext:value-type="float">
            <text:p>4161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29</text:p>
          </table:table-cell>
          <table:table-cell office:value-type="string" calcext:value-type="string">
            <text:p>Contrato perdido</text:p>
          </table:table-cell>
          <table:table-cell office:value-type="float" office:value="3824.85" calcext:value-type="float">
            <text:p><text:s/>R$ 3.824,85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inanceiro</text:p>
          </table:table-cell>
          <table:table-cell office:value-type="float" office:value="6512" calcext:value-type="float">
            <text:p>6512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30</text:p>
          </table:table-cell>
          <table:table-cell office:value-type="string" calcext:value-type="string">
            <text:p>Contrato perdido</text:p>
          </table:table-cell>
          <table:table-cell office:value-type="float" office:value="3046.66" calcext:value-type="float">
            <text:p><text:s/>R$ 3.046,66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aúde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31</text:p>
          </table:table-cell>
          <table:table-cell office:value-type="string" calcext:value-type="string">
            <text:p>Contrato perdido</text:p>
          </table:table-cell>
          <table:table-cell office:value-type="float" office:value="6608.28" calcext:value-type="float">
            <text:p><text:s/>R$ 6.608,28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inanceiro</text:p>
          </table:table-cell>
          <table:table-cell office:value-type="float" office:value="6318" calcext:value-type="float">
            <text:p>6318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32</text:p>
          </table:table-cell>
          <table:table-cell office:value-type="string" calcext:value-type="string">
            <text:p>Contrato perdido</text:p>
          </table:table-cell>
          <table:table-cell office:value-type="float" office:value="3518.14" calcext:value-type="float">
            <text:p><text:s/>R$ 3.518,14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aúde</text:p>
          </table:table-cell>
          <table:table-cell office:value-type="float" office:value="3392" calcext:value-type="float">
            <text:p>3392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33</text:p>
          </table:table-cell>
          <table:table-cell office:value-type="string" calcext:value-type="string">
            <text:p>Contrato perdido</text:p>
          </table:table-cell>
          <table:table-cell office:value-type="float" office:value="6748.84" calcext:value-type="float">
            <text:p><text:s/>R$ 6.748,84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ndústrias</text:p>
          </table:table-cell>
          <table:table-cell office:value-type="float" office:value="5614" calcext:value-type="float">
            <text:p>5614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34</text:p>
          </table:table-cell>
          <table:table-cell office:value-type="string" calcext:value-type="string">
            <text:p>Contrato perdido</text:p>
          </table:table-cell>
          <table:table-cell office:value-type="float" office:value="5221.23" calcext:value-type="float">
            <text:p><text:s/>R$ 5.221,23 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inanceiro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35</text:p>
          </table:table-cell>
          <table:table-cell office:value-type="string" calcext:value-type="string">
            <text:p>Contrato perdido</text:p>
          </table:table-cell>
          <table:table-cell office:value-type="float" office:value="4723.1" calcext:value-type="float">
            <text:p><text:s/>R$ 4.723,10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cnologia</text:p>
          </table:table-cell>
          <table:table-cell office:value-type="float" office:value="7640" calcext:value-type="float">
            <text:p>7640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36</text:p>
          </table:table-cell>
          <table:table-cell office:value-type="string" calcext:value-type="string">
            <text:p>Contrato perdido</text:p>
          </table:table-cell>
          <table:table-cell office:value-type="float" office:value="4553.1" calcext:value-type="float">
            <text:p><text:s/>R$ 4.553,10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inanceiro</text:p>
          </table:table-cell>
          <table:table-cell office:value-type="float" office:value="3251" calcext:value-type="float">
            <text:p>3251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37</text:p>
          </table:table-cell>
          <table:table-cell office:value-type="string" calcext:value-type="string">
            <text:p>Contrato perdido</text:p>
          </table:table-cell>
          <table:table-cell office:value-type="float" office:value="4590.7" calcext:value-type="float">
            <text:p><text:s/>R$ 4.590,70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rviços</text:p>
          </table:table-cell>
          <table:table-cell office:value-type="float" office:value="6255" calcext:value-type="float">
            <text:p>6255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38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inanceiro</text:p>
          </table:table-cell>
          <table:table-cell office:value-type="float" office:value="4440" calcext:value-type="float">
            <text:p>4440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39</text:p>
          </table:table-cell>
          <table:table-cell office:value-type="string" calcext:value-type="string">
            <text:p>Contrato perdido</text:p>
          </table:table-cell>
          <table:table-cell office:value-type="float" office:value="3581.67" calcext:value-type="float">
            <text:p><text:s/>R$ 3.581,67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rviços</text:p>
          </table:table-cell>
          <table:table-cell office:value-type="float" office:value="4683" calcext:value-type="float">
            <text:p>4683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40</text:p>
          </table:table-cell>
          <table:table-cell office:value-type="string" calcext:value-type="string">
            <text:p>Contrato perdido</text:p>
          </table:table-cell>
          <table:table-cell office:value-type="float" office:value="5267.74" calcext:value-type="float">
            <text:p><text:s/>R$ 5.267,74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Indústrias</text:p>
          </table:table-cell>
          <table:table-cell office:value-type="float" office:value="4632" calcext:value-type="float">
            <text:p>4632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41</text:p>
          </table:table-cell>
          <table:table-cell office:value-type="string" calcext:value-type="string">
            <text:p>Contrato perdido</text:p>
          </table:table-cell>
          <table:table-cell office:value-type="float" office:value="3926.65" calcext:value-type="float">
            <text:p><text:s/>R$ 3.926,65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Tecnologia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42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inanceiro</text:p>
          </table:table-cell>
          <table:table-cell office:value-type="float" office:value="4971" calcext:value-type="float">
            <text:p>4971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43</text:p>
          </table:table-cell>
          <table:table-cell office:value-type="string" calcext:value-type="string">
            <text:p>Contrato perdido</text:p>
          </table:table-cell>
          <table:table-cell office:value-type="float" office:value="3921.39" calcext:value-type="float">
            <text:p><text:s/>R$ 3.921,39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dústrias</text:p>
          </table:table-cell>
          <table:table-cell office:value-type="float" office:value="4874" calcext:value-type="float">
            <text:p>4874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44</text:p>
          </table:table-cell>
          <table:table-cell office:value-type="string" calcext:value-type="string">
            <text:p>Contrato fechado</text:p>
          </table:table-cell>
          <table:table-cell office:value-type="float" office:value="15000" calcext:value-type="float">
            <text:p><text:s/>R$ 15.000,00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ndústrias</text:p>
          </table:table-cell>
          <table:table-cell office:value-type="float" office:value="31929" calcext:value-type="float">
            <text:p>31929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45</text:p>
          </table:table-cell>
          <table:table-cell office:value-type="string" calcext:value-type="string">
            <text:p>Contrato perdido</text:p>
          </table:table-cell>
          <table:table-cell office:value-type="float" office:value="5870.34" calcext:value-type="float">
            <text:p><text:s/>R$ 5.870,34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dústrias</text:p>
          </table:table-cell>
          <table:table-cell office:value-type="float" office:value="5169" calcext:value-type="float">
            <text:p>5169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46</text:p>
          </table:table-cell>
          <table:table-cell office:value-type="string" calcext:value-type="string">
            <text:p>Contrato perdido</text:p>
          </table:table-cell>
          <table:table-cell office:value-type="float" office:value="3906.99" calcext:value-type="float">
            <text:p><text:s/>R$ 3.906,99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aúde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47</text:p>
          </table:table-cell>
          <table:table-cell office:value-type="string" calcext:value-type="string">
            <text:p>Contrato perdido</text:p>
          </table:table-cell>
          <table:table-cell office:value-type="float" office:value="5427.17" calcext:value-type="float">
            <text:p><text:s/>R$ 5.427,17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Financeiro</text:p>
          </table:table-cell>
          <table:table-cell office:value-type="float" office:value="6847" calcext:value-type="float">
            <text:p>6847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48</text:p>
          </table:table-cell>
          <table:table-cell office:value-type="string" calcext:value-type="string">
            <text:p>Contrato perdido</text:p>
          </table:table-cell>
          <table:table-cell office:value-type="float" office:value="3450.24" calcext:value-type="float">
            <text:p><text:s/>R$ 3.450,24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ogística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49</text:p>
          </table:table-cell>
          <table:table-cell office:value-type="string" calcext:value-type="string">
            <text:p>Contrato fechado</text:p>
          </table:table-cell>
          <table:table-cell office:value-type="float" office:value="8592.26" calcext:value-type="float">
            <text:p><text:s/>R$ 8.592,26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inanceiro</text:p>
          </table:table-cell>
          <table:table-cell office:value-type="float" office:value="6737" calcext:value-type="float">
            <text:p>6737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50</text:p>
          </table:table-cell>
          <table:table-cell office:value-type="string" calcext:value-type="string">
            <text:p>Contrato fechado</text:p>
          </table:table-cell>
          <table:table-cell office:value-type="float" office:value="10151.07" calcext:value-type="float">
            <text:p><text:s/>R$ 10.151,07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dústrias</text:p>
          </table:table-cell>
          <table:table-cell office:value-type="float" office:value="20509" calcext:value-type="float">
            <text:p>20509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51</text:p>
          </table:table-cell>
          <table:table-cell office:value-type="string" calcext:value-type="string">
            <text:p>Contrato perdido</text:p>
          </table:table-cell>
          <table:table-cell office:value-type="float" office:value="6344.33" calcext:value-type="float">
            <text:p><text:s/>R$ 6.344,33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aúde</text:p>
          </table:table-cell>
          <table:table-cell office:value-type="float" office:value="6175" calcext:value-type="float">
            <text:p>6175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52</text:p>
          </table:table-cell>
          <table:table-cell office:value-type="string" calcext:value-type="string">
            <text:p>Contrato perdido</text:p>
          </table:table-cell>
          <table:table-cell office:value-type="float" office:value="3589.01" calcext:value-type="float">
            <text:p><text:s/>R$ 3.589,01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erviços</text:p>
          </table:table-cell>
          <table:table-cell office:value-type="float" office:value="6239" calcext:value-type="float">
            <text:p>6239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53</text:p>
          </table:table-cell>
          <table:table-cell office:value-type="string" calcext:value-type="string">
            <text:p>Contrato perdido</text:p>
          </table:table-cell>
          <table:table-cell office:value-type="float" office:value="3634.92" calcext:value-type="float">
            <text:p><text:s/>R$ 3.634,92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ndústrias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54</text:p>
          </table:table-cell>
          <table:table-cell office:value-type="string" calcext:value-type="string">
            <text:p>Contrato fechado</text:p>
          </table:table-cell>
          <table:table-cell office:value-type="float" office:value="11400.32" calcext:value-type="float">
            <text:p><text:s/>R$ 11.400,32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ndústrias</text:p>
          </table:table-cell>
          <table:table-cell office:value-type="float" office:value="30743" calcext:value-type="float">
            <text:p>30743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55</text:p>
          </table:table-cell>
          <table:table-cell office:value-type="string" calcext:value-type="string">
            <text:p>Contrato perdido</text:p>
          </table:table-cell>
          <table:table-cell office:value-type="float" office:value="6856.2" calcext:value-type="float">
            <text:p><text:s/>R$ 6.856,20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ndústrias</text:p>
          </table:table-cell>
          <table:table-cell office:value-type="float" office:value="4063" calcext:value-type="float">
            <text:p>4063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56</text:p>
          </table:table-cell>
          <table:table-cell office:value-type="string" calcext:value-type="string">
            <text:p>Contrato perdido</text:p>
          </table:table-cell>
          <table:table-cell office:value-type="float" office:value="6438.94" calcext:value-type="float">
            <text:p><text:s/>R$ 6.438,94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erviços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57</text:p>
          </table:table-cell>
          <table:table-cell office:value-type="string" calcext:value-type="string">
            <text:p>Contrato perdido</text:p>
          </table:table-cell>
          <table:table-cell office:value-type="float" office:value="7328.17" calcext:value-type="float">
            <text:p><text:s/>R$ 7.328,17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erviços</text:p>
          </table:table-cell>
          <table:table-cell office:value-type="float" office:value="7701" calcext:value-type="float">
            <text:p>7701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58</text:p>
          </table:table-cell>
          <table:table-cell office:value-type="string" calcext:value-type="string">
            <text:p>Contrato perdido</text:p>
          </table:table-cell>
          <table:table-cell office:value-type="float" office:value="3761.43" calcext:value-type="float">
            <text:p><text:s/>R$ 3.761,43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inanceiro</text:p>
          </table:table-cell>
          <table:table-cell office:value-type="float" office:value="3692" calcext:value-type="float">
            <text:p>3692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59</text:p>
          </table:table-cell>
          <table:table-cell office:value-type="string" calcext:value-type="string">
            <text:p>Contrato perdido</text:p>
          </table:table-cell>
          <table:table-cell office:value-type="float" office:value="4443.44" calcext:value-type="float">
            <text:p><text:s/>R$ 4.443,44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ogística</text:p>
          </table:table-cell>
          <table:table-cell office:value-type="float" office:value="3387" calcext:value-type="float">
            <text:p>3387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60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gística</text:p>
          </table:table-cell>
          <table:table-cell office:value-type="float" office:value="5151" calcext:value-type="float">
            <text:p>5151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61</text:p>
          </table:table-cell>
          <table:table-cell office:value-type="string" calcext:value-type="string">
            <text:p>Contrato perdido</text:p>
          </table:table-cell>
          <table:table-cell office:value-type="float" office:value="6215.4" calcext:value-type="float">
            <text:p><text:s/>R$ 6.215,40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aúde</text:p>
          </table:table-cell>
          <table:table-cell office:value-type="float" office:value="6371" calcext:value-type="float">
            <text:p>6371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62</text:p>
          </table:table-cell>
          <table:table-cell office:value-type="string" calcext:value-type="string">
            <text:p>Contrato perdido</text:p>
          </table:table-cell>
          <table:table-cell office:value-type="float" office:value="2248.33" calcext:value-type="float">
            <text:p><text:s/>R$ 2.248,33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ogística</text:p>
          </table:table-cell>
          <table:table-cell office:value-type="float" office:value="4716" calcext:value-type="float">
            <text:p>4716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63</text:p>
          </table:table-cell>
          <table:table-cell office:value-type="string" calcext:value-type="string">
            <text:p>Contrato perdido</text:p>
          </table:table-cell>
          <table:table-cell office:value-type="float" office:value="4325.16" calcext:value-type="float">
            <text:p><text:s/>R$ 4.325,16 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ndústrias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64</text:p>
          </table:table-cell>
          <table:table-cell office:value-type="string" calcext:value-type="string">
            <text:p>Contrato fechado</text:p>
          </table:table-cell>
          <table:table-cell office:value-type="float" office:value="9805.39" calcext:value-type="float">
            <text:p><text:s/>R$ 9.805,39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ndústrias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65</text:p>
          </table:table-cell>
          <table:table-cell office:value-type="string" calcext:value-type="string">
            <text:p>Contrato perdido</text:p>
          </table:table-cell>
          <table:table-cell office:value-type="float" office:value="3116.7" calcext:value-type="float">
            <text:p><text:s/>R$ 3.116,70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Financeiro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66</text:p>
          </table:table-cell>
          <table:table-cell office:value-type="string" calcext:value-type="string">
            <text:p>Contrato fechado</text:p>
          </table:table-cell>
          <table:table-cell office:value-type="float" office:value="10325.48" calcext:value-type="float">
            <text:p><text:s/>R$ 10.325,48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dústrias</text:p>
          </table:table-cell>
          <table:table-cell office:value-type="float" office:value="25764" calcext:value-type="float">
            <text:p>25764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67</text:p>
          </table:table-cell>
          <table:table-cell office:value-type="string" calcext:value-type="string">
            <text:p>Contrato perdido</text:p>
          </table:table-cell>
          <table:table-cell office:value-type="float" office:value="3088.19" calcext:value-type="float">
            <text:p><text:s/>R$ 3.088,19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aúde</text:p>
          </table:table-cell>
          <table:table-cell office:value-type="float" office:value="3876" calcext:value-type="float">
            <text:p>3876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68</text:p>
          </table:table-cell>
          <table:table-cell office:value-type="string" calcext:value-type="string">
            <text:p>Contrato perdido</text:p>
          </table:table-cell>
          <table:table-cell office:value-type="float" office:value="3191.32" calcext:value-type="float">
            <text:p><text:s/>R$ 3.191,32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ecnologia</text:p>
          </table:table-cell>
          <table:table-cell office:value-type="float" office:value="5958" calcext:value-type="float">
            <text:p>5958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69</text:p>
          </table:table-cell>
          <table:table-cell office:value-type="string" calcext:value-type="string">
            <text:p>Contrato perdido</text:p>
          </table:table-cell>
          <table:table-cell office:value-type="float" office:value="3177.6" calcext:value-type="float">
            <text:p><text:s/>R$ 3.177,60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ndústri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70</text:p>
          </table:table-cell>
          <table:table-cell office:value-type="string" calcext:value-type="string">
            <text:p>Contrato fechado</text:p>
          </table:table-cell>
          <table:table-cell office:value-type="float" office:value="13666.67" calcext:value-type="float">
            <text:p><text:s/>R$ 13.666,67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dústrias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71</text:p>
          </table:table-cell>
          <table:table-cell office:value-type="string" calcext:value-type="string">
            <text:p>Contrato fechado</text:p>
          </table:table-cell>
          <table:table-cell office:value-type="float" office:value="9790.27" calcext:value-type="float">
            <text:p><text:s/>R$ 9.790,27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inanceiro</text:p>
          </table:table-cell>
          <table:table-cell office:value-type="float" office:value="6062" calcext:value-type="float">
            <text:p>6062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72</text:p>
          </table:table-cell>
          <table:table-cell office:value-type="string" calcext:value-type="string">
            <text:p>Contrato perdido</text:p>
          </table:table-cell>
          <table:table-cell office:value-type="float" office:value="4330.81" calcext:value-type="float">
            <text:p><text:s/>R$ 4.330,81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ecnologia</text:p>
          </table:table-cell>
          <table:table-cell office:value-type="float" office:value="5297" calcext:value-type="float">
            <text:p>5297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73</text:p>
          </table:table-cell>
          <table:table-cell office:value-type="string" calcext:value-type="string">
            <text:p>Contrato fechado</text:p>
          </table:table-cell>
          <table:table-cell office:value-type="float" office:value="14435.92" calcext:value-type="float">
            <text:p><text:s/>R$ 14.435,92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inanceiro</text:p>
          </table:table-cell>
          <table:table-cell office:value-type="float" office:value="39452" calcext:value-type="float">
            <text:p>39452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74</text:p>
          </table:table-cell>
          <table:table-cell office:value-type="string" calcext:value-type="string">
            <text:p>Contrato fechado</text:p>
          </table:table-cell>
          <table:table-cell office:value-type="float" office:value="10973.61" calcext:value-type="float">
            <text:p><text:s/>R$ 10.973,61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aúde</text:p>
          </table:table-cell>
          <table:table-cell office:value-type="float" office:value="48749" calcext:value-type="float">
            <text:p>48749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75</text:p>
          </table:table-cell>
          <table:table-cell office:value-type="string" calcext:value-type="string">
            <text:p>Contrato perdido</text:p>
          </table:table-cell>
          <table:table-cell office:value-type="float" office:value="2923.12" calcext:value-type="float">
            <text:p><text:s/>R$ 2.923,12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dústrias</text:p>
          </table:table-cell>
          <table:table-cell office:value-type="float" office:value="6741" calcext:value-type="float">
            <text:p>6741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76</text:p>
          </table:table-cell>
          <table:table-cell office:value-type="string" calcext:value-type="string">
            <text:p>Contrato perdido</text:p>
          </table:table-cell>
          <table:table-cell office:value-type="float" office:value="3654.21" calcext:value-type="float">
            <text:p><text:s/>R$ 3.654,21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dústrias</text:p>
          </table:table-cell>
          <table:table-cell office:value-type="float" office:value="6897" calcext:value-type="float">
            <text:p>6897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77</text:p>
          </table:table-cell>
          <table:table-cell office:value-type="string" calcext:value-type="string">
            <text:p>Contrato perdido</text:p>
          </table:table-cell>
          <table:table-cell office:value-type="float" office:value="5769.59" calcext:value-type="float">
            <text:p><text:s/>R$ 5.769,59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ecnologia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78</text:p>
          </table:table-cell>
          <table:table-cell office:value-type="string" calcext:value-type="string">
            <text:p>Contrato perdido</text:p>
          </table:table-cell>
          <table:table-cell office:value-type="float" office:value="4291.16" calcext:value-type="float">
            <text:p><text:s/>R$ 4.291,16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cnologia</text:p>
          </table:table-cell>
          <table:table-cell office:value-type="float" office:value="4716" calcext:value-type="float">
            <text:p>4716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79</text:p>
          </table:table-cell>
          <table:table-cell office:value-type="string" calcext:value-type="string">
            <text:p>Contrato fechado</text:p>
          </table:table-cell>
          <table:table-cell office:value-type="float" office:value="10937.57" calcext:value-type="float">
            <text:p><text:s/>R$ 10.937,57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dústrias</text:p>
          </table:table-cell>
          <table:table-cell office:value-type="float" office:value="26193" calcext:value-type="float">
            <text:p>26193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80</text:p>
          </table:table-cell>
          <table:table-cell office:value-type="string" calcext:value-type="string">
            <text:p>Contrato perdido</text:p>
          </table:table-cell>
          <table:table-cell office:value-type="float" office:value="4725.81" calcext:value-type="float">
            <text:p><text:s/>R$ 4.725,81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ecnologia</text:p>
          </table:table-cell>
          <table:table-cell office:value-type="float" office:value="3347" calcext:value-type="float">
            <text:p>3347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81</text:p>
          </table:table-cell>
          <table:table-cell office:value-type="string" calcext:value-type="string">
            <text:p>Contrato perdido</text:p>
          </table:table-cell>
          <table:table-cell office:value-type="float" office:value="2346.56" calcext:value-type="float">
            <text:p><text:s/>R$ 2.346,56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úde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82</text:p>
          </table:table-cell>
          <table:table-cell office:value-type="string" calcext:value-type="string">
            <text:p>Contrato perdido</text:p>
          </table:table-cell>
          <table:table-cell office:value-type="float" office:value="5022.04" calcext:value-type="float">
            <text:p><text:s/>R$ 5.022,04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ogística</text:p>
          </table:table-cell>
          <table:table-cell office:value-type="float" office:value="2298" calcext:value-type="float">
            <text:p>2298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83</text:p>
          </table:table-cell>
          <table:table-cell office:value-type="string" calcext:value-type="string">
            <text:p>Contrato perdido</text:p>
          </table:table-cell>
          <table:table-cell office:value-type="float" office:value="4612.91" calcext:value-type="float">
            <text:p><text:s/>R$ 4.612,91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inanceiro</text:p>
          </table:table-cell>
          <table:table-cell office:value-type="float" office:value="4848" calcext:value-type="float">
            <text:p>4848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84</text:p>
          </table:table-cell>
          <table:table-cell office:value-type="string" calcext:value-type="string">
            <text:p>Contrato perdido</text:p>
          </table:table-cell>
          <table:table-cell office:value-type="float" office:value="3538.29" calcext:value-type="float">
            <text:p><text:s/>R$ 3.538,29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aúde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85</text:p>
          </table:table-cell>
          <table:table-cell office:value-type="string" calcext:value-type="string">
            <text:p>Contrato perdido</text:p>
          </table:table-cell>
          <table:table-cell office:value-type="float" office:value="2742.12" calcext:value-type="float">
            <text:p><text:s/>R$ 2.742,12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inanceiro</text:p>
          </table:table-cell>
          <table:table-cell office:value-type="float" office:value="5381" calcext:value-type="float">
            <text:p>5381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86</text:p>
          </table:table-cell>
          <table:table-cell office:value-type="string" calcext:value-type="string">
            <text:p>Contrato perdido</text:p>
          </table:table-cell>
          <table:table-cell office:value-type="float" office:value="2669.98" calcext:value-type="float">
            <text:p><text:s/>R$ 2.669,98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erviços</text:p>
          </table:table-cell>
          <table:table-cell office:value-type="float" office:value="4927" calcext:value-type="float">
            <text:p>4927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87</text:p>
          </table:table-cell>
          <table:table-cell office:value-type="string" calcext:value-type="string">
            <text:p>Contrato perdido</text:p>
          </table:table-cell>
          <table:table-cell office:value-type="float" office:value="4802.23" calcext:value-type="float">
            <text:p><text:s/>R$ 4.802,23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ndústrias</text:p>
          </table:table-cell>
          <table:table-cell office:value-type="float" office:value="5293" calcext:value-type="float">
            <text:p>5293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88</text:p>
          </table:table-cell>
          <table:table-cell office:value-type="string" calcext:value-type="string">
            <text:p>Contrato perdido</text:p>
          </table:table-cell>
          <table:table-cell office:value-type="float" office:value="5843.47" calcext:value-type="float">
            <text:p><text:s/>R$ 5.843,47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ndústrias</text:p>
          </table:table-cell>
          <table:table-cell office:value-type="float" office:value="3955" calcext:value-type="float">
            <text:p>3955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89</text:p>
          </table:table-cell>
          <table:table-cell office:value-type="string" calcext:value-type="string">
            <text:p>Contrato perdido</text:p>
          </table:table-cell>
          <table:table-cell office:value-type="float" office:value="3044.04" calcext:value-type="float">
            <text:p><text:s/>R$ 3.044,04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inanceiro</text:p>
          </table:table-cell>
          <table:table-cell office:value-type="float" office:value="11153" calcext:value-type="float">
            <text:p>11153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90</text:p>
          </table:table-cell>
          <table:table-cell office:value-type="string" calcext:value-type="string">
            <text:p>Contrato perdido</text:p>
          </table:table-cell>
          <table:table-cell office:value-type="float" office:value="4687.58" calcext:value-type="float">
            <text:p><text:s/>R$ 4.687,58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rviços</text:p>
          </table:table-cell>
          <table:table-cell office:value-type="float" office:value="7720" calcext:value-type="float">
            <text:p>7720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91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ndústrias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92</text:p>
          </table:table-cell>
          <table:table-cell office:value-type="string" calcext:value-type="string">
            <text:p>Contrato perdido</text:p>
          </table:table-cell>
          <table:table-cell office:value-type="float" office:value="3123.07" calcext:value-type="float">
            <text:p><text:s/>R$ 3.123,07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erviços</text:p>
          </table:table-cell>
          <table:table-cell office:value-type="float" office:value="5465" calcext:value-type="float">
            <text:p>5465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93</text:p>
          </table:table-cell>
          <table:table-cell office:value-type="string" calcext:value-type="string">
            <text:p>Contrato perdido</text:p>
          </table:table-cell>
          <table:table-cell office:value-type="float" office:value="3953.41" calcext:value-type="float">
            <text:p><text:s/>R$ 3.953,41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ecnologia</text:p>
          </table:table-cell>
          <table:table-cell office:value-type="float" office:value="3783" calcext:value-type="float">
            <text:p>3783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94</text:p>
          </table:table-cell>
          <table:table-cell office:value-type="string" calcext:value-type="string">
            <text:p>Contrato perdido</text:p>
          </table:table-cell>
          <table:table-cell office:value-type="float" office:value="2635.47" calcext:value-type="float">
            <text:p><text:s/>R$ 2.635,47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ndústrias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95</text:p>
          </table:table-cell>
          <table:table-cell office:value-type="string" calcext:value-type="string">
            <text:p>Contrato perdido</text:p>
          </table:table-cell>
          <table:table-cell office:value-type="float" office:value="2595.24" calcext:value-type="float">
            <text:p><text:s/>R$ 2.595,24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erviços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96</text:p>
          </table:table-cell>
          <table:table-cell office:value-type="string" calcext:value-type="string">
            <text:p>Contrato perdido</text:p>
          </table:table-cell>
          <table:table-cell office:value-type="float" office:value="2998.33" calcext:value-type="float">
            <text:p><text:s/>R$ 2.998,33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inanceiro</text:p>
          </table:table-cell>
          <table:table-cell office:value-type="float" office:value="5864" calcext:value-type="float">
            <text:p>5864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97</text:p>
          </table:table-cell>
          <table:table-cell office:value-type="string" calcext:value-type="string">
            <text:p>Contrato perdido</text:p>
          </table:table-cell>
          <table:table-cell office:value-type="float" office:value="4438.29" calcext:value-type="float">
            <text:p><text:s/>R$ 4.438,29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gística</text:p>
          </table:table-cell>
          <table:table-cell office:value-type="float" office:value="3637" calcext:value-type="float">
            <text:p>3637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98</text:p>
          </table:table-cell>
          <table:table-cell office:value-type="string" calcext:value-type="string">
            <text:p>Contrato perdido</text:p>
          </table:table-cell>
          <table:table-cell office:value-type="float" office:value="3719.01" calcext:value-type="float">
            <text:p><text:s/>R$ 3.719,01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Indústrias</text:p>
          </table:table-cell>
          <table:table-cell office:value-type="float" office:value="6935" calcext:value-type="float">
            <text:p>6935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799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rviços</text:p>
          </table:table-cell>
          <table:table-cell office:value-type="float" office:value="6987" calcext:value-type="float">
            <text:p>6987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00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ogística</text:p>
          </table:table-cell>
          <table:table-cell office:value-type="float" office:value="7747" calcext:value-type="float">
            <text:p>7747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01</text:p>
          </table:table-cell>
          <table:table-cell office:value-type="string" calcext:value-type="string">
            <text:p>Contrato perdido</text:p>
          </table:table-cell>
          <table:table-cell office:value-type="float" office:value="3089.7" calcext:value-type="float">
            <text:p><text:s/>R$ 3.089,70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ecnologia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02</text:p>
          </table:table-cell>
          <table:table-cell office:value-type="string" calcext:value-type="string">
            <text:p>Contrato perdido</text:p>
          </table:table-cell>
          <table:table-cell office:value-type="float" office:value="4686.53" calcext:value-type="float">
            <text:p><text:s/>R$ 4.686,53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erviços</text:p>
          </table:table-cell>
          <table:table-cell office:value-type="float" office:value="5950" calcext:value-type="float">
            <text:p>5950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03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inanceiro</text:p>
          </table:table-cell>
          <table:table-cell office:value-type="float" office:value="6264" calcext:value-type="float">
            <text:p>6264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04</text:p>
          </table:table-cell>
          <table:table-cell office:value-type="string" calcext:value-type="string">
            <text:p>Contrato perdido</text:p>
          </table:table-cell>
          <table:table-cell office:value-type="float" office:value="3250.4" calcext:value-type="float">
            <text:p><text:s/>R$ 3.250,40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aúde</text:p>
          </table:table-cell>
          <table:table-cell office:value-type="float" office:value="4051" calcext:value-type="float">
            <text:p>4051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05</text:p>
          </table:table-cell>
          <table:table-cell office:value-type="string" calcext:value-type="string">
            <text:p>Contrato perdido</text:p>
          </table:table-cell>
          <table:table-cell office:value-type="float" office:value="3210.63" calcext:value-type="float">
            <text:p><text:s/>R$ 3.210,63 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ogística</text:p>
          </table:table-cell>
          <table:table-cell office:value-type="float" office:value="3456" calcext:value-type="float">
            <text:p>3456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06</text:p>
          </table:table-cell>
          <table:table-cell office:value-type="string" calcext:value-type="string">
            <text:p>Contrato perdido</text:p>
          </table:table-cell>
          <table:table-cell office:value-type="float" office:value="6082.51" calcext:value-type="float">
            <text:p><text:s/>R$ 6.082,51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aúde</text:p>
          </table:table-cell>
          <table:table-cell office:value-type="float" office:value="8219" calcext:value-type="float">
            <text:p>8219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07</text:p>
          </table:table-cell>
          <table:table-cell office:value-type="string" calcext:value-type="string">
            <text:p>Contrato perdido</text:p>
          </table:table-cell>
          <table:table-cell office:value-type="float" office:value="3422.47" calcext:value-type="float">
            <text:p><text:s/>R$ 3.422,47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Indústrias</text:p>
          </table:table-cell>
          <table:table-cell office:value-type="float" office:value="5454" calcext:value-type="float">
            <text:p>5454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08</text:p>
          </table:table-cell>
          <table:table-cell office:value-type="string" calcext:value-type="string">
            <text:p>Contrato perdido</text:p>
          </table:table-cell>
          <table:table-cell office:value-type="float" office:value="4574.48" calcext:value-type="float">
            <text:p><text:s/>R$ 4.574,48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ecnologia</text:p>
          </table:table-cell>
          <table:table-cell office:value-type="float" office:value="6271" calcext:value-type="float">
            <text:p>6271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09</text:p>
          </table:table-cell>
          <table:table-cell office:value-type="string" calcext:value-type="string">
            <text:p>Contrato perdido</text:p>
          </table:table-cell>
          <table:table-cell office:value-type="float" office:value="4211.89" calcext:value-type="float">
            <text:p><text:s/>R$ 4.211,89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erviços</text:p>
          </table:table-cell>
          <table:table-cell office:value-type="float" office:value="3355" calcext:value-type="float">
            <text:p>3355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10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erviços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11</text:p>
          </table:table-cell>
          <table:table-cell office:value-type="string" calcext:value-type="string">
            <text:p>Contrato perdido</text:p>
          </table:table-cell>
          <table:table-cell office:value-type="float" office:value="5152.31" calcext:value-type="float">
            <text:p><text:s/>R$ 5.152,31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dústrias</text:p>
          </table:table-cell>
          <table:table-cell office:value-type="float" office:value="3861" calcext:value-type="float">
            <text:p>3861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12</text:p>
          </table:table-cell>
          <table:table-cell office:value-type="string" calcext:value-type="string">
            <text:p>Contrato perdido</text:p>
          </table:table-cell>
          <table:table-cell office:value-type="float" office:value="4323.09" calcext:value-type="float">
            <text:p><text:s/>R$ 4.323,09 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erviços</text:p>
          </table:table-cell>
          <table:table-cell office:value-type="float" office:value="4751" calcext:value-type="float">
            <text:p>4751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13</text:p>
          </table:table-cell>
          <table:table-cell office:value-type="string" calcext:value-type="string">
            <text:p>Contrato perdido</text:p>
          </table:table-cell>
          <table:table-cell office:value-type="float" office:value="4762.4" calcext:value-type="float">
            <text:p><text:s/>R$ 4.762,40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Financeiro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14</text:p>
          </table:table-cell>
          <table:table-cell office:value-type="string" calcext:value-type="string">
            <text:p>Contrato perdido</text:p>
          </table:table-cell>
          <table:table-cell office:value-type="float" office:value="9889.36" calcext:value-type="float">
            <text:p><text:s/>R$ 9.889,36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erviços</text:p>
          </table:table-cell>
          <table:table-cell office:value-type="float" office:value="4980" calcext:value-type="float">
            <text:p>4980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15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Indústrias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16</text:p>
          </table:table-cell>
          <table:table-cell office:value-type="string" calcext:value-type="string">
            <text:p>Contrato perdido</text:p>
          </table:table-cell>
          <table:table-cell office:value-type="float" office:value="6587.04" calcext:value-type="float">
            <text:p><text:s/>R$ 6.587,04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erviços</text:p>
          </table:table-cell>
          <table:table-cell office:value-type="float" office:value="2759" calcext:value-type="float">
            <text:p>2759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17</text:p>
          </table:table-cell>
          <table:table-cell office:value-type="string" calcext:value-type="string">
            <text:p>Contrato perdido</text:p>
          </table:table-cell>
          <table:table-cell office:value-type="float" office:value="3568.83" calcext:value-type="float">
            <text:p><text:s/>R$ 3.568,83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ecnologia</text:p>
          </table:table-cell>
          <table:table-cell office:value-type="float" office:value="6341" calcext:value-type="float">
            <text:p>6341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18</text:p>
          </table:table-cell>
          <table:table-cell office:value-type="string" calcext:value-type="string">
            <text:p>Contrato perdido</text:p>
          </table:table-cell>
          <table:table-cell office:value-type="float" office:value="4430.99" calcext:value-type="float">
            <text:p><text:s/>R$ 4.430,99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ndústrias</text:p>
          </table:table-cell>
          <table:table-cell office:value-type="float" office:value="6207" calcext:value-type="float">
            <text:p>6207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19</text:p>
          </table:table-cell>
          <table:table-cell office:value-type="string" calcext:value-type="string">
            <text:p>Contrato perdido</text:p>
          </table:table-cell>
          <table:table-cell office:value-type="float" office:value="3931.73" calcext:value-type="float">
            <text:p><text:s/>R$ 3.931,73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ecnologia</text:p>
          </table:table-cell>
          <table:table-cell office:value-type="float" office:value="4216" calcext:value-type="float">
            <text:p>4216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20</text:p>
          </table:table-cell>
          <table:table-cell office:value-type="string" calcext:value-type="string">
            <text:p>Contrato fechado</text:p>
          </table:table-cell>
          <table:table-cell office:value-type="float" office:value="11151.53" calcext:value-type="float">
            <text:p><text:s/>R$ 11.151,53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inanceiro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21</text:p>
          </table:table-cell>
          <table:table-cell office:value-type="string" calcext:value-type="string">
            <text:p>Contrato perdido</text:p>
          </table:table-cell>
          <table:table-cell office:value-type="float" office:value="3145.25" calcext:value-type="float">
            <text:p><text:s/>R$ 3.145,25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ogística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22</text:p>
          </table:table-cell>
          <table:table-cell office:value-type="string" calcext:value-type="string">
            <text:p>Contrato perdido</text:p>
          </table:table-cell>
          <table:table-cell office:value-type="float" office:value="4494.26" calcext:value-type="float">
            <text:p><text:s/>R$ 4.494,26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erviços</text:p>
          </table:table-cell>
          <table:table-cell office:value-type="float" office:value="4253" calcext:value-type="float">
            <text:p>4253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23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aúde</text:p>
          </table:table-cell>
          <table:table-cell office:value-type="float" office:value="6289" calcext:value-type="float">
            <text:p>6289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24</text:p>
          </table:table-cell>
          <table:table-cell office:value-type="string" calcext:value-type="string">
            <text:p>Contrato perdido</text:p>
          </table:table-cell>
          <table:table-cell office:value-type="float" office:value="5125.87" calcext:value-type="float">
            <text:p><text:s/>R$ 5.125,87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erviços</text:p>
          </table:table-cell>
          <table:table-cell office:value-type="float" office:value="6856" calcext:value-type="float">
            <text:p>6856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25</text:p>
          </table:table-cell>
          <table:table-cell office:value-type="string" calcext:value-type="string">
            <text:p>Contrato perdido</text:p>
          </table:table-cell>
          <table:table-cell office:value-type="float" office:value="3375.71" calcext:value-type="float">
            <text:p><text:s/>R$ 3.375,71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ogística</text:p>
          </table:table-cell>
          <table:table-cell office:value-type="float" office:value="4006" calcext:value-type="float">
            <text:p>4006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26</text:p>
          </table:table-cell>
          <table:table-cell office:value-type="string" calcext:value-type="string">
            <text:p>Contrato perdido</text:p>
          </table:table-cell>
          <table:table-cell office:value-type="float" office:value="2304.9" calcext:value-type="float">
            <text:p><text:s/>R$ 2.304,90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inanceiro</text:p>
          </table:table-cell>
          <table:table-cell office:value-type="float" office:value="2693" calcext:value-type="float">
            <text:p>2693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27</text:p>
          </table:table-cell>
          <table:table-cell office:value-type="string" calcext:value-type="string">
            <text:p>Contrato perdido</text:p>
          </table:table-cell>
          <table:table-cell office:value-type="float" office:value="3324.98" calcext:value-type="float">
            <text:p><text:s/>R$ 3.324,98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inanceiro</text:p>
          </table:table-cell>
          <table:table-cell office:value-type="float" office:value="5535" calcext:value-type="float">
            <text:p>5535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28</text:p>
          </table:table-cell>
          <table:table-cell office:value-type="string" calcext:value-type="string">
            <text:p>Contrato perdido</text:p>
          </table:table-cell>
          <table:table-cell office:value-type="float" office:value="5885.72" calcext:value-type="float">
            <text:p><text:s/>R$ 5.885,72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erviços</text:p>
          </table:table-cell>
          <table:table-cell office:value-type="float" office:value="3352" calcext:value-type="float">
            <text:p>3352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29</text:p>
          </table:table-cell>
          <table:table-cell office:value-type="string" calcext:value-type="string">
            <text:p>Contrato perdido</text:p>
          </table:table-cell>
          <table:table-cell office:value-type="float" office:value="3197" calcext:value-type="float">
            <text:p><text:s/>R$ 3.197,00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ogística</text:p>
          </table:table-cell>
          <table:table-cell office:value-type="float" office:value="3963" calcext:value-type="float">
            <text:p>3963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30</text:p>
          </table:table-cell>
          <table:table-cell office:value-type="string" calcext:value-type="string">
            <text:p>Contrato perdido</text:p>
          </table:table-cell>
          <table:table-cell office:value-type="float" office:value="4537.68" calcext:value-type="float">
            <text:p><text:s/>R$ 4.537,68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rviços</text:p>
          </table:table-cell>
          <table:table-cell office:value-type="float" office:value="7650" calcext:value-type="float">
            <text:p>7650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31</text:p>
          </table:table-cell>
          <table:table-cell office:value-type="string" calcext:value-type="string">
            <text:p>Contrato perdido</text:p>
          </table:table-cell>
          <table:table-cell office:value-type="float" office:value="2903.57" calcext:value-type="float">
            <text:p><text:s/>R$ 2.903,57 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erviços</text:p>
          </table:table-cell>
          <table:table-cell office:value-type="float" office:value="6654" calcext:value-type="float">
            <text:p>6654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32</text:p>
          </table:table-cell>
          <table:table-cell office:value-type="string" calcext:value-type="string">
            <text:p>Contrato perdido</text:p>
          </table:table-cell>
          <table:table-cell office:value-type="float" office:value="5136.88" calcext:value-type="float">
            <text:p><text:s/>R$ 5.136,88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inanceiro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33</text:p>
          </table:table-cell>
          <table:table-cell office:value-type="string" calcext:value-type="string">
            <text:p>Contrato perdido</text:p>
          </table:table-cell>
          <table:table-cell office:value-type="float" office:value="5028.26" calcext:value-type="float">
            <text:p><text:s/>R$ 5.028,26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ogística</text:p>
          </table:table-cell>
          <table:table-cell office:value-type="float" office:value="2456" calcext:value-type="float">
            <text:p>2456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34</text:p>
          </table:table-cell>
          <table:table-cell office:value-type="string" calcext:value-type="string">
            <text:p>Contrato perdido</text:p>
          </table:table-cell>
          <table:table-cell office:value-type="float" office:value="6772.91" calcext:value-type="float">
            <text:p><text:s/>R$ 6.772,91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ndústrias</text:p>
          </table:table-cell>
          <table:table-cell office:value-type="float" office:value="5422" calcext:value-type="float">
            <text:p>5422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35</text:p>
          </table:table-cell>
          <table:table-cell office:value-type="string" calcext:value-type="string">
            <text:p>Contrato perdido</text:p>
          </table:table-cell>
          <table:table-cell office:value-type="float" office:value="3736.65" calcext:value-type="float">
            <text:p><text:s/>R$ 3.736,65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úde</text:p>
          </table:table-cell>
          <table:table-cell office:value-type="float" office:value="7125" calcext:value-type="float">
            <text:p>7125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36</text:p>
          </table:table-cell>
          <table:table-cell office:value-type="string" calcext:value-type="string">
            <text:p>Contrato fechado</text:p>
          </table:table-cell>
          <table:table-cell office:value-type="float" office:value="13337.31" calcext:value-type="float">
            <text:p><text:s/>R$ 13.337,31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dústrias</text:p>
          </table:table-cell>
          <table:table-cell office:value-type="float" office:value="26994" calcext:value-type="float">
            <text:p>26994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37</text:p>
          </table:table-cell>
          <table:table-cell office:value-type="string" calcext:value-type="string">
            <text:p>Contrato perdido</text:p>
          </table:table-cell>
          <table:table-cell office:value-type="float" office:value="4147.1" calcext:value-type="float">
            <text:p><text:s/>R$ 4.147,10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Financeiro</text:p>
          </table:table-cell>
          <table:table-cell office:value-type="float" office:value="7702" calcext:value-type="float">
            <text:p>7702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38</text:p>
          </table:table-cell>
          <table:table-cell office:value-type="string" calcext:value-type="string">
            <text:p>Contrato perdido</text:p>
          </table:table-cell>
          <table:table-cell office:value-type="float" office:value="5943.81" calcext:value-type="float">
            <text:p><text:s/>R$ 5.943,81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inanceiro</text:p>
          </table:table-cell>
          <table:table-cell office:value-type="float" office:value="7585" calcext:value-type="float">
            <text:p>7585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39</text:p>
          </table:table-cell>
          <table:table-cell office:value-type="string" calcext:value-type="string">
            <text:p>Contrato perdido</text:p>
          </table:table-cell>
          <table:table-cell office:value-type="float" office:value="2921.75" calcext:value-type="float">
            <text:p><text:s/>R$ 2.921,75 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inanceiro</text:p>
          </table:table-cell>
          <table:table-cell office:value-type="float" office:value="8327" calcext:value-type="float">
            <text:p>8327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40</text:p>
          </table:table-cell>
          <table:table-cell office:value-type="string" calcext:value-type="string">
            <text:p>Contrato perdido</text:p>
          </table:table-cell>
          <table:table-cell office:value-type="float" office:value="5117.51" calcext:value-type="float">
            <text:p><text:s/>R$ 5.117,51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rviços</text:p>
          </table:table-cell>
          <table:table-cell office:value-type="float" office:value="5610" calcext:value-type="float">
            <text:p>5610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41</text:p>
          </table:table-cell>
          <table:table-cell office:value-type="string" calcext:value-type="string">
            <text:p>Contrato perdido</text:p>
          </table:table-cell>
          <table:table-cell office:value-type="float" office:value="3707.95" calcext:value-type="float">
            <text:p><text:s/>R$ 3.707,95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inanceiro</text:p>
          </table:table-cell>
          <table:table-cell office:value-type="float" office:value="6174" calcext:value-type="float">
            <text:p>6174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42</text:p>
          </table:table-cell>
          <table:table-cell office:value-type="string" calcext:value-type="string">
            <text:p>Contrato perdido</text:p>
          </table:table-cell>
          <table:table-cell office:value-type="float" office:value="3903.72" calcext:value-type="float">
            <text:p><text:s/>R$ 3.903,72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inanceiro</text:p>
          </table:table-cell>
          <table:table-cell office:value-type="float" office:value="7828" calcext:value-type="float">
            <text:p>7828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43</text:p>
          </table:table-cell>
          <table:table-cell office:value-type="string" calcext:value-type="string">
            <text:p>Contrato perdido</text:p>
          </table:table-cell>
          <table:table-cell office:value-type="float" office:value="4137.63" calcext:value-type="float">
            <text:p><text:s/>R$ 4.137,63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ndústrias</text:p>
          </table:table-cell>
          <table:table-cell office:value-type="float" office:value="5894" calcext:value-type="float">
            <text:p>5894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44</text:p>
          </table:table-cell>
          <table:table-cell office:value-type="string" calcext:value-type="string">
            <text:p>Contrato perdido</text:p>
          </table:table-cell>
          <table:table-cell office:value-type="float" office:value="4378.36" calcext:value-type="float">
            <text:p><text:s/>R$ 4.378,36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inanceiro</text:p>
          </table:table-cell>
          <table:table-cell office:value-type="float" office:value="3997" calcext:value-type="float">
            <text:p>3997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45</text:p>
          </table:table-cell>
          <table:table-cell office:value-type="string" calcext:value-type="string">
            <text:p>Contrato perdido</text:p>
          </table:table-cell>
          <table:table-cell office:value-type="float" office:value="3825.66" calcext:value-type="float">
            <text:p><text:s/>R$ 3.825,66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ndústrias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46</text:p>
          </table:table-cell>
          <table:table-cell office:value-type="string" calcext:value-type="string">
            <text:p>Contrato perdido</text:p>
          </table:table-cell>
          <table:table-cell office:value-type="float" office:value="4322.07" calcext:value-type="float">
            <text:p><text:s/>R$ 4.322,07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ndústrias</text:p>
          </table:table-cell>
          <table:table-cell office:value-type="float" office:value="5477" calcext:value-type="float">
            <text:p>5477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47</text:p>
          </table:table-cell>
          <table:table-cell office:value-type="string" calcext:value-type="string">
            <text:p>Contrato perdido</text:p>
          </table:table-cell>
          <table:table-cell office:value-type="float" office:value="6367.18" calcext:value-type="float">
            <text:p><text:s/>R$ 6.367,18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aúde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48</text:p>
          </table:table-cell>
          <table:table-cell office:value-type="string" calcext:value-type="string">
            <text:p>Contrato perdido</text:p>
          </table:table-cell>
          <table:table-cell office:value-type="float" office:value="5478.17" calcext:value-type="float">
            <text:p><text:s/>R$ 5.478,17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rviços</text:p>
          </table:table-cell>
          <table:table-cell office:value-type="float" office:value="4713" calcext:value-type="float">
            <text:p>4713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49</text:p>
          </table:table-cell>
          <table:table-cell office:value-type="string" calcext:value-type="string">
            <text:p>Contrato perdido</text:p>
          </table:table-cell>
          <table:table-cell office:value-type="float" office:value="5303.73" calcext:value-type="float">
            <text:p><text:s/>R$ 5.303,73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úde</text:p>
          </table:table-cell>
          <table:table-cell office:value-type="float" office:value="7193" calcext:value-type="float">
            <text:p>7193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50</text:p>
          </table:table-cell>
          <table:table-cell office:value-type="string" calcext:value-type="string">
            <text:p>Contrato perdido</text:p>
          </table:table-cell>
          <table:table-cell office:value-type="float" office:value="3316.69" calcext:value-type="float">
            <text:p><text:s/>R$ 3.316,69 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inanceiro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51</text:p>
          </table:table-cell>
          <table:table-cell office:value-type="string" calcext:value-type="string">
            <text:p>Contrato perdido</text:p>
          </table:table-cell>
          <table:table-cell office:value-type="float" office:value="2666.14" calcext:value-type="float">
            <text:p><text:s/>R$ 2.666,14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nanceiro</text:p>
          </table:table-cell>
          <table:table-cell office:value-type="float" office:value="8068" calcext:value-type="float">
            <text:p>8068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52</text:p>
          </table:table-cell>
          <table:table-cell office:value-type="string" calcext:value-type="string">
            <text:p>Contrato perdido</text:p>
          </table:table-cell>
          <table:table-cell office:value-type="float" office:value="5432.95" calcext:value-type="float">
            <text:p><text:s/>R$ 5.432,95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ogística</text:p>
          </table:table-cell>
          <table:table-cell office:value-type="float" office:value="7244" calcext:value-type="float">
            <text:p>7244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53</text:p>
          </table:table-cell>
          <table:table-cell office:value-type="string" calcext:value-type="string">
            <text:p>Contrato perdido</text:p>
          </table:table-cell>
          <table:table-cell office:value-type="float" office:value="5314.07" calcext:value-type="float">
            <text:p><text:s/>R$ 5.314,07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aúde</text:p>
          </table:table-cell>
          <table:table-cell office:value-type="float" office:value="4080" calcext:value-type="float">
            <text:p>4080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54</text:p>
          </table:table-cell>
          <table:table-cell office:value-type="string" calcext:value-type="string">
            <text:p>Contrato perdido</text:p>
          </table:table-cell>
          <table:table-cell office:value-type="float" office:value="6209.01" calcext:value-type="float">
            <text:p><text:s/>R$ 6.209,01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inanceiro</text:p>
          </table:table-cell>
          <table:table-cell office:value-type="float" office:value="6086" calcext:value-type="float">
            <text:p>6086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55</text:p>
          </table:table-cell>
          <table:table-cell office:value-type="string" calcext:value-type="string">
            <text:p>Contrato perdido</text:p>
          </table:table-cell>
          <table:table-cell office:value-type="float" office:value="3094.03" calcext:value-type="float">
            <text:p><text:s/>R$ 3.094,03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ndústrias</text:p>
          </table:table-cell>
          <table:table-cell office:value-type="float" office:value="5006" calcext:value-type="float">
            <text:p>5006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56</text:p>
          </table:table-cell>
          <table:table-cell office:value-type="string" calcext:value-type="string">
            <text:p>Contrato perdido</text:p>
          </table:table-cell>
          <table:table-cell office:value-type="float" office:value="3655.68" calcext:value-type="float">
            <text:p><text:s/>R$ 3.655,68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inanceiro</text:p>
          </table:table-cell>
          <table:table-cell office:value-type="float" office:value="7459" calcext:value-type="float">
            <text:p>7459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57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Financeiro</text:p>
          </table:table-cell>
          <table:table-cell office:value-type="float" office:value="6965" calcext:value-type="float">
            <text:p>6965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58</text:p>
          </table:table-cell>
          <table:table-cell office:value-type="string" calcext:value-type="string">
            <text:p>Contrato fechado</text:p>
          </table:table-cell>
          <table:table-cell office:value-type="float" office:value="11215.06" calcext:value-type="float">
            <text:p><text:s/>R$ 11.215,06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inanceiro</text:p>
          </table:table-cell>
          <table:table-cell office:value-type="float" office:value="18799" calcext:value-type="float">
            <text:p>18799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59</text:p>
          </table:table-cell>
          <table:table-cell office:value-type="string" calcext:value-type="string">
            <text:p>Contrato perdido</text:p>
          </table:table-cell>
          <table:table-cell office:value-type="float" office:value="5494.86" calcext:value-type="float">
            <text:p><text:s/>R$ 5.494,86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aúde</text:p>
          </table:table-cell>
          <table:table-cell office:value-type="float" office:value="6174" calcext:value-type="float">
            <text:p>6174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60</text:p>
          </table:table-cell>
          <table:table-cell office:value-type="string" calcext:value-type="string">
            <text:p>Contrato perdido</text:p>
          </table:table-cell>
          <table:table-cell office:value-type="float" office:value="3300.26" calcext:value-type="float">
            <text:p><text:s/>R$ 3.300,26 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úde</text:p>
          </table:table-cell>
          <table:table-cell office:value-type="float" office:value="4588" calcext:value-type="float">
            <text:p>4588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61</text:p>
          </table:table-cell>
          <table:table-cell office:value-type="string" calcext:value-type="string">
            <text:p>Contrato perdido</text:p>
          </table:table-cell>
          <table:table-cell office:value-type="float" office:value="4960.72" calcext:value-type="float">
            <text:p><text:s/>R$ 4.960,72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aúde</text:p>
          </table:table-cell>
          <table:table-cell office:value-type="float" office:value="5165" calcext:value-type="float">
            <text:p>5165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62</text:p>
          </table:table-cell>
          <table:table-cell office:value-type="string" calcext:value-type="string">
            <text:p>Contrato perdido</text:p>
          </table:table-cell>
          <table:table-cell office:value-type="float" office:value="3714.25" calcext:value-type="float">
            <text:p><text:s/>R$ 3.714,25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erviços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63</text:p>
          </table:table-cell>
          <table:table-cell office:value-type="string" calcext:value-type="string">
            <text:p>Contrato perdido</text:p>
          </table:table-cell>
          <table:table-cell office:value-type="float" office:value="4486.09" calcext:value-type="float">
            <text:p><text:s/>R$ 4.486,09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gística</text:p>
          </table:table-cell>
          <table:table-cell office:value-type="float" office:value="8496" calcext:value-type="float">
            <text:p>8496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64</text:p>
          </table:table-cell>
          <table:table-cell office:value-type="string" calcext:value-type="string">
            <text:p>Contrato perdido</text:p>
          </table:table-cell>
          <table:table-cell office:value-type="float" office:value="2278.46" calcext:value-type="float">
            <text:p><text:s/>R$ 2.278,46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erviços</text:p>
          </table:table-cell>
          <table:table-cell office:value-type="float" office:value="7080" calcext:value-type="float">
            <text:p>7080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65</text:p>
          </table:table-cell>
          <table:table-cell office:value-type="string" calcext:value-type="string">
            <text:p>Contrato perdido</text:p>
          </table:table-cell>
          <table:table-cell office:value-type="float" office:value="4127.81" calcext:value-type="float">
            <text:p><text:s/>R$ 4.127,81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ecnologia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66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ndústrias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67</text:p>
          </table:table-cell>
          <table:table-cell office:value-type="string" calcext:value-type="string">
            <text:p>Contrato perdido</text:p>
          </table:table-cell>
          <table:table-cell office:value-type="float" office:value="3719.66" calcext:value-type="float">
            <text:p><text:s/>R$ 3.719,66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ndústrias</text:p>
          </table:table-cell>
          <table:table-cell office:value-type="float" office:value="4228" calcext:value-type="float">
            <text:p>4228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68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Indústrias</text:p>
          </table:table-cell>
          <table:table-cell office:value-type="float" office:value="5869" calcext:value-type="float">
            <text:p>5869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69</text:p>
          </table:table-cell>
          <table:table-cell office:value-type="string" calcext:value-type="string">
            <text:p>Contrato fechado</text:p>
          </table:table-cell>
          <table:table-cell office:value-type="float" office:value="14411.99" calcext:value-type="float">
            <text:p><text:s/>R$ 14.411,99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úde</text:p>
          </table:table-cell>
          <table:table-cell office:value-type="float" office:value="31921" calcext:value-type="float">
            <text:p>31921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70</text:p>
          </table:table-cell>
          <table:table-cell office:value-type="string" calcext:value-type="string">
            <text:p>Contrato perdido</text:p>
          </table:table-cell>
          <table:table-cell office:value-type="float" office:value="5166.11" calcext:value-type="float">
            <text:p><text:s/>R$ 5.166,11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gística</text:p>
          </table:table-cell>
          <table:table-cell office:value-type="float" office:value="7506" calcext:value-type="float">
            <text:p>7506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71</text:p>
          </table:table-cell>
          <table:table-cell office:value-type="string" calcext:value-type="string">
            <text:p>Contrato perdido</text:p>
          </table:table-cell>
          <table:table-cell office:value-type="float" office:value="4700.01" calcext:value-type="float">
            <text:p><text:s/>R$ 4.700,01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dústrias</text:p>
          </table:table-cell>
          <table:table-cell office:value-type="float" office:value="6579" calcext:value-type="float">
            <text:p>6579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72</text:p>
          </table:table-cell>
          <table:table-cell office:value-type="string" calcext:value-type="string">
            <text:p>Contrato perdido</text:p>
          </table:table-cell>
          <table:table-cell office:value-type="float" office:value="6281.51" calcext:value-type="float">
            <text:p><text:s/>R$ 6.281,51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ecnologia</text:p>
          </table:table-cell>
          <table:table-cell office:value-type="float" office:value="6939" calcext:value-type="float">
            <text:p>6939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73</text:p>
          </table:table-cell>
          <table:table-cell office:value-type="string" calcext:value-type="string">
            <text:p>Contrato perdido</text:p>
          </table:table-cell>
          <table:table-cell office:value-type="float" office:value="2576.63" calcext:value-type="float">
            <text:p><text:s/>R$ 2.576,63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Indústrias</text:p>
          </table:table-cell>
          <table:table-cell office:value-type="float" office:value="5653" calcext:value-type="float">
            <text:p>5653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74</text:p>
          </table:table-cell>
          <table:table-cell office:value-type="string" calcext:value-type="string">
            <text:p>Contrato perdido</text:p>
          </table:table-cell>
          <table:table-cell office:value-type="float" office:value="6621.04" calcext:value-type="float">
            <text:p><text:s/>R$ 6.621,04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ecnologia</text:p>
          </table:table-cell>
          <table:table-cell office:value-type="float" office:value="2221" calcext:value-type="float">
            <text:p>2221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75</text:p>
          </table:table-cell>
          <table:table-cell office:value-type="string" calcext:value-type="string">
            <text:p>Contrato perdido</text:p>
          </table:table-cell>
          <table:table-cell office:value-type="float" office:value="5398.29" calcext:value-type="float">
            <text:p><text:s/>R$ 5.398,29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inanceiro</text:p>
          </table:table-cell>
          <table:table-cell office:value-type="float" office:value="4608" calcext:value-type="float">
            <text:p>4608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76</text:p>
          </table:table-cell>
          <table:table-cell office:value-type="string" calcext:value-type="string">
            <text:p>Contrato perdido</text:p>
          </table:table-cell>
          <table:table-cell office:value-type="float" office:value="3645.17" calcext:value-type="float">
            <text:p><text:s/>R$ 3.645,17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ndústrias</text:p>
          </table:table-cell>
          <table:table-cell office:value-type="float" office:value="7120" calcext:value-type="float">
            <text:p>7120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77</text:p>
          </table:table-cell>
          <table:table-cell office:value-type="string" calcext:value-type="string">
            <text:p>Contrato perdido</text:p>
          </table:table-cell>
          <table:table-cell office:value-type="float" office:value="5703.43" calcext:value-type="float">
            <text:p><text:s/>R$ 5.703,43 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inanceiro</text:p>
          </table:table-cell>
          <table:table-cell office:value-type="float" office:value="4896" calcext:value-type="float">
            <text:p>4896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78</text:p>
          </table:table-cell>
          <table:table-cell office:value-type="string" calcext:value-type="string">
            <text:p>Contrato perdido</text:p>
          </table:table-cell>
          <table:table-cell office:value-type="float" office:value="2340.56" calcext:value-type="float">
            <text:p><text:s/>R$ 2.340,56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inanceiro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79</text:p>
          </table:table-cell>
          <table:table-cell office:value-type="string" calcext:value-type="string">
            <text:p>Contrato perdido</text:p>
          </table:table-cell>
          <table:table-cell office:value-type="float" office:value="2763.23" calcext:value-type="float">
            <text:p><text:s/>R$ 2.763,23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inanceiro</text:p>
          </table:table-cell>
          <table:table-cell office:value-type="float" office:value="4362" calcext:value-type="float">
            <text:p>4362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80</text:p>
          </table:table-cell>
          <table:table-cell office:value-type="string" calcext:value-type="string">
            <text:p>Contrato perdido</text:p>
          </table:table-cell>
          <table:table-cell office:value-type="float" office:value="3087.12" calcext:value-type="float">
            <text:p><text:s/>R$ 3.087,12 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Financeiro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81</text:p>
          </table:table-cell>
          <table:table-cell office:value-type="string" calcext:value-type="string">
            <text:p>Contrato fechado</text:p>
          </table:table-cell>
          <table:table-cell office:value-type="float" office:value="10942.04" calcext:value-type="float">
            <text:p><text:s/>R$ 10.942,04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ogística</text:p>
          </table:table-cell>
          <table:table-cell office:value-type="float" office:value="29013" calcext:value-type="float">
            <text:p>29013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82</text:p>
          </table:table-cell>
          <table:table-cell office:value-type="string" calcext:value-type="string">
            <text:p>Contrato perdido</text:p>
          </table:table-cell>
          <table:table-cell office:value-type="float" office:value="2415.16" calcext:value-type="float">
            <text:p><text:s/>R$ 2.415,16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aúde</text:p>
          </table:table-cell>
          <table:table-cell office:value-type="float" office:value="5618" calcext:value-type="float">
            <text:p>5618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83</text:p>
          </table:table-cell>
          <table:table-cell office:value-type="string" calcext:value-type="string">
            <text:p>Contrato perdido</text:p>
          </table:table-cell>
          <table:table-cell office:value-type="float" office:value="5834.62" calcext:value-type="float">
            <text:p><text:s/>R$ 5.834,62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inanceiro</text:p>
          </table:table-cell>
          <table:table-cell office:value-type="float" office:value="3688" calcext:value-type="float">
            <text:p>3688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84</text:p>
          </table:table-cell>
          <table:table-cell office:value-type="string" calcext:value-type="string">
            <text:p>Contrato perdido</text:p>
          </table:table-cell>
          <table:table-cell office:value-type="float" office:value="3611.72" calcext:value-type="float">
            <text:p><text:s/>R$ 3.611,72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aúde</text:p>
          </table:table-cell>
          <table:table-cell office:value-type="float" office:value="4528" calcext:value-type="float">
            <text:p>4528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85</text:p>
          </table:table-cell>
          <table:table-cell office:value-type="string" calcext:value-type="string">
            <text:p>Contrato perdido</text:p>
          </table:table-cell>
          <table:table-cell office:value-type="float" office:value="4528.76" calcext:value-type="float">
            <text:p><text:s/>R$ 4.528,76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rviços</text:p>
          </table:table-cell>
          <table:table-cell office:value-type="float" office:value="3121" calcext:value-type="float">
            <text:p>3121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86</text:p>
          </table:table-cell>
          <table:table-cell office:value-type="string" calcext:value-type="string">
            <text:p>Contrato fechado</text:p>
          </table:table-cell>
          <table:table-cell office:value-type="float" office:value="10859.3" calcext:value-type="float">
            <text:p><text:s/>R$ 10.859,30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inanceiro</text:p>
          </table:table-cell>
          <table:table-cell office:value-type="float" office:value="38953" calcext:value-type="float">
            <text:p>38953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87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inanceiro</text:p>
          </table:table-cell>
          <table:table-cell office:value-type="float" office:value="4411" calcext:value-type="float">
            <text:p>4411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88</text:p>
          </table:table-cell>
          <table:table-cell office:value-type="string" calcext:value-type="string">
            <text:p>Contrato perdido</text:p>
          </table:table-cell>
          <table:table-cell office:value-type="float" office:value="4405.09" calcext:value-type="float">
            <text:p><text:s/>R$ 4.405,09 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Indústrias</text:p>
          </table:table-cell>
          <table:table-cell office:value-type="float" office:value="7905" calcext:value-type="float">
            <text:p>7905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89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dústrias</text:p>
          </table:table-cell>
          <table:table-cell office:value-type="float" office:value="8057" calcext:value-type="float">
            <text:p>8057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90</text:p>
          </table:table-cell>
          <table:table-cell office:value-type="string" calcext:value-type="string">
            <text:p>Contrato perdido</text:p>
          </table:table-cell>
          <table:table-cell office:value-type="float" office:value="3897.05" calcext:value-type="float">
            <text:p><text:s/>R$ 3.897,05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erviços</text:p>
          </table:table-cell>
          <table:table-cell office:value-type="float" office:value="4837" calcext:value-type="float">
            <text:p>4837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91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ndústrias</text:p>
          </table:table-cell>
          <table:table-cell office:value-type="float" office:value="2983" calcext:value-type="float">
            <text:p>2983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92</text:p>
          </table:table-cell>
          <table:table-cell office:value-type="string" calcext:value-type="string">
            <text:p>Contrato perdido</text:p>
          </table:table-cell>
          <table:table-cell office:value-type="float" office:value="6980.91" calcext:value-type="float">
            <text:p><text:s/>R$ 6.980,91 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aúde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93</text:p>
          </table:table-cell>
          <table:table-cell office:value-type="string" calcext:value-type="string">
            <text:p>Contrato perdido</text:p>
          </table:table-cell>
          <table:table-cell office:value-type="float" office:value="5367.04" calcext:value-type="float">
            <text:p><text:s/>R$ 5.367,04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rviços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94</text:p>
          </table:table-cell>
          <table:table-cell office:value-type="string" calcext:value-type="string">
            <text:p>Contrato perdido</text:p>
          </table:table-cell>
          <table:table-cell office:value-type="float" office:value="4158.63" calcext:value-type="float">
            <text:p><text:s/>R$ 4.158,63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ndústrias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95</text:p>
          </table:table-cell>
          <table:table-cell office:value-type="string" calcext:value-type="string">
            <text:p>Contrato perdido</text:p>
          </table:table-cell>
          <table:table-cell office:value-type="float" office:value="5895.56" calcext:value-type="float">
            <text:p><text:s/>R$ 5.895,56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aúde</text:p>
          </table:table-cell>
          <table:table-cell office:value-type="float" office:value="7756" calcext:value-type="float">
            <text:p>7756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96</text:p>
          </table:table-cell>
          <table:table-cell office:value-type="string" calcext:value-type="string">
            <text:p>Contrato perdido</text:p>
          </table:table-cell>
          <table:table-cell office:value-type="float" office:value="2730.53" calcext:value-type="float">
            <text:p><text:s/>R$ 2.730,53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inanceiro</text:p>
          </table:table-cell>
          <table:table-cell office:value-type="float" office:value="5231" calcext:value-type="float">
            <text:p>5231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97</text:p>
          </table:table-cell>
          <table:table-cell office:value-type="string" calcext:value-type="string">
            <text:p>Contrato perdido</text:p>
          </table:table-cell>
          <table:table-cell office:value-type="float" office:value="4815.22" calcext:value-type="float">
            <text:p><text:s/>R$ 4.815,22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ecnologia</text:p>
          </table:table-cell>
          <table:table-cell office:value-type="float" office:value="5779" calcext:value-type="float">
            <text:p>5779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98</text:p>
          </table:table-cell>
          <table:table-cell office:value-type="string" calcext:value-type="string">
            <text:p>Contrato perdido</text:p>
          </table:table-cell>
          <table:table-cell office:value-type="float" office:value="4299.72" calcext:value-type="float">
            <text:p><text:s/>R$ 4.299,72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inanceiro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899</text:p>
          </table:table-cell>
          <table:table-cell office:value-type="string" calcext:value-type="string">
            <text:p>Contrato perdido</text:p>
          </table:table-cell>
          <table:table-cell office:value-type="float" office:value="4396.03" calcext:value-type="float">
            <text:p><text:s/>R$ 4.396,03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ogística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00</text:p>
          </table:table-cell>
          <table:table-cell office:value-type="string" calcext:value-type="string">
            <text:p>Contrato perdido</text:p>
          </table:table-cell>
          <table:table-cell office:value-type="float" office:value="5908.53" calcext:value-type="float">
            <text:p><text:s/>R$ 5.908,53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aúde</text:p>
          </table:table-cell>
          <table:table-cell office:value-type="float" office:value="6774" calcext:value-type="float">
            <text:p>6774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01</text:p>
          </table:table-cell>
          <table:table-cell office:value-type="string" calcext:value-type="string">
            <text:p>Contrato perdido</text:p>
          </table:table-cell>
          <table:table-cell office:value-type="float" office:value="5098.74" calcext:value-type="float">
            <text:p><text:s/>R$ 5.098,74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ndústrias</text:p>
          </table:table-cell>
          <table:table-cell office:value-type="float" office:value="5573" calcext:value-type="float">
            <text:p>5573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02</text:p>
          </table:table-cell>
          <table:table-cell office:value-type="string" calcext:value-type="string">
            <text:p>Contrato fechado</text:p>
          </table:table-cell>
          <table:table-cell office:value-type="float" office:value="12577.45" calcext:value-type="float">
            <text:p><text:s/>R$ 12.577,45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aúde</text:p>
          </table:table-cell>
          <table:table-cell office:value-type="float" office:value="28822" calcext:value-type="float">
            <text:p>28822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03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ecnologia</text:p>
          </table:table-cell>
          <table:table-cell office:value-type="float" office:value="6129" calcext:value-type="float">
            <text:p>6129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04</text:p>
          </table:table-cell>
          <table:table-cell office:value-type="string" calcext:value-type="string">
            <text:p>Contrato perdido</text:p>
          </table:table-cell>
          <table:table-cell office:value-type="float" office:value="2559.93" calcext:value-type="float">
            <text:p><text:s/>R$ 2.559,93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aúde</text:p>
          </table:table-cell>
          <table:table-cell office:value-type="float" office:value="8271" calcext:value-type="float">
            <text:p>8271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05</text:p>
          </table:table-cell>
          <table:table-cell office:value-type="string" calcext:value-type="string">
            <text:p>Contrato perdido</text:p>
          </table:table-cell>
          <table:table-cell office:value-type="float" office:value="3815.94" calcext:value-type="float">
            <text:p><text:s/>R$ 3.815,94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ogística</text:p>
          </table:table-cell>
          <table:table-cell office:value-type="float" office:value="4557" calcext:value-type="float">
            <text:p>4557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06</text:p>
          </table:table-cell>
          <table:table-cell office:value-type="string" calcext:value-type="string">
            <text:p>Contrato perdido</text:p>
          </table:table-cell>
          <table:table-cell office:value-type="float" office:value="4140.06" calcext:value-type="float">
            <text:p><text:s/>R$ 4.140,06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ogística</text:p>
          </table:table-cell>
          <table:table-cell office:value-type="float" office:value="5138" calcext:value-type="float">
            <text:p>5138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07</text:p>
          </table:table-cell>
          <table:table-cell office:value-type="string" calcext:value-type="string">
            <text:p>Contrato fechado</text:p>
          </table:table-cell>
          <table:table-cell office:value-type="float" office:value="9739.59" calcext:value-type="float">
            <text:p><text:s/>R$ 9.739,59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ndústrias</text:p>
          </table:table-cell>
          <table:table-cell office:value-type="float" office:value="5385" calcext:value-type="float">
            <text:p>5385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08</text:p>
          </table:table-cell>
          <table:table-cell office:value-type="string" calcext:value-type="string">
            <text:p>Contrato perdido</text:p>
          </table:table-cell>
          <table:table-cell office:value-type="float" office:value="7617.52" calcext:value-type="float">
            <text:p><text:s/>R$ 7.617,52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dústrias</text:p>
          </table:table-cell>
          <table:table-cell office:value-type="float" office:value="9784" calcext:value-type="float">
            <text:p>9784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09</text:p>
          </table:table-cell>
          <table:table-cell office:value-type="string" calcext:value-type="string">
            <text:p>Contrato perdido</text:p>
          </table:table-cell>
          <table:table-cell office:value-type="float" office:value="6274.59" calcext:value-type="float">
            <text:p><text:s/>R$ 6.274,59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aúde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10</text:p>
          </table:table-cell>
          <table:table-cell office:value-type="string" calcext:value-type="string">
            <text:p>Contrato perdido</text:p>
          </table:table-cell>
          <table:table-cell office:value-type="float" office:value="4903.18" calcext:value-type="float">
            <text:p><text:s/>R$ 4.903,18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inanceiro</text:p>
          </table:table-cell>
          <table:table-cell office:value-type="float" office:value="6366" calcext:value-type="float">
            <text:p>6366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11</text:p>
          </table:table-cell>
          <table:table-cell office:value-type="string" calcext:value-type="string">
            <text:p>Contrato perdido</text:p>
          </table:table-cell>
          <table:table-cell office:value-type="float" office:value="4108.06" calcext:value-type="float">
            <text:p><text:s/>R$ 4.108,06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gística</text:p>
          </table:table-cell>
          <table:table-cell office:value-type="float" office:value="4770" calcext:value-type="float">
            <text:p>4770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12</text:p>
          </table:table-cell>
          <table:table-cell office:value-type="string" calcext:value-type="string">
            <text:p>Contrato perdido</text:p>
          </table:table-cell>
          <table:table-cell office:value-type="float" office:value="3681.69" calcext:value-type="float">
            <text:p><text:s/>R$ 3.681,69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Tecnologia</text:p>
          </table:table-cell>
          <table:table-cell office:value-type="float" office:value="6133" calcext:value-type="float">
            <text:p>6133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13</text:p>
          </table:table-cell>
          <table:table-cell office:value-type="string" calcext:value-type="string">
            <text:p>Contrato perdido</text:p>
          </table:table-cell>
          <table:table-cell office:value-type="float" office:value="2572.12" calcext:value-type="float">
            <text:p><text:s/>R$ 2.572,12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inanceiro</text:p>
          </table:table-cell>
          <table:table-cell office:value-type="float" office:value="3685" calcext:value-type="float">
            <text:p>3685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14</text:p>
          </table:table-cell>
          <table:table-cell office:value-type="string" calcext:value-type="string">
            <text:p>Contrato perdido</text:p>
          </table:table-cell>
          <table:table-cell office:value-type="float" office:value="4116.22" calcext:value-type="float">
            <text:p><text:s/>R$ 4.116,22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dústrias</text:p>
          </table:table-cell>
          <table:table-cell office:value-type="float" office:value="4902" calcext:value-type="float">
            <text:p>4902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15</text:p>
          </table:table-cell>
          <table:table-cell office:value-type="string" calcext:value-type="string">
            <text:p>Contrato fechado</text:p>
          </table:table-cell>
          <table:table-cell office:value-type="float" office:value="12515.51" calcext:value-type="float">
            <text:p><text:s/>R$ 12.515,51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rviços</text:p>
          </table:table-cell>
          <table:table-cell office:value-type="float" office:value="35691" calcext:value-type="float">
            <text:p>35691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16</text:p>
          </table:table-cell>
          <table:table-cell office:value-type="string" calcext:value-type="string">
            <text:p>Contrato fechado</text:p>
          </table:table-cell>
          <table:table-cell office:value-type="float" office:value="9516.48" calcext:value-type="float">
            <text:p><text:s/>R$ 9.516,48 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inanceiro</text:p>
          </table:table-cell>
          <table:table-cell office:value-type="float" office:value="11225" calcext:value-type="float">
            <text:p>11225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17</text:p>
          </table:table-cell>
          <table:table-cell office:value-type="string" calcext:value-type="string">
            <text:p>Contrato perdido</text:p>
          </table:table-cell>
          <table:table-cell office:value-type="float" office:value="4501.26" calcext:value-type="float">
            <text:p><text:s/>R$ 4.501,26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ogística</text:p>
          </table:table-cell>
          <table:table-cell office:value-type="float" office:value="6616" calcext:value-type="float">
            <text:p>6616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18</text:p>
          </table:table-cell>
          <table:table-cell office:value-type="string" calcext:value-type="string">
            <text:p>Contrato perdido</text:p>
          </table:table-cell>
          <table:table-cell office:value-type="float" office:value="3767.11" calcext:value-type="float">
            <text:p><text:s/>R$ 3.767,11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inanceiro</text:p>
          </table:table-cell>
          <table:table-cell office:value-type="float" office:value="3303" calcext:value-type="float">
            <text:p>3303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19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erviços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20</text:p>
          </table:table-cell>
          <table:table-cell office:value-type="string" calcext:value-type="string">
            <text:p>Contrato perdido</text:p>
          </table:table-cell>
          <table:table-cell office:value-type="float" office:value="2709.42" calcext:value-type="float">
            <text:p><text:s/>R$ 2.709,42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dústrias</text:p>
          </table:table-cell>
          <table:table-cell office:value-type="float" office:value="4093" calcext:value-type="float">
            <text:p>4093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21</text:p>
          </table:table-cell>
          <table:table-cell office:value-type="string" calcext:value-type="string">
            <text:p>Contrato perdido</text:p>
          </table:table-cell>
          <table:table-cell office:value-type="float" office:value="3379.59" calcext:value-type="float">
            <text:p><text:s/>R$ 3.379,59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aúde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22</text:p>
          </table:table-cell>
          <table:table-cell office:value-type="string" calcext:value-type="string">
            <text:p>Contrato perdido</text:p>
          </table:table-cell>
          <table:table-cell office:value-type="float" office:value="6831.53" calcext:value-type="float">
            <text:p><text:s/>R$ 6.831,53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inanceiro</text:p>
          </table:table-cell>
          <table:table-cell office:value-type="float" office:value="4339" calcext:value-type="float">
            <text:p>4339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23</text:p>
          </table:table-cell>
          <table:table-cell office:value-type="string" calcext:value-type="string">
            <text:p>Contrato perdido</text:p>
          </table:table-cell>
          <table:table-cell office:value-type="float" office:value="4834.83" calcext:value-type="float">
            <text:p><text:s/>R$ 4.834,83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aúde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24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dústrias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25</text:p>
          </table:table-cell>
          <table:table-cell office:value-type="string" calcext:value-type="string">
            <text:p>Contrato perdido</text:p>
          </table:table-cell>
          <table:table-cell office:value-type="float" office:value="4729.05" calcext:value-type="float">
            <text:p><text:s/>R$ 4.729,05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iços</text:p>
          </table:table-cell>
          <table:table-cell office:value-type="float" office:value="7096" calcext:value-type="float">
            <text:p>7096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26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ogística</text:p>
          </table:table-cell>
          <table:table-cell office:value-type="float" office:value="5975" calcext:value-type="float">
            <text:p>5975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27</text:p>
          </table:table-cell>
          <table:table-cell office:value-type="string" calcext:value-type="string">
            <text:p>Contrato perdido</text:p>
          </table:table-cell>
          <table:table-cell office:value-type="float" office:value="5624.04" calcext:value-type="float">
            <text:p><text:s/>R$ 5.624,04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Indústrias</text:p>
          </table:table-cell>
          <table:table-cell office:value-type="float" office:value="3531" calcext:value-type="float">
            <text:p>3531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28</text:p>
          </table:table-cell>
          <table:table-cell office:value-type="string" calcext:value-type="string">
            <text:p>Contrato perdido</text:p>
          </table:table-cell>
          <table:table-cell office:value-type="float" office:value="3293.31" calcext:value-type="float">
            <text:p><text:s/>R$ 3.293,31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Indústrias</text:p>
          </table:table-cell>
          <table:table-cell office:value-type="float" office:value="4716" calcext:value-type="float">
            <text:p>4716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29</text:p>
          </table:table-cell>
          <table:table-cell office:value-type="string" calcext:value-type="string">
            <text:p>Contrato perdido</text:p>
          </table:table-cell>
          <table:table-cell office:value-type="float" office:value="3859.55" calcext:value-type="float">
            <text:p><text:s/>R$ 3.859,55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dústrias</text:p>
          </table:table-cell>
          <table:table-cell office:value-type="float" office:value="8196" calcext:value-type="float">
            <text:p>8196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30</text:p>
          </table:table-cell>
          <table:table-cell office:value-type="string" calcext:value-type="string">
            <text:p>Contrato perdido</text:p>
          </table:table-cell>
          <table:table-cell office:value-type="float" office:value="5988.69" calcext:value-type="float">
            <text:p><text:s/>R$ 5.988,69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aúde</text:p>
          </table:table-cell>
          <table:table-cell office:value-type="float" office:value="6467" calcext:value-type="float">
            <text:p>6467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31</text:p>
          </table:table-cell>
          <table:table-cell office:value-type="string" calcext:value-type="string">
            <text:p>Contrato perdido</text:p>
          </table:table-cell>
          <table:table-cell office:value-type="float" office:value="2069.25" calcext:value-type="float">
            <text:p><text:s/>R$ 2.069,25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aúde</text:p>
          </table:table-cell>
          <table:table-cell office:value-type="float" office:value="5017" calcext:value-type="float">
            <text:p>5017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32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úde</text:p>
          </table:table-cell>
          <table:table-cell office:value-type="float" office:value="4524" calcext:value-type="float">
            <text:p>4524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33</text:p>
          </table:table-cell>
          <table:table-cell office:value-type="string" calcext:value-type="string">
            <text:p>Contrato fechado</text:p>
          </table:table-cell>
          <table:table-cell office:value-type="float" office:value="10832.8" calcext:value-type="float">
            <text:p><text:s/>R$ 10.832,80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ndústrias</text:p>
          </table:table-cell>
          <table:table-cell office:value-type="float" office:value="30612" calcext:value-type="float">
            <text:p>30612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34</text:p>
          </table:table-cell>
          <table:table-cell office:value-type="string" calcext:value-type="string">
            <text:p>Contrato perdido</text:p>
          </table:table-cell>
          <table:table-cell office:value-type="float" office:value="5557.57" calcext:value-type="float">
            <text:p><text:s/>R$ 5.557,57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inanceiro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35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aúde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36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nanceiro</text:p>
          </table:table-cell>
          <table:table-cell office:value-type="float" office:value="9084" calcext:value-type="float">
            <text:p>9084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37</text:p>
          </table:table-cell>
          <table:table-cell office:value-type="string" calcext:value-type="string">
            <text:p>Contrato perdido</text:p>
          </table:table-cell>
          <table:table-cell office:value-type="float" office:value="3323.26" calcext:value-type="float">
            <text:p><text:s/>R$ 3.323,26 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ecnologia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38</text:p>
          </table:table-cell>
          <table:table-cell office:value-type="string" calcext:value-type="string">
            <text:p>Contrato perdido</text:p>
          </table:table-cell>
          <table:table-cell office:value-type="float" office:value="4827.61" calcext:value-type="float">
            <text:p><text:s/>R$ 4.827,61 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Indústrias</text:p>
          </table:table-cell>
          <table:table-cell office:value-type="float" office:value="5796" calcext:value-type="float">
            <text:p>5796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39</text:p>
          </table:table-cell>
          <table:table-cell office:value-type="string" calcext:value-type="string">
            <text:p>Contrato fechado</text:p>
          </table:table-cell>
          <table:table-cell office:value-type="float" office:value="14400.52" calcext:value-type="float">
            <text:p><text:s/>R$ 14.400,52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erviços</text:p>
          </table:table-cell>
          <table:table-cell office:value-type="float" office:value="29536" calcext:value-type="float">
            <text:p>29536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40</text:p>
          </table:table-cell>
          <table:table-cell office:value-type="string" calcext:value-type="string">
            <text:p>Contrato perdido</text:p>
          </table:table-cell>
          <table:table-cell office:value-type="float" office:value="3305.26" calcext:value-type="float">
            <text:p><text:s/>R$ 3.305,26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inanceiro</text:p>
          </table:table-cell>
          <table:table-cell office:value-type="float" office:value="3529" calcext:value-type="float">
            <text:p>3529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41</text:p>
          </table:table-cell>
          <table:table-cell office:value-type="string" calcext:value-type="string">
            <text:p>Contrato perdido</text:p>
          </table:table-cell>
          <table:table-cell office:value-type="float" office:value="3382.86" calcext:value-type="float">
            <text:p><text:s/>R$ 3.382,86 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Financeiro</text:p>
          </table:table-cell>
          <table:table-cell office:value-type="float" office:value="4628" calcext:value-type="float">
            <text:p>4628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42</text:p>
          </table:table-cell>
          <table:table-cell office:value-type="string" calcext:value-type="string">
            <text:p>Contrato perdido</text:p>
          </table:table-cell>
          <table:table-cell office:value-type="float" office:value="5730.85" calcext:value-type="float">
            <text:p><text:s/>R$ 5.730,85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erviços</text:p>
          </table:table-cell>
          <table:table-cell office:value-type="float" office:value="1801" calcext:value-type="float">
            <text:p>1801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43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erviços</text:p>
          </table:table-cell>
          <table:table-cell office:value-type="float" office:value="9554" calcext:value-type="float">
            <text:p>9554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44</text:p>
          </table:table-cell>
          <table:table-cell office:value-type="string" calcext:value-type="string">
            <text:p>Contrato perdido</text:p>
          </table:table-cell>
          <table:table-cell office:value-type="float" office:value="3417.22" calcext:value-type="float">
            <text:p><text:s/>R$ 3.417,22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ecnologia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45</text:p>
          </table:table-cell>
          <table:table-cell office:value-type="string" calcext:value-type="string">
            <text:p>Contrato perdido</text:p>
          </table:table-cell>
          <table:table-cell office:value-type="float" office:value="4285.64" calcext:value-type="float">
            <text:p><text:s/>R$ 4.285,64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dústrias</text:p>
          </table:table-cell>
          <table:table-cell office:value-type="float" office:value="2936" calcext:value-type="float">
            <text:p>2936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46</text:p>
          </table:table-cell>
          <table:table-cell office:value-type="string" calcext:value-type="string">
            <text:p>Contrato perdido</text:p>
          </table:table-cell>
          <table:table-cell office:value-type="float" office:value="4673.83" calcext:value-type="float">
            <text:p><text:s/>R$ 4.673,83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ndústrias</text:p>
          </table:table-cell>
          <table:table-cell office:value-type="float" office:value="4119" calcext:value-type="float">
            <text:p>4119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47</text:p>
          </table:table-cell>
          <table:table-cell office:value-type="string" calcext:value-type="string">
            <text:p>Contrato perdido</text:p>
          </table:table-cell>
          <table:table-cell office:value-type="float" office:value="3235.29" calcext:value-type="float">
            <text:p><text:s/>R$ 3.235,29 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erviços</text:p>
          </table:table-cell>
          <table:table-cell office:value-type="float" office:value="7576" calcext:value-type="float">
            <text:p>7576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48</text:p>
          </table:table-cell>
          <table:table-cell office:value-type="string" calcext:value-type="string">
            <text:p>Contrato perdido</text:p>
          </table:table-cell>
          <table:table-cell office:value-type="float" office:value="4051.66" calcext:value-type="float">
            <text:p><text:s/>R$ 4.051,66 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aúde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49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Financeiro</text:p>
          </table:table-cell>
          <table:table-cell office:value-type="float" office:value="2527" calcext:value-type="float">
            <text:p>2527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50</text:p>
          </table:table-cell>
          <table:table-cell office:value-type="string" calcext:value-type="string">
            <text:p>Contrato perdido</text:p>
          </table:table-cell>
          <table:table-cell office:value-type="float" office:value="3012.63" calcext:value-type="float">
            <text:p><text:s/>R$ 3.012,63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Indústrias</text:p>
          </table:table-cell>
          <table:table-cell office:value-type="float" office:value="7508" calcext:value-type="float">
            <text:p>7508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51</text:p>
          </table:table-cell>
          <table:table-cell office:value-type="string" calcext:value-type="string">
            <text:p>Contrato perdido</text:p>
          </table:table-cell>
          <table:table-cell office:value-type="float" office:value="4680.26" calcext:value-type="float">
            <text:p><text:s/>R$ 4.680,26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ndústrias</text:p>
          </table:table-cell>
          <table:table-cell office:value-type="float" office:value="6462" calcext:value-type="float">
            <text:p>6462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52</text:p>
          </table:table-cell>
          <table:table-cell office:value-type="string" calcext:value-type="string">
            <text:p>Contrato perdido</text:p>
          </table:table-cell>
          <table:table-cell office:value-type="float" office:value="2526.56" calcext:value-type="float">
            <text:p><text:s/>R$ 2.526,56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ogística</text:p>
          </table:table-cell>
          <table:table-cell office:value-type="float" office:value="6076" calcext:value-type="float">
            <text:p>6076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53</text:p>
          </table:table-cell>
          <table:table-cell office:value-type="string" calcext:value-type="string">
            <text:p>Contrato perdido</text:p>
          </table:table-cell>
          <table:table-cell office:value-type="float" office:value="4088.48" calcext:value-type="float">
            <text:p><text:s/>R$ 4.088,48 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dústrias</text:p>
          </table:table-cell>
          <table:table-cell office:value-type="float" office:value="6431" calcext:value-type="float">
            <text:p>6431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54</text:p>
          </table:table-cell>
          <table:table-cell office:value-type="string" calcext:value-type="string">
            <text:p>Contrato fechado</text:p>
          </table:table-cell>
          <table:table-cell office:value-type="float" office:value="12893.75" calcext:value-type="float">
            <text:p><text:s/>R$ 12.893,75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inanceiro</text:p>
          </table:table-cell>
          <table:table-cell office:value-type="float" office:value="49154" calcext:value-type="float">
            <text:p>49154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55</text:p>
          </table:table-cell>
          <table:table-cell office:value-type="string" calcext:value-type="string">
            <text:p>Contrato perdido</text:p>
          </table:table-cell>
          <table:table-cell office:value-type="float" office:value="3486.18" calcext:value-type="float">
            <text:p><text:s/>R$ 3.486,18 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ndústrias</text:p>
          </table:table-cell>
          <table:table-cell office:value-type="float" office:value="9370" calcext:value-type="float">
            <text:p>9370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56</text:p>
          </table:table-cell>
          <table:table-cell office:value-type="string" calcext:value-type="string">
            <text:p>Contrato perdido</text:p>
          </table:table-cell>
          <table:table-cell office:value-type="float" office:value="4255.7" calcext:value-type="float">
            <text:p><text:s/>R$ 4.255,70 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inanceiro</text:p>
          </table:table-cell>
          <table:table-cell office:value-type="float" office:value="3626" calcext:value-type="float">
            <text:p>3626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57</text:p>
          </table:table-cell>
          <table:table-cell office:value-type="string" calcext:value-type="string">
            <text:p>Contrato fechado</text:p>
          </table:table-cell>
          <table:table-cell office:value-type="float" office:value="10074.53" calcext:value-type="float">
            <text:p><text:s/>R$ 10.074,53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dústrias</text:p>
          </table:table-cell>
          <table:table-cell office:value-type="float" office:value="42991" calcext:value-type="float">
            <text:p>42991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58</text:p>
          </table:table-cell>
          <table:table-cell office:value-type="string" calcext:value-type="string">
            <text:p>Contrato perdido</text:p>
          </table:table-cell>
          <table:table-cell office:value-type="float" office:value="3690.08" calcext:value-type="float">
            <text:p><text:s/>R$ 3.690,08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úde</text:p>
          </table:table-cell>
          <table:table-cell office:value-type="float" office:value="5766" calcext:value-type="float">
            <text:p>5766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59</text:p>
          </table:table-cell>
          <table:table-cell office:value-type="string" calcext:value-type="string">
            <text:p>Contrato fechado</text:p>
          </table:table-cell>
          <table:table-cell office:value-type="float" office:value="13220.43" calcext:value-type="float">
            <text:p><text:s/>R$ 13.220,43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ndústrias</text:p>
          </table:table-cell>
          <table:table-cell office:value-type="float" office:value="33992" calcext:value-type="float">
            <text:p>33992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60</text:p>
          </table:table-cell>
          <table:table-cell office:value-type="string" calcext:value-type="string">
            <text:p>Contrato perdido</text:p>
          </table:table-cell>
          <table:table-cell office:value-type="float" office:value="4235.46" calcext:value-type="float">
            <text:p><text:s/>R$ 4.235,46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ogística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61</text:p>
          </table:table-cell>
          <table:table-cell office:value-type="string" calcext:value-type="string">
            <text:p>Contrato perdido</text:p>
          </table:table-cell>
          <table:table-cell office:value-type="float" office:value="3120.2" calcext:value-type="float">
            <text:p><text:s/>R$ 3.120,20 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Indústrias</text:p>
          </table:table-cell>
          <table:table-cell office:value-type="float" office:value="4659" calcext:value-type="float">
            <text:p>4659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62</text:p>
          </table:table-cell>
          <table:table-cell office:value-type="string" calcext:value-type="string">
            <text:p>Contrato fechado</text:p>
          </table:table-cell>
          <table:table-cell office:value-type="float" office:value="12448.43" calcext:value-type="float">
            <text:p><text:s/>R$ 12.448,43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aúde</text:p>
          </table:table-cell>
          <table:table-cell office:value-type="float" office:value="23497" calcext:value-type="float">
            <text:p>23497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63</text:p>
          </table:table-cell>
          <table:table-cell office:value-type="string" calcext:value-type="string">
            <text:p>Contrato perdido</text:p>
          </table:table-cell>
          <table:table-cell office:value-type="float" office:value="5071.91" calcext:value-type="float">
            <text:p><text:s/>R$ 5.071,91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ogística</text:p>
          </table:table-cell>
          <table:table-cell office:value-type="float" office:value="6656" calcext:value-type="float">
            <text:p>6656</text:p>
          </table:table-cell>
          <table:table-cell office:value-type="string" calcext:value-type="string">
            <text:p>AM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64</text:p>
          </table:table-cell>
          <table:table-cell office:value-type="string" calcext:value-type="string">
            <text:p>Contrato fechado</text:p>
          </table:table-cell>
          <table:table-cell office:value-type="float" office:value="7900.12" calcext:value-type="float">
            <text:p><text:s/>R$ 7.900,12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erviços</text:p>
          </table:table-cell>
          <table:table-cell office:value-type="float" office:value="7142" calcext:value-type="float">
            <text:p>7142</text:p>
          </table:table-cell>
          <table:table-cell office:value-type="string" calcext:value-type="string">
            <text:p>M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65</text:p>
          </table:table-cell>
          <table:table-cell office:value-type="string" calcext:value-type="string">
            <text:p>Contrato perdido</text:p>
          </table:table-cell>
          <table:table-cell office:value-type="float" office:value="5738.61" calcext:value-type="float">
            <text:p><text:s/>R$ 5.738,61 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aúde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66</text:p>
          </table:table-cell>
          <table:table-cell office:value-type="string" calcext:value-type="string">
            <text:p>Contrato perdido</text:p>
          </table:table-cell>
          <table:table-cell office:value-type="float" office:value="3495.62" calcext:value-type="float">
            <text:p><text:s/>R$ 3.495,62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inanceiro</text:p>
          </table:table-cell>
          <table:table-cell office:value-type="float" office:value="4955" calcext:value-type="float">
            <text:p>4955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67</text:p>
          </table:table-cell>
          <table:table-cell office:value-type="string" calcext:value-type="string">
            <text:p>Contrato perdido</text:p>
          </table:table-cell>
          <table:table-cell office:value-type="float" office:value="4638.23" calcext:value-type="float">
            <text:p><text:s/>R$ 4.638,23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Financeiro</text:p>
          </table:table-cell>
          <table:table-cell office:value-type="float" office:value="7243" calcext:value-type="float">
            <text:p>7243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68</text:p>
          </table:table-cell>
          <table:table-cell office:value-type="string" calcext:value-type="string">
            <text:p>Contrato perdido</text:p>
          </table:table-cell>
          <table:table-cell office:value-type="float" office:value="5795.87" calcext:value-type="float">
            <text:p><text:s/>R$ 5.795,87 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erviços</text:p>
          </table:table-cell>
          <table:table-cell office:value-type="float" office:value="4626" calcext:value-type="float">
            <text:p>4626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69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ecnologia</text:p>
          </table:table-cell>
          <table:table-cell office:value-type="float" office:value="6458" calcext:value-type="float">
            <text:p>6458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70</text:p>
          </table:table-cell>
          <table:table-cell office:value-type="string" calcext:value-type="string">
            <text:p>Contrato perdido</text:p>
          </table:table-cell>
          <table:table-cell office:value-type="float" office:value="2935.84" calcext:value-type="float">
            <text:p><text:s/>R$ 2.935,84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rviços</text:p>
          </table:table-cell>
          <table:table-cell office:value-type="float" office:value="5702" calcext:value-type="float">
            <text:p>5702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71</text:p>
          </table:table-cell>
          <table:table-cell office:value-type="string" calcext:value-type="string">
            <text:p>Contrato perdido</text:p>
          </table:table-cell>
          <table:table-cell office:value-type="float" office:value="3567.18" calcext:value-type="float">
            <text:p><text:s/>R$ 3.567,18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aúde</text:p>
          </table:table-cell>
          <table:table-cell office:value-type="float" office:value="5683" calcext:value-type="float">
            <text:p>5683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72</text:p>
          </table:table-cell>
          <table:table-cell office:value-type="string" calcext:value-type="string">
            <text:p>Contrato perdido</text:p>
          </table:table-cell>
          <table:table-cell office:value-type="float" office:value="2824.37" calcext:value-type="float">
            <text:p><text:s/>R$ 2.824,37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erviços</text:p>
          </table:table-cell>
          <table:table-cell office:value-type="float" office:value="4457" calcext:value-type="float">
            <text:p>4457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73</text:p>
          </table:table-cell>
          <table:table-cell office:value-type="string" calcext:value-type="string">
            <text:p>Contrato perdido</text:p>
          </table:table-cell>
          <table:table-cell office:value-type="float" office:value="6602.4" calcext:value-type="float">
            <text:p><text:s/>R$ 6.602,40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inanceiro</text:p>
          </table:table-cell>
          <table:table-cell office:value-type="float" office:value="2566" calcext:value-type="float">
            <text:p>2566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74</text:p>
          </table:table-cell>
          <table:table-cell office:value-type="string" calcext:value-type="string">
            <text:p>Contrato perdido</text:p>
          </table:table-cell>
          <table:table-cell office:value-type="float" office:value="2714.84" calcext:value-type="float">
            <text:p><text:s/>R$ 2.714,84 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Indústrias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DF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75</text:p>
          </table:table-cell>
          <table:table-cell office:value-type="string" calcext:value-type="string">
            <text:p>Contrato perdido</text:p>
          </table:table-cell>
          <table:table-cell office:value-type="float" office:value="3166.68" calcext:value-type="float">
            <text:p><text:s/>R$ 3.166,68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aúde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76</text:p>
          </table:table-cell>
          <table:table-cell office:value-type="string" calcext:value-type="string">
            <text:p>Contrato perdido</text:p>
          </table:table-cell>
          <table:table-cell office:value-type="float" office:value="4306.58" calcext:value-type="float">
            <text:p><text:s/>R$ 4.306,58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Tecnologia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77</text:p>
          </table:table-cell>
          <table:table-cell office:value-type="string" calcext:value-type="string">
            <text:p>Contrato perdido</text:p>
          </table:table-cell>
          <table:table-cell office:value-type="float" office:value="2196.78" calcext:value-type="float">
            <text:p><text:s/>R$ 2.196,78 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Indústrias</text:p>
          </table:table-cell>
          <table:table-cell office:value-type="float" office:value="4722" calcext:value-type="float">
            <text:p>4722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78</text:p>
          </table:table-cell>
          <table:table-cell office:value-type="string" calcext:value-type="string">
            <text:p>Contrato perdido</text:p>
          </table:table-cell>
          <table:table-cell office:value-type="float" office:value="3406.48" calcext:value-type="float">
            <text:p><text:s/>R$ 3.406,48 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erviços</text:p>
          </table:table-cell>
          <table:table-cell office:value-type="float" office:value="4152" calcext:value-type="float">
            <text:p>4152</text:p>
          </table:table-cell>
          <table:table-cell office:value-type="string" calcext:value-type="string">
            <text:p>R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79</text:p>
          </table:table-cell>
          <table:table-cell office:value-type="string" calcext:value-type="string">
            <text:p>Contrato fechado</text:p>
          </table:table-cell>
          <table:table-cell office:value-type="float" office:value="12634.91" calcext:value-type="float">
            <text:p><text:s/>R$ 12.634,91 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ndústrias</text:p>
          </table:table-cell>
          <table:table-cell office:value-type="float" office:value="27558" calcext:value-type="float">
            <text:p>27558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80</text:p>
          </table:table-cell>
          <table:table-cell office:value-type="string" calcext:value-type="string">
            <text:p>Contrato perdido</text:p>
          </table:table-cell>
          <table:table-cell office:value-type="float" office:value="3500.71" calcext:value-type="float">
            <text:p><text:s/>R$ 3.500,71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aúde</text:p>
          </table:table-cell>
          <table:table-cell office:value-type="float" office:value="7093" calcext:value-type="float">
            <text:p>7093</text:p>
          </table:table-cell>
          <table:table-cell office:value-type="string" calcext:value-type="string">
            <text:p>C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81</text:p>
          </table:table-cell>
          <table:table-cell office:value-type="string" calcext:value-type="string">
            <text:p>Contrato perdido</text:p>
          </table:table-cell>
          <table:table-cell office:value-type="float" office:value="3859.92" calcext:value-type="float">
            <text:p><text:s/>R$ 3.859,92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ndústrias</text:p>
          </table:table-cell>
          <table:table-cell office:value-type="float" office:value="4329" calcext:value-type="float">
            <text:p>4329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82</text:p>
          </table:table-cell>
          <table:table-cell office:value-type="string" calcext:value-type="string">
            <text:p>Contrato perdido</text:p>
          </table:table-cell>
          <table:table-cell office:value-type="float" office:value="3206" calcext:value-type="float">
            <text:p><text:s/>R$ 3.206,00 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inanceiro</text:p>
          </table:table-cell>
          <table:table-cell office:value-type="float" office:value="2317" calcext:value-type="float">
            <text:p>2317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83</text:p>
          </table:table-cell>
          <table:table-cell office:value-type="string" calcext:value-type="string">
            <text:p>Contrato perdido</text:p>
          </table:table-cell>
          <table:table-cell office:value-type="float" office:value="2000" calcext:value-type="float">
            <text:p><text:s/>R$ 2.000,00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erviços</text:p>
          </table:table-cell>
          <table:table-cell office:value-type="float" office:value="6487" calcext:value-type="float">
            <text:p>6487</text:p>
          </table:table-cell>
          <table:table-cell office:value-type="string" calcext:value-type="string">
            <text:p>P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84</text:p>
          </table:table-cell>
          <table:table-cell office:value-type="string" calcext:value-type="string">
            <text:p>Contrato perdido</text:p>
          </table:table-cell>
          <table:table-cell office:value-type="float" office:value="4482.39" calcext:value-type="float">
            <text:p><text:s/>R$ 4.482,39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inanceiro</text:p>
          </table:table-cell>
          <table:table-cell office:value-type="float" office:value="4590" calcext:value-type="float">
            <text:p>4590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85</text:p>
          </table:table-cell>
          <table:table-cell office:value-type="string" calcext:value-type="string">
            <text:p>Contrato fechado</text:p>
          </table:table-cell>
          <table:table-cell office:value-type="float" office:value="15000" calcext:value-type="float">
            <text:p><text:s/>R$ 15.000,00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erviços</text:p>
          </table:table-cell>
          <table:table-cell office:value-type="float" office:value="30251" calcext:value-type="float">
            <text:p>30251</text:p>
          </table:table-cell>
          <table:table-cell office:value-type="string" calcext:value-type="string">
            <text:p>SC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86</text:p>
          </table:table-cell>
          <table:table-cell office:value-type="string" calcext:value-type="string">
            <text:p>Contrato perdido</text:p>
          </table:table-cell>
          <table:table-cell office:value-type="float" office:value="4027.6" calcext:value-type="float">
            <text:p><text:s/>R$ 4.027,60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erviços</text:p>
          </table:table-cell>
          <table:table-cell office:value-type="float" office:value="8215" calcext:value-type="float">
            <text:p>8215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87</text:p>
          </table:table-cell>
          <table:table-cell office:value-type="string" calcext:value-type="string">
            <text:p>Contrato perdido</text:p>
          </table:table-cell>
          <table:table-cell office:value-type="float" office:value="4337.9" calcext:value-type="float">
            <text:p><text:s/>R$ 4.337,90 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Tecnologia</text:p>
          </table:table-cell>
          <table:table-cell office:value-type="float" office:value="4958" calcext:value-type="float">
            <text:p>4958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88</text:p>
          </table:table-cell>
          <table:table-cell office:value-type="string" calcext:value-type="string">
            <text:p>Contrato perdido</text:p>
          </table:table-cell>
          <table:table-cell office:value-type="float" office:value="5039.08" calcext:value-type="float">
            <text:p><text:s/>R$ 5.039,08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Indústrias</text:p>
          </table:table-cell>
          <table:table-cell office:value-type="float" office:value="5578" calcext:value-type="float">
            <text:p>5578</text:p>
          </table:table-cell>
          <table:table-cell office:value-type="string" calcext:value-type="string">
            <text:p>BA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89</text:p>
          </table:table-cell>
          <table:table-cell office:value-type="string" calcext:value-type="string">
            <text:p>Contrato perdido</text:p>
          </table:table-cell>
          <table:table-cell office:value-type="float" office:value="2096" calcext:value-type="float">
            <text:p><text:s/>R$ 2.096,00 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inanceiro</text:p>
          </table:table-cell>
          <table:table-cell office:value-type="float" office:value="2642" calcext:value-type="float">
            <text:p>2642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90</text:p>
          </table:table-cell>
          <table:table-cell office:value-type="string" calcext:value-type="string">
            <text:p>Contrato perdido</text:p>
          </table:table-cell>
          <table:table-cell office:value-type="float" office:value="6553.77" calcext:value-type="float">
            <text:p><text:s/>R$ 6.553,77 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ndústrias</text:p>
          </table:table-cell>
          <table:table-cell office:value-type="float" office:value="4560" calcext:value-type="float">
            <text:p>4560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91</text:p>
          </table:table-cell>
          <table:table-cell office:value-type="string" calcext:value-type="string">
            <text:p>Contrato perdido</text:p>
          </table:table-cell>
          <table:table-cell office:value-type="float" office:value="4303.49" calcext:value-type="float">
            <text:p><text:s/>R$ 4.303,49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ecnologia</text:p>
          </table:table-cell>
          <table:table-cell office:value-type="float" office:value="6219" calcext:value-type="float">
            <text:p>6219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92</text:p>
          </table:table-cell>
          <table:table-cell office:value-type="string" calcext:value-type="string">
            <text:p>Contrato perdido</text:p>
          </table:table-cell>
          <table:table-cell office:value-type="float" office:value="6447.79" calcext:value-type="float">
            <text:p><text:s/>R$ 6.447,79 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ecnologia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PE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93</text:p>
          </table:table-cell>
          <table:table-cell office:value-type="string" calcext:value-type="string">
            <text:p>Contrato perdido</text:p>
          </table:table-cell>
          <table:table-cell office:value-type="float" office:value="2900.45" calcext:value-type="float">
            <text:p><text:s/>R$ 2.900,45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aúde</text:p>
          </table:table-cell>
          <table:table-cell office:value-type="float" office:value="5401" calcext:value-type="float">
            <text:p>5401</text:p>
          </table:table-cell>
          <table:table-cell office:value-type="string" calcext:value-type="string">
            <text:p>MG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94</text:p>
          </table:table-cell>
          <table:table-cell office:value-type="string" calcext:value-type="string">
            <text:p>Contrato perdido</text:p>
          </table:table-cell>
          <table:table-cell office:value-type="float" office:value="6727.09" calcext:value-type="float">
            <text:p><text:s/>R$ 6.727,09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gística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S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95</text:p>
          </table:table-cell>
          <table:table-cell office:value-type="string" calcext:value-type="string">
            <text:p>Contrato perdido</text:p>
          </table:table-cell>
          <table:table-cell office:value-type="float" office:value="5162.73" calcext:value-type="float">
            <text:p><text:s/>R$ 5.162,73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úde</text:p>
          </table:table-cell>
          <table:table-cell office:value-type="float" office:value="5082" calcext:value-type="float">
            <text:p>5082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96</text:p>
          </table:table-cell>
          <table:table-cell office:value-type="string" calcext:value-type="string">
            <text:p>Contrato perdido</text:p>
          </table:table-cell>
          <table:table-cell office:value-type="float" office:value="4829.56" calcext:value-type="float">
            <text:p><text:s/>R$ 4.829,56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aúde</text:p>
          </table:table-cell>
          <table:table-cell office:value-type="float" office:value="7074" calcext:value-type="float">
            <text:p>7074</text:p>
          </table:table-cell>
          <table:table-cell office:value-type="string" calcext:value-type="string">
            <text:p>MT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97</text:p>
          </table:table-cell>
          <table:table-cell office:value-type="string" calcext:value-type="string">
            <text:p>Contrato fechado</text:p>
          </table:table-cell>
          <table:table-cell office:value-type="float" office:value="12468.05" calcext:value-type="float">
            <text:p><text:s/>R$ 12.468,05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ndústrias</text:p>
          </table:table-cell>
          <table:table-cell office:value-type="float" office:value="32675" calcext:value-type="float">
            <text:p>32675</text:p>
          </table:table-cell>
          <table:table-cell office:value-type="string" calcext:value-type="string">
            <text:p>GO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98</text:p>
          </table:table-cell>
          <table:table-cell office:value-type="string" calcext:value-type="string">
            <text:p>Contrato perdido</text:p>
          </table:table-cell>
          <table:table-cell office:value-type="float" office:value="3627.21" calcext:value-type="float">
            <text:p><text:s/>R$ 3.627,21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erviços</text:p>
          </table:table-cell>
          <table:table-cell office:value-type="float" office:value="7956" calcext:value-type="float">
            <text:p>7956</text:p>
          </table:table-cell>
          <table:table-cell office:value-type="string" calcext:value-type="string">
            <text:p>ES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999</text:p>
          </table:table-cell>
          <table:table-cell office:value-type="string" calcext:value-type="string">
            <text:p>Contrato perdido</text:p>
          </table:table-cell>
          <table:table-cell office:value-type="float" office:value="5800.8" calcext:value-type="float">
            <text:p><text:s/>R$ 5.800,80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dústrias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PR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Empresa 1000</text:p>
          </table:table-cell>
          <table:table-cell office:value-type="string" calcext:value-type="string">
            <text:p>Contrato perdido</text:p>
          </table:table-cell>
          <table:table-cell office:value-type="float" office:value="4210.54" calcext:value-type="float">
            <text:p><text:s/>R$ 4.210,54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gística</text:p>
          </table:table-cell>
          <table:table-cell office:value-type="float" office:value="5271" calcext:value-type="float">
            <text:p>5271</text:p>
          </table:table-cell>
          <table:table-cell office:value-type="string" calcext:value-type="string">
            <text:p>RJ</text:p>
          </table:table-cell>
          <table:table-cell table:number-columns-repeated="16377"/>
        </table:table-row>
        <table:table-row table:style-name="ro2" table:number-rows-repeated="104757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wiss"/>
    <style:font-face style:name="Sogoe UI" svg:font-family="'Sogoe UI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2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14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 loext:blank-width-char="("> </number:text>
      <number:fill-character> </number:fill-character>
      <number:text loext:blank-width-char=")1">- </number:text>
    </number:number-style>
    <number:text-style style:name="N129">
      <number:text loext:blank-width-char="("> </number:text>
      <number:text-content/>
      <number:text loext:blank-width-char=")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 loext:blank-width-char="("> R$ </number:text>
      <number:fill-character> </number:fill-character>
      <number:text loext:blank-width-char=")1">- </number:text>
    </number:number-style>
    <number:text-style style:name="N130">
      <number:text loext:blank-width-char="("> </number:text>
      <number:text-content/>
      <number:text loext:blank-width-char=")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32"/>
    <draw:marker draw:name="Pontas_20_das_20_setas_20_1" draw:display-name="Pontas das setas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postas" style:display-name="PageStyle_Respost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truções_20_do_20_desafio" style:display-name="PageStyle_Instruções do desafi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os" style:display-name="PageStyle_Dad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EVO-PEDROMOURA</meta:initial-creator>
    <meta:creation-date>2024-12-03T20:44:57</meta:creation-date>
    <dc:date>2024-12-15T00:44:02.589430330</dc:date>
    <meta:generator>LibreOffice/24.2.6.2$Linux_X86_64 LibreOffice_project/420$Build-2</meta:generator>
    <meta:editing-duration>PT38S</meta:editing-duration>
    <meta:editing-cycles>1</meta:editing-cycles>
    <meta:document-statistic meta:table-count="3" meta:cell-count="7015" meta:object-count="0"/>
    <meta:user-defined meta:name="AppVersion">16.0300</meta:user-defined>
  </office:meta>
</office:document-meta>
</file>